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654in"/>
    </style:style>
    <style:style style:name="co2" style:family="table-column">
      <style:table-column-properties fo:break-before="auto" style:column-width="0.9575in"/>
    </style:style>
    <style:style style:name="co3" style:family="table-column">
      <style:table-column-properties fo:break-before="auto" style:column-width="1.1181in"/>
    </style:style>
    <style:style style:name="co4" style:family="table-column">
      <style:table-column-properties fo:break-before="auto" style:column-width="0.9252in"/>
    </style:style>
    <style:style style:name="co5" style:family="table-column">
      <style:table-column-properties fo:break-before="auto" style:column-width="0.7319in"/>
    </style:style>
    <style:style style:name="co6" style:family="table-column">
      <style:table-column-properties fo:break-before="auto" style:column-width="1.0535in"/>
    </style:style>
    <style:style style:name="co7" style:family="table-column">
      <style:table-column-properties fo:break-before="auto" style:column-width="2.3299in"/>
    </style:style>
    <style:style style:name="co8" style:family="table-column">
      <style:table-column-properties fo:break-before="auto" style:column-width="1.3646in"/>
    </style:style>
    <style:style style:name="co9" style:family="table-column">
      <style:table-column-properties fo:break-before="auto" style:column-width="0.9035in"/>
    </style:style>
    <style:style style:name="co10" style:family="table-column">
      <style:table-column-properties fo:break-before="auto" style:column-width="0.8819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Log_Mon_Jul__6_01-06-24_2020" table:style-name="ta1">
        <table:shapes>
          <draw:frame draw:z-index="0" draw:style-name="gr1" draw:text-style-name="P1" svg:width="6.2988in" svg:height="3.5429in" svg:x="17.7425in" svg:y="0.5339in">
            <draw:object draw:notify-on-update-of-ranges="'Log_Mon_Jul__6_01-06-24_2020'.L4:'Log_Mon_Jul__6_01-06-24_2020'.L4 'Log_Mon_Jul__6_01-06-24_2020'.L200:'Log_Mon_Jul__6_01-06-24_2020'.L264 'Log_Mon_Jul__6_01-06-24_2020'.M4:'Log_Mon_Jul__6_01-06-24_2020'.M4 'Log_Mon_Jul__6_01-06-24_2020'.M200:'Log_Mon_Jul__6_01-06-24_2020'.M264 'Log_Mon_Jul__6_01-06-24_2020'.N4:'Log_Mon_Jul__6_01-06-24_2020'.N4 'Log_Mon_Jul__6_01-06-24_2020'.N200:'Log_Mon_Jul__6_01-06-24_2020'.N26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EarthPod Sensor Log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reated: Mon Jul <text:s/>6 01:06:24 2020</text:p>
          </table:table-cell>
          <table:table-cell table:number-columns-repeated="13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Measurement Time</text:p>
          </table:table-cell>
          <table:table-cell office:value-type="string" calcext:value-type="string">
            <text:p>Time Step (s)</text:p>
          </table:table-cell>
          <table:table-cell office:value-type="string" calcext:value-type="string">
            <text:p>Temperature (C)</text:p>
          </table:table-cell>
          <table:table-cell office:value-type="string" calcext:value-type="string">
            <text:p>Humidity (%)</text:p>
          </table:table-cell>
          <table:table-cell office:value-type="string" calcext:value-type="string">
            <text:p>Light (lux)</text:p>
          </table:table-cell>
          <table:table-cell office:value-type="string" calcext:value-type="string">
            <text:p>Pressure (kPa)</text:p>
          </table:table-cell>
          <table:table-cell office:value-type="string" calcext:value-type="string">
            <text:p>Interrupt Counter (counts/time step)</text:p>
          </table:table-cell>
          <table:table-cell office:value-type="string" calcext:value-type="string">
            <text:p>Wind (m/s)</text:p>
          </table:table-cell>
          <table:table-cell office:value-type="string" calcext:value-type="string">
            <text:p>Airflow (m/s)</text:p>
          </table:table-cell>
          <table:table-cell office:value-type="string" calcext:value-type="string">
            <text:p>Airflow Error</text:p>
          </table:table-cell>
          <table:table-cell/>
          <table:table-cell office:value-type="string" calcext:value-type="string">
            <text:p>Temperature (C)</text:p>
          </table:table-cell>
          <table:table-cell office:value-type="string" calcext:value-type="string">
            <text:p>Wind (m/s)</text:p>
          </table:table-cell>
          <table:table-cell office:value-type="string" calcext:value-type="string">
            <text:p>Airflow (m/s)</text:p>
          </table:table-cell>
        </table:table-row>
        <table:table-row table:style-name="ro1">
          <table:table-cell office:value-type="string" calcext:value-type="string">
            <text:p>Mon Jul <text:s/>6 01:06:26 2020</text:p>
          </table:table-cell>
          <table:table-cell office:value-type="float" office:value="2.278" calcext:value-type="float">
            <text:p>2.278</text:p>
          </table:table-cell>
          <table:table-cell office:value-type="float" office:value="35.357" calcext:value-type="float">
            <text:p>35.357</text:p>
          </table:table-cell>
          <table:table-cell office:value-type="float" office:value="32.093" calcext:value-type="float">
            <text:p>32.093</text:p>
          </table:table-cell>
          <table:table-cell office:value-type="float" office:value="68.4" calcext:value-type="float">
            <text:p>68.4</text:p>
          </table:table-cell>
          <table:table-cell office:value-type="float" office:value="96.267289062" calcext:value-type="float">
            <text:p>96.2672890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58" calcext:value-type="float">
            <text:p>0.15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5.357" calcext:value-type="float">
            <text:p>35.357</text:p>
          </table:table-cell>
          <table:table-cell office:value-type="float" office:value="0" calcext:value-type="float">
            <text:p>0</text:p>
          </table:table-cell>
          <table:table-cell office:value-type="float" office:value="0.158" calcext:value-type="float">
            <text:p>0.158</text:p>
          </table:table-cell>
        </table:table-row>
        <table:table-row table:style-name="ro1">
          <table:table-cell office:value-type="string" calcext:value-type="string">
            <text:p>Mon Jul <text:s/>6 01:06:34 2020</text:p>
          </table:table-cell>
          <table:table-cell office:value-type="float" office:value="6.47" calcext:value-type="float">
            <text:p>6.47</text:p>
          </table:table-cell>
          <table:table-cell office:value-type="float" office:value="35.39" calcext:value-type="float">
            <text:p>35.39</text:p>
          </table:table-cell>
          <table:table-cell office:value-type="float" office:value="33.419" calcext:value-type="float">
            <text:p>33.419</text:p>
          </table:table-cell>
          <table:table-cell office:value-type="float" office:value="76.24" calcext:value-type="float">
            <text:p>76.24</text:p>
          </table:table-cell>
          <table:table-cell office:value-type="float" office:value="96.26965625" calcext:value-type="float">
            <text:p>96.269656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83" calcext:value-type="float">
            <text:p>0.18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5.39" calcext:value-type="float">
            <text:p>35.39</text:p>
          </table:table-cell>
          <table:table-cell office:value-type="float" office:value="0" calcext:value-type="float">
            <text:p>0</text:p>
          </table:table-cell>
          <table:table-cell office:value-type="float" office:value="0.183" calcext:value-type="float">
            <text:p>0.183</text:p>
          </table:table-cell>
        </table:table-row>
        <table:table-row table:style-name="ro1">
          <table:table-cell office:value-type="string" calcext:value-type="string">
            <text:p>Mon Jul <text:s/>6 01:06:41 2020</text:p>
          </table:table-cell>
          <table:table-cell office:value-type="float" office:value="6.213" calcext:value-type="float">
            <text:p>6.213</text:p>
          </table:table-cell>
          <table:table-cell office:value-type="float" office:value="35.407" calcext:value-type="float">
            <text:p>35.407</text:p>
          </table:table-cell>
          <table:table-cell office:value-type="float" office:value="33.872" calcext:value-type="float">
            <text:p>33.872</text:p>
          </table:table-cell>
          <table:table-cell office:value-type="float" office:value="59.72" calcext:value-type="float">
            <text:p>59.72</text:p>
          </table:table-cell>
          <table:table-cell office:value-type="float" office:value="96.265289062" calcext:value-type="float">
            <text:p>96.265289062</text:p>
          </table:table-cell>
          <table:table-cell office:value-type="float" office:value="153" calcext:value-type="float">
            <text:p>153</text:p>
          </table:table-cell>
          <table:table-cell office:value-type="float" office:value="1.30516658619025" calcext:value-type="float">
            <text:p>1.30516658619025</text:p>
          </table:table-cell>
          <table:table-cell office:value-type="float" office:value="10.838" calcext:value-type="float">
            <text:p>10.83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5.407" calcext:value-type="float">
            <text:p>35.407</text:p>
          </table:table-cell>
          <table:table-cell office:value-type="float" office:value="1.30516658619025" calcext:value-type="float">
            <text:p>1.30516658619025</text:p>
          </table:table-cell>
          <table:table-cell office:value-type="float" office:value="10.838" calcext:value-type="float">
            <text:p>10.838</text:p>
          </table:table-cell>
        </table:table-row>
        <table:table-row table:style-name="ro1">
          <table:table-cell office:value-type="string" calcext:value-type="string">
            <text:p>Mon Jul <text:s/>6 01:06:48 2020</text:p>
          </table:table-cell>
          <table:table-cell office:value-type="float" office:value="6.217" calcext:value-type="float">
            <text:p>6.217</text:p>
          </table:table-cell>
          <table:table-cell office:value-type="float" office:value="35.379" calcext:value-type="float">
            <text:p>35.379</text:p>
          </table:table-cell>
          <table:table-cell office:value-type="float" office:value="34.289" calcext:value-type="float">
            <text:p>34.289</text:p>
          </table:table-cell>
          <table:table-cell office:value-type="float" office:value="58.68" calcext:value-type="float">
            <text:p>58.68</text:p>
          </table:table-cell>
          <table:table-cell office:value-type="float" office:value="96.270199218" calcext:value-type="float">
            <text:p>96.270199218</text:p>
          </table:table-cell>
          <table:table-cell office:value-type="float" office:value="287" calcext:value-type="float">
            <text:p>287</text:p>
          </table:table-cell>
          <table:table-cell office:value-type="float" office:value="2.44667846228084" calcext:value-type="float">
            <text:p>2.44667846228084</text:p>
          </table:table-cell>
          <table:table-cell office:value-type="float" office:value="4.99" calcext:value-type="float">
            <text:p>4.9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5.379" calcext:value-type="float">
            <text:p>35.379</text:p>
          </table:table-cell>
          <table:table-cell office:value-type="float" office:value="2.44667846228084" calcext:value-type="float">
            <text:p>2.44667846228084</text:p>
          </table:table-cell>
          <table:table-cell office:value-type="float" office:value="4.99" calcext:value-type="float">
            <text:p>4.99</text:p>
          </table:table-cell>
        </table:table-row>
        <table:table-row table:style-name="ro1">
          <table:table-cell office:value-type="string" calcext:value-type="string">
            <text:p>Mon Jul <text:s/>6 01:06:55 2020</text:p>
          </table:table-cell>
          <table:table-cell office:value-type="float" office:value="6.22" calcext:value-type="float">
            <text:p>6.22</text:p>
          </table:table-cell>
          <table:table-cell office:value-type="float" office:value="35.422" calcext:value-type="float">
            <text:p>35.422</text:p>
          </table:table-cell>
          <table:table-cell office:value-type="float" office:value="34.73" calcext:value-type="float">
            <text:p>34.73</text:p>
          </table:table-cell>
          <table:table-cell office:value-type="float" office:value="53.24" calcext:value-type="float">
            <text:p>53.24</text:p>
          </table:table-cell>
          <table:table-cell office:value-type="float" office:value="96.268226562" calcext:value-type="float">
            <text:p>96.268226562</text:p>
          </table:table-cell>
          <table:table-cell office:value-type="float" office:value="265" calcext:value-type="float">
            <text:p>265</text:p>
          </table:table-cell>
          <table:table-cell office:value-type="float" office:value="2.258038585209" calcext:value-type="float">
            <text:p>2.258038585209</text:p>
          </table:table-cell>
          <table:table-cell office:value-type="float" office:value="4.379" calcext:value-type="float">
            <text:p>4.37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5.422" calcext:value-type="float">
            <text:p>35.422</text:p>
          </table:table-cell>
          <table:table-cell office:value-type="float" office:value="2.258038585209" calcext:value-type="float">
            <text:p>2.258038585209</text:p>
          </table:table-cell>
          <table:table-cell office:value-type="float" office:value="4.379" calcext:value-type="float">
            <text:p>4.379</text:p>
          </table:table-cell>
        </table:table-row>
        <table:table-row table:style-name="ro1">
          <table:table-cell office:value-type="string" calcext:value-type="string">
            <text:p>Mon Jul <text:s/>6 01:07:02 2020</text:p>
          </table:table-cell>
          <table:table-cell office:value-type="float" office:value="6.217" calcext:value-type="float">
            <text:p>6.217</text:p>
          </table:table-cell>
          <table:table-cell office:value-type="float" office:value="35.415" calcext:value-type="float">
            <text:p>35.415</text:p>
          </table:table-cell>
          <table:table-cell office:value-type="float" office:value="34.521" calcext:value-type="float">
            <text:p>34.521</text:p>
          </table:table-cell>
          <table:table-cell office:value-type="float" office:value="103.44" calcext:value-type="float">
            <text:p>103.44</text:p>
          </table:table-cell>
          <table:table-cell office:value-type="float" office:value="96.269730468" calcext:value-type="float">
            <text:p>96.269730468</text:p>
          </table:table-cell>
          <table:table-cell office:value-type="float" office:value="99" calcext:value-type="float">
            <text:p>99</text:p>
          </table:table-cell>
          <table:table-cell office:value-type="float" office:value="0.843976194305935" calcext:value-type="float">
            <text:p>0.843976194305935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5.415" calcext:value-type="float">
            <text:p>35.415</text:p>
          </table:table-cell>
          <table:table-cell office:value-type="float" office:value="0.843976194305935" calcext:value-type="float">
            <text:p>0.843976194305935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Mon Jul <text:s/>6 01:07:09 2020</text:p>
          </table:table-cell>
          <table:table-cell office:value-type="float" office:value="6.217" calcext:value-type="float">
            <text:p>6.217</text:p>
          </table:table-cell>
          <table:table-cell office:value-type="float" office:value="35.518" calcext:value-type="float">
            <text:p>35.518</text:p>
          </table:table-cell>
          <table:table-cell office:value-type="float" office:value="32.63" calcext:value-type="float">
            <text:p>32.63</text:p>
          </table:table-cell>
          <table:table-cell office:value-type="float" office:value="103.44" calcext:value-type="float">
            <text:p>103.44</text:p>
          </table:table-cell>
          <table:table-cell office:value-type="float" office:value="96.267496093" calcext:value-type="float">
            <text:p>96.2674960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82" calcext:value-type="float">
            <text:p>0.18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5.518" calcext:value-type="float">
            <text:p>35.518</text:p>
          </table:table-cell>
          <table:table-cell office:value-type="float" office:value="0" calcext:value-type="float">
            <text:p>0</text:p>
          </table:table-cell>
          <table:table-cell office:value-type="float" office:value="0.182" calcext:value-type="float">
            <text:p>0.182</text:p>
          </table:table-cell>
        </table:table-row>
        <table:table-row table:style-name="ro1">
          <table:table-cell office:value-type="string" calcext:value-type="string">
            <text:p>Mon Jul <text:s/>6 01:07:16 2020</text:p>
          </table:table-cell>
          <table:table-cell office:value-type="float" office:value="6.263" calcext:value-type="float">
            <text:p>6.263</text:p>
          </table:table-cell>
          <table:table-cell office:value-type="float" office:value="35.475" calcext:value-type="float">
            <text:p>35.475</text:p>
          </table:table-cell>
          <table:table-cell office:value-type="float" office:value="31.726" calcext:value-type="float">
            <text:p>31.726</text:p>
          </table:table-cell>
          <table:table-cell office:value-type="float" office:value="103.68" calcext:value-type="float">
            <text:p>103.68</text:p>
          </table:table-cell>
          <table:table-cell office:value-type="float" office:value="96.266292968" calcext:value-type="float">
            <text:p>96.266292968</text:p>
          </table:table-cell>
          <table:table-cell office:value-type="float" office:value="1" calcext:value-type="float">
            <text:p>1</text:p>
          </table:table-cell>
          <table:table-cell office:value-type="float" office:value="0.00846239821171962" calcext:value-type="float">
            <text:p>0.00846239821172</text:p>
          </table:table-cell>
          <table:table-cell office:value-type="float" office:value="0.165" calcext:value-type="float">
            <text:p>0.16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5.475" calcext:value-type="float">
            <text:p>35.475</text:p>
          </table:table-cell>
          <table:table-cell office:value-type="float" office:value="0.00846239821171962" calcext:value-type="float">
            <text:p>0.00846239821172</text:p>
          </table:table-cell>
          <table:table-cell office:value-type="float" office:value="0.165" calcext:value-type="float">
            <text:p>0.165</text:p>
          </table:table-cell>
        </table:table-row>
        <table:table-row table:style-name="ro1">
          <table:table-cell office:value-type="string" calcext:value-type="string">
            <text:p>Mon Jul <text:s/>6 01:07:23 2020</text:p>
          </table:table-cell>
          <table:table-cell office:value-type="float" office:value="6.216" calcext:value-type="float">
            <text:p>6.216</text:p>
          </table:table-cell>
          <table:table-cell office:value-type="float" office:value="35.457" calcext:value-type="float">
            <text:p>35.457</text:p>
          </table:table-cell>
          <table:table-cell office:value-type="float" office:value="32.044" calcext:value-type="float">
            <text:p>32.044</text:p>
          </table:table-cell>
          <table:table-cell office:value-type="float" office:value="102.56" calcext:value-type="float">
            <text:p>102.56</text:p>
          </table:table-cell>
          <table:table-cell office:value-type="float" office:value="96.267996093" calcext:value-type="float">
            <text:p>96.2679960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23" calcext:value-type="float">
            <text:p>0.12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5.457" calcext:value-type="float">
            <text:p>35.457</text:p>
          </table:table-cell>
          <table:table-cell office:value-type="float" office:value="0" calcext:value-type="float">
            <text:p>0</text:p>
          </table:table-cell>
          <table:table-cell office:value-type="float" office:value="0.123" calcext:value-type="float">
            <text:p>0.123</text:p>
          </table:table-cell>
        </table:table-row>
        <table:table-row table:style-name="ro1">
          <table:table-cell office:value-type="string" calcext:value-type="string">
            <text:p>Mon Jul <text:s/>6 01:07:30 2020</text:p>
          </table:table-cell>
          <table:table-cell office:value-type="float" office:value="6.215" calcext:value-type="float">
            <text:p>6.215</text:p>
          </table:table-cell>
          <table:table-cell office:value-type="float" office:value="35.48" calcext:value-type="float">
            <text:p>35.48</text:p>
          </table:table-cell>
          <table:table-cell office:value-type="float" office:value="32.272" calcext:value-type="float">
            <text:p>32.272</text:p>
          </table:table-cell>
          <table:table-cell office:value-type="float" office:value="106.08" calcext:value-type="float">
            <text:p>106.08</text:p>
          </table:table-cell>
          <table:table-cell office:value-type="float" office:value="96.264960937" calcext:value-type="float">
            <text:p>96.2649609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35" calcext:value-type="float">
            <text:p>0.13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5.48" calcext:value-type="float">
            <text:p>35.48</text:p>
          </table:table-cell>
          <table:table-cell office:value-type="float" office:value="0" calcext:value-type="float">
            <text:p>0</text:p>
          </table:table-cell>
          <table:table-cell office:value-type="float" office:value="0.135" calcext:value-type="float">
            <text:p>0.135</text:p>
          </table:table-cell>
        </table:table-row>
        <table:table-row table:style-name="ro1">
          <table:table-cell office:value-type="string" calcext:value-type="string">
            <text:p>Mon Jul <text:s/>6 01:07:37 2020</text:p>
          </table:table-cell>
          <table:table-cell office:value-type="float" office:value="6.216" calcext:value-type="float">
            <text:p>6.216</text:p>
          </table:table-cell>
          <table:table-cell office:value-type="float" office:value="35.548" calcext:value-type="float">
            <text:p>35.548</text:p>
          </table:table-cell>
          <table:table-cell office:value-type="float" office:value="32.557" calcext:value-type="float">
            <text:p>32.557</text:p>
          </table:table-cell>
          <table:table-cell office:value-type="float" office:value="105.68" calcext:value-type="float">
            <text:p>105.68</text:p>
          </table:table-cell>
          <table:table-cell office:value-type="float" office:value="96.266195312" calcext:value-type="float">
            <text:p>96.2661953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01" calcext:value-type="float">
            <text:p>0.10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5.548" calcext:value-type="float">
            <text:p>35.548</text:p>
          </table:table-cell>
          <table:table-cell office:value-type="float" office:value="0" calcext:value-type="float">
            <text:p>0</text:p>
          </table:table-cell>
          <table:table-cell office:value-type="float" office:value="0.101" calcext:value-type="float">
            <text:p>0.101</text:p>
          </table:table-cell>
        </table:table-row>
        <table:table-row table:style-name="ro1">
          <table:table-cell office:value-type="string" calcext:value-type="string">
            <text:p>Mon Jul <text:s/>6 01:07:44 2020</text:p>
          </table:table-cell>
          <table:table-cell office:value-type="float" office:value="6.214" calcext:value-type="float">
            <text:p>6.214</text:p>
          </table:table-cell>
          <table:table-cell office:value-type="float" office:value="35.566" calcext:value-type="float">
            <text:p>35.566</text:p>
          </table:table-cell>
          <table:table-cell office:value-type="float" office:value="32.382" calcext:value-type="float">
            <text:p>32.382</text:p>
          </table:table-cell>
          <table:table-cell office:value-type="float" office:value="105.68" calcext:value-type="float">
            <text:p>105.68</text:p>
          </table:table-cell>
          <table:table-cell office:value-type="float" office:value="96.264859375" calcext:value-type="float">
            <text:p>96.2648593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3" calcext:value-type="float">
            <text:p>0.1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5.566" calcext:value-type="float">
            <text:p>35.566</text:p>
          </table:table-cell>
          <table:table-cell office:value-type="float" office:value="0" calcext:value-type="float">
            <text:p>0</text:p>
          </table:table-cell>
          <table:table-cell office:value-type="float" office:value="0.13" calcext:value-type="float">
            <text:p>0.13</text:p>
          </table:table-cell>
        </table:table-row>
        <table:table-row table:style-name="ro1">
          <table:table-cell office:value-type="string" calcext:value-type="string">
            <text:p>Mon Jul <text:s/>6 01:07:51 2020</text:p>
          </table:table-cell>
          <table:table-cell office:value-type="float" office:value="6.216" calcext:value-type="float">
            <text:p>6.216</text:p>
          </table:table-cell>
          <table:table-cell office:value-type="float" office:value="35.639" calcext:value-type="float">
            <text:p>35.639</text:p>
          </table:table-cell>
          <table:table-cell office:value-type="float" office:value="32.185" calcext:value-type="float">
            <text:p>32.185</text:p>
          </table:table-cell>
          <table:table-cell office:value-type="float" office:value="105.36" calcext:value-type="float">
            <text:p>105.36</text:p>
          </table:table-cell>
          <table:table-cell office:value-type="float" office:value="96.265089843" calcext:value-type="float">
            <text:p>96.2650898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23" calcext:value-type="float">
            <text:p>0.12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5.639" calcext:value-type="float">
            <text:p>35.639</text:p>
          </table:table-cell>
          <table:table-cell office:value-type="float" office:value="0" calcext:value-type="float">
            <text:p>0</text:p>
          </table:table-cell>
          <table:table-cell office:value-type="float" office:value="0.123" calcext:value-type="float">
            <text:p>0.123</text:p>
          </table:table-cell>
        </table:table-row>
        <table:table-row table:style-name="ro1">
          <table:table-cell office:value-type="string" calcext:value-type="string">
            <text:p>Mon Jul <text:s/>6 01:07:58 2020</text:p>
          </table:table-cell>
          <table:table-cell office:value-type="float" office:value="6.216" calcext:value-type="float">
            <text:p>6.216</text:p>
          </table:table-cell>
          <table:table-cell office:value-type="float" office:value="35.606" calcext:value-type="float">
            <text:p>35.606</text:p>
          </table:table-cell>
          <table:table-cell office:value-type="float" office:value="32.675" calcext:value-type="float">
            <text:p>32.675</text:p>
          </table:table-cell>
          <table:table-cell office:value-type="float" office:value="105.36" calcext:value-type="float">
            <text:p>105.36</text:p>
          </table:table-cell>
          <table:table-cell office:value-type="float" office:value="96.264457031" calcext:value-type="float">
            <text:p>96.2644570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02" calcext:value-type="float">
            <text:p>0.10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5.606" calcext:value-type="float">
            <text:p>35.606</text:p>
          </table:table-cell>
          <table:table-cell office:value-type="float" office:value="0" calcext:value-type="float">
            <text:p>0</text:p>
          </table:table-cell>
          <table:table-cell office:value-type="float" office:value="0.102" calcext:value-type="float">
            <text:p>0.102</text:p>
          </table:table-cell>
        </table:table-row>
        <table:table-row table:style-name="ro1">
          <table:table-cell office:value-type="string" calcext:value-type="string">
            <text:p>Mon Jul <text:s/>6 01:08:05 2020</text:p>
          </table:table-cell>
          <table:table-cell office:value-type="float" office:value="6.214" calcext:value-type="float">
            <text:p>6.214</text:p>
          </table:table-cell>
          <table:table-cell office:value-type="float" office:value="35.619" calcext:value-type="float">
            <text:p>35.619</text:p>
          </table:table-cell>
          <table:table-cell office:value-type="float" office:value="31.556" calcext:value-type="float">
            <text:p>31.556</text:p>
          </table:table-cell>
          <table:table-cell office:value-type="float" office:value="105.6" calcext:value-type="float">
            <text:p>105.6</text:p>
          </table:table-cell>
          <table:table-cell office:value-type="float" office:value="96.267757812" calcext:value-type="float">
            <text:p>96.2677578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5.619" calcext:value-type="float">
            <text:p>35.619</text:p>
          </table:table-cell>
          <table:table-cell office:value-type="float" office:value="0" calcext:value-type="float">
            <text:p>0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string" calcext:value-type="string">
            <text:p>Mon Jul <text:s/>6 01:08:12 2020</text:p>
          </table:table-cell>
          <table:table-cell office:value-type="float" office:value="6.216" calcext:value-type="float">
            <text:p>6.216</text:p>
          </table:table-cell>
          <table:table-cell office:value-type="float" office:value="35.626" calcext:value-type="float">
            <text:p>35.626</text:p>
          </table:table-cell>
          <table:table-cell office:value-type="float" office:value="32.26" calcext:value-type="float">
            <text:p>32.26</text:p>
          </table:table-cell>
          <table:table-cell office:value-type="float" office:value="104.96" calcext:value-type="float">
            <text:p>104.96</text:p>
          </table:table-cell>
          <table:table-cell office:value-type="float" office:value="96.266589843" calcext:value-type="float">
            <text:p>96.2665898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5.626" calcext:value-type="float">
            <text:p>35.626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Mon Jul <text:s/>6 01:08:19 2020</text:p>
          </table:table-cell>
          <table:table-cell office:value-type="float" office:value="6.217" calcext:value-type="float">
            <text:p>6.217</text:p>
          </table:table-cell>
          <table:table-cell office:value-type="float" office:value="35.664" calcext:value-type="float">
            <text:p>35.664</text:p>
          </table:table-cell>
          <table:table-cell office:value-type="float" office:value="32.276" calcext:value-type="float">
            <text:p>32.276</text:p>
          </table:table-cell>
          <table:table-cell office:value-type="float" office:value="88.96" calcext:value-type="float">
            <text:p>88.96</text:p>
          </table:table-cell>
          <table:table-cell office:value-type="float" office:value="96.266023437" calcext:value-type="float">
            <text:p>96.266023437</text:p>
          </table:table-cell>
          <table:table-cell office:value-type="float" office:value="1" calcext:value-type="float">
            <text:p>1</text:p>
          </table:table-cell>
          <table:table-cell office:value-type="float" office:value="0.00852501206369632" calcext:value-type="float">
            <text:p>0.008525012063696</text:p>
          </table:table-cell>
          <table:table-cell office:value-type="float" office:value="0.277" calcext:value-type="float">
            <text:p>0.27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5.664" calcext:value-type="float">
            <text:p>35.664</text:p>
          </table:table-cell>
          <table:table-cell office:value-type="float" office:value="0.00852501206369632" calcext:value-type="float">
            <text:p>0.008525012063696</text:p>
          </table:table-cell>
          <table:table-cell office:value-type="float" office:value="0.277" calcext:value-type="float">
            <text:p>0.277</text:p>
          </table:table-cell>
        </table:table-row>
        <table:table-row table:style-name="ro1">
          <table:table-cell office:value-type="string" calcext:value-type="string">
            <text:p>Mon Jul <text:s/>6 01:08:26 2020</text:p>
          </table:table-cell>
          <table:table-cell office:value-type="float" office:value="6.215" calcext:value-type="float">
            <text:p>6.215</text:p>
          </table:table-cell>
          <table:table-cell office:value-type="float" office:value="35.626" calcext:value-type="float">
            <text:p>35.626</text:p>
          </table:table-cell>
          <table:table-cell office:value-type="float" office:value="33.755" calcext:value-type="float">
            <text:p>33.755</text:p>
          </table:table-cell>
          <table:table-cell office:value-type="float" office:value="82.96" calcext:value-type="float">
            <text:p>82.96</text:p>
          </table:table-cell>
          <table:table-cell office:value-type="float" office:value="96.267292968" calcext:value-type="float">
            <text:p>96.2672929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62" calcext:value-type="float">
            <text:p>0.16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5.626" calcext:value-type="float">
            <text:p>35.626</text:p>
          </table:table-cell>
          <table:table-cell office:value-type="float" office:value="0" calcext:value-type="float">
            <text:p>0</text:p>
          </table:table-cell>
          <table:table-cell office:value-type="float" office:value="0.162" calcext:value-type="float">
            <text:p>0.162</text:p>
          </table:table-cell>
        </table:table-row>
        <table:table-row table:style-name="ro1">
          <table:table-cell office:value-type="string" calcext:value-type="string">
            <text:p>Mon Jul <text:s/>6 01:08:33 2020</text:p>
          </table:table-cell>
          <table:table-cell office:value-type="float" office:value="6.215" calcext:value-type="float">
            <text:p>6.215</text:p>
          </table:table-cell>
          <table:table-cell office:value-type="float" office:value="35.604" calcext:value-type="float">
            <text:p>35.604</text:p>
          </table:table-cell>
          <table:table-cell office:value-type="float" office:value="32.456" calcext:value-type="float">
            <text:p>32.456</text:p>
          </table:table-cell>
          <table:table-cell office:value-type="float" office:value="58.4" calcext:value-type="float">
            <text:p>58.4</text:p>
          </table:table-cell>
          <table:table-cell office:value-type="float" office:value="96.268464843" calcext:value-type="float">
            <text:p>96.2684648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84" calcext:value-type="float">
            <text:p>0.28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5.604" calcext:value-type="float">
            <text:p>35.604</text:p>
          </table:table-cell>
          <table:table-cell office:value-type="float" office:value="0" calcext:value-type="float">
            <text:p>0</text:p>
          </table:table-cell>
          <table:table-cell office:value-type="float" office:value="0.284" calcext:value-type="float">
            <text:p>0.284</text:p>
          </table:table-cell>
        </table:table-row>
        <table:table-row table:style-name="ro1">
          <table:table-cell office:value-type="string" calcext:value-type="string">
            <text:p>Mon Jul <text:s/>6 01:08:40 2020</text:p>
          </table:table-cell>
          <table:table-cell office:value-type="float" office:value="6.214" calcext:value-type="float">
            <text:p>6.214</text:p>
          </table:table-cell>
          <table:table-cell office:value-type="float" office:value="35.556" calcext:value-type="float">
            <text:p>35.556</text:p>
          </table:table-cell>
          <table:table-cell office:value-type="float" office:value="32.446" calcext:value-type="float">
            <text:p>32.446</text:p>
          </table:table-cell>
          <table:table-cell office:value-type="float" office:value="52.16" calcext:value-type="float">
            <text:p>52.16</text:p>
          </table:table-cell>
          <table:table-cell office:value-type="float" office:value="96.2660625" calcext:value-type="float">
            <text:p>96.26606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45" calcext:value-type="float">
            <text:p>0.34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5.556" calcext:value-type="float">
            <text:p>35.556</text:p>
          </table:table-cell>
          <table:table-cell office:value-type="float" office:value="0" calcext:value-type="float">
            <text:p>0</text:p>
          </table:table-cell>
          <table:table-cell office:value-type="float" office:value="0.345" calcext:value-type="float">
            <text:p>0.345</text:p>
          </table:table-cell>
        </table:table-row>
        <table:table-row table:style-name="ro1">
          <table:table-cell office:value-type="string" calcext:value-type="string">
            <text:p>Mon Jul <text:s/>6 01:08:47 2020</text:p>
          </table:table-cell>
          <table:table-cell office:value-type="float" office:value="6.222" calcext:value-type="float">
            <text:p>6.222</text:p>
          </table:table-cell>
          <table:table-cell office:value-type="float" office:value="35.447" calcext:value-type="float">
            <text:p>35.447</text:p>
          </table:table-cell>
          <table:table-cell office:value-type="float" office:value="33.116" calcext:value-type="float">
            <text:p>33.116</text:p>
          </table:table-cell>
          <table:table-cell office:value-type="float" office:value="103.04" calcext:value-type="float">
            <text:p>103.04</text:p>
          </table:table-cell>
          <table:table-cell office:value-type="float" office:value="96.266792968" calcext:value-type="float">
            <text:p>96.266792968</text:p>
          </table:table-cell>
          <table:table-cell office:value-type="float" office:value="1" calcext:value-type="float">
            <text:p>1</text:p>
          </table:table-cell>
          <table:table-cell office:value-type="float" office:value="0.00851816136290582" calcext:value-type="float">
            <text:p>0.008518161362906</text:p>
          </table:table-cell>
          <table:table-cell office:value-type="float" office:value="0.195" calcext:value-type="float">
            <text:p>0.19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5.447" calcext:value-type="float">
            <text:p>35.447</text:p>
          </table:table-cell>
          <table:table-cell office:value-type="float" office:value="0.00851816136290582" calcext:value-type="float">
            <text:p>0.008518161362906</text:p>
          </table:table-cell>
          <table:table-cell office:value-type="float" office:value="0.195" calcext:value-type="float">
            <text:p>0.195</text:p>
          </table:table-cell>
        </table:table-row>
        <table:table-row table:style-name="ro1">
          <table:table-cell office:value-type="string" calcext:value-type="string">
            <text:p>Mon Jul <text:s/>6 01:08:55 2020</text:p>
          </table:table-cell>
          <table:table-cell office:value-type="float" office:value="6.214" calcext:value-type="float">
            <text:p>6.214</text:p>
          </table:table-cell>
          <table:table-cell office:value-type="float" office:value="35.349" calcext:value-type="float">
            <text:p>35.349</text:p>
          </table:table-cell>
          <table:table-cell office:value-type="float" office:value="33.145" calcext:value-type="float">
            <text:p>33.145</text:p>
          </table:table-cell>
          <table:table-cell office:value-type="float" office:value="79.12" calcext:value-type="float">
            <text:p>79.12</text:p>
          </table:table-cell>
          <table:table-cell office:value-type="float" office:value="96.268792968" calcext:value-type="float">
            <text:p>96.2687929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17" calcext:value-type="float">
            <text:p>0.11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5.349" calcext:value-type="float">
            <text:p>35.349</text:p>
          </table:table-cell>
          <table:table-cell office:value-type="float" office:value="0" calcext:value-type="float">
            <text:p>0</text:p>
          </table:table-cell>
          <table:table-cell office:value-type="float" office:value="0.117" calcext:value-type="float">
            <text:p>0.117</text:p>
          </table:table-cell>
        </table:table-row>
        <table:table-row table:style-name="ro1">
          <table:table-cell office:value-type="string" calcext:value-type="string">
            <text:p>Mon Jul <text:s/>6 01:09:02 2020</text:p>
          </table:table-cell>
          <table:table-cell office:value-type="float" office:value="6.216" calcext:value-type="float">
            <text:p>6.216</text:p>
          </table:table-cell>
          <table:table-cell office:value-type="float" office:value="35.296" calcext:value-type="float">
            <text:p>35.296</text:p>
          </table:table-cell>
          <table:table-cell office:value-type="float" office:value="32.521" calcext:value-type="float">
            <text:p>32.521</text:p>
          </table:table-cell>
          <table:table-cell office:value-type="float" office:value="50.36" calcext:value-type="float">
            <text:p>50.36</text:p>
          </table:table-cell>
          <table:table-cell office:value-type="float" office:value="96.268066406" calcext:value-type="float">
            <text:p>96.2680664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12" calcext:value-type="float">
            <text:p>0.21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5.296" calcext:value-type="float">
            <text:p>35.296</text:p>
          </table:table-cell>
          <table:table-cell office:value-type="float" office:value="0" calcext:value-type="float">
            <text:p>0</text:p>
          </table:table-cell>
          <table:table-cell office:value-type="float" office:value="0.212" calcext:value-type="float">
            <text:p>0.212</text:p>
          </table:table-cell>
        </table:table-row>
        <table:table-row table:style-name="ro1">
          <table:table-cell office:value-type="string" calcext:value-type="string">
            <text:p>Mon Jul <text:s/>6 01:09:09 2020</text:p>
          </table:table-cell>
          <table:table-cell office:value-type="float" office:value="6.216" calcext:value-type="float">
            <text:p>6.216</text:p>
          </table:table-cell>
          <table:table-cell office:value-type="float" office:value="35.269" calcext:value-type="float">
            <text:p>35.269</text:p>
          </table:table-cell>
          <table:table-cell office:value-type="float" office:value="35.192" calcext:value-type="float">
            <text:p>35.192</text:p>
          </table:table-cell>
          <table:table-cell office:value-type="float" office:value="26.09" calcext:value-type="float">
            <text:p>26.09</text:p>
          </table:table-cell>
          <table:table-cell office:value-type="float" office:value="96.268996093" calcext:value-type="float">
            <text:p>96.268996093</text:p>
          </table:table-cell>
          <table:table-cell office:value-type="float" office:value="5" calcext:value-type="float">
            <text:p>5</text:p>
          </table:table-cell>
          <table:table-cell office:value-type="float" office:value="0.0426319176319176" calcext:value-type="float">
            <text:p>0.042631917631918</text:p>
          </table:table-cell>
          <table:table-cell office:value-type="float" office:value="0.289" calcext:value-type="float">
            <text:p>0.28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5.269" calcext:value-type="float">
            <text:p>35.269</text:p>
          </table:table-cell>
          <table:table-cell office:value-type="float" office:value="0.0426319176319176" calcext:value-type="float">
            <text:p>0.042631917631918</text:p>
          </table:table-cell>
          <table:table-cell office:value-type="float" office:value="0.289" calcext:value-type="float">
            <text:p>0.289</text:p>
          </table:table-cell>
        </table:table-row>
        <table:table-row table:style-name="ro1">
          <table:table-cell office:value-type="string" calcext:value-type="string">
            <text:p>Mon Jul <text:s/>6 01:09:16 2020</text:p>
          </table:table-cell>
          <table:table-cell office:value-type="float" office:value="6.218" calcext:value-type="float">
            <text:p>6.218</text:p>
          </table:table-cell>
          <table:table-cell office:value-type="float" office:value="35.392" calcext:value-type="float">
            <text:p>35.392</text:p>
          </table:table-cell>
          <table:table-cell office:value-type="float" office:value="33.705" calcext:value-type="float">
            <text:p>33.705</text:p>
          </table:table-cell>
          <table:table-cell office:value-type="float" office:value="44" calcext:value-type="float">
            <text:p>44</text:p>
          </table:table-cell>
          <table:table-cell office:value-type="float" office:value="96.269664062" calcext:value-type="float">
            <text:p>96.269664062</text:p>
          </table:table-cell>
          <table:table-cell office:value-type="float" office:value="3" calcext:value-type="float">
            <text:p>3</text:p>
          </table:table-cell>
          <table:table-cell office:value-type="float" office:value="0.0255709231264072" calcext:value-type="float">
            <text:p>0.025570923126407</text:p>
          </table:table-cell>
          <table:table-cell office:value-type="float" office:value="0.151" calcext:value-type="float">
            <text:p>0.15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5.392" calcext:value-type="float">
            <text:p>35.392</text:p>
          </table:table-cell>
          <table:table-cell office:value-type="float" office:value="0.0255709231264072" calcext:value-type="float">
            <text:p>0.025570923126407</text:p>
          </table:table-cell>
          <table:table-cell office:value-type="float" office:value="0.151" calcext:value-type="float">
            <text:p>0.151</text:p>
          </table:table-cell>
        </table:table-row>
        <table:table-row table:style-name="ro1">
          <table:table-cell office:value-type="string" calcext:value-type="string">
            <text:p>Mon Jul <text:s/>6 01:09:23 2020</text:p>
          </table:table-cell>
          <table:table-cell office:value-type="float" office:value="6.217" calcext:value-type="float">
            <text:p>6.217</text:p>
          </table:table-cell>
          <table:table-cell office:value-type="float" office:value="35.329" calcext:value-type="float">
            <text:p>35.329</text:p>
          </table:table-cell>
          <table:table-cell office:value-type="float" office:value="33.102" calcext:value-type="float">
            <text:p>33.102</text:p>
          </table:table-cell>
          <table:table-cell office:value-type="float" office:value="44.32" calcext:value-type="float">
            <text:p>44.32</text:p>
          </table:table-cell>
          <table:table-cell office:value-type="float" office:value="96.2705625" calcext:value-type="float">
            <text:p>96.2705625</text:p>
          </table:table-cell>
          <table:table-cell office:value-type="float" office:value="3" calcext:value-type="float">
            <text:p>3</text:p>
          </table:table-cell>
          <table:table-cell office:value-type="float" office:value="0.025575036191089" calcext:value-type="float">
            <text:p>0.025575036191089</text:p>
          </table:table-cell>
          <table:table-cell office:value-type="float" office:value="0.185" calcext:value-type="float">
            <text:p>0.18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5.329" calcext:value-type="float">
            <text:p>35.329</text:p>
          </table:table-cell>
          <table:table-cell office:value-type="float" office:value="0.025575036191089" calcext:value-type="float">
            <text:p>0.025575036191089</text:p>
          </table:table-cell>
          <table:table-cell office:value-type="float" office:value="0.185" calcext:value-type="float">
            <text:p>0.185</text:p>
          </table:table-cell>
        </table:table-row>
        <table:table-row table:style-name="ro1">
          <table:table-cell office:value-type="string" calcext:value-type="string">
            <text:p>Mon Jul <text:s/>6 01:09:30 2020</text:p>
          </table:table-cell>
          <table:table-cell office:value-type="float" office:value="6.218" calcext:value-type="float">
            <text:p>6.218</text:p>
          </table:table-cell>
          <table:table-cell office:value-type="float" office:value="35.377" calcext:value-type="float">
            <text:p>35.377</text:p>
          </table:table-cell>
          <table:table-cell office:value-type="float" office:value="33.415" calcext:value-type="float">
            <text:p>33.415</text:p>
          </table:table-cell>
          <table:table-cell office:value-type="float" office:value="45.76" calcext:value-type="float">
            <text:p>45.76</text:p>
          </table:table-cell>
          <table:table-cell office:value-type="float" office:value="96.267996093" calcext:value-type="float">
            <text:p>96.2679960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42" calcext:value-type="float">
            <text:p>0.24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5.377" calcext:value-type="float">
            <text:p>35.377</text:p>
          </table:table-cell>
          <table:table-cell office:value-type="float" office:value="0" calcext:value-type="float">
            <text:p>0</text:p>
          </table:table-cell>
          <table:table-cell office:value-type="float" office:value="0.242" calcext:value-type="float">
            <text:p>0.242</text:p>
          </table:table-cell>
        </table:table-row>
        <table:table-row table:style-name="ro1">
          <table:table-cell office:value-type="string" calcext:value-type="string">
            <text:p>Mon Jul <text:s/>6 01:09:37 2020</text:p>
          </table:table-cell>
          <table:table-cell office:value-type="float" office:value="6.215" calcext:value-type="float">
            <text:p>6.215</text:p>
          </table:table-cell>
          <table:table-cell office:value-type="float" office:value="35.435" calcext:value-type="float">
            <text:p>35.435</text:p>
          </table:table-cell>
          <table:table-cell office:value-type="float" office:value="33.602" calcext:value-type="float">
            <text:p>33.602</text:p>
          </table:table-cell>
          <table:table-cell office:value-type="float" office:value="36.56" calcext:value-type="float">
            <text:p>36.56</text:p>
          </table:table-cell>
          <table:table-cell office:value-type="float" office:value="96.270964843" calcext:value-type="float">
            <text:p>96.270964843</text:p>
          </table:table-cell>
          <table:table-cell office:value-type="float" office:value="1" calcext:value-type="float">
            <text:p>1</text:p>
          </table:table-cell>
          <table:table-cell office:value-type="float" office:value="0.0085277554304103" calcext:value-type="float">
            <text:p>0.00852775543041</text:p>
          </table:table-cell>
          <table:table-cell office:value-type="float" office:value="0.163" calcext:value-type="float">
            <text:p>0.16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5.435" calcext:value-type="float">
            <text:p>35.435</text:p>
          </table:table-cell>
          <table:table-cell office:value-type="float" office:value="0.0085277554304103" calcext:value-type="float">
            <text:p>0.00852775543041</text:p>
          </table:table-cell>
          <table:table-cell office:value-type="float" office:value="0.163" calcext:value-type="float">
            <text:p>0.163</text:p>
          </table:table-cell>
        </table:table-row>
        <table:table-row table:style-name="ro1">
          <table:table-cell office:value-type="string" calcext:value-type="string">
            <text:p>Mon Jul <text:s/>6 01:09:44 2020</text:p>
          </table:table-cell>
          <table:table-cell office:value-type="float" office:value="6.216" calcext:value-type="float">
            <text:p>6.216</text:p>
          </table:table-cell>
          <table:table-cell office:value-type="float" office:value="35.478" calcext:value-type="float">
            <text:p>35.478</text:p>
          </table:table-cell>
          <table:table-cell office:value-type="float" office:value="32.798" calcext:value-type="float">
            <text:p>32.798</text:p>
          </table:table-cell>
          <table:table-cell office:value-type="float" office:value="37.96" calcext:value-type="float">
            <text:p>37.96</text:p>
          </table:table-cell>
          <table:table-cell office:value-type="float" office:value="96.270734375" calcext:value-type="float">
            <text:p>96.2707343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5.478" calcext:value-type="float">
            <text:p>35.478</text:p>
          </table:table-cell>
          <table:table-cell office:value-type="float" office:value="0" calcext:value-type="float">
            <text:p>0</text:p>
          </table:table-cell>
          <table:table-cell office:value-type="float" office:value="0.12" calcext:value-type="float">
            <text:p>0.12</text:p>
          </table:table-cell>
        </table:table-row>
        <table:table-row table:style-name="ro1">
          <table:table-cell office:value-type="string" calcext:value-type="string">
            <text:p>Mon Jul <text:s/>6 01:09:51 2020</text:p>
          </table:table-cell>
          <table:table-cell office:value-type="float" office:value="6.216" calcext:value-type="float">
            <text:p>6.216</text:p>
          </table:table-cell>
          <table:table-cell office:value-type="float" office:value="35.42" calcext:value-type="float">
            <text:p>35.42</text:p>
          </table:table-cell>
          <table:table-cell office:value-type="float" office:value="32.971" calcext:value-type="float">
            <text:p>32.971</text:p>
          </table:table-cell>
          <table:table-cell office:value-type="float" office:value="37.12" calcext:value-type="float">
            <text:p>37.12</text:p>
          </table:table-cell>
          <table:table-cell office:value-type="float" office:value="96.268128906" calcext:value-type="float">
            <text:p>96.268128906</text:p>
          </table:table-cell>
          <table:table-cell office:value-type="float" office:value="1" calcext:value-type="float">
            <text:p>1</text:p>
          </table:table-cell>
          <table:table-cell office:value-type="float" office:value="0.00852638352638353" calcext:value-type="float">
            <text:p>0.008526383526384</text:p>
          </table:table-cell>
          <table:table-cell office:value-type="float" office:value="0.236" calcext:value-type="float">
            <text:p>0.23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5.42" calcext:value-type="float">
            <text:p>35.42</text:p>
          </table:table-cell>
          <table:table-cell office:value-type="float" office:value="0.00852638352638353" calcext:value-type="float">
            <text:p>0.008526383526384</text:p>
          </table:table-cell>
          <table:table-cell office:value-type="float" office:value="0.236" calcext:value-type="float">
            <text:p>0.236</text:p>
          </table:table-cell>
        </table:table-row>
        <table:table-row table:style-name="ro1">
          <table:table-cell office:value-type="string" calcext:value-type="string">
            <text:p>Mon Jul <text:s/>6 01:09:58 2020</text:p>
          </table:table-cell>
          <table:table-cell office:value-type="float" office:value="6.216" calcext:value-type="float">
            <text:p>6.216</text:p>
          </table:table-cell>
          <table:table-cell office:value-type="float" office:value="35.397" calcext:value-type="float">
            <text:p>35.397</text:p>
          </table:table-cell>
          <table:table-cell office:value-type="float" office:value="33.732" calcext:value-type="float">
            <text:p>33.732</text:p>
          </table:table-cell>
          <table:table-cell office:value-type="float" office:value="34.6" calcext:value-type="float">
            <text:p>34.6</text:p>
          </table:table-cell>
          <table:table-cell office:value-type="float" office:value="96.2715" calcext:value-type="float">
            <text:p>96.27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33" calcext:value-type="float">
            <text:p>0.13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5.397" calcext:value-type="float">
            <text:p>35.397</text:p>
          </table:table-cell>
          <table:table-cell office:value-type="float" office:value="0" calcext:value-type="float">
            <text:p>0</text:p>
          </table:table-cell>
          <table:table-cell office:value-type="float" office:value="0.133" calcext:value-type="float">
            <text:p>0.133</text:p>
          </table:table-cell>
        </table:table-row>
        <table:table-row table:style-name="ro1">
          <table:table-cell office:value-type="string" calcext:value-type="string">
            <text:p>Mon Jul <text:s/>6 01:10:05 2020</text:p>
          </table:table-cell>
          <table:table-cell office:value-type="float" office:value="6.217" calcext:value-type="float">
            <text:p>6.217</text:p>
          </table:table-cell>
          <table:table-cell office:value-type="float" office:value="35.379" calcext:value-type="float">
            <text:p>35.379</text:p>
          </table:table-cell>
          <table:table-cell office:value-type="float" office:value="33.547" calcext:value-type="float">
            <text:p>33.547</text:p>
          </table:table-cell>
          <table:table-cell office:value-type="float" office:value="46.32" calcext:value-type="float">
            <text:p>46.32</text:p>
          </table:table-cell>
          <table:table-cell office:value-type="float" office:value="96.271835937" calcext:value-type="float">
            <text:p>96.271835937</text:p>
          </table:table-cell>
          <table:table-cell office:value-type="float" office:value="1" calcext:value-type="float">
            <text:p>1</text:p>
          </table:table-cell>
          <table:table-cell office:value-type="float" office:value="0.00852501206369632" calcext:value-type="float">
            <text:p>0.008525012063696</text:p>
          </table:table-cell>
          <table:table-cell office:value-type="float" office:value="0.29" calcext:value-type="float">
            <text:p>0.2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5.379" calcext:value-type="float">
            <text:p>35.379</text:p>
          </table:table-cell>
          <table:table-cell office:value-type="float" office:value="0.00852501206369632" calcext:value-type="float">
            <text:p>0.008525012063696</text:p>
          </table:table-cell>
          <table:table-cell office:value-type="float" office:value="0.29" calcext:value-type="float">
            <text:p>0.29</text:p>
          </table:table-cell>
        </table:table-row>
        <table:table-row table:style-name="ro1">
          <table:table-cell office:value-type="string" calcext:value-type="string">
            <text:p>Mon Jul <text:s/>6 01:10:12 2020</text:p>
          </table:table-cell>
          <table:table-cell office:value-type="float" office:value="6.217" calcext:value-type="float">
            <text:p>6.217</text:p>
          </table:table-cell>
          <table:table-cell office:value-type="float" office:value="35.442" calcext:value-type="float">
            <text:p>35.442</text:p>
          </table:table-cell>
          <table:table-cell office:value-type="float" office:value="33.186" calcext:value-type="float">
            <text:p>33.186</text:p>
          </table:table-cell>
          <table:table-cell office:value-type="float" office:value="47" calcext:value-type="float">
            <text:p>47</text:p>
          </table:table-cell>
          <table:table-cell office:value-type="float" office:value="96.269835937" calcext:value-type="float">
            <text:p>96.269835937</text:p>
          </table:table-cell>
          <table:table-cell office:value-type="float" office:value="1" calcext:value-type="float">
            <text:p>1</text:p>
          </table:table-cell>
          <table:table-cell office:value-type="float" office:value="0.00852501206369632" calcext:value-type="float">
            <text:p>0.008525012063696</text:p>
          </table:table-cell>
          <table:table-cell office:value-type="float" office:value="0.198" calcext:value-type="float">
            <text:p>0.19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5.442" calcext:value-type="float">
            <text:p>35.442</text:p>
          </table:table-cell>
          <table:table-cell office:value-type="float" office:value="0.00852501206369632" calcext:value-type="float">
            <text:p>0.008525012063696</text:p>
          </table:table-cell>
          <table:table-cell office:value-type="float" office:value="0.198" calcext:value-type="float">
            <text:p>0.198</text:p>
          </table:table-cell>
        </table:table-row>
        <table:table-row table:style-name="ro1">
          <table:table-cell office:value-type="string" calcext:value-type="string">
            <text:p>Mon Jul <text:s/>6 01:10:19 2020</text:p>
          </table:table-cell>
          <table:table-cell office:value-type="float" office:value="6.214" calcext:value-type="float">
            <text:p>6.214</text:p>
          </table:table-cell>
          <table:table-cell office:value-type="float" office:value="35.5" calcext:value-type="float">
            <text:p>35.5</text:p>
          </table:table-cell>
          <table:table-cell office:value-type="float" office:value="33.572" calcext:value-type="float">
            <text:p>33.572</text:p>
          </table:table-cell>
          <table:table-cell office:value-type="float" office:value="44.84" calcext:value-type="float">
            <text:p>44.84</text:p>
          </table:table-cell>
          <table:table-cell office:value-type="float" office:value="96.268730468" calcext:value-type="float">
            <text:p>96.268730468</text:p>
          </table:table-cell>
          <table:table-cell office:value-type="float" office:value="2" calcext:value-type="float">
            <text:p>2</text:p>
          </table:table-cell>
          <table:table-cell office:value-type="float" office:value="0.0170582555519794" calcext:value-type="float">
            <text:p>0.017058255551979</text:p>
          </table:table-cell>
          <table:table-cell office:value-type="float" office:value="0.183" calcext:value-type="float">
            <text:p>0.18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5.5" calcext:value-type="float">
            <text:p>35.5</text:p>
          </table:table-cell>
          <table:table-cell office:value-type="float" office:value="0.0170582555519794" calcext:value-type="float">
            <text:p>0.017058255551979</text:p>
          </table:table-cell>
          <table:table-cell office:value-type="float" office:value="0.183" calcext:value-type="float">
            <text:p>0.183</text:p>
          </table:table-cell>
        </table:table-row>
        <table:table-row table:style-name="ro1">
          <table:table-cell office:value-type="string" calcext:value-type="string">
            <text:p>Mon Jul <text:s/>6 01:10:26 2020</text:p>
          </table:table-cell>
          <table:table-cell office:value-type="float" office:value="6.218" calcext:value-type="float">
            <text:p>6.218</text:p>
          </table:table-cell>
          <table:table-cell office:value-type="float" office:value="35.513" calcext:value-type="float">
            <text:p>35.513</text:p>
          </table:table-cell>
          <table:table-cell office:value-type="float" office:value="32.142" calcext:value-type="float">
            <text:p>32.142</text:p>
          </table:table-cell>
          <table:table-cell office:value-type="float" office:value="30.14" calcext:value-type="float">
            <text:p>30.14</text:p>
          </table:table-cell>
          <table:table-cell office:value-type="float" office:value="96.267730468" calcext:value-type="float">
            <text:p>96.267730468</text:p>
          </table:table-cell>
          <table:table-cell office:value-type="float" office:value="1" calcext:value-type="float">
            <text:p>1</text:p>
          </table:table-cell>
          <table:table-cell office:value-type="float" office:value="0.00852364104213573" calcext:value-type="float">
            <text:p>0.008523641042136</text:p>
          </table:table-cell>
          <table:table-cell office:value-type="float" office:value="0.168" calcext:value-type="float">
            <text:p>0.16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5.513" calcext:value-type="float">
            <text:p>35.513</text:p>
          </table:table-cell>
          <table:table-cell office:value-type="float" office:value="0.00852364104213573" calcext:value-type="float">
            <text:p>0.008523641042136</text:p>
          </table:table-cell>
          <table:table-cell office:value-type="float" office:value="0.168" calcext:value-type="float">
            <text:p>0.168</text:p>
          </table:table-cell>
        </table:table-row>
        <table:table-row table:style-name="ro1">
          <table:table-cell office:value-type="string" calcext:value-type="string">
            <text:p>Mon Jul <text:s/>6 01:10:33 2020</text:p>
          </table:table-cell>
          <table:table-cell office:value-type="float" office:value="6.216" calcext:value-type="float">
            <text:p>6.216</text:p>
          </table:table-cell>
          <table:table-cell office:value-type="float" office:value="35.531" calcext:value-type="float">
            <text:p>35.531</text:p>
          </table:table-cell>
          <table:table-cell office:value-type="float" office:value="32.83" calcext:value-type="float">
            <text:p>32.83</text:p>
          </table:table-cell>
          <table:table-cell office:value-type="float" office:value="31.2" calcext:value-type="float">
            <text:p>31.2</text:p>
          </table:table-cell>
          <table:table-cell office:value-type="float" office:value="96.267628906" calcext:value-type="float">
            <text:p>96.2676289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56" calcext:value-type="float">
            <text:p>0.15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5.531" calcext:value-type="float">
            <text:p>35.531</text:p>
          </table:table-cell>
          <table:table-cell office:value-type="float" office:value="0" calcext:value-type="float">
            <text:p>0</text:p>
          </table:table-cell>
          <table:table-cell office:value-type="float" office:value="0.156" calcext:value-type="float">
            <text:p>0.156</text:p>
          </table:table-cell>
        </table:table-row>
        <table:table-row table:style-name="ro1">
          <table:table-cell office:value-type="string" calcext:value-type="string">
            <text:p>Mon Jul <text:s/>6 01:10:40 2020</text:p>
          </table:table-cell>
          <table:table-cell office:value-type="float" office:value="6.215" calcext:value-type="float">
            <text:p>6.215</text:p>
          </table:table-cell>
          <table:table-cell office:value-type="float" office:value="35.588" calcext:value-type="float">
            <text:p>35.588</text:p>
          </table:table-cell>
          <table:table-cell office:value-type="float" office:value="32.353" calcext:value-type="float">
            <text:p>32.353</text:p>
          </table:table-cell>
          <table:table-cell office:value-type="float" office:value="38.32" calcext:value-type="float">
            <text:p>38.32</text:p>
          </table:table-cell>
          <table:table-cell office:value-type="float" office:value="96.267394531" calcext:value-type="float">
            <text:p>96.2673945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27" calcext:value-type="float">
            <text:p>0.22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5.588" calcext:value-type="float">
            <text:p>35.588</text:p>
          </table:table-cell>
          <table:table-cell office:value-type="float" office:value="0" calcext:value-type="float">
            <text:p>0</text:p>
          </table:table-cell>
          <table:table-cell office:value-type="float" office:value="0.227" calcext:value-type="float">
            <text:p>0.227</text:p>
          </table:table-cell>
        </table:table-row>
        <table:table-row table:style-name="ro1">
          <table:table-cell office:value-type="string" calcext:value-type="string">
            <text:p>Mon Jul <text:s/>6 01:10:47 2020</text:p>
          </table:table-cell>
          <table:table-cell office:value-type="float" office:value="6.215" calcext:value-type="float">
            <text:p>6.215</text:p>
          </table:table-cell>
          <table:table-cell office:value-type="float" office:value="35.561" calcext:value-type="float">
            <text:p>35.561</text:p>
          </table:table-cell>
          <table:table-cell office:value-type="float" office:value="32.949" calcext:value-type="float">
            <text:p>32.949</text:p>
          </table:table-cell>
          <table:table-cell office:value-type="float" office:value="22.46" calcext:value-type="float">
            <text:p>22.46</text:p>
          </table:table-cell>
          <table:table-cell office:value-type="float" office:value="96.269730468" calcext:value-type="float">
            <text:p>96.269730468</text:p>
          </table:table-cell>
          <table:table-cell office:value-type="float" office:value="4" calcext:value-type="float">
            <text:p>4</text:p>
          </table:table-cell>
          <table:table-cell office:value-type="float" office:value="0.0341110217216412" calcext:value-type="float">
            <text:p>0.034111021721641</text:p>
          </table:table-cell>
          <table:table-cell office:value-type="float" office:value="0.312" calcext:value-type="float">
            <text:p>0.31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5.561" calcext:value-type="float">
            <text:p>35.561</text:p>
          </table:table-cell>
          <table:table-cell office:value-type="float" office:value="0.0341110217216412" calcext:value-type="float">
            <text:p>0.034111021721641</text:p>
          </table:table-cell>
          <table:table-cell office:value-type="float" office:value="0.312" calcext:value-type="float">
            <text:p>0.312</text:p>
          </table:table-cell>
        </table:table-row>
        <table:table-row table:style-name="ro1">
          <table:table-cell office:value-type="string" calcext:value-type="string">
            <text:p>Mon Jul <text:s/>6 01:10:54 2020</text:p>
          </table:table-cell>
          <table:table-cell office:value-type="float" office:value="6.215" calcext:value-type="float">
            <text:p>6.215</text:p>
          </table:table-cell>
          <table:table-cell office:value-type="float" office:value="35.518" calcext:value-type="float">
            <text:p>35.518</text:p>
          </table:table-cell>
          <table:table-cell office:value-type="float" office:value="33.952" calcext:value-type="float">
            <text:p>33.952</text:p>
          </table:table-cell>
          <table:table-cell office:value-type="float" office:value="19.82" calcext:value-type="float">
            <text:p>19.82</text:p>
          </table:table-cell>
          <table:table-cell office:value-type="float" office:value="96.272566406" calcext:value-type="float">
            <text:p>96.2725664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82" calcext:value-type="float">
            <text:p>0.28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5.518" calcext:value-type="float">
            <text:p>35.518</text:p>
          </table:table-cell>
          <table:table-cell office:value-type="float" office:value="0" calcext:value-type="float">
            <text:p>0</text:p>
          </table:table-cell>
          <table:table-cell office:value-type="float" office:value="0.282" calcext:value-type="float">
            <text:p>0.282</text:p>
          </table:table-cell>
        </table:table-row>
        <table:table-row table:style-name="ro1">
          <table:table-cell office:value-type="string" calcext:value-type="string">
            <text:p>Mon Jul <text:s/>6 01:11:01 2020</text:p>
          </table:table-cell>
          <table:table-cell office:value-type="float" office:value="6.214" calcext:value-type="float">
            <text:p>6.214</text:p>
          </table:table-cell>
          <table:table-cell office:value-type="float" office:value="35.566" calcext:value-type="float">
            <text:p>35.566</text:p>
          </table:table-cell>
          <table:table-cell office:value-type="float" office:value="32.888" calcext:value-type="float">
            <text:p>32.888</text:p>
          </table:table-cell>
          <table:table-cell office:value-type="float" office:value="38.76" calcext:value-type="float">
            <text:p>38.76</text:p>
          </table:table-cell>
          <table:table-cell office:value-type="float" office:value="96.266730468" calcext:value-type="float">
            <text:p>96.2667304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85" calcext:value-type="float">
            <text:p>0.18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5.566" calcext:value-type="float">
            <text:p>35.566</text:p>
          </table:table-cell>
          <table:table-cell office:value-type="float" office:value="0" calcext:value-type="float">
            <text:p>0</text:p>
          </table:table-cell>
          <table:table-cell office:value-type="float" office:value="0.185" calcext:value-type="float">
            <text:p>0.185</text:p>
          </table:table-cell>
        </table:table-row>
        <table:table-row table:style-name="ro1">
          <table:table-cell office:value-type="string" calcext:value-type="string">
            <text:p>Mon Jul <text:s/>6 01:11:08 2020</text:p>
          </table:table-cell>
          <table:table-cell office:value-type="float" office:value="6.217" calcext:value-type="float">
            <text:p>6.217</text:p>
          </table:table-cell>
          <table:table-cell office:value-type="float" office:value="35.422" calcext:value-type="float">
            <text:p>35.422</text:p>
          </table:table-cell>
          <table:table-cell office:value-type="float" office:value="33.201" calcext:value-type="float">
            <text:p>33.201</text:p>
          </table:table-cell>
          <table:table-cell office:value-type="float" office:value="28.52" calcext:value-type="float">
            <text:p>28.52</text:p>
          </table:table-cell>
          <table:table-cell office:value-type="float" office:value="96.269464843" calcext:value-type="float">
            <text:p>96.2694648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87" calcext:value-type="float">
            <text:p>0.38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5.422" calcext:value-type="float">
            <text:p>35.422</text:p>
          </table:table-cell>
          <table:table-cell office:value-type="float" office:value="0" calcext:value-type="float">
            <text:p>0</text:p>
          </table:table-cell>
          <table:table-cell office:value-type="float" office:value="0.387" calcext:value-type="float">
            <text:p>0.387</text:p>
          </table:table-cell>
        </table:table-row>
        <table:table-row table:style-name="ro1">
          <table:table-cell office:value-type="string" calcext:value-type="string">
            <text:p>Mon Jul <text:s/>6 01:11:15 2020</text:p>
          </table:table-cell>
          <table:table-cell office:value-type="float" office:value="6.214" calcext:value-type="float">
            <text:p>6.214</text:p>
          </table:table-cell>
          <table:table-cell office:value-type="float" office:value="35.369" calcext:value-type="float">
            <text:p>35.369</text:p>
          </table:table-cell>
          <table:table-cell office:value-type="float" office:value="32.968" calcext:value-type="float">
            <text:p>32.968</text:p>
          </table:table-cell>
          <table:table-cell office:value-type="float" office:value="27.04" calcext:value-type="float">
            <text:p>27.04</text:p>
          </table:table-cell>
          <table:table-cell office:value-type="float" office:value="96.265226562" calcext:value-type="float">
            <text:p>96.2652265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46" calcext:value-type="float">
            <text:p>0.24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5.369" calcext:value-type="float">
            <text:p>35.369</text:p>
          </table:table-cell>
          <table:table-cell office:value-type="float" office:value="0" calcext:value-type="float">
            <text:p>0</text:p>
          </table:table-cell>
          <table:table-cell office:value-type="float" office:value="0.246" calcext:value-type="float">
            <text:p>0.246</text:p>
          </table:table-cell>
        </table:table-row>
        <table:table-row table:style-name="ro1">
          <table:table-cell office:value-type="string" calcext:value-type="string">
            <text:p>Mon Jul <text:s/>6 01:11:22 2020</text:p>
          </table:table-cell>
          <table:table-cell office:value-type="float" office:value="6.216" calcext:value-type="float">
            <text:p>6.216</text:p>
          </table:table-cell>
          <table:table-cell office:value-type="float" office:value="35.442" calcext:value-type="float">
            <text:p>35.442</text:p>
          </table:table-cell>
          <table:table-cell office:value-type="float" office:value="32.771" calcext:value-type="float">
            <text:p>32.771</text:p>
          </table:table-cell>
          <table:table-cell office:value-type="float" office:value="31.88" calcext:value-type="float">
            <text:p>31.88</text:p>
          </table:table-cell>
          <table:table-cell office:value-type="float" office:value="96.268332031" calcext:value-type="float">
            <text:p>96.2683320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2" calcext:value-type="float">
            <text:p>0.2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5.442" calcext:value-type="float">
            <text:p>35.442</text:p>
          </table:table-cell>
          <table:table-cell office:value-type="float" office:value="0" calcext:value-type="float">
            <text:p>0</text:p>
          </table:table-cell>
          <table:table-cell office:value-type="float" office:value="0.22" calcext:value-type="float">
            <text:p>0.22</text:p>
          </table:table-cell>
        </table:table-row>
        <table:table-row table:style-name="ro1">
          <table:table-cell office:value-type="string" calcext:value-type="string">
            <text:p>Mon Jul <text:s/>6 01:11:29 2020</text:p>
          </table:table-cell>
          <table:table-cell office:value-type="float" office:value="6.217" calcext:value-type="float">
            <text:p>6.217</text:p>
          </table:table-cell>
          <table:table-cell office:value-type="float" office:value="35.45" calcext:value-type="float">
            <text:p>35.45</text:p>
          </table:table-cell>
          <table:table-cell office:value-type="float" office:value="32.946" calcext:value-type="float">
            <text:p>32.946</text:p>
          </table:table-cell>
          <table:table-cell office:value-type="float" office:value="37.8" calcext:value-type="float">
            <text:p>37.8</text:p>
          </table:table-cell>
          <table:table-cell office:value-type="float" office:value="96.268160156" calcext:value-type="float">
            <text:p>96.2681601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38" calcext:value-type="float">
            <text:p>0.33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5.45" calcext:value-type="float">
            <text:p>35.45</text:p>
          </table:table-cell>
          <table:table-cell office:value-type="float" office:value="0" calcext:value-type="float">
            <text:p>0</text:p>
          </table:table-cell>
          <table:table-cell office:value-type="float" office:value="0.338" calcext:value-type="float">
            <text:p>0.338</text:p>
          </table:table-cell>
        </table:table-row>
        <table:table-row table:style-name="ro1">
          <table:table-cell office:value-type="string" calcext:value-type="string">
            <text:p>Mon Jul <text:s/>6 01:11:37 2020</text:p>
          </table:table-cell>
          <table:table-cell office:value-type="float" office:value="6.219" calcext:value-type="float">
            <text:p>6.219</text:p>
          </table:table-cell>
          <table:table-cell office:value-type="float" office:value="35.488" calcext:value-type="float">
            <text:p>35.488</text:p>
          </table:table-cell>
          <table:table-cell office:value-type="float" office:value="32.82" calcext:value-type="float">
            <text:p>32.82</text:p>
          </table:table-cell>
          <table:table-cell office:value-type="float" office:value="41.24" calcext:value-type="float">
            <text:p>41.24</text:p>
          </table:table-cell>
          <table:table-cell office:value-type="float" office:value="96.266496093" calcext:value-type="float">
            <text:p>96.2664960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52" calcext:value-type="float">
            <text:p>0.35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5.488" calcext:value-type="float">
            <text:p>35.488</text:p>
          </table:table-cell>
          <table:table-cell office:value-type="float" office:value="0" calcext:value-type="float">
            <text:p>0</text:p>
          </table:table-cell>
          <table:table-cell office:value-type="float" office:value="0.352" calcext:value-type="float">
            <text:p>0.352</text:p>
          </table:table-cell>
        </table:table-row>
        <table:table-row table:style-name="ro1">
          <table:table-cell office:value-type="string" calcext:value-type="string">
            <text:p>Mon Jul <text:s/>6 01:11:44 2020</text:p>
          </table:table-cell>
          <table:table-cell office:value-type="float" office:value="6.214" calcext:value-type="float">
            <text:p>6.214</text:p>
          </table:table-cell>
          <table:table-cell office:value-type="float" office:value="35.455" calcext:value-type="float">
            <text:p>35.455</text:p>
          </table:table-cell>
          <table:table-cell office:value-type="float" office:value="32.702" calcext:value-type="float">
            <text:p>32.702</text:p>
          </table:table-cell>
          <table:table-cell office:value-type="float" office:value="26.42" calcext:value-type="float">
            <text:p>26.42</text:p>
          </table:table-cell>
          <table:table-cell office:value-type="float" office:value="96.268730468" calcext:value-type="float">
            <text:p>96.2687304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56" calcext:value-type="float">
            <text:p>0.25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5.455" calcext:value-type="float">
            <text:p>35.455</text:p>
          </table:table-cell>
          <table:table-cell office:value-type="float" office:value="0" calcext:value-type="float">
            <text:p>0</text:p>
          </table:table-cell>
          <table:table-cell office:value-type="float" office:value="0.256" calcext:value-type="float">
            <text:p>0.256</text:p>
          </table:table-cell>
        </table:table-row>
        <table:table-row table:style-name="ro1">
          <table:table-cell office:value-type="string" calcext:value-type="string">
            <text:p>Mon Jul <text:s/>6 01:11:51 2020</text:p>
          </table:table-cell>
          <table:table-cell office:value-type="float" office:value="6.215" calcext:value-type="float">
            <text:p>6.215</text:p>
          </table:table-cell>
          <table:table-cell office:value-type="float" office:value="35.337" calcext:value-type="float">
            <text:p>35.337</text:p>
          </table:table-cell>
          <table:table-cell office:value-type="float" office:value="32.514" calcext:value-type="float">
            <text:p>32.514</text:p>
          </table:table-cell>
          <table:table-cell office:value-type="float" office:value="24.76" calcext:value-type="float">
            <text:p>24.76</text:p>
          </table:table-cell>
          <table:table-cell office:value-type="float" office:value="96.26465625" calcext:value-type="float">
            <text:p>96.264656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32" calcext:value-type="float">
            <text:p>0.33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5.337" calcext:value-type="float">
            <text:p>35.337</text:p>
          </table:table-cell>
          <table:table-cell office:value-type="float" office:value="0" calcext:value-type="float">
            <text:p>0</text:p>
          </table:table-cell>
          <table:table-cell office:value-type="float" office:value="0.332" calcext:value-type="float">
            <text:p>0.332</text:p>
          </table:table-cell>
        </table:table-row>
        <table:table-row table:style-name="ro1">
          <table:table-cell office:value-type="string" calcext:value-type="string">
            <text:p>Mon Jul <text:s/>6 01:11:58 2020</text:p>
          </table:table-cell>
          <table:table-cell office:value-type="float" office:value="6.215" calcext:value-type="float">
            <text:p>6.215</text:p>
          </table:table-cell>
          <table:table-cell office:value-type="float" office:value="35.354" calcext:value-type="float">
            <text:p>35.354</text:p>
          </table:table-cell>
          <table:table-cell office:value-type="float" office:value="34.28" calcext:value-type="float">
            <text:p>34.28</text:p>
          </table:table-cell>
          <table:table-cell office:value-type="float" office:value="46.32" calcext:value-type="float">
            <text:p>46.32</text:p>
          </table:table-cell>
          <table:table-cell office:value-type="float" office:value="96.261285156" calcext:value-type="float">
            <text:p>96.2612851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71" calcext:value-type="float">
            <text:p>0.2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5.354" calcext:value-type="float">
            <text:p>35.354</text:p>
          </table:table-cell>
          <table:table-cell office:value-type="float" office:value="0" calcext:value-type="float">
            <text:p>0</text:p>
          </table:table-cell>
          <table:table-cell office:value-type="float" office:value="0.271" calcext:value-type="float">
            <text:p>0.271</text:p>
          </table:table-cell>
        </table:table-row>
        <table:table-row table:style-name="ro1">
          <table:table-cell office:value-type="string" calcext:value-type="string">
            <text:p>Mon Jul <text:s/>6 01:12:05 2020</text:p>
          </table:table-cell>
          <table:table-cell office:value-type="float" office:value="6.216" calcext:value-type="float">
            <text:p>6.216</text:p>
          </table:table-cell>
          <table:table-cell office:value-type="float" office:value="35.357" calcext:value-type="float">
            <text:p>35.357</text:p>
          </table:table-cell>
          <table:table-cell office:value-type="float" office:value="35.899" calcext:value-type="float">
            <text:p>35.899</text:p>
          </table:table-cell>
          <table:table-cell office:value-type="float" office:value="75.6" calcext:value-type="float">
            <text:p>75.6</text:p>
          </table:table-cell>
          <table:table-cell office:value-type="float" office:value="96.262453125" calcext:value-type="float">
            <text:p>96.262453125</text:p>
          </table:table-cell>
          <table:table-cell office:value-type="float" office:value="1" calcext:value-type="float">
            <text:p>1</text:p>
          </table:table-cell>
          <table:table-cell office:value-type="float" office:value="0.00852638352638353" calcext:value-type="float">
            <text:p>0.008526383526384</text:p>
          </table:table-cell>
          <table:table-cell office:value-type="float" office:value="0.639" calcext:value-type="float">
            <text:p>0.63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5.357" calcext:value-type="float">
            <text:p>35.357</text:p>
          </table:table-cell>
          <table:table-cell office:value-type="float" office:value="0.00852638352638353" calcext:value-type="float">
            <text:p>0.008526383526384</text:p>
          </table:table-cell>
          <table:table-cell office:value-type="float" office:value="0.639" calcext:value-type="float">
            <text:p>0.639</text:p>
          </table:table-cell>
        </table:table-row>
        <table:table-row table:style-name="ro1">
          <table:table-cell office:value-type="string" calcext:value-type="string">
            <text:p>Mon Jul <text:s/>6 01:12:12 2020</text:p>
          </table:table-cell>
          <table:table-cell office:value-type="float" office:value="6.214" calcext:value-type="float">
            <text:p>6.214</text:p>
          </table:table-cell>
          <table:table-cell office:value-type="float" office:value="35.203" calcext:value-type="float">
            <text:p>35.203</text:p>
          </table:table-cell>
          <table:table-cell office:value-type="float" office:value="35.061" calcext:value-type="float">
            <text:p>35.061</text:p>
          </table:table-cell>
          <table:table-cell office:value-type="float" office:value="308" calcext:value-type="float">
            <text:p>308</text:p>
          </table:table-cell>
          <table:table-cell office:value-type="float" office:value="96.270023437" calcext:value-type="float">
            <text:p>96.270023437</text:p>
          </table:table-cell>
          <table:table-cell office:value-type="float" office:value="114" calcext:value-type="float">
            <text:p>114</text:p>
          </table:table-cell>
          <table:table-cell office:value-type="float" office:value="0.972320566462826" calcext:value-type="float">
            <text:p>0.972320566462826</text:p>
          </table:table-cell>
          <table:table-cell office:value-type="float" office:value="1.022" calcext:value-type="float">
            <text:p>1.02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5.203" calcext:value-type="float">
            <text:p>35.203</text:p>
          </table:table-cell>
          <table:table-cell office:value-type="float" office:value="0.972320566462826" calcext:value-type="float">
            <text:p>0.972320566462826</text:p>
          </table:table-cell>
          <table:table-cell office:value-type="float" office:value="1.022" calcext:value-type="float">
            <text:p>1.022</text:p>
          </table:table-cell>
        </table:table-row>
        <table:table-row table:style-name="ro1">
          <table:table-cell office:value-type="string" calcext:value-type="string">
            <text:p>Mon Jul <text:s/>6 01:12:19 2020</text:p>
          </table:table-cell>
          <table:table-cell office:value-type="float" office:value="6.221" calcext:value-type="float">
            <text:p>6.221</text:p>
          </table:table-cell>
          <table:table-cell office:value-type="float" office:value="34.219" calcext:value-type="float">
            <text:p>34.219</text:p>
          </table:table-cell>
          <table:table-cell office:value-type="float" office:value="35.105" calcext:value-type="float">
            <text:p>35.105</text:p>
          </table:table-cell>
          <table:table-cell office:value-type="float" office:value="365.44" calcext:value-type="float">
            <text:p>365.44</text:p>
          </table:table-cell>
          <table:table-cell office:value-type="float" office:value="96.277332031" calcext:value-type="float">
            <text:p>96.277332031</text:p>
          </table:table-cell>
          <table:table-cell office:value-type="float" office:value="498" calcext:value-type="float">
            <text:p>498</text:p>
          </table:table-cell>
          <table:table-cell office:value-type="float" office:value="4.24272624979907" calcext:value-type="float">
            <text:p>4.24272624979907</text:p>
          </table:table-cell>
          <table:table-cell office:value-type="float" office:value="6.208" calcext:value-type="float">
            <text:p>6.20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4.219" calcext:value-type="float">
            <text:p>34.219</text:p>
          </table:table-cell>
          <table:table-cell office:value-type="float" office:value="4.24272624979907" calcext:value-type="float">
            <text:p>4.24272624979907</text:p>
          </table:table-cell>
          <table:table-cell office:value-type="float" office:value="6.208" calcext:value-type="float">
            <text:p>6.208</text:p>
          </table:table-cell>
        </table:table-row>
        <table:table-row table:style-name="ro1">
          <table:table-cell office:value-type="string" calcext:value-type="string">
            <text:p>Mon Jul <text:s/>6 01:12:26 2020</text:p>
          </table:table-cell>
          <table:table-cell office:value-type="float" office:value="6.22" calcext:value-type="float">
            <text:p>6.22</text:p>
          </table:table-cell>
          <table:table-cell office:value-type="float" office:value="32.595" calcext:value-type="float">
            <text:p>32.595</text:p>
          </table:table-cell>
          <table:table-cell office:value-type="float" office:value="37.46" calcext:value-type="float">
            <text:p>37.46</text:p>
          </table:table-cell>
          <table:table-cell office:value-type="float" office:value="391.68" calcext:value-type="float">
            <text:p>391.68</text:p>
          </table:table-cell>
          <table:table-cell office:value-type="float" office:value="96.278074218" calcext:value-type="float">
            <text:p>96.278074218</text:p>
          </table:table-cell>
          <table:table-cell office:value-type="float" office:value="498" calcext:value-type="float">
            <text:p>498</text:p>
          </table:table-cell>
          <table:table-cell office:value-type="float" office:value="4.24340836012862" calcext:value-type="float">
            <text:p>4.24340836012862</text:p>
          </table:table-cell>
          <table:table-cell office:value-type="float" office:value="5.035" calcext:value-type="float">
            <text:p>5.03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2.595" calcext:value-type="float">
            <text:p>32.595</text:p>
          </table:table-cell>
          <table:table-cell office:value-type="float" office:value="4.24340836012862" calcext:value-type="float">
            <text:p>4.24340836012862</text:p>
          </table:table-cell>
          <table:table-cell office:value-type="float" office:value="5.035" calcext:value-type="float">
            <text:p>5.035</text:p>
          </table:table-cell>
        </table:table-row>
        <table:table-row table:style-name="ro1">
          <table:table-cell office:value-type="string" calcext:value-type="string">
            <text:p>Mon Jul <text:s/>6 01:12:33 2020</text:p>
          </table:table-cell>
          <table:table-cell office:value-type="float" office:value="6.219" calcext:value-type="float">
            <text:p>6.219</text:p>
          </table:table-cell>
          <table:table-cell office:value-type="float" office:value="31.651" calcext:value-type="float">
            <text:p>31.651</text:p>
          </table:table-cell>
          <table:table-cell office:value-type="float" office:value="38.642" calcext:value-type="float">
            <text:p>38.642</text:p>
          </table:table-cell>
          <table:table-cell office:value-type="float" office:value="156.96" calcext:value-type="float">
            <text:p>156.96</text:p>
          </table:table-cell>
          <table:table-cell office:value-type="float" office:value="96.263355468" calcext:value-type="float">
            <text:p>96.263355468</text:p>
          </table:table-cell>
          <table:table-cell office:value-type="float" office:value="511" calcext:value-type="float">
            <text:p>511</text:p>
          </table:table-cell>
          <table:table-cell office:value-type="float" office:value="4.35488020582087" calcext:value-type="float">
            <text:p>4.35488020582087</text:p>
          </table:table-cell>
          <table:table-cell office:value-type="float" office:value="3.4" calcext:value-type="float">
            <text:p>3.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1.651" calcext:value-type="float">
            <text:p>31.651</text:p>
          </table:table-cell>
          <table:table-cell office:value-type="float" office:value="4.35488020582087" calcext:value-type="float">
            <text:p>4.35488020582087</text:p>
          </table:table-cell>
          <table:table-cell office:value-type="float" office:value="3.4" calcext:value-type="float">
            <text:p>3.4</text:p>
          </table:table-cell>
        </table:table-row>
        <table:table-row table:style-name="ro1">
          <table:table-cell office:value-type="string" calcext:value-type="string">
            <text:p>Mon Jul <text:s/>6 01:12:40 2020</text:p>
          </table:table-cell>
          <table:table-cell office:value-type="float" office:value="6.217" calcext:value-type="float">
            <text:p>6.217</text:p>
          </table:table-cell>
          <table:table-cell office:value-type="float" office:value="31.96" calcext:value-type="float">
            <text:p>31.96</text:p>
          </table:table-cell>
          <table:table-cell office:value-type="float" office:value="38.159" calcext:value-type="float">
            <text:p>38.159</text:p>
          </table:table-cell>
          <table:table-cell office:value-type="float" office:value="134.24" calcext:value-type="float">
            <text:p>134.24</text:p>
          </table:table-cell>
          <table:table-cell office:value-type="float" office:value="96.2655625" calcext:value-type="float">
            <text:p>96.2655625</text:p>
          </table:table-cell>
          <table:table-cell office:value-type="float" office:value="182" calcext:value-type="float">
            <text:p>182</text:p>
          </table:table-cell>
          <table:table-cell office:value-type="float" office:value="1.55155219559273" calcext:value-type="float">
            <text:p>1.55155219559273</text:p>
          </table:table-cell>
          <table:table-cell office:value-type="float" office:value="1.175" calcext:value-type="float">
            <text:p>1.1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1.96" calcext:value-type="float">
            <text:p>31.96</text:p>
          </table:table-cell>
          <table:table-cell office:value-type="float" office:value="1.55155219559273" calcext:value-type="float">
            <text:p>1.55155219559273</text:p>
          </table:table-cell>
          <table:table-cell office:value-type="float" office:value="1.175" calcext:value-type="float">
            <text:p>1.175</text:p>
          </table:table-cell>
        </table:table-row>
        <table:table-row table:style-name="ro1">
          <table:table-cell office:value-type="string" calcext:value-type="string">
            <text:p>Mon Jul <text:s/>6 01:12:47 2020</text:p>
          </table:table-cell>
          <table:table-cell office:value-type="float" office:value="6.222" calcext:value-type="float">
            <text:p>6.222</text:p>
          </table:table-cell>
          <table:table-cell office:value-type="float" office:value="31.892" calcext:value-type="float">
            <text:p>31.892</text:p>
          </table:table-cell>
          <table:table-cell office:value-type="float" office:value="38.407" calcext:value-type="float">
            <text:p>38.407</text:p>
          </table:table-cell>
          <table:table-cell office:value-type="float" office:value="135.04" calcext:value-type="float">
            <text:p>135.04</text:p>
          </table:table-cell>
          <table:table-cell office:value-type="float" office:value="96.263007812" calcext:value-type="float">
            <text:p>96.263007812</text:p>
          </table:table-cell>
          <table:table-cell office:value-type="float" office:value="491" calcext:value-type="float">
            <text:p>491</text:p>
          </table:table-cell>
          <table:table-cell office:value-type="float" office:value="4.18241722918676" calcext:value-type="float">
            <text:p>4.18241722918676</text:p>
          </table:table-cell>
          <table:table-cell office:value-type="float" office:value="3.166" calcext:value-type="float">
            <text:p>3.16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1.892" calcext:value-type="float">
            <text:p>31.892</text:p>
          </table:table-cell>
          <table:table-cell office:value-type="float" office:value="4.18241722918676" calcext:value-type="float">
            <text:p>4.18241722918676</text:p>
          </table:table-cell>
          <table:table-cell office:value-type="float" office:value="3.166" calcext:value-type="float">
            <text:p>3.166</text:p>
          </table:table-cell>
        </table:table-row>
        <table:table-row table:style-name="ro1">
          <table:table-cell office:value-type="string" calcext:value-type="string">
            <text:p>Mon Jul <text:s/>6 01:12:54 2020</text:p>
          </table:table-cell>
          <table:table-cell office:value-type="float" office:value="6.221" calcext:value-type="float">
            <text:p>6.221</text:p>
          </table:table-cell>
          <table:table-cell office:value-type="float" office:value="31.94" calcext:value-type="float">
            <text:p>31.94</text:p>
          </table:table-cell>
          <table:table-cell office:value-type="float" office:value="37.564" calcext:value-type="float">
            <text:p>37.564</text:p>
          </table:table-cell>
          <table:table-cell office:value-type="float" office:value="207.2" calcext:value-type="float">
            <text:p>207.2</text:p>
          </table:table-cell>
          <table:table-cell office:value-type="float" office:value="96.261960937" calcext:value-type="float">
            <text:p>96.261960937</text:p>
          </table:table-cell>
          <table:table-cell office:value-type="float" office:value="544" calcext:value-type="float">
            <text:p>544</text:p>
          </table:table-cell>
          <table:table-cell office:value-type="float" office:value="4.63462465841505" calcext:value-type="float">
            <text:p>4.63462465841505</text:p>
          </table:table-cell>
          <table:table-cell office:value-type="float" office:value="3.389" calcext:value-type="float">
            <text:p>3.38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1.94" calcext:value-type="float">
            <text:p>31.94</text:p>
          </table:table-cell>
          <table:table-cell office:value-type="float" office:value="4.63462465841505" calcext:value-type="float">
            <text:p>4.63462465841505</text:p>
          </table:table-cell>
          <table:table-cell office:value-type="float" office:value="3.389" calcext:value-type="float">
            <text:p>3.389</text:p>
          </table:table-cell>
        </table:table-row>
        <table:table-row table:style-name="ro1">
          <table:table-cell office:value-type="string" calcext:value-type="string">
            <text:p>Mon Jul <text:s/>6 01:13:01 2020</text:p>
          </table:table-cell>
          <table:table-cell office:value-type="float" office:value="6.221" calcext:value-type="float">
            <text:p>6.221</text:p>
          </table:table-cell>
          <table:table-cell office:value-type="float" office:value="31.968" calcext:value-type="float">
            <text:p>31.968</text:p>
          </table:table-cell>
          <table:table-cell office:value-type="float" office:value="36.781" calcext:value-type="float">
            <text:p>36.781</text:p>
          </table:table-cell>
          <table:table-cell office:value-type="float" office:value="197.6" calcext:value-type="float">
            <text:p>197.6</text:p>
          </table:table-cell>
          <table:table-cell office:value-type="float" office:value="96.260695312" calcext:value-type="float">
            <text:p>96.260695312</text:p>
          </table:table-cell>
          <table:table-cell office:value-type="float" office:value="554" calcext:value-type="float">
            <text:p>554</text:p>
          </table:table-cell>
          <table:table-cell office:value-type="float" office:value="4.71981996463591" calcext:value-type="float">
            <text:p>4.71981996463591</text:p>
          </table:table-cell>
          <table:table-cell office:value-type="float" office:value="3.369" calcext:value-type="float">
            <text:p>3.36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1.968" calcext:value-type="float">
            <text:p>31.968</text:p>
          </table:table-cell>
          <table:table-cell office:value-type="float" office:value="4.71981996463591" calcext:value-type="float">
            <text:p>4.71981996463591</text:p>
          </table:table-cell>
          <table:table-cell office:value-type="float" office:value="3.369" calcext:value-type="float">
            <text:p>3.369</text:p>
          </table:table-cell>
        </table:table-row>
        <table:table-row table:style-name="ro1">
          <table:table-cell office:value-type="string" calcext:value-type="string">
            <text:p>Mon Jul <text:s/>6 01:13:08 2020</text:p>
          </table:table-cell>
          <table:table-cell office:value-type="float" office:value="6.221" calcext:value-type="float">
            <text:p>6.221</text:p>
          </table:table-cell>
          <table:table-cell office:value-type="float" office:value="31.996" calcext:value-type="float">
            <text:p>31.996</text:p>
          </table:table-cell>
          <table:table-cell office:value-type="float" office:value="37.396" calcext:value-type="float">
            <text:p>37.396</text:p>
          </table:table-cell>
          <table:table-cell office:value-type="float" office:value="144" calcext:value-type="float">
            <text:p>144</text:p>
          </table:table-cell>
          <table:table-cell office:value-type="float" office:value="96.259722656" calcext:value-type="float">
            <text:p>96.259722656</text:p>
          </table:table-cell>
          <table:table-cell office:value-type="float" office:value="545" calcext:value-type="float">
            <text:p>545</text:p>
          </table:table-cell>
          <table:table-cell office:value-type="float" office:value="4.64314418903713" calcext:value-type="float">
            <text:p>4.64314418903713</text:p>
          </table:table-cell>
          <table:table-cell office:value-type="float" office:value="3.84" calcext:value-type="float">
            <text:p>3.8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1.996" calcext:value-type="float">
            <text:p>31.996</text:p>
          </table:table-cell>
          <table:table-cell office:value-type="float" office:value="4.64314418903713" calcext:value-type="float">
            <text:p>4.64314418903713</text:p>
          </table:table-cell>
          <table:table-cell office:value-type="float" office:value="3.84" calcext:value-type="float">
            <text:p>3.84</text:p>
          </table:table-cell>
        </table:table-row>
        <table:table-row table:style-name="ro1">
          <table:table-cell office:value-type="string" calcext:value-type="string">
            <text:p>Mon Jul <text:s/>6 01:13:15 2020</text:p>
          </table:table-cell>
          <table:table-cell office:value-type="float" office:value="6.223" calcext:value-type="float">
            <text:p>6.223</text:p>
          </table:table-cell>
          <table:table-cell office:value-type="float" office:value="32.008" calcext:value-type="float">
            <text:p>32.008</text:p>
          </table:table-cell>
          <table:table-cell office:value-type="float" office:value="37.391" calcext:value-type="float">
            <text:p>37.391</text:p>
          </table:table-cell>
          <table:table-cell office:value-type="float" office:value="212.16" calcext:value-type="float">
            <text:p>212.16</text:p>
          </table:table-cell>
          <table:table-cell office:value-type="float" office:value="96.264453125" calcext:value-type="float">
            <text:p>96.264453125</text:p>
          </table:table-cell>
          <table:table-cell office:value-type="float" office:value="505" calcext:value-type="float">
            <text:p>505</text:p>
          </table:table-cell>
          <table:table-cell office:value-type="float" office:value="4.30098023461353" calcext:value-type="float">
            <text:p>4.30098023461353</text:p>
          </table:table-cell>
          <table:table-cell office:value-type="float" office:value="4.189" calcext:value-type="float">
            <text:p>4.18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2.008" calcext:value-type="float">
            <text:p>32.008</text:p>
          </table:table-cell>
          <table:table-cell office:value-type="float" office:value="4.30098023461353" calcext:value-type="float">
            <text:p>4.30098023461353</text:p>
          </table:table-cell>
          <table:table-cell office:value-type="float" office:value="4.189" calcext:value-type="float">
            <text:p>4.189</text:p>
          </table:table-cell>
        </table:table-row>
        <table:table-row table:style-name="ro1">
          <table:table-cell office:value-type="string" calcext:value-type="string">
            <text:p>Mon Jul <text:s/>6 01:13:22 2020</text:p>
          </table:table-cell>
          <table:table-cell office:value-type="float" office:value="6.218" calcext:value-type="float">
            <text:p>6.218</text:p>
          </table:table-cell>
          <table:table-cell office:value-type="float" office:value="31.875" calcext:value-type="float">
            <text:p>31.875</text:p>
          </table:table-cell>
          <table:table-cell office:value-type="float" office:value="37.396" calcext:value-type="float">
            <text:p>37.396</text:p>
          </table:table-cell>
          <table:table-cell office:value-type="float" office:value="364.16" calcext:value-type="float">
            <text:p>364.16</text:p>
          </table:table-cell>
          <table:table-cell office:value-type="float" office:value="96.258394531" calcext:value-type="float">
            <text:p>96.258394531</text:p>
          </table:table-cell>
          <table:table-cell office:value-type="float" office:value="492" calcext:value-type="float">
            <text:p>492</text:p>
          </table:table-cell>
          <table:table-cell office:value-type="float" office:value="4.19363139273078" calcext:value-type="float">
            <text:p>4.19363139273078</text:p>
          </table:table-cell>
          <table:table-cell office:value-type="float" office:value="4.209" calcext:value-type="float">
            <text:p>4.20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1.875" calcext:value-type="float">
            <text:p>31.875</text:p>
          </table:table-cell>
          <table:table-cell office:value-type="float" office:value="4.19363139273078" calcext:value-type="float">
            <text:p>4.19363139273078</text:p>
          </table:table-cell>
          <table:table-cell office:value-type="float" office:value="4.209" calcext:value-type="float">
            <text:p>4.209</text:p>
          </table:table-cell>
        </table:table-row>
        <table:table-row table:style-name="ro1">
          <table:table-cell office:value-type="string" calcext:value-type="string">
            <text:p>Mon Jul <text:s/>6 01:13:29 2020</text:p>
          </table:table-cell>
          <table:table-cell office:value-type="float" office:value="6.22" calcext:value-type="float">
            <text:p>6.22</text:p>
          </table:table-cell>
          <table:table-cell office:value-type="float" office:value="31.777" calcext:value-type="float">
            <text:p>31.777</text:p>
          </table:table-cell>
          <table:table-cell office:value-type="float" office:value="38.075" calcext:value-type="float">
            <text:p>38.075</text:p>
          </table:table-cell>
          <table:table-cell office:value-type="float" office:value="208.32" calcext:value-type="float">
            <text:p>208.32</text:p>
          </table:table-cell>
          <table:table-cell office:value-type="float" office:value="96.261707031" calcext:value-type="float">
            <text:p>96.261707031</text:p>
          </table:table-cell>
          <table:table-cell office:value-type="float" office:value="507" calcext:value-type="float">
            <text:p>507</text:p>
          </table:table-cell>
          <table:table-cell office:value-type="float" office:value="4.32009646302251" calcext:value-type="float">
            <text:p>4.32009646302251</text:p>
          </table:table-cell>
          <table:table-cell office:value-type="float" office:value="4.305" calcext:value-type="float">
            <text:p>4.30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1.777" calcext:value-type="float">
            <text:p>31.777</text:p>
          </table:table-cell>
          <table:table-cell office:value-type="float" office:value="4.32009646302251" calcext:value-type="float">
            <text:p>4.32009646302251</text:p>
          </table:table-cell>
          <table:table-cell office:value-type="float" office:value="4.305" calcext:value-type="float">
            <text:p>4.305</text:p>
          </table:table-cell>
        </table:table-row>
        <table:table-row table:style-name="ro1">
          <table:table-cell office:value-type="string" calcext:value-type="string">
            <text:p>Mon Jul <text:s/>6 01:13:36 2020</text:p>
          </table:table-cell>
          <table:table-cell office:value-type="float" office:value="6.221" calcext:value-type="float">
            <text:p>6.221</text:p>
          </table:table-cell>
          <table:table-cell office:value-type="float" office:value="31.653" calcext:value-type="float">
            <text:p>31.653</text:p>
          </table:table-cell>
          <table:table-cell office:value-type="float" office:value="37.521" calcext:value-type="float">
            <text:p>37.521</text:p>
          </table:table-cell>
          <table:table-cell office:value-type="float" office:value="284.8" calcext:value-type="float">
            <text:p>284.8</text:p>
          </table:table-cell>
          <table:table-cell office:value-type="float" office:value="96.262964843" calcext:value-type="float">
            <text:p>96.262964843</text:p>
          </table:table-cell>
          <table:table-cell office:value-type="float" office:value="495" calcext:value-type="float">
            <text:p>495</text:p>
          </table:table-cell>
          <table:table-cell office:value-type="float" office:value="4.21716765793281" calcext:value-type="float">
            <text:p>4.21716765793281</text:p>
          </table:table-cell>
          <table:table-cell office:value-type="float" office:value="4.157" calcext:value-type="float">
            <text:p>4.15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1.653" calcext:value-type="float">
            <text:p>31.653</text:p>
          </table:table-cell>
          <table:table-cell office:value-type="float" office:value="4.21716765793281" calcext:value-type="float">
            <text:p>4.21716765793281</text:p>
          </table:table-cell>
          <table:table-cell office:value-type="float" office:value="4.157" calcext:value-type="float">
            <text:p>4.157</text:p>
          </table:table-cell>
        </table:table-row>
        <table:table-row table:style-name="ro1">
          <table:table-cell office:value-type="string" calcext:value-type="string">
            <text:p>Mon Jul <text:s/>6 01:13:43 2020</text:p>
          </table:table-cell>
          <table:table-cell office:value-type="float" office:value="6.222" calcext:value-type="float">
            <text:p>6.222</text:p>
          </table:table-cell>
          <table:table-cell office:value-type="float" office:value="31.515" calcext:value-type="float">
            <text:p>31.515</text:p>
          </table:table-cell>
          <table:table-cell office:value-type="float" office:value="38.74" calcext:value-type="float">
            <text:p>38.74</text:p>
          </table:table-cell>
          <table:table-cell office:value-type="float" office:value="203.84" calcext:value-type="float">
            <text:p>203.84</text:p>
          </table:table-cell>
          <table:table-cell office:value-type="float" office:value="96.262550781" calcext:value-type="float">
            <text:p>96.262550781</text:p>
          </table:table-cell>
          <table:table-cell office:value-type="float" office:value="490" calcext:value-type="float">
            <text:p>490</text:p>
          </table:table-cell>
          <table:table-cell office:value-type="float" office:value="4.17389906782385" calcext:value-type="float">
            <text:p>4.17389906782385</text:p>
          </table:table-cell>
          <table:table-cell office:value-type="float" office:value="3.939" calcext:value-type="float">
            <text:p>3.93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1.515" calcext:value-type="float">
            <text:p>31.515</text:p>
          </table:table-cell>
          <table:table-cell office:value-type="float" office:value="4.17389906782385" calcext:value-type="float">
            <text:p>4.17389906782385</text:p>
          </table:table-cell>
          <table:table-cell office:value-type="float" office:value="3.939" calcext:value-type="float">
            <text:p>3.939</text:p>
          </table:table-cell>
        </table:table-row>
        <table:table-row table:style-name="ro1">
          <table:table-cell office:value-type="string" calcext:value-type="string">
            <text:p>Mon Jul <text:s/>6 01:13:50 2020</text:p>
          </table:table-cell>
          <table:table-cell office:value-type="float" office:value="6.219" calcext:value-type="float">
            <text:p>6.219</text:p>
          </table:table-cell>
          <table:table-cell office:value-type="float" office:value="31.452" calcext:value-type="float">
            <text:p>31.452</text:p>
          </table:table-cell>
          <table:table-cell office:value-type="float" office:value="38.626" calcext:value-type="float">
            <text:p>38.626</text:p>
          </table:table-cell>
          <table:table-cell office:value-type="float" office:value="205.76" calcext:value-type="float">
            <text:p>205.76</text:p>
          </table:table-cell>
          <table:table-cell office:value-type="float" office:value="96.267261718" calcext:value-type="float">
            <text:p>96.267261718</text:p>
          </table:table-cell>
          <table:table-cell office:value-type="float" office:value="474" calcext:value-type="float">
            <text:p>474</text:p>
          </table:table-cell>
          <table:table-cell office:value-type="float" office:value="4.03955619874578" calcext:value-type="float">
            <text:p>4.03955619874578</text:p>
          </table:table-cell>
          <table:table-cell office:value-type="float" office:value="3.88" calcext:value-type="float">
            <text:p>3.8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1.452" calcext:value-type="float">
            <text:p>31.452</text:p>
          </table:table-cell>
          <table:table-cell office:value-type="float" office:value="4.03955619874578" calcext:value-type="float">
            <text:p>4.03955619874578</text:p>
          </table:table-cell>
          <table:table-cell office:value-type="float" office:value="3.88" calcext:value-type="float">
            <text:p>3.88</text:p>
          </table:table-cell>
        </table:table-row>
        <table:table-row table:style-name="ro1">
          <table:table-cell office:value-type="string" calcext:value-type="string">
            <text:p>Mon Jul <text:s/>6 01:13:57 2020</text:p>
          </table:table-cell>
          <table:table-cell office:value-type="float" office:value="6.221" calcext:value-type="float">
            <text:p>6.221</text:p>
          </table:table-cell>
          <table:table-cell office:value-type="float" office:value="31.328" calcext:value-type="float">
            <text:p>31.328</text:p>
          </table:table-cell>
          <table:table-cell office:value-type="float" office:value="39.024" calcext:value-type="float">
            <text:p>39.024</text:p>
          </table:table-cell>
          <table:table-cell office:value-type="float" office:value="388.8" calcext:value-type="float">
            <text:p>388.8</text:p>
          </table:table-cell>
          <table:table-cell office:value-type="float" office:value="96.267121093" calcext:value-type="float">
            <text:p>96.267121093</text:p>
          </table:table-cell>
          <table:table-cell office:value-type="float" office:value="456" calcext:value-type="float">
            <text:p>456</text:p>
          </table:table-cell>
          <table:table-cell office:value-type="float" office:value="3.88490596367143" calcext:value-type="float">
            <text:p>3.88490596367143</text:p>
          </table:table-cell>
          <table:table-cell office:value-type="float" office:value="4.053" calcext:value-type="float">
            <text:p>4.05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1.328" calcext:value-type="float">
            <text:p>31.328</text:p>
          </table:table-cell>
          <table:table-cell office:value-type="float" office:value="3.88490596367143" calcext:value-type="float">
            <text:p>3.88490596367143</text:p>
          </table:table-cell>
          <table:table-cell office:value-type="float" office:value="4.053" calcext:value-type="float">
            <text:p>4.053</text:p>
          </table:table-cell>
        </table:table-row>
        <table:table-row table:style-name="ro1">
          <table:table-cell office:value-type="string" calcext:value-type="string">
            <text:p>Mon Jul <text:s/>6 01:14:04 2020</text:p>
          </table:table-cell>
          <table:table-cell office:value-type="float" office:value="6.218" calcext:value-type="float">
            <text:p>6.218</text:p>
          </table:table-cell>
          <table:table-cell office:value-type="float" office:value="31.26" calcext:value-type="float">
            <text:p>31.26</text:p>
          </table:table-cell>
          <table:table-cell office:value-type="float" office:value="39.77" calcext:value-type="float">
            <text:p>39.77</text:p>
          </table:table-cell>
          <table:table-cell office:value-type="float" office:value="319.36" calcext:value-type="float">
            <text:p>319.36</text:p>
          </table:table-cell>
          <table:table-cell office:value-type="float" office:value="96.26440625" calcext:value-type="float">
            <text:p>96.26440625</text:p>
          </table:table-cell>
          <table:table-cell office:value-type="float" office:value="489" calcext:value-type="float">
            <text:p>489</text:p>
          </table:table-cell>
          <table:table-cell office:value-type="float" office:value="4.16806046960437" calcext:value-type="float">
            <text:p>4.16806046960437</text:p>
          </table:table-cell>
          <table:table-cell office:value-type="float" office:value="4.122" calcext:value-type="float">
            <text:p>4.12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1.26" calcext:value-type="float">
            <text:p>31.26</text:p>
          </table:table-cell>
          <table:table-cell office:value-type="float" office:value="4.16806046960437" calcext:value-type="float">
            <text:p>4.16806046960437</text:p>
          </table:table-cell>
          <table:table-cell office:value-type="float" office:value="4.122" calcext:value-type="float">
            <text:p>4.122</text:p>
          </table:table-cell>
        </table:table-row>
        <table:table-row table:style-name="ro1">
          <table:table-cell office:value-type="string" calcext:value-type="string">
            <text:p>Mon Jul <text:s/>6 01:14:12 2020</text:p>
          </table:table-cell>
          <table:table-cell office:value-type="float" office:value="6.22" calcext:value-type="float">
            <text:p>6.22</text:p>
          </table:table-cell>
          <table:table-cell office:value-type="float" office:value="31.182" calcext:value-type="float">
            <text:p>31.182</text:p>
          </table:table-cell>
          <table:table-cell office:value-type="float" office:value="39.564" calcext:value-type="float">
            <text:p>39.564</text:p>
          </table:table-cell>
          <table:table-cell office:value-type="float" office:value="305.92" calcext:value-type="float">
            <text:p>305.92</text:p>
          </table:table-cell>
          <table:table-cell office:value-type="float" office:value="96.2645625" calcext:value-type="float">
            <text:p>96.2645625</text:p>
          </table:table-cell>
          <table:table-cell office:value-type="float" office:value="471" calcext:value-type="float">
            <text:p>471</text:p>
          </table:table-cell>
          <table:table-cell office:value-type="float" office:value="4.01334405144695" calcext:value-type="float">
            <text:p>4.01334405144695</text:p>
          </table:table-cell>
          <table:table-cell office:value-type="float" office:value="4.06" calcext:value-type="float">
            <text:p>4.0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1.182" calcext:value-type="float">
            <text:p>31.182</text:p>
          </table:table-cell>
          <table:table-cell office:value-type="float" office:value="4.01334405144695" calcext:value-type="float">
            <text:p>4.01334405144695</text:p>
          </table:table-cell>
          <table:table-cell office:value-type="float" office:value="4.06" calcext:value-type="float">
            <text:p>4.06</text:p>
          </table:table-cell>
        </table:table-row>
        <table:table-row table:style-name="ro1">
          <table:table-cell office:value-type="string" calcext:value-type="string">
            <text:p>Mon Jul <text:s/>6 01:14:19 2020</text:p>
          </table:table-cell>
          <table:table-cell office:value-type="float" office:value="6.224" calcext:value-type="float">
            <text:p>6.224</text:p>
          </table:table-cell>
          <table:table-cell office:value-type="float" office:value="31.109" calcext:value-type="float">
            <text:p>31.109</text:p>
          </table:table-cell>
          <table:table-cell office:value-type="float" office:value="38.949" calcext:value-type="float">
            <text:p>38.949</text:p>
          </table:table-cell>
          <table:table-cell office:value-type="float" office:value="307.68" calcext:value-type="float">
            <text:p>307.68</text:p>
          </table:table-cell>
          <table:table-cell office:value-type="float" office:value="96.263378906" calcext:value-type="float">
            <text:p>96.263378906</text:p>
          </table:table-cell>
          <table:table-cell office:value-type="float" office:value="489" calcext:value-type="float">
            <text:p>489</text:p>
          </table:table-cell>
          <table:table-cell office:value-type="float" office:value="4.16404241645244" calcext:value-type="float">
            <text:p>4.16404241645244</text:p>
          </table:table-cell>
          <table:table-cell office:value-type="float" office:value="4.106" calcext:value-type="float">
            <text:p>4.10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1.109" calcext:value-type="float">
            <text:p>31.109</text:p>
          </table:table-cell>
          <table:table-cell office:value-type="float" office:value="4.16404241645244" calcext:value-type="float">
            <text:p>4.16404241645244</text:p>
          </table:table-cell>
          <table:table-cell office:value-type="float" office:value="4.106" calcext:value-type="float">
            <text:p>4.106</text:p>
          </table:table-cell>
        </table:table-row>
        <table:table-row table:style-name="ro1">
          <table:table-cell office:value-type="string" calcext:value-type="string">
            <text:p>Mon Jul <text:s/>6 01:14:26 2020</text:p>
          </table:table-cell>
          <table:table-cell office:value-type="float" office:value="6.223" calcext:value-type="float">
            <text:p>6.223</text:p>
          </table:table-cell>
          <table:table-cell office:value-type="float" office:value="30.991" calcext:value-type="float">
            <text:p>30.991</text:p>
          </table:table-cell>
          <table:table-cell office:value-type="float" office:value="39.833" calcext:value-type="float">
            <text:p>39.833</text:p>
          </table:table-cell>
          <table:table-cell office:value-type="float" office:value="322.88" calcext:value-type="float">
            <text:p>322.88</text:p>
          </table:table-cell>
          <table:table-cell office:value-type="float" office:value="96.262464843" calcext:value-type="float">
            <text:p>96.262464843</text:p>
          </table:table-cell>
          <table:table-cell office:value-type="float" office:value="515" calcext:value-type="float">
            <text:p>515</text:p>
          </table:table-cell>
          <table:table-cell office:value-type="float" office:value="4.38614816005142" calcext:value-type="float">
            <text:p>4.38614816005142</text:p>
          </table:table-cell>
          <table:table-cell office:value-type="float" office:value="4.257" calcext:value-type="float">
            <text:p>4.25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0.991" calcext:value-type="float">
            <text:p>30.991</text:p>
          </table:table-cell>
          <table:table-cell office:value-type="float" office:value="4.38614816005142" calcext:value-type="float">
            <text:p>4.38614816005142</text:p>
          </table:table-cell>
          <table:table-cell office:value-type="float" office:value="4.257" calcext:value-type="float">
            <text:p>4.257</text:p>
          </table:table-cell>
        </table:table-row>
        <table:table-row table:style-name="ro1">
          <table:table-cell office:value-type="string" calcext:value-type="string">
            <text:p>Mon Jul <text:s/>6 01:14:33 2020</text:p>
          </table:table-cell>
          <table:table-cell office:value-type="float" office:value="6.219" calcext:value-type="float">
            <text:p>6.219</text:p>
          </table:table-cell>
          <table:table-cell office:value-type="float" office:value="30.893" calcext:value-type="float">
            <text:p>30.893</text:p>
          </table:table-cell>
          <table:table-cell office:value-type="float" office:value="39.318" calcext:value-type="float">
            <text:p>39.318</text:p>
          </table:table-cell>
          <table:table-cell office:value-type="float" office:value="309.28" calcext:value-type="float">
            <text:p>309.28</text:p>
          </table:table-cell>
          <table:table-cell office:value-type="float" office:value="96.261230468" calcext:value-type="float">
            <text:p>96.261230468</text:p>
          </table:table-cell>
          <table:table-cell office:value-type="float" office:value="494" calcext:value-type="float">
            <text:p>494</text:p>
          </table:table-cell>
          <table:table-cell office:value-type="float" office:value="4.21000160797556" calcext:value-type="float">
            <text:p>4.21000160797556</text:p>
          </table:table-cell>
          <table:table-cell office:value-type="float" office:value="3.987" calcext:value-type="float">
            <text:p>3.98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0.893" calcext:value-type="float">
            <text:p>30.893</text:p>
          </table:table-cell>
          <table:table-cell office:value-type="float" office:value="4.21000160797556" calcext:value-type="float">
            <text:p>4.21000160797556</text:p>
          </table:table-cell>
          <table:table-cell office:value-type="float" office:value="3.987" calcext:value-type="float">
            <text:p>3.987</text:p>
          </table:table-cell>
        </table:table-row>
        <table:table-row table:style-name="ro1">
          <table:table-cell office:value-type="string" calcext:value-type="string">
            <text:p>Mon Jul <text:s/>6 01:14:40 2020</text:p>
          </table:table-cell>
          <table:table-cell office:value-type="float" office:value="6.224" calcext:value-type="float">
            <text:p>6.224</text:p>
          </table:table-cell>
          <table:table-cell office:value-type="float" office:value="30.84" calcext:value-type="float">
            <text:p>30.84</text:p>
          </table:table-cell>
          <table:table-cell office:value-type="float" office:value="39.9" calcext:value-type="float">
            <text:p>39.9</text:p>
          </table:table-cell>
          <table:table-cell office:value-type="float" office:value="341.76" calcext:value-type="float">
            <text:p>341.76</text:p>
          </table:table-cell>
          <table:table-cell office:value-type="float" office:value="96.260625" calcext:value-type="float">
            <text:p>96.260625</text:p>
          </table:table-cell>
          <table:table-cell office:value-type="float" office:value="508" calcext:value-type="float">
            <text:p>508</text:p>
          </table:table-cell>
          <table:table-cell office:value-type="float" office:value="4.32583547557841" calcext:value-type="float">
            <text:p>4.32583547557841</text:p>
          </table:table-cell>
          <table:table-cell office:value-type="float" office:value="4.176" calcext:value-type="float">
            <text:p>4.17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0.84" calcext:value-type="float">
            <text:p>30.84</text:p>
          </table:table-cell>
          <table:table-cell office:value-type="float" office:value="4.32583547557841" calcext:value-type="float">
            <text:p>4.32583547557841</text:p>
          </table:table-cell>
          <table:table-cell office:value-type="float" office:value="4.176" calcext:value-type="float">
            <text:p>4.176</text:p>
          </table:table-cell>
        </table:table-row>
        <table:table-row table:style-name="ro1">
          <table:table-cell office:value-type="string" calcext:value-type="string">
            <text:p>Mon Jul <text:s/>6 01:14:47 2020</text:p>
          </table:table-cell>
          <table:table-cell office:value-type="float" office:value="6.221" calcext:value-type="float">
            <text:p>6.221</text:p>
          </table:table-cell>
          <table:table-cell office:value-type="float" office:value="30.757" calcext:value-type="float">
            <text:p>30.757</text:p>
          </table:table-cell>
          <table:table-cell office:value-type="float" office:value="39.541" calcext:value-type="float">
            <text:p>39.541</text:p>
          </table:table-cell>
          <table:table-cell office:value-type="float" office:value="314.24" calcext:value-type="float">
            <text:p>314.24</text:p>
          </table:table-cell>
          <table:table-cell office:value-type="float" office:value="96.262621093" calcext:value-type="float">
            <text:p>96.262621093</text:p>
          </table:table-cell>
          <table:table-cell office:value-type="float" office:value="497" calcext:value-type="float">
            <text:p>497</text:p>
          </table:table-cell>
          <table:table-cell office:value-type="float" office:value="4.23420671917698" calcext:value-type="float">
            <text:p>4.23420671917698</text:p>
          </table:table-cell>
          <table:table-cell office:value-type="float" office:value="4.05" calcext:value-type="float">
            <text:p>4.0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0.757" calcext:value-type="float">
            <text:p>30.757</text:p>
          </table:table-cell>
          <table:table-cell office:value-type="float" office:value="4.23420671917698" calcext:value-type="float">
            <text:p>4.23420671917698</text:p>
          </table:table-cell>
          <table:table-cell office:value-type="float" office:value="4.05" calcext:value-type="float">
            <text:p>4.05</text:p>
          </table:table-cell>
        </table:table-row>
        <table:table-row table:style-name="ro1">
          <table:table-cell office:value-type="string" calcext:value-type="string">
            <text:p>Mon Jul <text:s/>6 01:14:54 2020</text:p>
          </table:table-cell>
          <table:table-cell office:value-type="float" office:value="6.221" calcext:value-type="float">
            <text:p>6.221</text:p>
          </table:table-cell>
          <table:table-cell office:value-type="float" office:value="30.674" calcext:value-type="float">
            <text:p>30.674</text:p>
          </table:table-cell>
          <table:table-cell office:value-type="float" office:value="39.344" calcext:value-type="float">
            <text:p>39.344</text:p>
          </table:table-cell>
          <table:table-cell office:value-type="float" office:value="269.44" calcext:value-type="float">
            <text:p>269.44</text:p>
          </table:table-cell>
          <table:table-cell office:value-type="float" office:value="96.262035156" calcext:value-type="float">
            <text:p>96.262035156</text:p>
          </table:table-cell>
          <table:table-cell office:value-type="float" office:value="500" calcext:value-type="float">
            <text:p>500</text:p>
          </table:table-cell>
          <table:table-cell office:value-type="float" office:value="4.25976531104324" calcext:value-type="float">
            <text:p>4.25976531104324</text:p>
          </table:table-cell>
          <table:table-cell office:value-type="float" office:value="4.222" calcext:value-type="float">
            <text:p>4.22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0.674" calcext:value-type="float">
            <text:p>30.674</text:p>
          </table:table-cell>
          <table:table-cell office:value-type="float" office:value="4.25976531104324" calcext:value-type="float">
            <text:p>4.25976531104324</text:p>
          </table:table-cell>
          <table:table-cell office:value-type="float" office:value="4.222" calcext:value-type="float">
            <text:p>4.222</text:p>
          </table:table-cell>
        </table:table-row>
        <table:table-row table:style-name="ro1">
          <table:table-cell office:value-type="string" calcext:value-type="string">
            <text:p>Mon Jul <text:s/>6 01:15:01 2020</text:p>
          </table:table-cell>
          <table:table-cell office:value-type="float" office:value="6.218" calcext:value-type="float">
            <text:p>6.218</text:p>
          </table:table-cell>
          <table:table-cell office:value-type="float" office:value="30.601" calcext:value-type="float">
            <text:p>30.601</text:p>
          </table:table-cell>
          <table:table-cell office:value-type="float" office:value="39.865" calcext:value-type="float">
            <text:p>39.865</text:p>
          </table:table-cell>
          <table:table-cell office:value-type="float" office:value="323.52" calcext:value-type="float">
            <text:p>323.52</text:p>
          </table:table-cell>
          <table:table-cell office:value-type="float" office:value="96.25925" calcext:value-type="float">
            <text:p>96.25925</text:p>
          </table:table-cell>
          <table:table-cell office:value-type="float" office:value="507" calcext:value-type="float">
            <text:p>507</text:p>
          </table:table-cell>
          <table:table-cell office:value-type="float" office:value="4.32148600836282" calcext:value-type="float">
            <text:p>4.32148600836282</text:p>
          </table:table-cell>
          <table:table-cell office:value-type="float" office:value="4.136" calcext:value-type="float">
            <text:p>4.13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0.601" calcext:value-type="float">
            <text:p>30.601</text:p>
          </table:table-cell>
          <table:table-cell office:value-type="float" office:value="4.32148600836282" calcext:value-type="float">
            <text:p>4.32148600836282</text:p>
          </table:table-cell>
          <table:table-cell office:value-type="float" office:value="4.136" calcext:value-type="float">
            <text:p>4.136</text:p>
          </table:table-cell>
        </table:table-row>
        <table:table-row table:style-name="ro1">
          <table:table-cell office:value-type="string" calcext:value-type="string">
            <text:p>Mon Jul <text:s/>6 01:15:08 2020</text:p>
          </table:table-cell>
          <table:table-cell office:value-type="float" office:value="6.22" calcext:value-type="float">
            <text:p>6.22</text:p>
          </table:table-cell>
          <table:table-cell office:value-type="float" office:value="30.568" calcext:value-type="float">
            <text:p>30.568</text:p>
          </table:table-cell>
          <table:table-cell office:value-type="float" office:value="40.019" calcext:value-type="float">
            <text:p>40.019</text:p>
          </table:table-cell>
          <table:table-cell office:value-type="float" office:value="315.52" calcext:value-type="float">
            <text:p>315.52</text:p>
          </table:table-cell>
          <table:table-cell office:value-type="float" office:value="96.261761718" calcext:value-type="float">
            <text:p>96.261761718</text:p>
          </table:table-cell>
          <table:table-cell office:value-type="float" office:value="508" calcext:value-type="float">
            <text:p>508</text:p>
          </table:table-cell>
          <table:table-cell office:value-type="float" office:value="4.32861736334405" calcext:value-type="float">
            <text:p>4.32861736334405</text:p>
          </table:table-cell>
          <table:table-cell office:value-type="float" office:value="4.05" calcext:value-type="float">
            <text:p>4.0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0.568" calcext:value-type="float">
            <text:p>30.568</text:p>
          </table:table-cell>
          <table:table-cell office:value-type="float" office:value="4.32861736334405" calcext:value-type="float">
            <text:p>4.32861736334405</text:p>
          </table:table-cell>
          <table:table-cell office:value-type="float" office:value="4.05" calcext:value-type="float">
            <text:p>4.05</text:p>
          </table:table-cell>
        </table:table-row>
        <table:table-row table:style-name="ro1">
          <table:table-cell office:value-type="string" calcext:value-type="string">
            <text:p>Mon Jul <text:s/>6 01:15:15 2020</text:p>
          </table:table-cell>
          <table:table-cell office:value-type="float" office:value="6.221" calcext:value-type="float">
            <text:p>6.221</text:p>
          </table:table-cell>
          <table:table-cell office:value-type="float" office:value="30.515" calcext:value-type="float">
            <text:p>30.515</text:p>
          </table:table-cell>
          <table:table-cell office:value-type="float" office:value="40.454" calcext:value-type="float">
            <text:p>40.454</text:p>
          </table:table-cell>
          <table:table-cell office:value-type="float" office:value="315.84" calcext:value-type="float">
            <text:p>315.84</text:p>
          </table:table-cell>
          <table:table-cell office:value-type="float" office:value="96.2583125" calcext:value-type="float">
            <text:p>96.2583125</text:p>
          </table:table-cell>
          <table:table-cell office:value-type="float" office:value="510" calcext:value-type="float">
            <text:p>510</text:p>
          </table:table-cell>
          <table:table-cell office:value-type="float" office:value="4.34496061726411" calcext:value-type="float">
            <text:p>4.34496061726411</text:p>
          </table:table-cell>
          <table:table-cell office:value-type="float" office:value="4.138" calcext:value-type="float">
            <text:p>4.13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0.515" calcext:value-type="float">
            <text:p>30.515</text:p>
          </table:table-cell>
          <table:table-cell office:value-type="float" office:value="4.34496061726411" calcext:value-type="float">
            <text:p>4.34496061726411</text:p>
          </table:table-cell>
          <table:table-cell office:value-type="float" office:value="4.138" calcext:value-type="float">
            <text:p>4.138</text:p>
          </table:table-cell>
        </table:table-row>
        <table:table-row table:style-name="ro1">
          <table:table-cell office:value-type="string" calcext:value-type="string">
            <text:p>Mon Jul <text:s/>6 01:15:22 2020</text:p>
          </table:table-cell>
          <table:table-cell office:value-type="float" office:value="6.222" calcext:value-type="float">
            <text:p>6.222</text:p>
          </table:table-cell>
          <table:table-cell office:value-type="float" office:value="30.447" calcext:value-type="float">
            <text:p>30.447</text:p>
          </table:table-cell>
          <table:table-cell office:value-type="float" office:value="39.979" calcext:value-type="float">
            <text:p>39.979</text:p>
          </table:table-cell>
          <table:table-cell office:value-type="float" office:value="360" calcext:value-type="float">
            <text:p>360</text:p>
          </table:table-cell>
          <table:table-cell office:value-type="float" office:value="96.258875" calcext:value-type="float">
            <text:p>96.258875</text:p>
          </table:table-cell>
          <table:table-cell office:value-type="float" office:value="497" calcext:value-type="float">
            <text:p>497</text:p>
          </table:table-cell>
          <table:table-cell office:value-type="float" office:value="4.23352619736419" calcext:value-type="float">
            <text:p>4.23352619736419</text:p>
          </table:table-cell>
          <table:table-cell office:value-type="float" office:value="4.215" calcext:value-type="float">
            <text:p>4.21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0.447" calcext:value-type="float">
            <text:p>30.447</text:p>
          </table:table-cell>
          <table:table-cell office:value-type="float" office:value="4.23352619736419" calcext:value-type="float">
            <text:p>4.23352619736419</text:p>
          </table:table-cell>
          <table:table-cell office:value-type="float" office:value="4.215" calcext:value-type="float">
            <text:p>4.215</text:p>
          </table:table-cell>
        </table:table-row>
        <table:table-row table:style-name="ro1">
          <table:table-cell office:value-type="string" calcext:value-type="string">
            <text:p>Mon Jul <text:s/>6 01:15:29 2020</text:p>
          </table:table-cell>
          <table:table-cell office:value-type="float" office:value="6.221" calcext:value-type="float">
            <text:p>6.221</text:p>
          </table:table-cell>
          <table:table-cell office:value-type="float" office:value="30.384" calcext:value-type="float">
            <text:p>30.384</text:p>
          </table:table-cell>
          <table:table-cell office:value-type="float" office:value="40.045" calcext:value-type="float">
            <text:p>40.045</text:p>
          </table:table-cell>
          <table:table-cell office:value-type="float" office:value="347.2" calcext:value-type="float">
            <text:p>347.2</text:p>
          </table:table-cell>
          <table:table-cell office:value-type="float" office:value="96.25828125" calcext:value-type="float">
            <text:p>96.25828125</text:p>
          </table:table-cell>
          <table:table-cell office:value-type="float" office:value="497" calcext:value-type="float">
            <text:p>497</text:p>
          </table:table-cell>
          <table:table-cell office:value-type="float" office:value="4.23420671917698" calcext:value-type="float">
            <text:p>4.23420671917698</text:p>
          </table:table-cell>
          <table:table-cell office:value-type="float" office:value="3.995" calcext:value-type="float">
            <text:p>3.99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0.384" calcext:value-type="float">
            <text:p>30.384</text:p>
          </table:table-cell>
          <table:table-cell office:value-type="float" office:value="4.23420671917698" calcext:value-type="float">
            <text:p>4.23420671917698</text:p>
          </table:table-cell>
          <table:table-cell office:value-type="float" office:value="3.995" calcext:value-type="float">
            <text:p>3.995</text:p>
          </table:table-cell>
        </table:table-row>
        <table:table-row table:style-name="ro1">
          <table:table-cell office:value-type="string" calcext:value-type="string">
            <text:p>Mon Jul <text:s/>6 01:15:36 2020</text:p>
          </table:table-cell>
          <table:table-cell office:value-type="float" office:value="6.221" calcext:value-type="float">
            <text:p>6.221</text:p>
          </table:table-cell>
          <table:table-cell office:value-type="float" office:value="30.286" calcext:value-type="float">
            <text:p>30.286</text:p>
          </table:table-cell>
          <table:table-cell office:value-type="float" office:value="40.113" calcext:value-type="float">
            <text:p>40.113</text:p>
          </table:table-cell>
          <table:table-cell office:value-type="float" office:value="271.04" calcext:value-type="float">
            <text:p>271.04</text:p>
          </table:table-cell>
          <table:table-cell office:value-type="float" office:value="96.258054687" calcext:value-type="float">
            <text:p>96.258054687</text:p>
          </table:table-cell>
          <table:table-cell office:value-type="float" office:value="513" calcext:value-type="float">
            <text:p>513</text:p>
          </table:table-cell>
          <table:table-cell office:value-type="float" office:value="4.37051920913037" calcext:value-type="float">
            <text:p>4.37051920913037</text:p>
          </table:table-cell>
          <table:table-cell office:value-type="float" office:value="4.122" calcext:value-type="float">
            <text:p>4.12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0.286" calcext:value-type="float">
            <text:p>30.286</text:p>
          </table:table-cell>
          <table:table-cell office:value-type="float" office:value="4.37051920913037" calcext:value-type="float">
            <text:p>4.37051920913037</text:p>
          </table:table-cell>
          <table:table-cell office:value-type="float" office:value="4.122" calcext:value-type="float">
            <text:p>4.122</text:p>
          </table:table-cell>
        </table:table-row>
        <table:table-row table:style-name="ro1">
          <table:table-cell office:value-type="string" calcext:value-type="string">
            <text:p>Mon Jul <text:s/>6 01:15:43 2020</text:p>
          </table:table-cell>
          <table:table-cell office:value-type="float" office:value="6.218" calcext:value-type="float">
            <text:p>6.218</text:p>
          </table:table-cell>
          <table:table-cell office:value-type="float" office:value="30.299" calcext:value-type="float">
            <text:p>30.299</text:p>
          </table:table-cell>
          <table:table-cell office:value-type="float" office:value="40.701" calcext:value-type="float">
            <text:p>40.701</text:p>
          </table:table-cell>
          <table:table-cell office:value-type="float" office:value="298.72" calcext:value-type="float">
            <text:p>298.72</text:p>
          </table:table-cell>
          <table:table-cell office:value-type="float" office:value="96.258550781" calcext:value-type="float">
            <text:p>96.258550781</text:p>
          </table:table-cell>
          <table:table-cell office:value-type="float" office:value="513" calcext:value-type="float">
            <text:p>513</text:p>
          </table:table-cell>
          <table:table-cell office:value-type="float" office:value="4.37262785461563" calcext:value-type="float">
            <text:p>4.37262785461563</text:p>
          </table:table-cell>
          <table:table-cell office:value-type="float" office:value="4.067" calcext:value-type="float">
            <text:p>4.06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0.299" calcext:value-type="float">
            <text:p>30.299</text:p>
          </table:table-cell>
          <table:table-cell office:value-type="float" office:value="4.37262785461563" calcext:value-type="float">
            <text:p>4.37262785461563</text:p>
          </table:table-cell>
          <table:table-cell office:value-type="float" office:value="4.067" calcext:value-type="float">
            <text:p>4.067</text:p>
          </table:table-cell>
        </table:table-row>
        <table:table-row table:style-name="ro1">
          <table:table-cell office:value-type="string" calcext:value-type="string">
            <text:p>Mon Jul <text:s/>6 01:15:50 2020</text:p>
          </table:table-cell>
          <table:table-cell office:value-type="float" office:value="6.223" calcext:value-type="float">
            <text:p>6.223</text:p>
          </table:table-cell>
          <table:table-cell office:value-type="float" office:value="30.261" calcext:value-type="float">
            <text:p>30.261</text:p>
          </table:table-cell>
          <table:table-cell office:value-type="float" office:value="40.605" calcext:value-type="float">
            <text:p>40.605</text:p>
          </table:table-cell>
          <table:table-cell office:value-type="float" office:value="318.08" calcext:value-type="float">
            <text:p>318.08</text:p>
          </table:table-cell>
          <table:table-cell office:value-type="float" office:value="96.264011718" calcext:value-type="float">
            <text:p>96.264011718</text:p>
          </table:table-cell>
          <table:table-cell office:value-type="float" office:value="496" calcext:value-type="float">
            <text:p>496</text:p>
          </table:table-cell>
          <table:table-cell office:value-type="float" office:value="4.22432910171943" calcext:value-type="float">
            <text:p>4.22432910171943</text:p>
          </table:table-cell>
          <table:table-cell office:value-type="float" office:value="3.936" calcext:value-type="float">
            <text:p>3.93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0.261" calcext:value-type="float">
            <text:p>30.261</text:p>
          </table:table-cell>
          <table:table-cell office:value-type="float" office:value="4.22432910171943" calcext:value-type="float">
            <text:p>4.22432910171943</text:p>
          </table:table-cell>
          <table:table-cell office:value-type="float" office:value="3.936" calcext:value-type="float">
            <text:p>3.936</text:p>
          </table:table-cell>
        </table:table-row>
        <table:table-row table:style-name="ro1">
          <table:table-cell office:value-type="string" calcext:value-type="string">
            <text:p>Mon Jul <text:s/>6 01:15:57 2020</text:p>
          </table:table-cell>
          <table:table-cell office:value-type="float" office:value="6.221" calcext:value-type="float">
            <text:p>6.221</text:p>
          </table:table-cell>
          <table:table-cell office:value-type="float" office:value="30.213" calcext:value-type="float">
            <text:p>30.213</text:p>
          </table:table-cell>
          <table:table-cell office:value-type="float" office:value="40.832" calcext:value-type="float">
            <text:p>40.832</text:p>
          </table:table-cell>
          <table:table-cell office:value-type="float" office:value="321.92" calcext:value-type="float">
            <text:p>321.92</text:p>
          </table:table-cell>
          <table:table-cell office:value-type="float" office:value="96.261199218" calcext:value-type="float">
            <text:p>96.261199218</text:p>
          </table:table-cell>
          <table:table-cell office:value-type="float" office:value="492" calcext:value-type="float">
            <text:p>492</text:p>
          </table:table-cell>
          <table:table-cell office:value-type="float" office:value="4.19160906606655" calcext:value-type="float">
            <text:p>4.19160906606655</text:p>
          </table:table-cell>
          <table:table-cell office:value-type="float" office:value="4.122" calcext:value-type="float">
            <text:p>4.12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0.213" calcext:value-type="float">
            <text:p>30.213</text:p>
          </table:table-cell>
          <table:table-cell office:value-type="float" office:value="4.19160906606655" calcext:value-type="float">
            <text:p>4.19160906606655</text:p>
          </table:table-cell>
          <table:table-cell office:value-type="float" office:value="4.122" calcext:value-type="float">
            <text:p>4.122</text:p>
          </table:table-cell>
        </table:table-row>
        <table:table-row table:style-name="ro1">
          <table:table-cell office:value-type="string" calcext:value-type="string">
            <text:p>Mon Jul <text:s/>6 01:16:04 2020</text:p>
          </table:table-cell>
          <table:table-cell office:value-type="float" office:value="6.222" calcext:value-type="float">
            <text:p>6.222</text:p>
          </table:table-cell>
          <table:table-cell office:value-type="float" office:value="30.185" calcext:value-type="float">
            <text:p>30.185</text:p>
          </table:table-cell>
          <table:table-cell office:value-type="float" office:value="41.181" calcext:value-type="float">
            <text:p>41.181</text:p>
          </table:table-cell>
          <table:table-cell office:value-type="float" office:value="320.64" calcext:value-type="float">
            <text:p>320.64</text:p>
          </table:table-cell>
          <table:table-cell office:value-type="float" office:value="96.256824218" calcext:value-type="float">
            <text:p>96.256824218</text:p>
          </table:table-cell>
          <table:table-cell office:value-type="float" office:value="499" calcext:value-type="float">
            <text:p>499</text:p>
          </table:table-cell>
          <table:table-cell office:value-type="float" office:value="4.25056252009" calcext:value-type="float">
            <text:p>4.25056252009</text:p>
          </table:table-cell>
          <table:table-cell office:value-type="float" office:value="4.121" calcext:value-type="float">
            <text:p>4.12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0.185" calcext:value-type="float">
            <text:p>30.185</text:p>
          </table:table-cell>
          <table:table-cell office:value-type="float" office:value="4.25056252009" calcext:value-type="float">
            <text:p>4.25056252009</text:p>
          </table:table-cell>
          <table:table-cell office:value-type="float" office:value="4.121" calcext:value-type="float">
            <text:p>4.121</text:p>
          </table:table-cell>
        </table:table-row>
        <table:table-row table:style-name="ro1">
          <table:table-cell office:value-type="string" calcext:value-type="string">
            <text:p>Mon Jul <text:s/>6 01:16:11 2020</text:p>
          </table:table-cell>
          <table:table-cell office:value-type="float" office:value="6.219" calcext:value-type="float">
            <text:p>6.219</text:p>
          </table:table-cell>
          <table:table-cell office:value-type="float" office:value="30.107" calcext:value-type="float">
            <text:p>30.107</text:p>
          </table:table-cell>
          <table:table-cell office:value-type="float" office:value="40.856" calcext:value-type="float">
            <text:p>40.856</text:p>
          </table:table-cell>
          <table:table-cell office:value-type="float" office:value="320.96" calcext:value-type="float">
            <text:p>320.96</text:p>
          </table:table-cell>
          <table:table-cell office:value-type="float" office:value="96.255867187" calcext:value-type="float">
            <text:p>96.255867187</text:p>
          </table:table-cell>
          <table:table-cell office:value-type="float" office:value="491" calcext:value-type="float">
            <text:p>491</text:p>
          </table:table-cell>
          <table:table-cell office:value-type="float" office:value="4.18443479659109" calcext:value-type="float">
            <text:p>4.18443479659109</text:p>
          </table:table-cell>
          <table:table-cell office:value-type="float" office:value="4.134" calcext:value-type="float">
            <text:p>4.13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0.107" calcext:value-type="float">
            <text:p>30.107</text:p>
          </table:table-cell>
          <table:table-cell office:value-type="float" office:value="4.18443479659109" calcext:value-type="float">
            <text:p>4.18443479659109</text:p>
          </table:table-cell>
          <table:table-cell office:value-type="float" office:value="4.134" calcext:value-type="float">
            <text:p>4.134</text:p>
          </table:table-cell>
        </table:table-row>
        <table:table-row table:style-name="ro1">
          <table:table-cell office:value-type="string" calcext:value-type="string">
            <text:p>Mon Jul <text:s/>6 01:16:18 2020</text:p>
          </table:table-cell>
          <table:table-cell office:value-type="float" office:value="6.22" calcext:value-type="float">
            <text:p>6.22</text:p>
          </table:table-cell>
          <table:table-cell office:value-type="float" office:value="30.105" calcext:value-type="float">
            <text:p>30.105</text:p>
          </table:table-cell>
          <table:table-cell office:value-type="float" office:value="41.059" calcext:value-type="float">
            <text:p>41.059</text:p>
          </table:table-cell>
          <table:table-cell office:value-type="float" office:value="322.88" calcext:value-type="float">
            <text:p>322.88</text:p>
          </table:table-cell>
          <table:table-cell office:value-type="float" office:value="96.2574375" calcext:value-type="float">
            <text:p>96.2574375</text:p>
          </table:table-cell>
          <table:table-cell office:value-type="float" office:value="495" calcext:value-type="float">
            <text:p>495</text:p>
          </table:table-cell>
          <table:table-cell office:value-type="float" office:value="4.21784565916399" calcext:value-type="float">
            <text:p>4.21784565916399</text:p>
          </table:table-cell>
          <table:table-cell office:value-type="float" office:value="4.084" calcext:value-type="float">
            <text:p>4.08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0.105" calcext:value-type="float">
            <text:p>30.105</text:p>
          </table:table-cell>
          <table:table-cell office:value-type="float" office:value="4.21784565916399" calcext:value-type="float">
            <text:p>4.21784565916399</text:p>
          </table:table-cell>
          <table:table-cell office:value-type="float" office:value="4.084" calcext:value-type="float">
            <text:p>4.084</text:p>
          </table:table-cell>
        </table:table-row>
        <table:table-row table:style-name="ro1">
          <table:table-cell office:value-type="string" calcext:value-type="string">
            <text:p>Mon Jul <text:s/>6 01:16:25 2020</text:p>
          </table:table-cell>
          <table:table-cell office:value-type="float" office:value="6.218" calcext:value-type="float">
            <text:p>6.218</text:p>
          </table:table-cell>
          <table:table-cell office:value-type="float" office:value="30.072" calcext:value-type="float">
            <text:p>30.072</text:p>
          </table:table-cell>
          <table:table-cell office:value-type="float" office:value="40.386" calcext:value-type="float">
            <text:p>40.386</text:p>
          </table:table-cell>
          <table:table-cell office:value-type="float" office:value="288.32" calcext:value-type="float">
            <text:p>288.32</text:p>
          </table:table-cell>
          <table:table-cell office:value-type="float" office:value="96.257769531" calcext:value-type="float">
            <text:p>96.257769531</text:p>
          </table:table-cell>
          <table:table-cell office:value-type="float" office:value="516" calcext:value-type="float">
            <text:p>516</text:p>
          </table:table-cell>
          <table:table-cell office:value-type="float" office:value="4.39819877774204" calcext:value-type="float">
            <text:p>4.39819877774204</text:p>
          </table:table-cell>
          <table:table-cell office:value-type="float" office:value="4.168" calcext:value-type="float">
            <text:p>4.16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0.072" calcext:value-type="float">
            <text:p>30.072</text:p>
          </table:table-cell>
          <table:table-cell office:value-type="float" office:value="4.39819877774204" calcext:value-type="float">
            <text:p>4.39819877774204</text:p>
          </table:table-cell>
          <table:table-cell office:value-type="float" office:value="4.168" calcext:value-type="float">
            <text:p>4.168</text:p>
          </table:table-cell>
        </table:table-row>
        <table:table-row table:style-name="ro1">
          <table:table-cell office:value-type="string" calcext:value-type="string">
            <text:p>Mon Jul <text:s/>6 01:16:32 2020</text:p>
          </table:table-cell>
          <table:table-cell office:value-type="float" office:value="6.218" calcext:value-type="float">
            <text:p>6.218</text:p>
          </table:table-cell>
          <table:table-cell office:value-type="float" office:value="30.019" calcext:value-type="float">
            <text:p>30.019</text:p>
          </table:table-cell>
          <table:table-cell office:value-type="float" office:value="40.968" calcext:value-type="float">
            <text:p>40.968</text:p>
          </table:table-cell>
          <table:table-cell office:value-type="float" office:value="229.28" calcext:value-type="float">
            <text:p>229.28</text:p>
          </table:table-cell>
          <table:table-cell office:value-type="float" office:value="96.254722656" calcext:value-type="float">
            <text:p>96.254722656</text:p>
          </table:table-cell>
          <table:table-cell office:value-type="float" office:value="483" calcext:value-type="float">
            <text:p>483</text:p>
          </table:table-cell>
          <table:table-cell office:value-type="float" office:value="4.11691862335156" calcext:value-type="float">
            <text:p>4.11691862335156</text:p>
          </table:table-cell>
          <table:table-cell office:value-type="float" office:value="4.016" calcext:value-type="float">
            <text:p>4.01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0.019" calcext:value-type="float">
            <text:p>30.019</text:p>
          </table:table-cell>
          <table:table-cell office:value-type="float" office:value="4.11691862335156" calcext:value-type="float">
            <text:p>4.11691862335156</text:p>
          </table:table-cell>
          <table:table-cell office:value-type="float" office:value="4.016" calcext:value-type="float">
            <text:p>4.016</text:p>
          </table:table-cell>
        </table:table-row>
        <table:table-row table:style-name="ro1">
          <table:table-cell office:value-type="string" calcext:value-type="string">
            <text:p>Mon Jul <text:s/>6 01:16:40 2020</text:p>
          </table:table-cell>
          <table:table-cell office:value-type="float" office:value="6.219" calcext:value-type="float">
            <text:p>6.219</text:p>
          </table:table-cell>
          <table:table-cell office:value-type="float" office:value="29.976" calcext:value-type="float">
            <text:p>29.976</text:p>
          </table:table-cell>
          <table:table-cell office:value-type="float" office:value="41.18" calcext:value-type="float">
            <text:p>41.18</text:p>
          </table:table-cell>
          <table:table-cell office:value-type="float" office:value="112.96" calcext:value-type="float">
            <text:p>112.96</text:p>
          </table:table-cell>
          <table:table-cell office:value-type="float" office:value="96.26090625" calcext:value-type="float">
            <text:p>96.26090625</text:p>
          </table:table-cell>
          <table:table-cell office:value-type="float" office:value="483" calcext:value-type="float">
            <text:p>483</text:p>
          </table:table-cell>
          <table:table-cell office:value-type="float" office:value="4.11625663289918" calcext:value-type="float">
            <text:p>4.11625663289918</text:p>
          </table:table-cell>
          <table:table-cell office:value-type="float" office:value="4.014" calcext:value-type="float">
            <text:p>4.01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9.976" calcext:value-type="float">
            <text:p>29.976</text:p>
          </table:table-cell>
          <table:table-cell office:value-type="float" office:value="4.11625663289918" calcext:value-type="float">
            <text:p>4.11625663289918</text:p>
          </table:table-cell>
          <table:table-cell office:value-type="float" office:value="4.014" calcext:value-type="float">
            <text:p>4.014</text:p>
          </table:table-cell>
        </table:table-row>
        <table:table-row table:style-name="ro1">
          <table:table-cell office:value-type="string" calcext:value-type="string">
            <text:p>Mon Jul <text:s/>6 01:16:47 2020</text:p>
          </table:table-cell>
          <table:table-cell office:value-type="float" office:value="6.223" calcext:value-type="float">
            <text:p>6.223</text:p>
          </table:table-cell>
          <table:table-cell office:value-type="float" office:value="29.944" calcext:value-type="float">
            <text:p>29.944</text:p>
          </table:table-cell>
          <table:table-cell office:value-type="float" office:value="40.641" calcext:value-type="float">
            <text:p>40.641</text:p>
          </table:table-cell>
          <table:table-cell office:value-type="float" office:value="363.2" calcext:value-type="float">
            <text:p>363.2</text:p>
          </table:table-cell>
          <table:table-cell office:value-type="float" office:value="96.258910156" calcext:value-type="float">
            <text:p>96.258910156</text:p>
          </table:table-cell>
          <table:table-cell office:value-type="float" office:value="504" calcext:value-type="float">
            <text:p>504</text:p>
          </table:table-cell>
          <table:table-cell office:value-type="float" office:value="4.29246344206974" calcext:value-type="float">
            <text:p>4.29246344206974</text:p>
          </table:table-cell>
          <table:table-cell office:value-type="float" office:value="4.128" calcext:value-type="float">
            <text:p>4.12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9.944" calcext:value-type="float">
            <text:p>29.944</text:p>
          </table:table-cell>
          <table:table-cell office:value-type="float" office:value="4.29246344206974" calcext:value-type="float">
            <text:p>4.29246344206974</text:p>
          </table:table-cell>
          <table:table-cell office:value-type="float" office:value="4.128" calcext:value-type="float">
            <text:p>4.128</text:p>
          </table:table-cell>
        </table:table-row>
        <table:table-row table:style-name="ro1">
          <table:table-cell office:value-type="string" calcext:value-type="string">
            <text:p>Mon Jul <text:s/>6 01:16:54 2020</text:p>
          </table:table-cell>
          <table:table-cell office:value-type="float" office:value="6.217" calcext:value-type="float">
            <text:p>6.217</text:p>
          </table:table-cell>
          <table:table-cell office:value-type="float" office:value="29.936" calcext:value-type="float">
            <text:p>29.936</text:p>
          </table:table-cell>
          <table:table-cell office:value-type="float" office:value="40.676" calcext:value-type="float">
            <text:p>40.676</text:p>
          </table:table-cell>
          <table:table-cell office:value-type="float" office:value="386.24" calcext:value-type="float">
            <text:p>386.24</text:p>
          </table:table-cell>
          <table:table-cell office:value-type="float" office:value="96.260699218" calcext:value-type="float">
            <text:p>96.260699218</text:p>
          </table:table-cell>
          <table:table-cell office:value-type="float" office:value="508" calcext:value-type="float">
            <text:p>508</text:p>
          </table:table-cell>
          <table:table-cell office:value-type="float" office:value="4.33070612835773" calcext:value-type="float">
            <text:p>4.33070612835773</text:p>
          </table:table-cell>
          <table:table-cell office:value-type="float" office:value="4.188" calcext:value-type="float">
            <text:p>4.18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9.936" calcext:value-type="float">
            <text:p>29.936</text:p>
          </table:table-cell>
          <table:table-cell office:value-type="float" office:value="4.33070612835773" calcext:value-type="float">
            <text:p>4.33070612835773</text:p>
          </table:table-cell>
          <table:table-cell office:value-type="float" office:value="4.188" calcext:value-type="float">
            <text:p>4.188</text:p>
          </table:table-cell>
        </table:table-row>
        <table:table-row table:style-name="ro1">
          <table:table-cell office:value-type="string" calcext:value-type="string">
            <text:p>Mon Jul <text:s/>6 01:17:01 2020</text:p>
          </table:table-cell>
          <table:table-cell office:value-type="float" office:value="6.221" calcext:value-type="float">
            <text:p>6.221</text:p>
          </table:table-cell>
          <table:table-cell office:value-type="float" office:value="29.903" calcext:value-type="float">
            <text:p>29.903</text:p>
          </table:table-cell>
          <table:table-cell office:value-type="float" office:value="41.087" calcext:value-type="float">
            <text:p>41.087</text:p>
          </table:table-cell>
          <table:table-cell office:value-type="float" office:value="368.32" calcext:value-type="float">
            <text:p>368.32</text:p>
          </table:table-cell>
          <table:table-cell office:value-type="float" office:value="96.259324218" calcext:value-type="float">
            <text:p>96.259324218</text:p>
          </table:table-cell>
          <table:table-cell office:value-type="float" office:value="502" calcext:value-type="float">
            <text:p>502</text:p>
          </table:table-cell>
          <table:table-cell office:value-type="float" office:value="4.27680437228741" calcext:value-type="float">
            <text:p>4.27680437228741</text:p>
          </table:table-cell>
          <table:table-cell office:value-type="float" office:value="4.072" calcext:value-type="float">
            <text:p>4.0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9.903" calcext:value-type="float">
            <text:p>29.903</text:p>
          </table:table-cell>
          <table:table-cell office:value-type="float" office:value="4.27680437228741" calcext:value-type="float">
            <text:p>4.27680437228741</text:p>
          </table:table-cell>
          <table:table-cell office:value-type="float" office:value="4.072" calcext:value-type="float">
            <text:p>4.072</text:p>
          </table:table-cell>
        </table:table-row>
        <table:table-row table:style-name="ro1">
          <table:table-cell office:value-type="string" calcext:value-type="string">
            <text:p>Mon Jul <text:s/>6 01:17:08 2020</text:p>
          </table:table-cell>
          <table:table-cell office:value-type="float" office:value="6.246" calcext:value-type="float">
            <text:p>6.246</text:p>
          </table:table-cell>
          <table:table-cell office:value-type="float" office:value="29.881" calcext:value-type="float">
            <text:p>29.881</text:p>
          </table:table-cell>
          <table:table-cell office:value-type="float" office:value="41.152" calcext:value-type="float">
            <text:p>41.152</text:p>
          </table:table-cell>
          <table:table-cell office:value-type="float" office:value="319.36" calcext:value-type="float">
            <text:p>319.36</text:p>
          </table:table-cell>
          <table:table-cell office:value-type="float" office:value="96.256394531" calcext:value-type="float">
            <text:p>96.256394531</text:p>
          </table:table-cell>
          <table:table-cell office:value-type="float" office:value="504" calcext:value-type="float">
            <text:p>504</text:p>
          </table:table-cell>
          <table:table-cell office:value-type="float" office:value="4.27665706051873" calcext:value-type="float">
            <text:p>4.27665706051873</text:p>
          </table:table-cell>
          <table:table-cell office:value-type="float" office:value="4.036" calcext:value-type="float">
            <text:p>4.03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9.881" calcext:value-type="float">
            <text:p>29.881</text:p>
          </table:table-cell>
          <table:table-cell office:value-type="float" office:value="4.27665706051873" calcext:value-type="float">
            <text:p>4.27665706051873</text:p>
          </table:table-cell>
          <table:table-cell office:value-type="float" office:value="4.036" calcext:value-type="float">
            <text:p>4.036</text:p>
          </table:table-cell>
        </table:table-row>
        <table:table-row table:style-name="ro1">
          <table:table-cell office:value-type="string" calcext:value-type="string">
            <text:p>Mon Jul <text:s/>6 01:17:15 2020</text:p>
          </table:table-cell>
          <table:table-cell office:value-type="float" office:value="6.22" calcext:value-type="float">
            <text:p>6.22</text:p>
          </table:table-cell>
          <table:table-cell office:value-type="float" office:value="29.858" calcext:value-type="float">
            <text:p>29.858</text:p>
          </table:table-cell>
          <table:table-cell office:value-type="float" office:value="40.791" calcext:value-type="float">
            <text:p>40.791</text:p>
          </table:table-cell>
          <table:table-cell office:value-type="float" office:value="374.72" calcext:value-type="float">
            <text:p>374.72</text:p>
          </table:table-cell>
          <table:table-cell office:value-type="float" office:value="96.258804687" calcext:value-type="float">
            <text:p>96.258804687</text:p>
          </table:table-cell>
          <table:table-cell office:value-type="float" office:value="503" calcext:value-type="float">
            <text:p>503</text:p>
          </table:table-cell>
          <table:table-cell office:value-type="float" office:value="4.28601286173633" calcext:value-type="float">
            <text:p>4.28601286173633</text:p>
          </table:table-cell>
          <table:table-cell office:value-type="float" office:value="4.205" calcext:value-type="float">
            <text:p>4.20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9.858" calcext:value-type="float">
            <text:p>29.858</text:p>
          </table:table-cell>
          <table:table-cell office:value-type="float" office:value="4.28601286173633" calcext:value-type="float">
            <text:p>4.28601286173633</text:p>
          </table:table-cell>
          <table:table-cell office:value-type="float" office:value="4.205" calcext:value-type="float">
            <text:p>4.205</text:p>
          </table:table-cell>
        </table:table-row>
        <table:table-row table:style-name="ro1">
          <table:table-cell office:value-type="string" calcext:value-type="string">
            <text:p>Mon Jul <text:s/>6 01:17:22 2020</text:p>
          </table:table-cell>
          <table:table-cell office:value-type="float" office:value="6.219" calcext:value-type="float">
            <text:p>6.219</text:p>
          </table:table-cell>
          <table:table-cell office:value-type="float" office:value="29.815" calcext:value-type="float">
            <text:p>29.815</text:p>
          </table:table-cell>
          <table:table-cell office:value-type="float" office:value="41.445" calcext:value-type="float">
            <text:p>41.445</text:p>
          </table:table-cell>
          <table:table-cell office:value-type="float" office:value="383.36" calcext:value-type="float">
            <text:p>383.36</text:p>
          </table:table-cell>
          <table:table-cell office:value-type="float" office:value="96.258734375" calcext:value-type="float">
            <text:p>96.258734375</text:p>
          </table:table-cell>
          <table:table-cell office:value-type="float" office:value="485" calcext:value-type="float">
            <text:p>485</text:p>
          </table:table-cell>
          <table:table-cell office:value-type="float" office:value="4.13330117382216" calcext:value-type="float">
            <text:p>4.13330117382216</text:p>
          </table:table-cell>
          <table:table-cell office:value-type="float" office:value="3.917" calcext:value-type="float">
            <text:p>3.91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9.815" calcext:value-type="float">
            <text:p>29.815</text:p>
          </table:table-cell>
          <table:table-cell office:value-type="float" office:value="4.13330117382216" calcext:value-type="float">
            <text:p>4.13330117382216</text:p>
          </table:table-cell>
          <table:table-cell office:value-type="float" office:value="3.917" calcext:value-type="float">
            <text:p>3.917</text:p>
          </table:table-cell>
        </table:table-row>
        <table:table-row table:style-name="ro1">
          <table:table-cell office:value-type="string" calcext:value-type="string">
            <text:p>Mon Jul <text:s/>6 01:17:29 2020</text:p>
          </table:table-cell>
          <table:table-cell office:value-type="float" office:value="6.221" calcext:value-type="float">
            <text:p>6.221</text:p>
          </table:table-cell>
          <table:table-cell office:value-type="float" office:value="29.833" calcext:value-type="float">
            <text:p>29.833</text:p>
          </table:table-cell>
          <table:table-cell office:value-type="float" office:value="41.209" calcext:value-type="float">
            <text:p>41.209</text:p>
          </table:table-cell>
          <table:table-cell office:value-type="float" office:value="373.12" calcext:value-type="float">
            <text:p>373.12</text:p>
          </table:table-cell>
          <table:table-cell office:value-type="float" office:value="96.259234375" calcext:value-type="float">
            <text:p>96.259234375</text:p>
          </table:table-cell>
          <table:table-cell office:value-type="float" office:value="491" calcext:value-type="float">
            <text:p>491</text:p>
          </table:table-cell>
          <table:table-cell office:value-type="float" office:value="4.18308953544446" calcext:value-type="float">
            <text:p>4.18308953544446</text:p>
          </table:table-cell>
          <table:table-cell office:value-type="float" office:value="4.135" calcext:value-type="float">
            <text:p>4.13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9.833" calcext:value-type="float">
            <text:p>29.833</text:p>
          </table:table-cell>
          <table:table-cell office:value-type="float" office:value="4.18308953544446" calcext:value-type="float">
            <text:p>4.18308953544446</text:p>
          </table:table-cell>
          <table:table-cell office:value-type="float" office:value="4.135" calcext:value-type="float">
            <text:p>4.135</text:p>
          </table:table-cell>
        </table:table-row>
        <table:table-row table:style-name="ro1">
          <table:table-cell office:value-type="string" calcext:value-type="string">
            <text:p>Mon Jul <text:s/>6 01:17:36 2020</text:p>
          </table:table-cell>
          <table:table-cell office:value-type="float" office:value="6.22" calcext:value-type="float">
            <text:p>6.22</text:p>
          </table:table-cell>
          <table:table-cell office:value-type="float" office:value="29.79" calcext:value-type="float">
            <text:p>29.79</text:p>
          </table:table-cell>
          <table:table-cell office:value-type="float" office:value="41.644" calcext:value-type="float">
            <text:p>41.644</text:p>
          </table:table-cell>
          <table:table-cell office:value-type="float" office:value="374.08" calcext:value-type="float">
            <text:p>374.08</text:p>
          </table:table-cell>
          <table:table-cell office:value-type="float" office:value="96.257382812" calcext:value-type="float">
            <text:p>96.257382812</text:p>
          </table:table-cell>
          <table:table-cell office:value-type="float" office:value="503" calcext:value-type="float">
            <text:p>503</text:p>
          </table:table-cell>
          <table:table-cell office:value-type="float" office:value="4.28601286173633" calcext:value-type="float">
            <text:p>4.28601286173633</text:p>
          </table:table-cell>
          <table:table-cell office:value-type="float" office:value="3.963" calcext:value-type="float">
            <text:p>3.96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9.79" calcext:value-type="float">
            <text:p>29.79</text:p>
          </table:table-cell>
          <table:table-cell office:value-type="float" office:value="4.28601286173633" calcext:value-type="float">
            <text:p>4.28601286173633</text:p>
          </table:table-cell>
          <table:table-cell office:value-type="float" office:value="3.963" calcext:value-type="float">
            <text:p>3.963</text:p>
          </table:table-cell>
        </table:table-row>
        <table:table-row table:style-name="ro1">
          <table:table-cell office:value-type="string" calcext:value-type="string">
            <text:p>Mon Jul <text:s/>6 01:17:43 2020</text:p>
          </table:table-cell>
          <table:table-cell office:value-type="float" office:value="6.22" calcext:value-type="float">
            <text:p>6.22</text:p>
          </table:table-cell>
          <table:table-cell office:value-type="float" office:value="29.798" calcext:value-type="float">
            <text:p>29.798</text:p>
          </table:table-cell>
          <table:table-cell office:value-type="float" office:value="41.539" calcext:value-type="float">
            <text:p>41.539</text:p>
          </table:table-cell>
          <table:table-cell office:value-type="float" office:value="384" calcext:value-type="float">
            <text:p>384</text:p>
          </table:table-cell>
          <table:table-cell office:value-type="float" office:value="96.257570312" calcext:value-type="float">
            <text:p>96.257570312</text:p>
          </table:table-cell>
          <table:table-cell office:value-type="float" office:value="494" calcext:value-type="float">
            <text:p>494</text:p>
          </table:table-cell>
          <table:table-cell office:value-type="float" office:value="4.20932475884244" calcext:value-type="float">
            <text:p>4.20932475884244</text:p>
          </table:table-cell>
          <table:table-cell office:value-type="float" office:value="3.97" calcext:value-type="float">
            <text:p>3.9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9.798" calcext:value-type="float">
            <text:p>29.798</text:p>
          </table:table-cell>
          <table:table-cell office:value-type="float" office:value="4.20932475884244" calcext:value-type="float">
            <text:p>4.20932475884244</text:p>
          </table:table-cell>
          <table:table-cell office:value-type="float" office:value="3.97" calcext:value-type="float">
            <text:p>3.97</text:p>
          </table:table-cell>
        </table:table-row>
        <table:table-row table:style-name="ro1">
          <table:table-cell office:value-type="string" calcext:value-type="string">
            <text:p>Mon Jul <text:s/>6 01:17:50 2020</text:p>
          </table:table-cell>
          <table:table-cell office:value-type="float" office:value="6.217" calcext:value-type="float">
            <text:p>6.217</text:p>
          </table:table-cell>
          <table:table-cell office:value-type="float" office:value="29.785" calcext:value-type="float">
            <text:p>29.785</text:p>
          </table:table-cell>
          <table:table-cell office:value-type="float" office:value="41.128" calcext:value-type="float">
            <text:p>41.128</text:p>
          </table:table-cell>
          <table:table-cell office:value-type="float" office:value="381.44" calcext:value-type="float">
            <text:p>381.44</text:p>
          </table:table-cell>
          <table:table-cell office:value-type="float" office:value="96.25446875" calcext:value-type="float">
            <text:p>96.25446875</text:p>
          </table:table-cell>
          <table:table-cell office:value-type="float" office:value="509" calcext:value-type="float">
            <text:p>509</text:p>
          </table:table-cell>
          <table:table-cell office:value-type="float" office:value="4.33923114042143" calcext:value-type="float">
            <text:p>4.33923114042143</text:p>
          </table:table-cell>
          <table:table-cell office:value-type="float" office:value="4.182" calcext:value-type="float">
            <text:p>4.18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9.785" calcext:value-type="float">
            <text:p>29.785</text:p>
          </table:table-cell>
          <table:table-cell office:value-type="float" office:value="4.33923114042143" calcext:value-type="float">
            <text:p>4.33923114042143</text:p>
          </table:table-cell>
          <table:table-cell office:value-type="float" office:value="4.182" calcext:value-type="float">
            <text:p>4.182</text:p>
          </table:table-cell>
        </table:table-row>
        <table:table-row table:style-name="ro1">
          <table:table-cell office:value-type="string" calcext:value-type="string">
            <text:p>Mon Jul <text:s/>6 01:17:57 2020</text:p>
          </table:table-cell>
          <table:table-cell office:value-type="float" office:value="6.222" calcext:value-type="float">
            <text:p>6.222</text:p>
          </table:table-cell>
          <table:table-cell office:value-type="float" office:value="29.757" calcext:value-type="float">
            <text:p>29.757</text:p>
          </table:table-cell>
          <table:table-cell office:value-type="float" office:value="41.871" calcext:value-type="float">
            <text:p>41.871</text:p>
          </table:table-cell>
          <table:table-cell office:value-type="float" office:value="380.8" calcext:value-type="float">
            <text:p>380.8</text:p>
          </table:table-cell>
          <table:table-cell office:value-type="float" office:value="96.258839843" calcext:value-type="float">
            <text:p>96.258839843</text:p>
          </table:table-cell>
          <table:table-cell office:value-type="float" office:value="517" calcext:value-type="float">
            <text:p>517</text:p>
          </table:table-cell>
          <table:table-cell office:value-type="float" office:value="4.40388942462231" calcext:value-type="float">
            <text:p>4.40388942462231</text:p>
          </table:table-cell>
          <table:table-cell office:value-type="float" office:value="4.23" calcext:value-type="float">
            <text:p>4.2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9.757" calcext:value-type="float">
            <text:p>29.757</text:p>
          </table:table-cell>
          <table:table-cell office:value-type="float" office:value="4.40388942462231" calcext:value-type="float">
            <text:p>4.40388942462231</text:p>
          </table:table-cell>
          <table:table-cell office:value-type="float" office:value="4.23" calcext:value-type="float">
            <text:p>4.23</text:p>
          </table:table-cell>
        </table:table-row>
        <table:table-row table:style-name="ro1">
          <table:table-cell office:value-type="string" calcext:value-type="string">
            <text:p>Mon Jul <text:s/>6 01:18:04 2020</text:p>
          </table:table-cell>
          <table:table-cell office:value-type="float" office:value="6.221" calcext:value-type="float">
            <text:p>6.221</text:p>
          </table:table-cell>
          <table:table-cell office:value-type="float" office:value="29.74" calcext:value-type="float">
            <text:p>29.74</text:p>
          </table:table-cell>
          <table:table-cell office:value-type="float" office:value="41.192" calcext:value-type="float">
            <text:p>41.192</text:p>
          </table:table-cell>
          <table:table-cell office:value-type="float" office:value="383.68" calcext:value-type="float">
            <text:p>383.68</text:p>
          </table:table-cell>
          <table:table-cell office:value-type="float" office:value="96.258121093" calcext:value-type="float">
            <text:p>96.258121093</text:p>
          </table:table-cell>
          <table:table-cell office:value-type="float" office:value="492" calcext:value-type="float">
            <text:p>492</text:p>
          </table:table-cell>
          <table:table-cell office:value-type="float" office:value="4.19160906606655" calcext:value-type="float">
            <text:p>4.19160906606655</text:p>
          </table:table-cell>
          <table:table-cell office:value-type="float" office:value="4.048" calcext:value-type="float">
            <text:p>4.04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9.74" calcext:value-type="float">
            <text:p>29.74</text:p>
          </table:table-cell>
          <table:table-cell office:value-type="float" office:value="4.19160906606655" calcext:value-type="float">
            <text:p>4.19160906606655</text:p>
          </table:table-cell>
          <table:table-cell office:value-type="float" office:value="4.048" calcext:value-type="float">
            <text:p>4.048</text:p>
          </table:table-cell>
        </table:table-row>
        <table:table-row table:style-name="ro1">
          <table:table-cell office:value-type="string" calcext:value-type="string">
            <text:p>Mon Jul <text:s/>6 01:18:11 2020</text:p>
          </table:table-cell>
          <table:table-cell office:value-type="float" office:value="6.219" calcext:value-type="float">
            <text:p>6.219</text:p>
          </table:table-cell>
          <table:table-cell office:value-type="float" office:value="29.752" calcext:value-type="float">
            <text:p>29.752</text:p>
          </table:table-cell>
          <table:table-cell office:value-type="float" office:value="41.947" calcext:value-type="float">
            <text:p>41.947</text:p>
          </table:table-cell>
          <table:table-cell office:value-type="float" office:value="383.68" calcext:value-type="float">
            <text:p>383.68</text:p>
          </table:table-cell>
          <table:table-cell office:value-type="float" office:value="96.263699218" calcext:value-type="float">
            <text:p>96.263699218</text:p>
          </table:table-cell>
          <table:table-cell office:value-type="float" office:value="515" calcext:value-type="float">
            <text:p>515</text:p>
          </table:table-cell>
          <table:table-cell office:value-type="float" office:value="4.38896928766683" calcext:value-type="float">
            <text:p>4.38896928766683</text:p>
          </table:table-cell>
          <table:table-cell office:value-type="float" office:value="4.361" calcext:value-type="float">
            <text:p>4.36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9.752" calcext:value-type="float">
            <text:p>29.752</text:p>
          </table:table-cell>
          <table:table-cell office:value-type="float" office:value="4.38896928766683" calcext:value-type="float">
            <text:p>4.38896928766683</text:p>
          </table:table-cell>
          <table:table-cell office:value-type="float" office:value="4.361" calcext:value-type="float">
            <text:p>4.361</text:p>
          </table:table-cell>
        </table:table-row>
        <table:table-row table:style-name="ro1">
          <table:table-cell office:value-type="string" calcext:value-type="string">
            <text:p>Mon Jul <text:s/>6 01:18:18 2020</text:p>
          </table:table-cell>
          <table:table-cell office:value-type="float" office:value="6.218" calcext:value-type="float">
            <text:p>6.218</text:p>
          </table:table-cell>
          <table:table-cell office:value-type="float" office:value="29.71" calcext:value-type="float">
            <text:p>29.71</text:p>
          </table:table-cell>
          <table:table-cell office:value-type="float" office:value="41.329" calcext:value-type="float">
            <text:p>41.329</text:p>
          </table:table-cell>
          <table:table-cell office:value-type="float" office:value="383.36" calcext:value-type="float">
            <text:p>383.36</text:p>
          </table:table-cell>
          <table:table-cell office:value-type="float" office:value="96.260597656" calcext:value-type="float">
            <text:p>96.260597656</text:p>
          </table:table-cell>
          <table:table-cell office:value-type="float" office:value="501" calcext:value-type="float">
            <text:p>501</text:p>
          </table:table-cell>
          <table:table-cell office:value-type="float" office:value="4.27034416211" calcext:value-type="float">
            <text:p>4.27034416211</text:p>
          </table:table-cell>
          <table:table-cell office:value-type="float" office:value="4.076" calcext:value-type="float">
            <text:p>4.07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9.71" calcext:value-type="float">
            <text:p>29.71</text:p>
          </table:table-cell>
          <table:table-cell office:value-type="float" office:value="4.27034416211" calcext:value-type="float">
            <text:p>4.27034416211</text:p>
          </table:table-cell>
          <table:table-cell office:value-type="float" office:value="4.076" calcext:value-type="float">
            <text:p>4.076</text:p>
          </table:table-cell>
        </table:table-row>
        <table:table-row table:style-name="ro1">
          <table:table-cell office:value-type="string" calcext:value-type="string">
            <text:p>Mon Jul <text:s/>6 01:18:25 2020</text:p>
          </table:table-cell>
          <table:table-cell office:value-type="float" office:value="6.222" calcext:value-type="float">
            <text:p>6.222</text:p>
          </table:table-cell>
          <table:table-cell office:value-type="float" office:value="29.717" calcext:value-type="float">
            <text:p>29.717</text:p>
          </table:table-cell>
          <table:table-cell office:value-type="float" office:value="41.41" calcext:value-type="float">
            <text:p>41.41</text:p>
          </table:table-cell>
          <table:table-cell office:value-type="float" office:value="383.36" calcext:value-type="float">
            <text:p>383.36</text:p>
          </table:table-cell>
          <table:table-cell office:value-type="float" office:value="96.262667968" calcext:value-type="float">
            <text:p>96.262667968</text:p>
          </table:table-cell>
          <table:table-cell office:value-type="float" office:value="498" calcext:value-type="float">
            <text:p>498</text:p>
          </table:table-cell>
          <table:table-cell office:value-type="float" office:value="4.2420443587271" calcext:value-type="float">
            <text:p>4.2420443587271</text:p>
          </table:table-cell>
          <table:table-cell office:value-type="float" office:value="3.953" calcext:value-type="float">
            <text:p>3.95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9.717" calcext:value-type="float">
            <text:p>29.717</text:p>
          </table:table-cell>
          <table:table-cell office:value-type="float" office:value="4.2420443587271" calcext:value-type="float">
            <text:p>4.2420443587271</text:p>
          </table:table-cell>
          <table:table-cell office:value-type="float" office:value="3.953" calcext:value-type="float">
            <text:p>3.953</text:p>
          </table:table-cell>
        </table:table-row>
        <table:table-row table:style-name="ro1">
          <table:table-cell office:value-type="string" calcext:value-type="string">
            <text:p>Mon Jul <text:s/>6 01:18:32 2020</text:p>
          </table:table-cell>
          <table:table-cell office:value-type="float" office:value="6.22" calcext:value-type="float">
            <text:p>6.22</text:p>
          </table:table-cell>
          <table:table-cell office:value-type="float" office:value="29.684" calcext:value-type="float">
            <text:p>29.684</text:p>
          </table:table-cell>
          <table:table-cell office:value-type="float" office:value="41.641" calcext:value-type="float">
            <text:p>41.641</text:p>
          </table:table-cell>
          <table:table-cell office:value-type="float" office:value="383.68" calcext:value-type="float">
            <text:p>383.68</text:p>
          </table:table-cell>
          <table:table-cell office:value-type="float" office:value="96.264488281" calcext:value-type="float">
            <text:p>96.264488281</text:p>
          </table:table-cell>
          <table:table-cell office:value-type="float" office:value="492" calcext:value-type="float">
            <text:p>492</text:p>
          </table:table-cell>
          <table:table-cell office:value-type="float" office:value="4.19228295819936" calcext:value-type="float">
            <text:p>4.19228295819936</text:p>
          </table:table-cell>
          <table:table-cell office:value-type="float" office:value="4.041" calcext:value-type="float">
            <text:p>4.04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9.684" calcext:value-type="float">
            <text:p>29.684</text:p>
          </table:table-cell>
          <table:table-cell office:value-type="float" office:value="4.19228295819936" calcext:value-type="float">
            <text:p>4.19228295819936</text:p>
          </table:table-cell>
          <table:table-cell office:value-type="float" office:value="4.041" calcext:value-type="float">
            <text:p>4.041</text:p>
          </table:table-cell>
        </table:table-row>
        <table:table-row table:style-name="ro1">
          <table:table-cell office:value-type="string" calcext:value-type="string">
            <text:p>Mon Jul <text:s/>6 01:18:39 2020</text:p>
          </table:table-cell>
          <table:table-cell office:value-type="float" office:value="6.223" calcext:value-type="float">
            <text:p>6.223</text:p>
          </table:table-cell>
          <table:table-cell office:value-type="float" office:value="29.637" calcext:value-type="float">
            <text:p>29.637</text:p>
          </table:table-cell>
          <table:table-cell office:value-type="float" office:value="41.514" calcext:value-type="float">
            <text:p>41.514</text:p>
          </table:table-cell>
          <table:table-cell office:value-type="float" office:value="382.08" calcext:value-type="float">
            <text:p>382.08</text:p>
          </table:table-cell>
          <table:table-cell office:value-type="float" office:value="96.260710937" calcext:value-type="float">
            <text:p>96.260710937</text:p>
          </table:table-cell>
          <table:table-cell office:value-type="float" office:value="507" calcext:value-type="float">
            <text:p>507</text:p>
          </table:table-cell>
          <table:table-cell office:value-type="float" office:value="4.31801381970111" calcext:value-type="float">
            <text:p>4.31801381970111</text:p>
          </table:table-cell>
          <table:table-cell office:value-type="float" office:value="4.122" calcext:value-type="float">
            <text:p>4.12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9.637" calcext:value-type="float">
            <text:p>29.637</text:p>
          </table:table-cell>
          <table:table-cell office:value-type="float" office:value="4.31801381970111" calcext:value-type="float">
            <text:p>4.31801381970111</text:p>
          </table:table-cell>
          <table:table-cell office:value-type="float" office:value="4.122" calcext:value-type="float">
            <text:p>4.122</text:p>
          </table:table-cell>
        </table:table-row>
        <table:table-row table:style-name="ro1">
          <table:table-cell office:value-type="string" calcext:value-type="string">
            <text:p>Mon Jul <text:s/>6 01:18:46 2020</text:p>
          </table:table-cell>
          <table:table-cell office:value-type="float" office:value="6.22" calcext:value-type="float">
            <text:p>6.22</text:p>
          </table:table-cell>
          <table:table-cell office:value-type="float" office:value="29.654" calcext:value-type="float">
            <text:p>29.654</text:p>
          </table:table-cell>
          <table:table-cell office:value-type="float" office:value="41.784" calcext:value-type="float">
            <text:p>41.784</text:p>
          </table:table-cell>
          <table:table-cell office:value-type="float" office:value="383.68" calcext:value-type="float">
            <text:p>383.68</text:p>
          </table:table-cell>
          <table:table-cell office:value-type="float" office:value="96.264011718" calcext:value-type="float">
            <text:p>96.264011718</text:p>
          </table:table-cell>
          <table:table-cell office:value-type="float" office:value="507" calcext:value-type="float">
            <text:p>507</text:p>
          </table:table-cell>
          <table:table-cell office:value-type="float" office:value="4.32009646302251" calcext:value-type="float">
            <text:p>4.32009646302251</text:p>
          </table:table-cell>
          <table:table-cell office:value-type="float" office:value="4.045" calcext:value-type="float">
            <text:p>4.04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9.654" calcext:value-type="float">
            <text:p>29.654</text:p>
          </table:table-cell>
          <table:table-cell office:value-type="float" office:value="4.32009646302251" calcext:value-type="float">
            <text:p>4.32009646302251</text:p>
          </table:table-cell>
          <table:table-cell office:value-type="float" office:value="4.045" calcext:value-type="float">
            <text:p>4.045</text:p>
          </table:table-cell>
        </table:table-row>
        <table:table-row table:style-name="ro1">
          <table:table-cell office:value-type="string" calcext:value-type="string">
            <text:p>Mon Jul <text:s/>6 01:18:53 2020</text:p>
          </table:table-cell>
          <table:table-cell office:value-type="float" office:value="6.221" calcext:value-type="float">
            <text:p>6.221</text:p>
          </table:table-cell>
          <table:table-cell office:value-type="float" office:value="29.657" calcext:value-type="float">
            <text:p>29.657</text:p>
          </table:table-cell>
          <table:table-cell office:value-type="float" office:value="42.424" calcext:value-type="float">
            <text:p>42.424</text:p>
          </table:table-cell>
          <table:table-cell office:value-type="float" office:value="385.6" calcext:value-type="float">
            <text:p>385.6</text:p>
          </table:table-cell>
          <table:table-cell office:value-type="float" office:value="96.261976562" calcext:value-type="float">
            <text:p>96.261976562</text:p>
          </table:table-cell>
          <table:table-cell office:value-type="float" office:value="495" calcext:value-type="float">
            <text:p>495</text:p>
          </table:table-cell>
          <table:table-cell office:value-type="float" office:value="4.21716765793281" calcext:value-type="float">
            <text:p>4.21716765793281</text:p>
          </table:table-cell>
          <table:table-cell office:value-type="float" office:value="4.159" calcext:value-type="float">
            <text:p>4.15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9.657" calcext:value-type="float">
            <text:p>29.657</text:p>
          </table:table-cell>
          <table:table-cell office:value-type="float" office:value="4.21716765793281" calcext:value-type="float">
            <text:p>4.21716765793281</text:p>
          </table:table-cell>
          <table:table-cell office:value-type="float" office:value="4.159" calcext:value-type="float">
            <text:p>4.159</text:p>
          </table:table-cell>
        </table:table-row>
        <table:table-row table:style-name="ro1">
          <table:table-cell office:value-type="string" calcext:value-type="string">
            <text:p>Mon Jul <text:s/>6 01:19:00 2020</text:p>
          </table:table-cell>
          <table:table-cell office:value-type="float" office:value="6.217" calcext:value-type="float">
            <text:p>6.217</text:p>
          </table:table-cell>
          <table:table-cell office:value-type="float" office:value="29.619" calcext:value-type="float">
            <text:p>29.619</text:p>
          </table:table-cell>
          <table:table-cell office:value-type="float" office:value="41.787" calcext:value-type="float">
            <text:p>41.787</text:p>
          </table:table-cell>
          <table:table-cell office:value-type="float" office:value="385.6" calcext:value-type="float">
            <text:p>385.6</text:p>
          </table:table-cell>
          <table:table-cell office:value-type="float" office:value="96.264507812" calcext:value-type="float">
            <text:p>96.264507812</text:p>
          </table:table-cell>
          <table:table-cell office:value-type="float" office:value="501" calcext:value-type="float">
            <text:p>501</text:p>
          </table:table-cell>
          <table:table-cell office:value-type="float" office:value="4.27103104391186" calcext:value-type="float">
            <text:p>4.27103104391186</text:p>
          </table:table-cell>
          <table:table-cell office:value-type="float" office:value="4.212" calcext:value-type="float">
            <text:p>4.21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9.619" calcext:value-type="float">
            <text:p>29.619</text:p>
          </table:table-cell>
          <table:table-cell office:value-type="float" office:value="4.27103104391186" calcext:value-type="float">
            <text:p>4.27103104391186</text:p>
          </table:table-cell>
          <table:table-cell office:value-type="float" office:value="4.212" calcext:value-type="float">
            <text:p>4.212</text:p>
          </table:table-cell>
        </table:table-row>
        <table:table-row table:style-name="ro1">
          <table:table-cell office:value-type="string" calcext:value-type="string">
            <text:p>Mon Jul <text:s/>6 01:19:08 2020</text:p>
          </table:table-cell>
          <table:table-cell office:value-type="float" office:value="6.221" calcext:value-type="float">
            <text:p>6.221</text:p>
          </table:table-cell>
          <table:table-cell office:value-type="float" office:value="29.606" calcext:value-type="float">
            <text:p>29.606</text:p>
          </table:table-cell>
          <table:table-cell office:value-type="float" office:value="41.169" calcext:value-type="float">
            <text:p>41.169</text:p>
          </table:table-cell>
          <table:table-cell office:value-type="float" office:value="385.28" calcext:value-type="float">
            <text:p>385.28</text:p>
          </table:table-cell>
          <table:table-cell office:value-type="float" office:value="96.2618125" calcext:value-type="float">
            <text:p>96.2618125</text:p>
          </table:table-cell>
          <table:table-cell office:value-type="float" office:value="508" calcext:value-type="float">
            <text:p>508</text:p>
          </table:table-cell>
          <table:table-cell office:value-type="float" office:value="4.32792155601993" calcext:value-type="float">
            <text:p>4.32792155601993</text:p>
          </table:table-cell>
          <table:table-cell office:value-type="float" office:value="4.094" calcext:value-type="float">
            <text:p>4.09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9.606" calcext:value-type="float">
            <text:p>29.606</text:p>
          </table:table-cell>
          <table:table-cell office:value-type="float" office:value="4.32792155601993" calcext:value-type="float">
            <text:p>4.32792155601993</text:p>
          </table:table-cell>
          <table:table-cell office:value-type="float" office:value="4.094" calcext:value-type="float">
            <text:p>4.094</text:p>
          </table:table-cell>
        </table:table-row>
        <table:table-row table:style-name="ro1">
          <table:table-cell office:value-type="string" calcext:value-type="string">
            <text:p>Mon Jul <text:s/>6 01:19:15 2020</text:p>
          </table:table-cell>
          <table:table-cell office:value-type="float" office:value="6.221" calcext:value-type="float">
            <text:p>6.221</text:p>
          </table:table-cell>
          <table:table-cell office:value-type="float" office:value="29.609" calcext:value-type="float">
            <text:p>29.609</text:p>
          </table:table-cell>
          <table:table-cell office:value-type="float" office:value="40.985" calcext:value-type="float">
            <text:p>40.985</text:p>
          </table:table-cell>
          <table:table-cell office:value-type="float" office:value="341.12" calcext:value-type="float">
            <text:p>341.12</text:p>
          </table:table-cell>
          <table:table-cell office:value-type="float" office:value="96.260175781" calcext:value-type="float">
            <text:p>96.260175781</text:p>
          </table:table-cell>
          <table:table-cell office:value-type="float" office:value="498" calcext:value-type="float">
            <text:p>498</text:p>
          </table:table-cell>
          <table:table-cell office:value-type="float" office:value="4.24272624979907" calcext:value-type="float">
            <text:p>4.24272624979907</text:p>
          </table:table-cell>
          <table:table-cell office:value-type="float" office:value="4.143" calcext:value-type="float">
            <text:p>4.14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9.609" calcext:value-type="float">
            <text:p>29.609</text:p>
          </table:table-cell>
          <table:table-cell office:value-type="float" office:value="4.24272624979907" calcext:value-type="float">
            <text:p>4.24272624979907</text:p>
          </table:table-cell>
          <table:table-cell office:value-type="float" office:value="4.143" calcext:value-type="float">
            <text:p>4.143</text:p>
          </table:table-cell>
        </table:table-row>
        <table:table-row table:style-name="ro1">
          <table:table-cell office:value-type="string" calcext:value-type="string">
            <text:p>Mon Jul <text:s/>6 01:19:22 2020</text:p>
          </table:table-cell>
          <table:table-cell office:value-type="float" office:value="6.222" calcext:value-type="float">
            <text:p>6.222</text:p>
          </table:table-cell>
          <table:table-cell office:value-type="float" office:value="29.566" calcext:value-type="float">
            <text:p>29.566</text:p>
          </table:table-cell>
          <table:table-cell office:value-type="float" office:value="42.564" calcext:value-type="float">
            <text:p>42.564</text:p>
          </table:table-cell>
          <table:table-cell office:value-type="float" office:value="341.12" calcext:value-type="float">
            <text:p>341.12</text:p>
          </table:table-cell>
          <table:table-cell office:value-type="float" office:value="96.265007812" calcext:value-type="float">
            <text:p>96.265007812</text:p>
          </table:table-cell>
          <table:table-cell office:value-type="float" office:value="499" calcext:value-type="float">
            <text:p>499</text:p>
          </table:table-cell>
          <table:table-cell office:value-type="float" office:value="4.25056252009" calcext:value-type="float">
            <text:p>4.25056252009</text:p>
          </table:table-cell>
          <table:table-cell office:value-type="float" office:value="3.873" calcext:value-type="float">
            <text:p>3.87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9.566" calcext:value-type="float">
            <text:p>29.566</text:p>
          </table:table-cell>
          <table:table-cell office:value-type="float" office:value="4.25056252009" calcext:value-type="float">
            <text:p>4.25056252009</text:p>
          </table:table-cell>
          <table:table-cell office:value-type="float" office:value="3.873" calcext:value-type="float">
            <text:p>3.873</text:p>
          </table:table-cell>
        </table:table-row>
        <table:table-row table:style-name="ro1">
          <table:table-cell office:value-type="string" calcext:value-type="string">
            <text:p>Mon Jul <text:s/>6 01:19:29 2020</text:p>
          </table:table-cell>
          <table:table-cell office:value-type="float" office:value="6.224" calcext:value-type="float">
            <text:p>6.224</text:p>
          </table:table-cell>
          <table:table-cell office:value-type="float" office:value="29.619" calcext:value-type="float">
            <text:p>29.619</text:p>
          </table:table-cell>
          <table:table-cell office:value-type="float" office:value="42.297" calcext:value-type="float">
            <text:p>42.297</text:p>
          </table:table-cell>
          <table:table-cell office:value-type="float" office:value="340.8" calcext:value-type="float">
            <text:p>340.8</text:p>
          </table:table-cell>
          <table:table-cell office:value-type="float" office:value="96.259792968" calcext:value-type="float">
            <text:p>96.259792968</text:p>
          </table:table-cell>
          <table:table-cell office:value-type="float" office:value="499" calcext:value-type="float">
            <text:p>499</text:p>
          </table:table-cell>
          <table:table-cell office:value-type="float" office:value="4.24919665809769" calcext:value-type="float">
            <text:p>4.24919665809769</text:p>
          </table:table-cell>
          <table:table-cell office:value-type="float" office:value="4.267" calcext:value-type="float">
            <text:p>4.26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9.619" calcext:value-type="float">
            <text:p>29.619</text:p>
          </table:table-cell>
          <table:table-cell office:value-type="float" office:value="4.24919665809769" calcext:value-type="float">
            <text:p>4.24919665809769</text:p>
          </table:table-cell>
          <table:table-cell office:value-type="float" office:value="4.267" calcext:value-type="float">
            <text:p>4.267</text:p>
          </table:table-cell>
        </table:table-row>
        <table:table-row table:style-name="ro1">
          <table:table-cell office:value-type="string" calcext:value-type="string">
            <text:p>Mon Jul <text:s/>6 01:19:36 2020</text:p>
          </table:table-cell>
          <table:table-cell office:value-type="float" office:value="6.22" calcext:value-type="float">
            <text:p>6.22</text:p>
          </table:table-cell>
          <table:table-cell office:value-type="float" office:value="29.606" calcext:value-type="float">
            <text:p>29.606</text:p>
          </table:table-cell>
          <table:table-cell office:value-type="float" office:value="41.96" calcext:value-type="float">
            <text:p>41.96</text:p>
          </table:table-cell>
          <table:table-cell office:value-type="float" office:value="340.8" calcext:value-type="float">
            <text:p>340.8</text:p>
          </table:table-cell>
          <table:table-cell office:value-type="float" office:value="96.263320312" calcext:value-type="float">
            <text:p>96.263320312</text:p>
          </table:table-cell>
          <table:table-cell office:value-type="float" office:value="502" calcext:value-type="float">
            <text:p>502</text:p>
          </table:table-cell>
          <table:table-cell office:value-type="float" office:value="4.27749196141479" calcext:value-type="float">
            <text:p>4.27749196141479</text:p>
          </table:table-cell>
          <table:table-cell office:value-type="float" office:value="4.135" calcext:value-type="float">
            <text:p>4.13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9.606" calcext:value-type="float">
            <text:p>29.606</text:p>
          </table:table-cell>
          <table:table-cell office:value-type="float" office:value="4.27749196141479" calcext:value-type="float">
            <text:p>4.27749196141479</text:p>
          </table:table-cell>
          <table:table-cell office:value-type="float" office:value="4.135" calcext:value-type="float">
            <text:p>4.135</text:p>
          </table:table-cell>
        </table:table-row>
        <table:table-row table:style-name="ro1">
          <table:table-cell office:value-type="string" calcext:value-type="string">
            <text:p>Mon Jul <text:s/>6 01:19:43 2020</text:p>
          </table:table-cell>
          <table:table-cell office:value-type="float" office:value="6.22" calcext:value-type="float">
            <text:p>6.22</text:p>
          </table:table-cell>
          <table:table-cell office:value-type="float" office:value="29.599" calcext:value-type="float">
            <text:p>29.599</text:p>
          </table:table-cell>
          <table:table-cell office:value-type="float" office:value="41.592" calcext:value-type="float">
            <text:p>41.592</text:p>
          </table:table-cell>
          <table:table-cell office:value-type="float" office:value="340.8" calcext:value-type="float">
            <text:p>340.8</text:p>
          </table:table-cell>
          <table:table-cell office:value-type="float" office:value="96.2639375" calcext:value-type="float">
            <text:p>96.2639375</text:p>
          </table:table-cell>
          <table:table-cell office:value-type="float" office:value="507" calcext:value-type="float">
            <text:p>507</text:p>
          </table:table-cell>
          <table:table-cell office:value-type="float" office:value="4.32009646302251" calcext:value-type="float">
            <text:p>4.32009646302251</text:p>
          </table:table-cell>
          <table:table-cell office:value-type="float" office:value="4.216" calcext:value-type="float">
            <text:p>4.21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9.599" calcext:value-type="float">
            <text:p>29.599</text:p>
          </table:table-cell>
          <table:table-cell office:value-type="float" office:value="4.32009646302251" calcext:value-type="float">
            <text:p>4.32009646302251</text:p>
          </table:table-cell>
          <table:table-cell office:value-type="float" office:value="4.216" calcext:value-type="float">
            <text:p>4.216</text:p>
          </table:table-cell>
        </table:table-row>
        <table:table-row table:style-name="ro1">
          <table:table-cell office:value-type="string" calcext:value-type="string">
            <text:p>Mon Jul <text:s/>6 01:19:50 2020</text:p>
          </table:table-cell>
          <table:table-cell office:value-type="float" office:value="6.222" calcext:value-type="float">
            <text:p>6.222</text:p>
          </table:table-cell>
          <table:table-cell office:value-type="float" office:value="29.616" calcext:value-type="float">
            <text:p>29.616</text:p>
          </table:table-cell>
          <table:table-cell office:value-type="float" office:value="42.649" calcext:value-type="float">
            <text:p>42.649</text:p>
          </table:table-cell>
          <table:table-cell office:value-type="float" office:value="341.12" calcext:value-type="float">
            <text:p>341.12</text:p>
          </table:table-cell>
          <table:table-cell office:value-type="float" office:value="96.260210937" calcext:value-type="float">
            <text:p>96.260210937</text:p>
          </table:table-cell>
          <table:table-cell office:value-type="float" office:value="486" calcext:value-type="float">
            <text:p>486</text:p>
          </table:table-cell>
          <table:table-cell office:value-type="float" office:value="4.13982642237223" calcext:value-type="float">
            <text:p>4.13982642237223</text:p>
          </table:table-cell>
          <table:table-cell office:value-type="float" office:value="4.209" calcext:value-type="float">
            <text:p>4.20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9.616" calcext:value-type="float">
            <text:p>29.616</text:p>
          </table:table-cell>
          <table:table-cell office:value-type="float" office:value="4.13982642237223" calcext:value-type="float">
            <text:p>4.13982642237223</text:p>
          </table:table-cell>
          <table:table-cell office:value-type="float" office:value="4.209" calcext:value-type="float">
            <text:p>4.209</text:p>
          </table:table-cell>
        </table:table-row>
        <table:table-row table:style-name="ro1">
          <table:table-cell office:value-type="string" calcext:value-type="string">
            <text:p>Mon Jul <text:s/>6 01:19:57 2020</text:p>
          </table:table-cell>
          <table:table-cell office:value-type="float" office:value="6.219" calcext:value-type="float">
            <text:p>6.219</text:p>
          </table:table-cell>
          <table:table-cell office:value-type="float" office:value="29.604" calcext:value-type="float">
            <text:p>29.604</text:p>
          </table:table-cell>
          <table:table-cell office:value-type="float" office:value="41.891" calcext:value-type="float">
            <text:p>41.891</text:p>
          </table:table-cell>
          <table:table-cell office:value-type="float" office:value="341.12" calcext:value-type="float">
            <text:p>341.12</text:p>
          </table:table-cell>
          <table:table-cell office:value-type="float" office:value="96.261039062" calcext:value-type="float">
            <text:p>96.261039062</text:p>
          </table:table-cell>
          <table:table-cell office:value-type="float" office:value="500" calcext:value-type="float">
            <text:p>500</text:p>
          </table:table-cell>
          <table:table-cell office:value-type="float" office:value="4.26113523074449" calcext:value-type="float">
            <text:p>4.26113523074449</text:p>
          </table:table-cell>
          <table:table-cell office:value-type="float" office:value="4.166" calcext:value-type="float">
            <text:p>4.16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9.604" calcext:value-type="float">
            <text:p>29.604</text:p>
          </table:table-cell>
          <table:table-cell office:value-type="float" office:value="4.26113523074449" calcext:value-type="float">
            <text:p>4.26113523074449</text:p>
          </table:table-cell>
          <table:table-cell office:value-type="float" office:value="4.166" calcext:value-type="float">
            <text:p>4.166</text:p>
          </table:table-cell>
        </table:table-row>
        <table:table-row table:style-name="ro1">
          <table:table-cell office:value-type="string" calcext:value-type="string">
            <text:p>Mon Jul <text:s/>6 01:20:04 2020</text:p>
          </table:table-cell>
          <table:table-cell office:value-type="float" office:value="6.22" calcext:value-type="float">
            <text:p>6.22</text:p>
          </table:table-cell>
          <table:table-cell office:value-type="float" office:value="29.581" calcext:value-type="float">
            <text:p>29.581</text:p>
          </table:table-cell>
          <table:table-cell office:value-type="float" office:value="41.972" calcext:value-type="float">
            <text:p>41.972</text:p>
          </table:table-cell>
          <table:table-cell office:value-type="float" office:value="340.8" calcext:value-type="float">
            <text:p>340.8</text:p>
          </table:table-cell>
          <table:table-cell office:value-type="float" office:value="96.261714843" calcext:value-type="float">
            <text:p>96.261714843</text:p>
          </table:table-cell>
          <table:table-cell office:value-type="float" office:value="513" calcext:value-type="float">
            <text:p>513</text:p>
          </table:table-cell>
          <table:table-cell office:value-type="float" office:value="4.37122186495177" calcext:value-type="float">
            <text:p>4.37122186495177</text:p>
          </table:table-cell>
          <table:table-cell office:value-type="float" office:value="4.214" calcext:value-type="float">
            <text:p>4.21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9.581" calcext:value-type="float">
            <text:p>29.581</text:p>
          </table:table-cell>
          <table:table-cell office:value-type="float" office:value="4.37122186495177" calcext:value-type="float">
            <text:p>4.37122186495177</text:p>
          </table:table-cell>
          <table:table-cell office:value-type="float" office:value="4.214" calcext:value-type="float">
            <text:p>4.214</text:p>
          </table:table-cell>
        </table:table-row>
        <table:table-row table:style-name="ro1">
          <table:table-cell office:value-type="string" calcext:value-type="string">
            <text:p>Mon Jul <text:s/>6 01:20:11 2020</text:p>
          </table:table-cell>
          <table:table-cell office:value-type="float" office:value="6.218" calcext:value-type="float">
            <text:p>6.218</text:p>
          </table:table-cell>
          <table:table-cell office:value-type="float" office:value="29.569" calcext:value-type="float">
            <text:p>29.569</text:p>
          </table:table-cell>
          <table:table-cell office:value-type="float" office:value="43.011" calcext:value-type="float">
            <text:p>43.011</text:p>
          </table:table-cell>
          <table:table-cell office:value-type="float" office:value="341.12" calcext:value-type="float">
            <text:p>341.12</text:p>
          </table:table-cell>
          <table:table-cell office:value-type="float" office:value="96.262929687" calcext:value-type="float">
            <text:p>96.262929687</text:p>
          </table:table-cell>
          <table:table-cell office:value-type="float" office:value="510" calcext:value-type="float">
            <text:p>510</text:p>
          </table:table-cell>
          <table:table-cell office:value-type="float" office:value="4.34705693148923" calcext:value-type="float">
            <text:p>4.34705693148923</text:p>
          </table:table-cell>
          <table:table-cell office:value-type="float" office:value="4.168" calcext:value-type="float">
            <text:p>4.16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9.569" calcext:value-type="float">
            <text:p>29.569</text:p>
          </table:table-cell>
          <table:table-cell office:value-type="float" office:value="4.34705693148923" calcext:value-type="float">
            <text:p>4.34705693148923</text:p>
          </table:table-cell>
          <table:table-cell office:value-type="float" office:value="4.168" calcext:value-type="float">
            <text:p>4.168</text:p>
          </table:table-cell>
        </table:table-row>
        <table:table-row table:style-name="ro1">
          <table:table-cell office:value-type="string" calcext:value-type="string">
            <text:p>Mon Jul <text:s/>6 01:20:18 2020</text:p>
          </table:table-cell>
          <table:table-cell office:value-type="float" office:value="6.223" calcext:value-type="float">
            <text:p>6.223</text:p>
          </table:table-cell>
          <table:table-cell office:value-type="float" office:value="29.576" calcext:value-type="float">
            <text:p>29.576</text:p>
          </table:table-cell>
          <table:table-cell office:value-type="float" office:value="41.706" calcext:value-type="float">
            <text:p>41.706</text:p>
          </table:table-cell>
          <table:table-cell office:value-type="float" office:value="332.8" calcext:value-type="float">
            <text:p>332.8</text:p>
          </table:table-cell>
          <table:table-cell office:value-type="float" office:value="96.2599375" calcext:value-type="float">
            <text:p>96.2599375</text:p>
          </table:table-cell>
          <table:table-cell office:value-type="float" office:value="504" calcext:value-type="float">
            <text:p>504</text:p>
          </table:table-cell>
          <table:table-cell office:value-type="float" office:value="4.29246344206974" calcext:value-type="float">
            <text:p>4.29246344206974</text:p>
          </table:table-cell>
          <table:table-cell office:value-type="float" office:value="4.053" calcext:value-type="float">
            <text:p>4.05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9.576" calcext:value-type="float">
            <text:p>29.576</text:p>
          </table:table-cell>
          <table:table-cell office:value-type="float" office:value="4.29246344206974" calcext:value-type="float">
            <text:p>4.29246344206974</text:p>
          </table:table-cell>
          <table:table-cell office:value-type="float" office:value="4.053" calcext:value-type="float">
            <text:p>4.053</text:p>
          </table:table-cell>
        </table:table-row>
        <table:table-row table:style-name="ro1">
          <table:table-cell office:value-type="string" calcext:value-type="string">
            <text:p>Mon Jul <text:s/>6 01:20:25 2020</text:p>
          </table:table-cell>
          <table:table-cell office:value-type="float" office:value="6.218" calcext:value-type="float">
            <text:p>6.218</text:p>
          </table:table-cell>
          <table:table-cell office:value-type="float" office:value="29.569" calcext:value-type="float">
            <text:p>29.569</text:p>
          </table:table-cell>
          <table:table-cell office:value-type="float" office:value="41.741" calcext:value-type="float">
            <text:p>41.741</text:p>
          </table:table-cell>
          <table:table-cell office:value-type="float" office:value="372.16" calcext:value-type="float">
            <text:p>372.16</text:p>
          </table:table-cell>
          <table:table-cell office:value-type="float" office:value="96.259296875" calcext:value-type="float">
            <text:p>96.259296875</text:p>
          </table:table-cell>
          <table:table-cell office:value-type="float" office:value="509" calcext:value-type="float">
            <text:p>509</text:p>
          </table:table-cell>
          <table:table-cell office:value-type="float" office:value="4.33853329044709" calcext:value-type="float">
            <text:p>4.33853329044709</text:p>
          </table:table-cell>
          <table:table-cell office:value-type="float" office:value="4.148" calcext:value-type="float">
            <text:p>4.14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9.569" calcext:value-type="float">
            <text:p>29.569</text:p>
          </table:table-cell>
          <table:table-cell office:value-type="float" office:value="4.33853329044709" calcext:value-type="float">
            <text:p>4.33853329044709</text:p>
          </table:table-cell>
          <table:table-cell office:value-type="float" office:value="4.148" calcext:value-type="float">
            <text:p>4.148</text:p>
          </table:table-cell>
        </table:table-row>
        <table:table-row table:style-name="ro1">
          <table:table-cell office:value-type="string" calcext:value-type="string">
            <text:p>Mon Jul <text:s/>6 01:20:32 2020</text:p>
          </table:table-cell>
          <table:table-cell office:value-type="float" office:value="6.219" calcext:value-type="float">
            <text:p>6.219</text:p>
          </table:table-cell>
          <table:table-cell office:value-type="float" office:value="29.561" calcext:value-type="float">
            <text:p>29.561</text:p>
          </table:table-cell>
          <table:table-cell office:value-type="float" office:value="42.024" calcext:value-type="float">
            <text:p>42.024</text:p>
          </table:table-cell>
          <table:table-cell office:value-type="float" office:value="305.92" calcext:value-type="float">
            <text:p>305.92</text:p>
          </table:table-cell>
          <table:table-cell office:value-type="float" office:value="96.2593125" calcext:value-type="float">
            <text:p>96.2593125</text:p>
          </table:table-cell>
          <table:table-cell office:value-type="float" office:value="459" calcext:value-type="float">
            <text:p>459</text:p>
          </table:table-cell>
          <table:table-cell office:value-type="float" office:value="3.91172214182344" calcext:value-type="float">
            <text:p>3.91172214182344</text:p>
          </table:table-cell>
          <table:table-cell office:value-type="float" office:value="3.809" calcext:value-type="float">
            <text:p>3.80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9.561" calcext:value-type="float">
            <text:p>29.561</text:p>
          </table:table-cell>
          <table:table-cell office:value-type="float" office:value="3.91172214182344" calcext:value-type="float">
            <text:p>3.91172214182344</text:p>
          </table:table-cell>
          <table:table-cell office:value-type="float" office:value="3.809" calcext:value-type="float">
            <text:p>3.809</text:p>
          </table:table-cell>
        </table:table-row>
        <table:table-row table:style-name="ro1">
          <table:table-cell office:value-type="string" calcext:value-type="string">
            <text:p>Mon Jul <text:s/>6 01:20:39 2020</text:p>
          </table:table-cell>
          <table:table-cell office:value-type="float" office:value="6.218" calcext:value-type="float">
            <text:p>6.218</text:p>
          </table:table-cell>
          <table:table-cell office:value-type="float" office:value="29.528" calcext:value-type="float">
            <text:p>29.528</text:p>
          </table:table-cell>
          <table:table-cell office:value-type="float" office:value="42.178" calcext:value-type="float">
            <text:p>42.178</text:p>
          </table:table-cell>
          <table:table-cell office:value-type="float" office:value="304.32" calcext:value-type="float">
            <text:p>304.32</text:p>
          </table:table-cell>
          <table:table-cell office:value-type="float" office:value="96.258742187" calcext:value-type="float">
            <text:p>96.258742187</text:p>
          </table:table-cell>
          <table:table-cell office:value-type="float" office:value="495" calcext:value-type="float">
            <text:p>495</text:p>
          </table:table-cell>
          <table:table-cell office:value-type="float" office:value="4.21920231585719" calcext:value-type="float">
            <text:p>4.21920231585719</text:p>
          </table:table-cell>
          <table:table-cell office:value-type="float" office:value="4.134" calcext:value-type="float">
            <text:p>4.13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9.528" calcext:value-type="float">
            <text:p>29.528</text:p>
          </table:table-cell>
          <table:table-cell office:value-type="float" office:value="4.21920231585719" calcext:value-type="float">
            <text:p>4.21920231585719</text:p>
          </table:table-cell>
          <table:table-cell office:value-type="float" office:value="4.134" calcext:value-type="float">
            <text:p>4.134</text:p>
          </table:table-cell>
        </table:table-row>
        <table:table-row table:style-name="ro1">
          <table:table-cell office:value-type="string" calcext:value-type="string">
            <text:p>Mon Jul <text:s/>6 01:20:46 2020</text:p>
          </table:table-cell>
          <table:table-cell office:value-type="float" office:value="6.219" calcext:value-type="float">
            <text:p>6.219</text:p>
          </table:table-cell>
          <table:table-cell office:value-type="float" office:value="29.566" calcext:value-type="float">
            <text:p>29.566</text:p>
          </table:table-cell>
          <table:table-cell office:value-type="float" office:value="41.688" calcext:value-type="float">
            <text:p>41.688</text:p>
          </table:table-cell>
          <table:table-cell office:value-type="float" office:value="304.16" calcext:value-type="float">
            <text:p>304.16</text:p>
          </table:table-cell>
          <table:table-cell office:value-type="float" office:value="96.259179687" calcext:value-type="float">
            <text:p>96.259179687</text:p>
          </table:table-cell>
          <table:table-cell office:value-type="float" office:value="495" calcext:value-type="float">
            <text:p>495</text:p>
          </table:table-cell>
          <table:table-cell office:value-type="float" office:value="4.21852387843705" calcext:value-type="float">
            <text:p>4.21852387843705</text:p>
          </table:table-cell>
          <table:table-cell office:value-type="float" office:value="4.064" calcext:value-type="float">
            <text:p>4.06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9.566" calcext:value-type="float">
            <text:p>29.566</text:p>
          </table:table-cell>
          <table:table-cell office:value-type="float" office:value="4.21852387843705" calcext:value-type="float">
            <text:p>4.21852387843705</text:p>
          </table:table-cell>
          <table:table-cell office:value-type="float" office:value="4.064" calcext:value-type="float">
            <text:p>4.064</text:p>
          </table:table-cell>
        </table:table-row>
        <table:table-row table:style-name="ro1">
          <table:table-cell office:value-type="string" calcext:value-type="string">
            <text:p>Mon Jul <text:s/>6 01:20:53 2020</text:p>
          </table:table-cell>
          <table:table-cell office:value-type="float" office:value="6.218" calcext:value-type="float">
            <text:p>6.218</text:p>
          </table:table-cell>
          <table:table-cell office:value-type="float" office:value="29.553" calcext:value-type="float">
            <text:p>29.553</text:p>
          </table:table-cell>
          <table:table-cell office:value-type="float" office:value="42.382" calcext:value-type="float">
            <text:p>42.382</text:p>
          </table:table-cell>
          <table:table-cell office:value-type="float" office:value="330.88" calcext:value-type="float">
            <text:p>330.88</text:p>
          </table:table-cell>
          <table:table-cell office:value-type="float" office:value="96.255898437" calcext:value-type="float">
            <text:p>96.255898437</text:p>
          </table:table-cell>
          <table:table-cell office:value-type="float" office:value="501" calcext:value-type="float">
            <text:p>501</text:p>
          </table:table-cell>
          <table:table-cell office:value-type="float" office:value="4.27034416211" calcext:value-type="float">
            <text:p>4.27034416211</text:p>
          </table:table-cell>
          <table:table-cell office:value-type="float" office:value="4.049" calcext:value-type="float">
            <text:p>4.04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9.553" calcext:value-type="float">
            <text:p>29.553</text:p>
          </table:table-cell>
          <table:table-cell office:value-type="float" office:value="4.27034416211" calcext:value-type="float">
            <text:p>4.27034416211</text:p>
          </table:table-cell>
          <table:table-cell office:value-type="float" office:value="4.049" calcext:value-type="float">
            <text:p>4.049</text:p>
          </table:table-cell>
        </table:table-row>
        <table:table-row table:style-name="ro1">
          <table:table-cell office:value-type="string" calcext:value-type="string">
            <text:p>Mon Jul <text:s/>6 01:21:00 2020</text:p>
          </table:table-cell>
          <table:table-cell office:value-type="float" office:value="6.22" calcext:value-type="float">
            <text:p>6.22</text:p>
          </table:table-cell>
          <table:table-cell office:value-type="float" office:value="29.501" calcext:value-type="float">
            <text:p>29.501</text:p>
          </table:table-cell>
          <table:table-cell office:value-type="float" office:value="41.868" calcext:value-type="float">
            <text:p>41.868</text:p>
          </table:table-cell>
          <table:table-cell office:value-type="float" office:value="331.52" calcext:value-type="float">
            <text:p>331.52</text:p>
          </table:table-cell>
          <table:table-cell office:value-type="float" office:value="96.255660156" calcext:value-type="float">
            <text:p>96.255660156</text:p>
          </table:table-cell>
          <table:table-cell office:value-type="float" office:value="488" calcext:value-type="float">
            <text:p>488</text:p>
          </table:table-cell>
          <table:table-cell office:value-type="float" office:value="4.15819935691318" calcext:value-type="float">
            <text:p>4.15819935691318</text:p>
          </table:table-cell>
          <table:table-cell office:value-type="float" office:value="4.049" calcext:value-type="float">
            <text:p>4.04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9.501" calcext:value-type="float">
            <text:p>29.501</text:p>
          </table:table-cell>
          <table:table-cell office:value-type="float" office:value="4.15819935691318" calcext:value-type="float">
            <text:p>4.15819935691318</text:p>
          </table:table-cell>
          <table:table-cell office:value-type="float" office:value="4.049" calcext:value-type="float">
            <text:p>4.049</text:p>
          </table:table-cell>
        </table:table-row>
        <table:table-row table:style-name="ro1">
          <table:table-cell office:value-type="string" calcext:value-type="string">
            <text:p>Mon Jul <text:s/>6 01:21:07 2020</text:p>
          </table:table-cell>
          <table:table-cell office:value-type="float" office:value="6.222" calcext:value-type="float">
            <text:p>6.222</text:p>
          </table:table-cell>
          <table:table-cell office:value-type="float" office:value="29.513" calcext:value-type="float">
            <text:p>29.513</text:p>
          </table:table-cell>
          <table:table-cell office:value-type="float" office:value="42.303" calcext:value-type="float">
            <text:p>42.303</text:p>
          </table:table-cell>
          <table:table-cell office:value-type="float" office:value="330.88" calcext:value-type="float">
            <text:p>330.88</text:p>
          </table:table-cell>
          <table:table-cell office:value-type="float" office:value="96.253839843" calcext:value-type="float">
            <text:p>96.253839843</text:p>
          </table:table-cell>
          <table:table-cell office:value-type="float" office:value="492" calcext:value-type="float">
            <text:p>492</text:p>
          </table:table-cell>
          <table:table-cell office:value-type="float" office:value="4.19093539054966" calcext:value-type="float">
            <text:p>4.19093539054966</text:p>
          </table:table-cell>
          <table:table-cell office:value-type="float" office:value="4.012" calcext:value-type="float">
            <text:p>4.01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9.513" calcext:value-type="float">
            <text:p>29.513</text:p>
          </table:table-cell>
          <table:table-cell office:value-type="float" office:value="4.19093539054966" calcext:value-type="float">
            <text:p>4.19093539054966</text:p>
          </table:table-cell>
          <table:table-cell office:value-type="float" office:value="4.012" calcext:value-type="float">
            <text:p>4.012</text:p>
          </table:table-cell>
        </table:table-row>
        <table:table-row table:style-name="ro1">
          <table:table-cell office:value-type="string" calcext:value-type="string">
            <text:p>Mon Jul <text:s/>6 01:21:14 2020</text:p>
          </table:table-cell>
          <table:table-cell office:value-type="float" office:value="6.223" calcext:value-type="float">
            <text:p>6.223</text:p>
          </table:table-cell>
          <table:table-cell office:value-type="float" office:value="29.581" calcext:value-type="float">
            <text:p>29.581</text:p>
          </table:table-cell>
          <table:table-cell office:value-type="float" office:value="41.911" calcext:value-type="float">
            <text:p>41.911</text:p>
          </table:table-cell>
          <table:table-cell office:value-type="float" office:value="319.68" calcext:value-type="float">
            <text:p>319.68</text:p>
          </table:table-cell>
          <table:table-cell office:value-type="float" office:value="96.25921875" calcext:value-type="float">
            <text:p>96.25921875</text:p>
          </table:table-cell>
          <table:table-cell office:value-type="float" office:value="475" calcext:value-type="float">
            <text:p>475</text:p>
          </table:table-cell>
          <table:table-cell office:value-type="float" office:value="4.04547645829986" calcext:value-type="float">
            <text:p>4.04547645829986</text:p>
          </table:table-cell>
          <table:table-cell office:value-type="float" office:value="3.949" calcext:value-type="float">
            <text:p>3.94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9.581" calcext:value-type="float">
            <text:p>29.581</text:p>
          </table:table-cell>
          <table:table-cell office:value-type="float" office:value="4.04547645829986" calcext:value-type="float">
            <text:p>4.04547645829986</text:p>
          </table:table-cell>
          <table:table-cell office:value-type="float" office:value="3.949" calcext:value-type="float">
            <text:p>3.949</text:p>
          </table:table-cell>
        </table:table-row>
        <table:table-row table:style-name="ro1">
          <table:table-cell office:value-type="string" calcext:value-type="string">
            <text:p>Mon Jul <text:s/>6 01:21:21 2020</text:p>
          </table:table-cell>
          <table:table-cell office:value-type="float" office:value="6.219" calcext:value-type="float">
            <text:p>6.219</text:p>
          </table:table-cell>
          <table:table-cell office:value-type="float" office:value="29.574" calcext:value-type="float">
            <text:p>29.574</text:p>
          </table:table-cell>
          <table:table-cell office:value-type="float" office:value="42.08" calcext:value-type="float">
            <text:p>42.08</text:p>
          </table:table-cell>
          <table:table-cell office:value-type="float" office:value="326.08" calcext:value-type="float">
            <text:p>326.08</text:p>
          </table:table-cell>
          <table:table-cell office:value-type="float" office:value="96.254265625" calcext:value-type="float">
            <text:p>96.254265625</text:p>
          </table:table-cell>
          <table:table-cell office:value-type="float" office:value="482" calcext:value-type="float">
            <text:p>482</text:p>
          </table:table-cell>
          <table:table-cell office:value-type="float" office:value="4.10773436243769" calcext:value-type="float">
            <text:p>4.10773436243769</text:p>
          </table:table-cell>
          <table:table-cell office:value-type="float" office:value="4.011" calcext:value-type="float">
            <text:p>4.01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9.574" calcext:value-type="float">
            <text:p>29.574</text:p>
          </table:table-cell>
          <table:table-cell office:value-type="float" office:value="4.10773436243769" calcext:value-type="float">
            <text:p>4.10773436243769</text:p>
          </table:table-cell>
          <table:table-cell office:value-type="float" office:value="4.011" calcext:value-type="float">
            <text:p>4.011</text:p>
          </table:table-cell>
        </table:table-row>
        <table:table-row table:style-name="ro1">
          <table:table-cell office:value-type="string" calcext:value-type="string">
            <text:p>Mon Jul <text:s/>6 01:21:28 2020</text:p>
          </table:table-cell>
          <table:table-cell office:value-type="float" office:value="6.22" calcext:value-type="float">
            <text:p>6.22</text:p>
          </table:table-cell>
          <table:table-cell office:value-type="float" office:value="29.581" calcext:value-type="float">
            <text:p>29.581</text:p>
          </table:table-cell>
          <table:table-cell office:value-type="float" office:value="42.729" calcext:value-type="float">
            <text:p>42.729</text:p>
          </table:table-cell>
          <table:table-cell office:value-type="float" office:value="326.08" calcext:value-type="float">
            <text:p>326.08</text:p>
          </table:table-cell>
          <table:table-cell office:value-type="float" office:value="96.256378906" calcext:value-type="float">
            <text:p>96.256378906</text:p>
          </table:table-cell>
          <table:table-cell office:value-type="float" office:value="489" calcext:value-type="float">
            <text:p>489</text:p>
          </table:table-cell>
          <table:table-cell office:value-type="float" office:value="4.16672025723473" calcext:value-type="float">
            <text:p>4.16672025723473</text:p>
          </table:table-cell>
          <table:table-cell office:value-type="float" office:value="4.007" calcext:value-type="float">
            <text:p>4.00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9.581" calcext:value-type="float">
            <text:p>29.581</text:p>
          </table:table-cell>
          <table:table-cell office:value-type="float" office:value="4.16672025723473" calcext:value-type="float">
            <text:p>4.16672025723473</text:p>
          </table:table-cell>
          <table:table-cell office:value-type="float" office:value="4.007" calcext:value-type="float">
            <text:p>4.007</text:p>
          </table:table-cell>
        </table:table-row>
        <table:table-row table:style-name="ro1">
          <table:table-cell office:value-type="string" calcext:value-type="string">
            <text:p>Mon Jul <text:s/>6 01:21:36 2020</text:p>
          </table:table-cell>
          <table:table-cell office:value-type="float" office:value="6.219" calcext:value-type="float">
            <text:p>6.219</text:p>
          </table:table-cell>
          <table:table-cell office:value-type="float" office:value="29.634" calcext:value-type="float">
            <text:p>29.634</text:p>
          </table:table-cell>
          <table:table-cell office:value-type="float" office:value="42.141" calcext:value-type="float">
            <text:p>42.141</text:p>
          </table:table-cell>
          <table:table-cell office:value-type="float" office:value="326.08" calcext:value-type="float">
            <text:p>326.08</text:p>
          </table:table-cell>
          <table:table-cell office:value-type="float" office:value="96.253804687" calcext:value-type="float">
            <text:p>96.253804687</text:p>
          </table:table-cell>
          <table:table-cell office:value-type="float" office:value="479" calcext:value-type="float">
            <text:p>479</text:p>
          </table:table-cell>
          <table:table-cell office:value-type="float" office:value="4.08216755105322" calcext:value-type="float">
            <text:p>4.08216755105322</text:p>
          </table:table-cell>
          <table:table-cell office:value-type="float" office:value="4.032" calcext:value-type="float">
            <text:p>4.03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9.634" calcext:value-type="float">
            <text:p>29.634</text:p>
          </table:table-cell>
          <table:table-cell office:value-type="float" office:value="4.08216755105322" calcext:value-type="float">
            <text:p>4.08216755105322</text:p>
          </table:table-cell>
          <table:table-cell office:value-type="float" office:value="4.032" calcext:value-type="float">
            <text:p>4.032</text:p>
          </table:table-cell>
        </table:table-row>
        <table:table-row table:style-name="ro1">
          <table:table-cell office:value-type="string" calcext:value-type="string">
            <text:p>Mon Jul <text:s/>6 01:21:43 2020</text:p>
          </table:table-cell>
          <table:table-cell office:value-type="float" office:value="6.222" calcext:value-type="float">
            <text:p>6.222</text:p>
          </table:table-cell>
          <table:table-cell office:value-type="float" office:value="29.616" calcext:value-type="float">
            <text:p>29.616</text:p>
          </table:table-cell>
          <table:table-cell office:value-type="float" office:value="42.298" calcext:value-type="float">
            <text:p>42.298</text:p>
          </table:table-cell>
          <table:table-cell office:value-type="float" office:value="338.24" calcext:value-type="float">
            <text:p>338.24</text:p>
          </table:table-cell>
          <table:table-cell office:value-type="float" office:value="96.258796875" calcext:value-type="float">
            <text:p>96.258796875</text:p>
          </table:table-cell>
          <table:table-cell office:value-type="float" office:value="496" calcext:value-type="float">
            <text:p>496</text:p>
          </table:table-cell>
          <table:table-cell office:value-type="float" office:value="4.22500803600129" calcext:value-type="float">
            <text:p>4.22500803600129</text:p>
          </table:table-cell>
          <table:table-cell office:value-type="float" office:value="4.003" calcext:value-type="float">
            <text:p>4.00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9.616" calcext:value-type="float">
            <text:p>29.616</text:p>
          </table:table-cell>
          <table:table-cell office:value-type="float" office:value="4.22500803600129" calcext:value-type="float">
            <text:p>4.22500803600129</text:p>
          </table:table-cell>
          <table:table-cell office:value-type="float" office:value="4.003" calcext:value-type="float">
            <text:p>4.003</text:p>
          </table:table-cell>
        </table:table-row>
        <table:table-row table:style-name="ro1">
          <table:table-cell office:value-type="string" calcext:value-type="string">
            <text:p>Mon Jul <text:s/>6 01:21:50 2020</text:p>
          </table:table-cell>
          <table:table-cell office:value-type="float" office:value="6.219" calcext:value-type="float">
            <text:p>6.219</text:p>
          </table:table-cell>
          <table:table-cell office:value-type="float" office:value="29.639" calcext:value-type="float">
            <text:p>29.639</text:p>
          </table:table-cell>
          <table:table-cell office:value-type="float" office:value="41.995" calcext:value-type="float">
            <text:p>41.995</text:p>
          </table:table-cell>
          <table:table-cell office:value-type="float" office:value="343.04" calcext:value-type="float">
            <text:p>343.04</text:p>
          </table:table-cell>
          <table:table-cell office:value-type="float" office:value="96.257898437" calcext:value-type="float">
            <text:p>96.257898437</text:p>
          </table:table-cell>
          <table:table-cell office:value-type="float" office:value="479" calcext:value-type="float">
            <text:p>479</text:p>
          </table:table-cell>
          <table:table-cell office:value-type="float" office:value="4.08216755105322" calcext:value-type="float">
            <text:p>4.08216755105322</text:p>
          </table:table-cell>
          <table:table-cell office:value-type="float" office:value="4.006" calcext:value-type="float">
            <text:p>4.00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9.639" calcext:value-type="float">
            <text:p>29.639</text:p>
          </table:table-cell>
          <table:table-cell office:value-type="float" office:value="4.08216755105322" calcext:value-type="float">
            <text:p>4.08216755105322</text:p>
          </table:table-cell>
          <table:table-cell office:value-type="float" office:value="4.006" calcext:value-type="float">
            <text:p>4.006</text:p>
          </table:table-cell>
        </table:table-row>
        <table:table-row table:style-name="ro1">
          <table:table-cell office:value-type="string" calcext:value-type="string">
            <text:p>Mon Jul <text:s/>6 01:21:57 2020</text:p>
          </table:table-cell>
          <table:table-cell office:value-type="float" office:value="6.223" calcext:value-type="float">
            <text:p>6.223</text:p>
          </table:table-cell>
          <table:table-cell office:value-type="float" office:value="29.667" calcext:value-type="float">
            <text:p>29.667</text:p>
          </table:table-cell>
          <table:table-cell office:value-type="float" office:value="42.729" calcext:value-type="float">
            <text:p>42.729</text:p>
          </table:table-cell>
          <table:table-cell office:value-type="float" office:value="330.56" calcext:value-type="float">
            <text:p>330.56</text:p>
          </table:table-cell>
          <table:table-cell office:value-type="float" office:value="96.255144531" calcext:value-type="float">
            <text:p>96.255144531</text:p>
          </table:table-cell>
          <table:table-cell office:value-type="float" office:value="482" calcext:value-type="float">
            <text:p>482</text:p>
          </table:table-cell>
          <table:table-cell office:value-type="float" office:value="4.10509400610638" calcext:value-type="float">
            <text:p>4.10509400610638</text:p>
          </table:table-cell>
          <table:table-cell office:value-type="float" office:value="3.885" calcext:value-type="float">
            <text:p>3.88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9.667" calcext:value-type="float">
            <text:p>29.667</text:p>
          </table:table-cell>
          <table:table-cell office:value-type="float" office:value="4.10509400610638" calcext:value-type="float">
            <text:p>4.10509400610638</text:p>
          </table:table-cell>
          <table:table-cell office:value-type="float" office:value="3.885" calcext:value-type="float">
            <text:p>3.885</text:p>
          </table:table-cell>
        </table:table-row>
        <table:table-row table:style-name="ro1">
          <table:table-cell office:value-type="string" calcext:value-type="string">
            <text:p>Mon Jul <text:s/>6 01:22:04 2020</text:p>
          </table:table-cell>
          <table:table-cell office:value-type="float" office:value="6.219" calcext:value-type="float">
            <text:p>6.219</text:p>
          </table:table-cell>
          <table:table-cell office:value-type="float" office:value="29.664" calcext:value-type="float">
            <text:p>29.664</text:p>
          </table:table-cell>
          <table:table-cell office:value-type="float" office:value="42.077" calcext:value-type="float">
            <text:p>42.077</text:p>
          </table:table-cell>
          <table:table-cell office:value-type="float" office:value="323.84" calcext:value-type="float">
            <text:p>323.84</text:p>
          </table:table-cell>
          <table:table-cell office:value-type="float" office:value="96.255902343" calcext:value-type="float">
            <text:p>96.255902343</text:p>
          </table:table-cell>
          <table:table-cell office:value-type="float" office:value="491" calcext:value-type="float">
            <text:p>491</text:p>
          </table:table-cell>
          <table:table-cell office:value-type="float" office:value="4.18443479659109" calcext:value-type="float">
            <text:p>4.18443479659109</text:p>
          </table:table-cell>
          <table:table-cell office:value-type="float" office:value="4.126" calcext:value-type="float">
            <text:p>4.12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9.664" calcext:value-type="float">
            <text:p>29.664</text:p>
          </table:table-cell>
          <table:table-cell office:value-type="float" office:value="4.18443479659109" calcext:value-type="float">
            <text:p>4.18443479659109</text:p>
          </table:table-cell>
          <table:table-cell office:value-type="float" office:value="4.126" calcext:value-type="float">
            <text:p>4.126</text:p>
          </table:table-cell>
        </table:table-row>
        <table:table-row table:style-name="ro1">
          <table:table-cell office:value-type="string" calcext:value-type="string">
            <text:p>Mon Jul <text:s/>6 01:22:11 2020</text:p>
          </table:table-cell>
          <table:table-cell office:value-type="float" office:value="6.222" calcext:value-type="float">
            <text:p>6.222</text:p>
          </table:table-cell>
          <table:table-cell office:value-type="float" office:value="29.737" calcext:value-type="float">
            <text:p>29.737</text:p>
          </table:table-cell>
          <table:table-cell office:value-type="float" office:value="42.424" calcext:value-type="float">
            <text:p>42.424</text:p>
          </table:table-cell>
          <table:table-cell office:value-type="float" office:value="317.92" calcext:value-type="float">
            <text:p>317.92</text:p>
          </table:table-cell>
          <table:table-cell office:value-type="float" office:value="96.255917968" calcext:value-type="float">
            <text:p>96.255917968</text:p>
          </table:table-cell>
          <table:table-cell office:value-type="float" office:value="491" calcext:value-type="float">
            <text:p>491</text:p>
          </table:table-cell>
          <table:table-cell office:value-type="float" office:value="4.18241722918676" calcext:value-type="float">
            <text:p>4.18241722918676</text:p>
          </table:table-cell>
          <table:table-cell office:value-type="float" office:value="3.991" calcext:value-type="float">
            <text:p>3.99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9.737" calcext:value-type="float">
            <text:p>29.737</text:p>
          </table:table-cell>
          <table:table-cell office:value-type="float" office:value="4.18241722918676" calcext:value-type="float">
            <text:p>4.18241722918676</text:p>
          </table:table-cell>
          <table:table-cell office:value-type="float" office:value="3.991" calcext:value-type="float">
            <text:p>3.991</text:p>
          </table:table-cell>
        </table:table-row>
        <table:table-row table:style-name="ro1">
          <table:table-cell office:value-type="string" calcext:value-type="string">
            <text:p>Mon Jul <text:s/>6 01:22:18 2020</text:p>
          </table:table-cell>
          <table:table-cell office:value-type="float" office:value="6.221" calcext:value-type="float">
            <text:p>6.221</text:p>
          </table:table-cell>
          <table:table-cell office:value-type="float" office:value="29.735" calcext:value-type="float">
            <text:p>29.735</text:p>
          </table:table-cell>
          <table:table-cell office:value-type="float" office:value="41.189" calcext:value-type="float">
            <text:p>41.189</text:p>
          </table:table-cell>
          <table:table-cell office:value-type="float" office:value="336.32" calcext:value-type="float">
            <text:p>336.32</text:p>
          </table:table-cell>
          <table:table-cell office:value-type="float" office:value="96.2579375" calcext:value-type="float">
            <text:p>96.2579375</text:p>
          </table:table-cell>
          <table:table-cell office:value-type="float" office:value="503" calcext:value-type="float">
            <text:p>503</text:p>
          </table:table-cell>
          <table:table-cell office:value-type="float" office:value="4.2853239029095" calcext:value-type="float">
            <text:p>4.2853239029095</text:p>
          </table:table-cell>
          <table:table-cell office:value-type="float" office:value="3.996" calcext:value-type="float">
            <text:p>3.99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9.735" calcext:value-type="float">
            <text:p>29.735</text:p>
          </table:table-cell>
          <table:table-cell office:value-type="float" office:value="4.2853239029095" calcext:value-type="float">
            <text:p>4.2853239029095</text:p>
          </table:table-cell>
          <table:table-cell office:value-type="float" office:value="3.996" calcext:value-type="float">
            <text:p>3.996</text:p>
          </table:table-cell>
        </table:table-row>
        <table:table-row table:style-name="ro1">
          <table:table-cell office:value-type="string" calcext:value-type="string">
            <text:p>Mon Jul <text:s/>6 01:22:25 2020</text:p>
          </table:table-cell>
          <table:table-cell office:value-type="float" office:value="6.218" calcext:value-type="float">
            <text:p>6.218</text:p>
          </table:table-cell>
          <table:table-cell office:value-type="float" office:value="29.803" calcext:value-type="float">
            <text:p>29.803</text:p>
          </table:table-cell>
          <table:table-cell office:value-type="float" office:value="41.267" calcext:value-type="float">
            <text:p>41.267</text:p>
          </table:table-cell>
          <table:table-cell office:value-type="float" office:value="331.84" calcext:value-type="float">
            <text:p>331.84</text:p>
          </table:table-cell>
          <table:table-cell office:value-type="float" office:value="96.255878906" calcext:value-type="float">
            <text:p>96.255878906</text:p>
          </table:table-cell>
          <table:table-cell office:value-type="float" office:value="494" calcext:value-type="float">
            <text:p>494</text:p>
          </table:table-cell>
          <table:table-cell office:value-type="float" office:value="4.21067867481505" calcext:value-type="float">
            <text:p>4.21067867481505</text:p>
          </table:table-cell>
          <table:table-cell office:value-type="float" office:value="3.956" calcext:value-type="float">
            <text:p>3.95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9.803" calcext:value-type="float">
            <text:p>29.803</text:p>
          </table:table-cell>
          <table:table-cell office:value-type="float" office:value="4.21067867481505" calcext:value-type="float">
            <text:p>4.21067867481505</text:p>
          </table:table-cell>
          <table:table-cell office:value-type="float" office:value="3.956" calcext:value-type="float">
            <text:p>3.956</text:p>
          </table:table-cell>
        </table:table-row>
        <table:table-row table:style-name="ro1">
          <table:table-cell office:value-type="string" calcext:value-type="string">
            <text:p>Mon Jul <text:s/>6 01:22:32 2020</text:p>
          </table:table-cell>
          <table:table-cell office:value-type="float" office:value="6.221" calcext:value-type="float">
            <text:p>6.221</text:p>
          </table:table-cell>
          <table:table-cell office:value-type="float" office:value="29.856" calcext:value-type="float">
            <text:p>29.856</text:p>
          </table:table-cell>
          <table:table-cell office:value-type="float" office:value="41.409" calcext:value-type="float">
            <text:p>41.409</text:p>
          </table:table-cell>
          <table:table-cell office:value-type="float" office:value="341.12" calcext:value-type="float">
            <text:p>341.12</text:p>
          </table:table-cell>
          <table:table-cell office:value-type="float" office:value="96.255882812" calcext:value-type="float">
            <text:p>96.255882812</text:p>
          </table:table-cell>
          <table:table-cell office:value-type="float" office:value="483" calcext:value-type="float">
            <text:p>483</text:p>
          </table:table-cell>
          <table:table-cell office:value-type="float" office:value="4.11493329046777" calcext:value-type="float">
            <text:p>4.11493329046777</text:p>
          </table:table-cell>
          <table:table-cell office:value-type="float" office:value="3.994" calcext:value-type="float">
            <text:p>3.99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9.856" calcext:value-type="float">
            <text:p>29.856</text:p>
          </table:table-cell>
          <table:table-cell office:value-type="float" office:value="4.11493329046777" calcext:value-type="float">
            <text:p>4.11493329046777</text:p>
          </table:table-cell>
          <table:table-cell office:value-type="float" office:value="3.994" calcext:value-type="float">
            <text:p>3.994</text:p>
          </table:table-cell>
        </table:table-row>
        <table:table-row table:style-name="ro1">
          <table:table-cell office:value-type="string" calcext:value-type="string">
            <text:p>Mon Jul <text:s/>6 01:22:39 2020</text:p>
          </table:table-cell>
          <table:table-cell office:value-type="float" office:value="6.223" calcext:value-type="float">
            <text:p>6.223</text:p>
          </table:table-cell>
          <table:table-cell office:value-type="float" office:value="29.853" calcext:value-type="float">
            <text:p>29.853</text:p>
          </table:table-cell>
          <table:table-cell office:value-type="float" office:value="41.001" calcext:value-type="float">
            <text:p>41.001</text:p>
          </table:table-cell>
          <table:table-cell office:value-type="float" office:value="342.4" calcext:value-type="float">
            <text:p>342.4</text:p>
          </table:table-cell>
          <table:table-cell office:value-type="float" office:value="96.256171875" calcext:value-type="float">
            <text:p>96.256171875</text:p>
          </table:table-cell>
          <table:table-cell office:value-type="float" office:value="470" calcext:value-type="float">
            <text:p>470</text:p>
          </table:table-cell>
          <table:table-cell office:value-type="float" office:value="4.00289249558091" calcext:value-type="float">
            <text:p>4.00289249558091</text:p>
          </table:table-cell>
          <table:table-cell office:value-type="float" office:value="3.862" calcext:value-type="float">
            <text:p>3.86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9.853" calcext:value-type="float">
            <text:p>29.853</text:p>
          </table:table-cell>
          <table:table-cell office:value-type="float" office:value="4.00289249558091" calcext:value-type="float">
            <text:p>4.00289249558091</text:p>
          </table:table-cell>
          <table:table-cell office:value-type="float" office:value="3.862" calcext:value-type="float">
            <text:p>3.862</text:p>
          </table:table-cell>
        </table:table-row>
        <table:table-row table:style-name="ro1">
          <table:table-cell office:value-type="string" calcext:value-type="string">
            <text:p>Mon Jul <text:s/>6 01:22:46 2020</text:p>
          </table:table-cell>
          <table:table-cell office:value-type="float" office:value="6.221" calcext:value-type="float">
            <text:p>6.221</text:p>
          </table:table-cell>
          <table:table-cell office:value-type="float" office:value="29.886" calcext:value-type="float">
            <text:p>29.886</text:p>
          </table:table-cell>
          <table:table-cell office:value-type="float" office:value="41.256" calcext:value-type="float">
            <text:p>41.256</text:p>
          </table:table-cell>
          <table:table-cell office:value-type="float" office:value="341.76" calcext:value-type="float">
            <text:p>341.76</text:p>
          </table:table-cell>
          <table:table-cell office:value-type="float" office:value="96.253488281" calcext:value-type="float">
            <text:p>96.253488281</text:p>
          </table:table-cell>
          <table:table-cell office:value-type="float" office:value="457" calcext:value-type="float">
            <text:p>457</text:p>
          </table:table-cell>
          <table:table-cell office:value-type="float" office:value="3.89342549429352" calcext:value-type="float">
            <text:p>3.89342549429352</text:p>
          </table:table-cell>
          <table:table-cell office:value-type="float" office:value="3.785" calcext:value-type="float">
            <text:p>3.78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9.886" calcext:value-type="float">
            <text:p>29.886</text:p>
          </table:table-cell>
          <table:table-cell office:value-type="float" office:value="3.89342549429352" calcext:value-type="float">
            <text:p>3.89342549429352</text:p>
          </table:table-cell>
          <table:table-cell office:value-type="float" office:value="3.785" calcext:value-type="float">
            <text:p>3.785</text:p>
          </table:table-cell>
        </table:table-row>
        <table:table-row table:style-name="ro1">
          <table:table-cell office:value-type="string" calcext:value-type="string">
            <text:p>Mon Jul <text:s/>6 01:22:53 2020</text:p>
          </table:table-cell>
          <table:table-cell office:value-type="float" office:value="6.222" calcext:value-type="float">
            <text:p>6.222</text:p>
          </table:table-cell>
          <table:table-cell office:value-type="float" office:value="29.944" calcext:value-type="float">
            <text:p>29.944</text:p>
          </table:table-cell>
          <table:table-cell office:value-type="float" office:value="40.815" calcext:value-type="float">
            <text:p>40.815</text:p>
          </table:table-cell>
          <table:table-cell office:value-type="float" office:value="303.04" calcext:value-type="float">
            <text:p>303.04</text:p>
          </table:table-cell>
          <table:table-cell office:value-type="float" office:value="96.253644531" calcext:value-type="float">
            <text:p>96.253644531</text:p>
          </table:table-cell>
          <table:table-cell office:value-type="float" office:value="488" calcext:value-type="float">
            <text:p>488</text:p>
          </table:table-cell>
          <table:table-cell office:value-type="float" office:value="4.15686274509804" calcext:value-type="float">
            <text:p>4.15686274509804</text:p>
          </table:table-cell>
          <table:table-cell office:value-type="float" office:value="4.029" calcext:value-type="float">
            <text:p>4.02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9.944" calcext:value-type="float">
            <text:p>29.944</text:p>
          </table:table-cell>
          <table:table-cell office:value-type="float" office:value="4.15686274509804" calcext:value-type="float">
            <text:p>4.15686274509804</text:p>
          </table:table-cell>
          <table:table-cell office:value-type="float" office:value="4.029" calcext:value-type="float">
            <text:p>4.029</text:p>
          </table:table-cell>
        </table:table-row>
        <table:table-row table:style-name="ro1">
          <table:table-cell office:value-type="string" calcext:value-type="string">
            <text:p>Mon Jul <text:s/>6 01:23:00 2020</text:p>
          </table:table-cell>
          <table:table-cell office:value-type="float" office:value="6.219" calcext:value-type="float">
            <text:p>6.219</text:p>
          </table:table-cell>
          <table:table-cell office:value-type="float" office:value="29.971" calcext:value-type="float">
            <text:p>29.971</text:p>
          </table:table-cell>
          <table:table-cell office:value-type="float" office:value="40.911" calcext:value-type="float">
            <text:p>40.911</text:p>
          </table:table-cell>
          <table:table-cell office:value-type="float" office:value="370.24" calcext:value-type="float">
            <text:p>370.24</text:p>
          </table:table-cell>
          <table:table-cell office:value-type="float" office:value="96.256273437" calcext:value-type="float">
            <text:p>96.256273437</text:p>
          </table:table-cell>
          <table:table-cell office:value-type="float" office:value="484" calcext:value-type="float">
            <text:p>484</text:p>
          </table:table-cell>
          <table:table-cell office:value-type="float" office:value="4.12477890336067" calcext:value-type="float">
            <text:p>4.12477890336067</text:p>
          </table:table-cell>
          <table:table-cell office:value-type="float" office:value="4.033" calcext:value-type="float">
            <text:p>4.03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9.971" calcext:value-type="float">
            <text:p>29.971</text:p>
          </table:table-cell>
          <table:table-cell office:value-type="float" office:value="4.12477890336067" calcext:value-type="float">
            <text:p>4.12477890336067</text:p>
          </table:table-cell>
          <table:table-cell office:value-type="float" office:value="4.033" calcext:value-type="float">
            <text:p>4.033</text:p>
          </table:table-cell>
        </table:table-row>
        <table:table-row table:style-name="ro1">
          <table:table-cell office:value-type="string" calcext:value-type="string">
            <text:p>Mon Jul <text:s/>6 01:23:07 2020</text:p>
          </table:table-cell>
          <table:table-cell office:value-type="float" office:value="6.221" calcext:value-type="float">
            <text:p>6.221</text:p>
          </table:table-cell>
          <table:table-cell office:value-type="float" office:value="29.999" calcext:value-type="float">
            <text:p>29.999</text:p>
          </table:table-cell>
          <table:table-cell office:value-type="float" office:value="41.618" calcext:value-type="float">
            <text:p>41.618</text:p>
          </table:table-cell>
          <table:table-cell office:value-type="float" office:value="376.64" calcext:value-type="float">
            <text:p>376.64</text:p>
          </table:table-cell>
          <table:table-cell office:value-type="float" office:value="96.253992187" calcext:value-type="float">
            <text:p>96.253992187</text:p>
          </table:table-cell>
          <table:table-cell office:value-type="float" office:value="468" calcext:value-type="float">
            <text:p>468</text:p>
          </table:table-cell>
          <table:table-cell office:value-type="float" office:value="3.98714033113647" calcext:value-type="float">
            <text:p>3.98714033113647</text:p>
          </table:table-cell>
          <table:table-cell office:value-type="float" office:value="3.957" calcext:value-type="float">
            <text:p>3.95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9.999" calcext:value-type="float">
            <text:p>29.999</text:p>
          </table:table-cell>
          <table:table-cell office:value-type="float" office:value="3.98714033113647" calcext:value-type="float">
            <text:p>3.98714033113647</text:p>
          </table:table-cell>
          <table:table-cell office:value-type="float" office:value="3.957" calcext:value-type="float">
            <text:p>3.957</text:p>
          </table:table-cell>
        </table:table-row>
        <table:table-row table:style-name="ro1">
          <table:table-cell office:value-type="string" calcext:value-type="string">
            <text:p>Mon Jul <text:s/>6 01:23:14 2020</text:p>
          </table:table-cell>
          <table:table-cell office:value-type="float" office:value="6.218" calcext:value-type="float">
            <text:p>6.218</text:p>
          </table:table-cell>
          <table:table-cell office:value-type="float" office:value="30.047" calcext:value-type="float">
            <text:p>30.047</text:p>
          </table:table-cell>
          <table:table-cell office:value-type="float" office:value="40.658" calcext:value-type="float">
            <text:p>40.658</text:p>
          </table:table-cell>
          <table:table-cell office:value-type="float" office:value="376.96" calcext:value-type="float">
            <text:p>376.96</text:p>
          </table:table-cell>
          <table:table-cell office:value-type="float" office:value="96.25396875" calcext:value-type="float">
            <text:p>96.25396875</text:p>
          </table:table-cell>
          <table:table-cell office:value-type="float" office:value="483" calcext:value-type="float">
            <text:p>483</text:p>
          </table:table-cell>
          <table:table-cell office:value-type="float" office:value="4.11691862335156" calcext:value-type="float">
            <text:p>4.11691862335156</text:p>
          </table:table-cell>
          <table:table-cell office:value-type="float" office:value="4.024" calcext:value-type="float">
            <text:p>4.02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0.047" calcext:value-type="float">
            <text:p>30.047</text:p>
          </table:table-cell>
          <table:table-cell office:value-type="float" office:value="4.11691862335156" calcext:value-type="float">
            <text:p>4.11691862335156</text:p>
          </table:table-cell>
          <table:table-cell office:value-type="float" office:value="4.024" calcext:value-type="float">
            <text:p>4.024</text:p>
          </table:table-cell>
        </table:table-row>
        <table:table-row table:style-name="ro1">
          <table:table-cell office:value-type="string" calcext:value-type="string">
            <text:p>Mon Jul <text:s/>6 01:23:21 2020</text:p>
          </table:table-cell>
          <table:table-cell office:value-type="float" office:value="6.22" calcext:value-type="float">
            <text:p>6.22</text:p>
          </table:table-cell>
          <table:table-cell office:value-type="float" office:value="30.08" calcext:value-type="float">
            <text:p>30.08</text:p>
          </table:table-cell>
          <table:table-cell office:value-type="float" office:value="40.754" calcext:value-type="float">
            <text:p>40.754</text:p>
          </table:table-cell>
          <table:table-cell office:value-type="float" office:value="180.64" calcext:value-type="float">
            <text:p>180.64</text:p>
          </table:table-cell>
          <table:table-cell office:value-type="float" office:value="96.252148437" calcext:value-type="float">
            <text:p>96.252148437</text:p>
          </table:table-cell>
          <table:table-cell office:value-type="float" office:value="470" calcext:value-type="float">
            <text:p>470</text:p>
          </table:table-cell>
          <table:table-cell office:value-type="float" office:value="4.0048231511254" calcext:value-type="float">
            <text:p>4.0048231511254</text:p>
          </table:table-cell>
          <table:table-cell office:value-type="float" office:value="3.807" calcext:value-type="float">
            <text:p>3.80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0.08" calcext:value-type="float">
            <text:p>30.08</text:p>
          </table:table-cell>
          <table:table-cell office:value-type="float" office:value="4.0048231511254" calcext:value-type="float">
            <text:p>4.0048231511254</text:p>
          </table:table-cell>
          <table:table-cell office:value-type="float" office:value="3.807" calcext:value-type="float">
            <text:p>3.807</text:p>
          </table:table-cell>
        </table:table-row>
        <table:table-row table:style-name="ro1">
          <table:table-cell office:value-type="string" calcext:value-type="string">
            <text:p>Mon Jul <text:s/>6 01:23:28 2020</text:p>
          </table:table-cell>
          <table:table-cell office:value-type="float" office:value="6.219" calcext:value-type="float">
            <text:p>6.219</text:p>
          </table:table-cell>
          <table:table-cell office:value-type="float" office:value="30.102" calcext:value-type="float">
            <text:p>30.102</text:p>
          </table:table-cell>
          <table:table-cell office:value-type="float" office:value="40.704" calcext:value-type="float">
            <text:p>40.704</text:p>
          </table:table-cell>
          <table:table-cell office:value-type="float" office:value="89.28" calcext:value-type="float">
            <text:p>89.28</text:p>
          </table:table-cell>
          <table:table-cell office:value-type="float" office:value="96.251464843" calcext:value-type="float">
            <text:p>96.251464843</text:p>
          </table:table-cell>
          <table:table-cell office:value-type="float" office:value="499" calcext:value-type="float">
            <text:p>499</text:p>
          </table:table-cell>
          <table:table-cell office:value-type="float" office:value="4.252612960283" calcext:value-type="float">
            <text:p>4.252612960283</text:p>
          </table:table-cell>
          <table:table-cell office:value-type="float" office:value="4.046" calcext:value-type="float">
            <text:p>4.04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0.102" calcext:value-type="float">
            <text:p>30.102</text:p>
          </table:table-cell>
          <table:table-cell office:value-type="float" office:value="4.252612960283" calcext:value-type="float">
            <text:p>4.252612960283</text:p>
          </table:table-cell>
          <table:table-cell office:value-type="float" office:value="4.046" calcext:value-type="float">
            <text:p>4.046</text:p>
          </table:table-cell>
        </table:table-row>
        <table:table-row table:style-name="ro1">
          <table:table-cell office:value-type="string" calcext:value-type="string">
            <text:p>Mon Jul <text:s/>6 01:23:35 2020</text:p>
          </table:table-cell>
          <table:table-cell office:value-type="float" office:value="6.222" calcext:value-type="float">
            <text:p>6.222</text:p>
          </table:table-cell>
          <table:table-cell office:value-type="float" office:value="30.13" calcext:value-type="float">
            <text:p>30.13</text:p>
          </table:table-cell>
          <table:table-cell office:value-type="float" office:value="40.928" calcext:value-type="float">
            <text:p>40.928</text:p>
          </table:table-cell>
          <table:table-cell office:value-type="float" office:value="97.84" calcext:value-type="float">
            <text:p>97.84</text:p>
          </table:table-cell>
          <table:table-cell office:value-type="float" office:value="96.253898437" calcext:value-type="float">
            <text:p>96.253898437</text:p>
          </table:table-cell>
          <table:table-cell office:value-type="float" office:value="490" calcext:value-type="float">
            <text:p>490</text:p>
          </table:table-cell>
          <table:table-cell office:value-type="float" office:value="4.17389906782385" calcext:value-type="float">
            <text:p>4.17389906782385</text:p>
          </table:table-cell>
          <table:table-cell office:value-type="float" office:value="4.148" calcext:value-type="float">
            <text:p>4.14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0.13" calcext:value-type="float">
            <text:p>30.13</text:p>
          </table:table-cell>
          <table:table-cell office:value-type="float" office:value="4.17389906782385" calcext:value-type="float">
            <text:p>4.17389906782385</text:p>
          </table:table-cell>
          <table:table-cell office:value-type="float" office:value="4.148" calcext:value-type="float">
            <text:p>4.148</text:p>
          </table:table-cell>
        </table:table-row>
        <table:table-row table:style-name="ro1">
          <table:table-cell office:value-type="string" calcext:value-type="string">
            <text:p>Mon Jul <text:s/>6 01:23:42 2020</text:p>
          </table:table-cell>
          <table:table-cell office:value-type="float" office:value="6.219" calcext:value-type="float">
            <text:p>6.219</text:p>
          </table:table-cell>
          <table:table-cell office:value-type="float" office:value="30.163" calcext:value-type="float">
            <text:p>30.163</text:p>
          </table:table-cell>
          <table:table-cell office:value-type="float" office:value="40.295" calcext:value-type="float">
            <text:p>40.295</text:p>
          </table:table-cell>
          <table:table-cell office:value-type="float" office:value="107.36" calcext:value-type="float">
            <text:p>107.36</text:p>
          </table:table-cell>
          <table:table-cell office:value-type="float" office:value="96.2528125" calcext:value-type="float">
            <text:p>96.2528125</text:p>
          </table:table-cell>
          <table:table-cell office:value-type="float" office:value="488" calcext:value-type="float">
            <text:p>488</text:p>
          </table:table-cell>
          <table:table-cell office:value-type="float" office:value="4.15886798520662" calcext:value-type="float">
            <text:p>4.15886798520662</text:p>
          </table:table-cell>
          <table:table-cell office:value-type="float" office:value="4.16" calcext:value-type="float">
            <text:p>4.1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0.163" calcext:value-type="float">
            <text:p>30.163</text:p>
          </table:table-cell>
          <table:table-cell office:value-type="float" office:value="4.15886798520662" calcext:value-type="float">
            <text:p>4.15886798520662</text:p>
          </table:table-cell>
          <table:table-cell office:value-type="float" office:value="4.16" calcext:value-type="float">
            <text:p>4.16</text:p>
          </table:table-cell>
        </table:table-row>
        <table:table-row table:style-name="ro1">
          <table:table-cell office:value-type="string" calcext:value-type="string">
            <text:p>Mon Jul <text:s/>6 01:23:49 2020</text:p>
          </table:table-cell>
          <table:table-cell office:value-type="float" office:value="6.222" calcext:value-type="float">
            <text:p>6.222</text:p>
          </table:table-cell>
          <table:table-cell office:value-type="float" office:value="30.175" calcext:value-type="float">
            <text:p>30.175</text:p>
          </table:table-cell>
          <table:table-cell office:value-type="float" office:value="41.322" calcext:value-type="float">
            <text:p>41.322</text:p>
          </table:table-cell>
          <table:table-cell office:value-type="float" office:value="109.44" calcext:value-type="float">
            <text:p>109.44</text:p>
          </table:table-cell>
          <table:table-cell office:value-type="float" office:value="96.256589843" calcext:value-type="float">
            <text:p>96.256589843</text:p>
          </table:table-cell>
          <table:table-cell office:value-type="float" office:value="479" calcext:value-type="float">
            <text:p>479</text:p>
          </table:table-cell>
          <table:table-cell office:value-type="float" office:value="4.08019929283189" calcext:value-type="float">
            <text:p>4.08019929283189</text:p>
          </table:table-cell>
          <table:table-cell office:value-type="float" office:value="4.046" calcext:value-type="float">
            <text:p>4.04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0.175" calcext:value-type="float">
            <text:p>30.175</text:p>
          </table:table-cell>
          <table:table-cell office:value-type="float" office:value="4.08019929283189" calcext:value-type="float">
            <text:p>4.08019929283189</text:p>
          </table:table-cell>
          <table:table-cell office:value-type="float" office:value="4.046" calcext:value-type="float">
            <text:p>4.046</text:p>
          </table:table-cell>
        </table:table-row>
        <table:table-row table:style-name="ro1">
          <table:table-cell office:value-type="string" calcext:value-type="string">
            <text:p>Mon Jul <text:s/>6 01:23:56 2020</text:p>
          </table:table-cell>
          <table:table-cell office:value-type="float" office:value="6.22" calcext:value-type="float">
            <text:p>6.22</text:p>
          </table:table-cell>
          <table:table-cell office:value-type="float" office:value="30.183" calcext:value-type="float">
            <text:p>30.183</text:p>
          </table:table-cell>
          <table:table-cell office:value-type="float" office:value="41.342" calcext:value-type="float">
            <text:p>41.342</text:p>
          </table:table-cell>
          <table:table-cell office:value-type="float" office:value="110" calcext:value-type="float">
            <text:p>110</text:p>
          </table:table-cell>
          <table:table-cell office:value-type="float" office:value="96.254910156" calcext:value-type="float">
            <text:p>96.254910156</text:p>
          </table:table-cell>
          <table:table-cell office:value-type="float" office:value="496" calcext:value-type="float">
            <text:p>496</text:p>
          </table:table-cell>
          <table:table-cell office:value-type="float" office:value="4.22636655948553" calcext:value-type="float">
            <text:p>4.22636655948553</text:p>
          </table:table-cell>
          <table:table-cell office:value-type="float" office:value="4.029" calcext:value-type="float">
            <text:p>4.02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0.183" calcext:value-type="float">
            <text:p>30.183</text:p>
          </table:table-cell>
          <table:table-cell office:value-type="float" office:value="4.22636655948553" calcext:value-type="float">
            <text:p>4.22636655948553</text:p>
          </table:table-cell>
          <table:table-cell office:value-type="float" office:value="4.029" calcext:value-type="float">
            <text:p>4.029</text:p>
          </table:table-cell>
        </table:table-row>
        <table:table-row table:style-name="ro1">
          <table:table-cell office:value-type="string" calcext:value-type="string">
            <text:p>Mon Jul <text:s/>6 01:24:04 2020</text:p>
          </table:table-cell>
          <table:table-cell office:value-type="float" office:value="6.218" calcext:value-type="float">
            <text:p>6.218</text:p>
          </table:table-cell>
          <table:table-cell office:value-type="float" office:value="30.221" calcext:value-type="float">
            <text:p>30.221</text:p>
          </table:table-cell>
          <table:table-cell office:value-type="float" office:value="40.757" calcext:value-type="float">
            <text:p>40.757</text:p>
          </table:table-cell>
          <table:table-cell office:value-type="float" office:value="395.52" calcext:value-type="float">
            <text:p>395.52</text:p>
          </table:table-cell>
          <table:table-cell office:value-type="float" office:value="96.252542968" calcext:value-type="float">
            <text:p>96.252542968</text:p>
          </table:table-cell>
          <table:table-cell office:value-type="float" office:value="491" calcext:value-type="float">
            <text:p>491</text:p>
          </table:table-cell>
          <table:table-cell office:value-type="float" office:value="4.18510775168865" calcext:value-type="float">
            <text:p>4.18510775168865</text:p>
          </table:table-cell>
          <table:table-cell office:value-type="float" office:value="4.025" calcext:value-type="float">
            <text:p>4.0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0.221" calcext:value-type="float">
            <text:p>30.221</text:p>
          </table:table-cell>
          <table:table-cell office:value-type="float" office:value="4.18510775168865" calcext:value-type="float">
            <text:p>4.18510775168865</text:p>
          </table:table-cell>
          <table:table-cell office:value-type="float" office:value="4.025" calcext:value-type="float">
            <text:p>4.025</text:p>
          </table:table-cell>
        </table:table-row>
        <table:table-row table:style-name="ro1">
          <table:table-cell office:value-type="string" calcext:value-type="string">
            <text:p>Mon Jul <text:s/>6 01:24:11 2020</text:p>
          </table:table-cell>
          <table:table-cell office:value-type="float" office:value="6.221" calcext:value-type="float">
            <text:p>6.221</text:p>
          </table:table-cell>
          <table:table-cell office:value-type="float" office:value="30.258" calcext:value-type="float">
            <text:p>30.258</text:p>
          </table:table-cell>
          <table:table-cell office:value-type="float" office:value="40.765" calcext:value-type="float">
            <text:p>40.765</text:p>
          </table:table-cell>
          <table:table-cell office:value-type="float" office:value="397.12" calcext:value-type="float">
            <text:p>397.12</text:p>
          </table:table-cell>
          <table:table-cell office:value-type="float" office:value="96.253257812" calcext:value-type="float">
            <text:p>96.253257812</text:p>
          </table:table-cell>
          <table:table-cell office:value-type="float" office:value="495" calcext:value-type="float">
            <text:p>495</text:p>
          </table:table-cell>
          <table:table-cell office:value-type="float" office:value="4.21716765793281" calcext:value-type="float">
            <text:p>4.21716765793281</text:p>
          </table:table-cell>
          <table:table-cell office:value-type="float" office:value="4.047" calcext:value-type="float">
            <text:p>4.04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0.258" calcext:value-type="float">
            <text:p>30.258</text:p>
          </table:table-cell>
          <table:table-cell office:value-type="float" office:value="4.21716765793281" calcext:value-type="float">
            <text:p>4.21716765793281</text:p>
          </table:table-cell>
          <table:table-cell office:value-type="float" office:value="4.047" calcext:value-type="float">
            <text:p>4.047</text:p>
          </table:table-cell>
        </table:table-row>
        <table:table-row table:style-name="ro1">
          <table:table-cell office:value-type="string" calcext:value-type="string">
            <text:p>Mon Jul <text:s/>6 01:24:18 2020</text:p>
          </table:table-cell>
          <table:table-cell office:value-type="float" office:value="6.224" calcext:value-type="float">
            <text:p>6.224</text:p>
          </table:table-cell>
          <table:table-cell office:value-type="float" office:value="30.241" calcext:value-type="float">
            <text:p>30.241</text:p>
          </table:table-cell>
          <table:table-cell office:value-type="float" office:value="40.422" calcext:value-type="float">
            <text:p>40.422</text:p>
          </table:table-cell>
          <table:table-cell office:value-type="float" office:value="397.76" calcext:value-type="float">
            <text:p>397.76</text:p>
          </table:table-cell>
          <table:table-cell office:value-type="float" office:value="96.252371093" calcext:value-type="float">
            <text:p>96.252371093</text:p>
          </table:table-cell>
          <table:table-cell office:value-type="float" office:value="478" calcext:value-type="float">
            <text:p>478</text:p>
          </table:table-cell>
          <table:table-cell office:value-type="float" office:value="4.07037275064267" calcext:value-type="float">
            <text:p>4.07037275064267</text:p>
          </table:table-cell>
          <table:table-cell office:value-type="float" office:value="3.909" calcext:value-type="float">
            <text:p>3.90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0.241" calcext:value-type="float">
            <text:p>30.241</text:p>
          </table:table-cell>
          <table:table-cell office:value-type="float" office:value="4.07037275064267" calcext:value-type="float">
            <text:p>4.07037275064267</text:p>
          </table:table-cell>
          <table:table-cell office:value-type="float" office:value="3.909" calcext:value-type="float">
            <text:p>3.909</text:p>
          </table:table-cell>
        </table:table-row>
        <table:table-row table:style-name="ro1">
          <table:table-cell office:value-type="string" calcext:value-type="string">
            <text:p>Mon Jul <text:s/>6 01:24:25 2020</text:p>
          </table:table-cell>
          <table:table-cell office:value-type="float" office:value="6.218" calcext:value-type="float">
            <text:p>6.218</text:p>
          </table:table-cell>
          <table:table-cell office:value-type="float" office:value="30.294" calcext:value-type="float">
            <text:p>30.294</text:p>
          </table:table-cell>
          <table:table-cell office:value-type="float" office:value="40.228" calcext:value-type="float">
            <text:p>40.228</text:p>
          </table:table-cell>
          <table:table-cell office:value-type="float" office:value="397.76" calcext:value-type="float">
            <text:p>397.76</text:p>
          </table:table-cell>
          <table:table-cell office:value-type="float" office:value="96.251921875" calcext:value-type="float">
            <text:p>96.251921875</text:p>
          </table:table-cell>
          <table:table-cell office:value-type="float" office:value="489" calcext:value-type="float">
            <text:p>489</text:p>
          </table:table-cell>
          <table:table-cell office:value-type="float" office:value="4.16806046960437" calcext:value-type="float">
            <text:p>4.16806046960437</text:p>
          </table:table-cell>
          <table:table-cell office:value-type="float" office:value="4.011" calcext:value-type="float">
            <text:p>4.01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0.294" calcext:value-type="float">
            <text:p>30.294</text:p>
          </table:table-cell>
          <table:table-cell office:value-type="float" office:value="4.16806046960437" calcext:value-type="float">
            <text:p>4.16806046960437</text:p>
          </table:table-cell>
          <table:table-cell office:value-type="float" office:value="4.011" calcext:value-type="float">
            <text:p>4.011</text:p>
          </table:table-cell>
        </table:table-row>
        <table:table-row table:style-name="ro1">
          <table:table-cell office:value-type="string" calcext:value-type="string">
            <text:p>Mon Jul <text:s/>6 01:24:32 2020</text:p>
          </table:table-cell>
          <table:table-cell office:value-type="float" office:value="6.221" calcext:value-type="float">
            <text:p>6.221</text:p>
          </table:table-cell>
          <table:table-cell office:value-type="float" office:value="30.336" calcext:value-type="float">
            <text:p>30.336</text:p>
          </table:table-cell>
          <table:table-cell office:value-type="float" office:value="41.09" calcext:value-type="float">
            <text:p>41.09</text:p>
          </table:table-cell>
          <table:table-cell office:value-type="float" office:value="393.28" calcext:value-type="float">
            <text:p>393.28</text:p>
          </table:table-cell>
          <table:table-cell office:value-type="float" office:value="96.25109375" calcext:value-type="float">
            <text:p>96.25109375</text:p>
          </table:table-cell>
          <table:table-cell office:value-type="float" office:value="481" calcext:value-type="float">
            <text:p>481</text:p>
          </table:table-cell>
          <table:table-cell office:value-type="float" office:value="4.0978942292236" calcext:value-type="float">
            <text:p>4.0978942292236</text:p>
          </table:table-cell>
          <table:table-cell office:value-type="float" office:value="3.861" calcext:value-type="float">
            <text:p>3.86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0.336" calcext:value-type="float">
            <text:p>30.336</text:p>
          </table:table-cell>
          <table:table-cell office:value-type="float" office:value="4.0978942292236" calcext:value-type="float">
            <text:p>4.0978942292236</text:p>
          </table:table-cell>
          <table:table-cell office:value-type="float" office:value="3.861" calcext:value-type="float">
            <text:p>3.861</text:p>
          </table:table-cell>
        </table:table-row>
        <table:table-row table:style-name="ro1">
          <table:table-cell office:value-type="string" calcext:value-type="string">
            <text:p>Mon Jul <text:s/>6 01:24:39 2020</text:p>
          </table:table-cell>
          <table:table-cell office:value-type="float" office:value="6.222" calcext:value-type="float">
            <text:p>6.222</text:p>
          </table:table-cell>
          <table:table-cell office:value-type="float" office:value="30.334" calcext:value-type="float">
            <text:p>30.334</text:p>
          </table:table-cell>
          <table:table-cell office:value-type="float" office:value="40.472" calcext:value-type="float">
            <text:p>40.472</text:p>
          </table:table-cell>
          <table:table-cell office:value-type="float" office:value="394.56" calcext:value-type="float">
            <text:p>394.56</text:p>
          </table:table-cell>
          <table:table-cell office:value-type="float" office:value="96.250644531" calcext:value-type="float">
            <text:p>96.250644531</text:p>
          </table:table-cell>
          <table:table-cell office:value-type="float" office:value="486" calcext:value-type="float">
            <text:p>486</text:p>
          </table:table-cell>
          <table:table-cell office:value-type="float" office:value="4.13982642237223" calcext:value-type="float">
            <text:p>4.13982642237223</text:p>
          </table:table-cell>
          <table:table-cell office:value-type="float" office:value="4.137" calcext:value-type="float">
            <text:p>4.13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0.334" calcext:value-type="float">
            <text:p>30.334</text:p>
          </table:table-cell>
          <table:table-cell office:value-type="float" office:value="4.13982642237223" calcext:value-type="float">
            <text:p>4.13982642237223</text:p>
          </table:table-cell>
          <table:table-cell office:value-type="float" office:value="4.137" calcext:value-type="float">
            <text:p>4.137</text:p>
          </table:table-cell>
        </table:table-row>
        <table:table-row table:style-name="ro1">
          <table:table-cell office:value-type="string" calcext:value-type="string">
            <text:p>Mon Jul <text:s/>6 01:24:46 2020</text:p>
          </table:table-cell>
          <table:table-cell office:value-type="float" office:value="6.212" calcext:value-type="float">
            <text:p>6.212</text:p>
          </table:table-cell>
          <table:table-cell office:value-type="float" office:value="30.362" calcext:value-type="float">
            <text:p>30.362</text:p>
          </table:table-cell>
          <table:table-cell office:value-type="float" office:value="40.956" calcext:value-type="float">
            <text:p>40.956</text:p>
          </table:table-cell>
          <table:table-cell office:value-type="float" office:value="395.2" calcext:value-type="float">
            <text:p>395.2</text:p>
          </table:table-cell>
          <table:table-cell office:value-type="float" office:value="96.249214843" calcext:value-type="float">
            <text:p>96.249214843</text:p>
          </table:table-cell>
          <table:table-cell office:value-type="float" office:value="507" calcext:value-type="float">
            <text:p>507</text:p>
          </table:table-cell>
          <table:table-cell office:value-type="float" office:value="4.3256600128783" calcext:value-type="float">
            <text:p>4.3256600128783</text:p>
          </table:table-cell>
          <table:table-cell office:value-type="float" office:value="4.162" calcext:value-type="float">
            <text:p>4.16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0.362" calcext:value-type="float">
            <text:p>30.362</text:p>
          </table:table-cell>
          <table:table-cell office:value-type="float" office:value="4.3256600128783" calcext:value-type="float">
            <text:p>4.3256600128783</text:p>
          </table:table-cell>
          <table:table-cell office:value-type="float" office:value="4.162" calcext:value-type="float">
            <text:p>4.162</text:p>
          </table:table-cell>
        </table:table-row>
        <table:table-row table:style-name="ro1">
          <table:table-cell office:value-type="string" calcext:value-type="string">
            <text:p>Mon Jul <text:s/>6 01:24:53 2020</text:p>
          </table:table-cell>
          <table:table-cell office:value-type="float" office:value="6.218" calcext:value-type="float">
            <text:p>6.218</text:p>
          </table:table-cell>
          <table:table-cell office:value-type="float" office:value="30.359" calcext:value-type="float">
            <text:p>30.359</text:p>
          </table:table-cell>
          <table:table-cell office:value-type="float" office:value="39.898" calcext:value-type="float">
            <text:p>39.898</text:p>
          </table:table-cell>
          <table:table-cell office:value-type="float" office:value="394.24" calcext:value-type="float">
            <text:p>394.24</text:p>
          </table:table-cell>
          <table:table-cell office:value-type="float" office:value="96.249085937" calcext:value-type="float">
            <text:p>96.249085937</text:p>
          </table:table-cell>
          <table:table-cell office:value-type="float" office:value="495" calcext:value-type="float">
            <text:p>495</text:p>
          </table:table-cell>
          <table:table-cell office:value-type="float" office:value="4.21920231585719" calcext:value-type="float">
            <text:p>4.21920231585719</text:p>
          </table:table-cell>
          <table:table-cell office:value-type="float" office:value="4.061" calcext:value-type="float">
            <text:p>4.06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0.359" calcext:value-type="float">
            <text:p>30.359</text:p>
          </table:table-cell>
          <table:table-cell office:value-type="float" office:value="4.21920231585719" calcext:value-type="float">
            <text:p>4.21920231585719</text:p>
          </table:table-cell>
          <table:table-cell office:value-type="float" office:value="4.061" calcext:value-type="float">
            <text:p>4.061</text:p>
          </table:table-cell>
        </table:table-row>
        <table:table-row table:style-name="ro1">
          <table:table-cell office:value-type="string" calcext:value-type="string">
            <text:p>Mon Jul <text:s/>6 01:25:00 2020</text:p>
          </table:table-cell>
          <table:table-cell office:value-type="float" office:value="6.22" calcext:value-type="float">
            <text:p>6.22</text:p>
          </table:table-cell>
          <table:table-cell office:value-type="float" office:value="30.387" calcext:value-type="float">
            <text:p>30.387</text:p>
          </table:table-cell>
          <table:table-cell office:value-type="float" office:value="40.171" calcext:value-type="float">
            <text:p>40.171</text:p>
          </table:table-cell>
          <table:table-cell office:value-type="float" office:value="394.24" calcext:value-type="float">
            <text:p>394.24</text:p>
          </table:table-cell>
          <table:table-cell office:value-type="float" office:value="96.250910156" calcext:value-type="float">
            <text:p>96.250910156</text:p>
          </table:table-cell>
          <table:table-cell office:value-type="float" office:value="496" calcext:value-type="float">
            <text:p>496</text:p>
          </table:table-cell>
          <table:table-cell office:value-type="float" office:value="4.22636655948553" calcext:value-type="float">
            <text:p>4.22636655948553</text:p>
          </table:table-cell>
          <table:table-cell office:value-type="float" office:value="4.061" calcext:value-type="float">
            <text:p>4.06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0.387" calcext:value-type="float">
            <text:p>30.387</text:p>
          </table:table-cell>
          <table:table-cell office:value-type="float" office:value="4.22636655948553" calcext:value-type="float">
            <text:p>4.22636655948553</text:p>
          </table:table-cell>
          <table:table-cell office:value-type="float" office:value="4.061" calcext:value-type="float">
            <text:p>4.061</text:p>
          </table:table-cell>
        </table:table-row>
        <table:table-row table:style-name="ro1">
          <table:table-cell office:value-type="string" calcext:value-type="string">
            <text:p>Mon Jul <text:s/>6 01:25:07 2020</text:p>
          </table:table-cell>
          <table:table-cell office:value-type="float" office:value="6.221" calcext:value-type="float">
            <text:p>6.221</text:p>
          </table:table-cell>
          <table:table-cell office:value-type="float" office:value="30.41" calcext:value-type="float">
            <text:p>30.41</text:p>
          </table:table-cell>
          <table:table-cell office:value-type="float" office:value="40.185" calcext:value-type="float">
            <text:p>40.185</text:p>
          </table:table-cell>
          <table:table-cell office:value-type="float" office:value="394.24" calcext:value-type="float">
            <text:p>394.24</text:p>
          </table:table-cell>
          <table:table-cell office:value-type="float" office:value="96.251550781" calcext:value-type="float">
            <text:p>96.251550781</text:p>
          </table:table-cell>
          <table:table-cell office:value-type="float" office:value="468" calcext:value-type="float">
            <text:p>468</text:p>
          </table:table-cell>
          <table:table-cell office:value-type="float" office:value="3.98714033113647" calcext:value-type="float">
            <text:p>3.98714033113647</text:p>
          </table:table-cell>
          <table:table-cell office:value-type="float" office:value="3.857" calcext:value-type="float">
            <text:p>3.85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0.41" calcext:value-type="float">
            <text:p>30.41</text:p>
          </table:table-cell>
          <table:table-cell office:value-type="float" office:value="3.98714033113647" calcext:value-type="float">
            <text:p>3.98714033113647</text:p>
          </table:table-cell>
          <table:table-cell office:value-type="float" office:value="3.857" calcext:value-type="float">
            <text:p>3.857</text:p>
          </table:table-cell>
        </table:table-row>
        <table:table-row table:style-name="ro1">
          <table:table-cell office:value-type="string" calcext:value-type="string">
            <text:p>Mon Jul <text:s/>6 01:25:14 2020</text:p>
          </table:table-cell>
          <table:table-cell office:value-type="float" office:value="6.219" calcext:value-type="float">
            <text:p>6.219</text:p>
          </table:table-cell>
          <table:table-cell office:value-type="float" office:value="30.432" calcext:value-type="float">
            <text:p>30.432</text:p>
          </table:table-cell>
          <table:table-cell office:value-type="float" office:value="40.092" calcext:value-type="float">
            <text:p>40.092</text:p>
          </table:table-cell>
          <table:table-cell office:value-type="float" office:value="394.24" calcext:value-type="float">
            <text:p>394.24</text:p>
          </table:table-cell>
          <table:table-cell office:value-type="float" office:value="96.250980468" calcext:value-type="float">
            <text:p>96.250980468</text:p>
          </table:table-cell>
          <table:table-cell office:value-type="float" office:value="476" calcext:value-type="float">
            <text:p>476</text:p>
          </table:table-cell>
          <table:table-cell office:value-type="float" office:value="4.05660073966876" calcext:value-type="float">
            <text:p>4.05660073966876</text:p>
          </table:table-cell>
          <table:table-cell office:value-type="float" office:value="4.05" calcext:value-type="float">
            <text:p>4.0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0.432" calcext:value-type="float">
            <text:p>30.432</text:p>
          </table:table-cell>
          <table:table-cell office:value-type="float" office:value="4.05660073966876" calcext:value-type="float">
            <text:p>4.05660073966876</text:p>
          </table:table-cell>
          <table:table-cell office:value-type="float" office:value="4.05" calcext:value-type="float">
            <text:p>4.05</text:p>
          </table:table-cell>
        </table:table-row>
        <table:table-row table:style-name="ro1">
          <table:table-cell office:value-type="string" calcext:value-type="string">
            <text:p>Mon Jul <text:s/>6 01:25:21 2020</text:p>
          </table:table-cell>
          <table:table-cell office:value-type="float" office:value="6.22" calcext:value-type="float">
            <text:p>6.22</text:p>
          </table:table-cell>
          <table:table-cell office:value-type="float" office:value="30.425" calcext:value-type="float">
            <text:p>30.425</text:p>
          </table:table-cell>
          <table:table-cell office:value-type="float" office:value="40.097" calcext:value-type="float">
            <text:p>40.097</text:p>
          </table:table-cell>
          <table:table-cell office:value-type="float" office:value="393.92" calcext:value-type="float">
            <text:p>393.92</text:p>
          </table:table-cell>
          <table:table-cell office:value-type="float" office:value="96.251136718" calcext:value-type="float">
            <text:p>96.251136718</text:p>
          </table:table-cell>
          <table:table-cell office:value-type="float" office:value="489" calcext:value-type="float">
            <text:p>489</text:p>
          </table:table-cell>
          <table:table-cell office:value-type="float" office:value="4.16672025723473" calcext:value-type="float">
            <text:p>4.16672025723473</text:p>
          </table:table-cell>
          <table:table-cell office:value-type="float" office:value="4.071" calcext:value-type="float">
            <text:p>4.0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0.425" calcext:value-type="float">
            <text:p>30.425</text:p>
          </table:table-cell>
          <table:table-cell office:value-type="float" office:value="4.16672025723473" calcext:value-type="float">
            <text:p>4.16672025723473</text:p>
          </table:table-cell>
          <table:table-cell office:value-type="float" office:value="4.071" calcext:value-type="float">
            <text:p>4.071</text:p>
          </table:table-cell>
        </table:table-row>
        <table:table-row table:style-name="ro1">
          <table:table-cell office:value-type="string" calcext:value-type="string">
            <text:p>Mon Jul <text:s/>6 01:25:28 2020</text:p>
          </table:table-cell>
          <table:table-cell office:value-type="float" office:value="6.22" calcext:value-type="float">
            <text:p>6.22</text:p>
          </table:table-cell>
          <table:table-cell office:value-type="float" office:value="30.452" calcext:value-type="float">
            <text:p>30.452</text:p>
          </table:table-cell>
          <table:table-cell office:value-type="float" office:value="40.071" calcext:value-type="float">
            <text:p>40.071</text:p>
          </table:table-cell>
          <table:table-cell office:value-type="float" office:value="394.24" calcext:value-type="float">
            <text:p>394.24</text:p>
          </table:table-cell>
          <table:table-cell office:value-type="float" office:value="96.251265625" calcext:value-type="float">
            <text:p>96.251265625</text:p>
          </table:table-cell>
          <table:table-cell office:value-type="float" office:value="490" calcext:value-type="float">
            <text:p>490</text:p>
          </table:table-cell>
          <table:table-cell office:value-type="float" office:value="4.17524115755627" calcext:value-type="float">
            <text:p>4.17524115755627</text:p>
          </table:table-cell>
          <table:table-cell office:value-type="float" office:value="4.013" calcext:value-type="float">
            <text:p>4.01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0.452" calcext:value-type="float">
            <text:p>30.452</text:p>
          </table:table-cell>
          <table:table-cell office:value-type="float" office:value="4.17524115755627" calcext:value-type="float">
            <text:p>4.17524115755627</text:p>
          </table:table-cell>
          <table:table-cell office:value-type="float" office:value="4.013" calcext:value-type="float">
            <text:p>4.013</text:p>
          </table:table-cell>
        </table:table-row>
        <table:table-row table:style-name="ro1">
          <table:table-cell office:value-type="string" calcext:value-type="string">
            <text:p>Mon Jul <text:s/>6 01:25:35 2020</text:p>
          </table:table-cell>
          <table:table-cell office:value-type="float" office:value="6.219" calcext:value-type="float">
            <text:p>6.219</text:p>
          </table:table-cell>
          <table:table-cell office:value-type="float" office:value="30.399" calcext:value-type="float">
            <text:p>30.399</text:p>
          </table:table-cell>
          <table:table-cell office:value-type="float" office:value="40.036" calcext:value-type="float">
            <text:p>40.036</text:p>
          </table:table-cell>
          <table:table-cell office:value-type="float" office:value="393.28" calcext:value-type="float">
            <text:p>393.28</text:p>
          </table:table-cell>
          <table:table-cell office:value-type="float" office:value="96.249792968" calcext:value-type="float">
            <text:p>96.249792968</text:p>
          </table:table-cell>
          <table:table-cell office:value-type="float" office:value="484" calcext:value-type="float">
            <text:p>484</text:p>
          </table:table-cell>
          <table:table-cell office:value-type="float" office:value="4.12477890336067" calcext:value-type="float">
            <text:p>4.12477890336067</text:p>
          </table:table-cell>
          <table:table-cell office:value-type="float" office:value="3.931" calcext:value-type="float">
            <text:p>3.93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0.399" calcext:value-type="float">
            <text:p>30.399</text:p>
          </table:table-cell>
          <table:table-cell office:value-type="float" office:value="4.12477890336067" calcext:value-type="float">
            <text:p>4.12477890336067</text:p>
          </table:table-cell>
          <table:table-cell office:value-type="float" office:value="3.931" calcext:value-type="float">
            <text:p>3.931</text:p>
          </table:table-cell>
        </table:table-row>
        <table:table-row table:style-name="ro1">
          <table:table-cell office:value-type="string" calcext:value-type="string">
            <text:p>Mon Jul <text:s/>6 01:25:42 2020</text:p>
          </table:table-cell>
          <table:table-cell office:value-type="float" office:value="6.222" calcext:value-type="float">
            <text:p>6.222</text:p>
          </table:table-cell>
          <table:table-cell office:value-type="float" office:value="30.412" calcext:value-type="float">
            <text:p>30.412</text:p>
          </table:table-cell>
          <table:table-cell office:value-type="float" office:value="40.293" calcext:value-type="float">
            <text:p>40.293</text:p>
          </table:table-cell>
          <table:table-cell office:value-type="float" office:value="393.6" calcext:value-type="float">
            <text:p>393.6</text:p>
          </table:table-cell>
          <table:table-cell office:value-type="float" office:value="96.247476562" calcext:value-type="float">
            <text:p>96.247476562</text:p>
          </table:table-cell>
          <table:table-cell office:value-type="float" office:value="501" calcext:value-type="float">
            <text:p>501</text:p>
          </table:table-cell>
          <table:table-cell office:value-type="float" office:value="4.26759884281581" calcext:value-type="float">
            <text:p>4.26759884281581</text:p>
          </table:table-cell>
          <table:table-cell office:value-type="float" office:value="4.075" calcext:value-type="float">
            <text:p>4.0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0.412" calcext:value-type="float">
            <text:p>30.412</text:p>
          </table:table-cell>
          <table:table-cell office:value-type="float" office:value="4.26759884281581" calcext:value-type="float">
            <text:p>4.26759884281581</text:p>
          </table:table-cell>
          <table:table-cell office:value-type="float" office:value="4.075" calcext:value-type="float">
            <text:p>4.075</text:p>
          </table:table-cell>
        </table:table-row>
        <table:table-row table:style-name="ro1">
          <table:table-cell office:value-type="string" calcext:value-type="string">
            <text:p>Mon Jul <text:s/>6 01:25:49 2020</text:p>
          </table:table-cell>
          <table:table-cell office:value-type="float" office:value="6.218" calcext:value-type="float">
            <text:p>6.218</text:p>
          </table:table-cell>
          <table:table-cell office:value-type="float" office:value="30.435" calcext:value-type="float">
            <text:p>30.435</text:p>
          </table:table-cell>
          <table:table-cell office:value-type="float" office:value="40.991" calcext:value-type="float">
            <text:p>40.991</text:p>
          </table:table-cell>
          <table:table-cell office:value-type="float" office:value="360.96" calcext:value-type="float">
            <text:p>360.96</text:p>
          </table:table-cell>
          <table:table-cell office:value-type="float" office:value="96.244847656" calcext:value-type="float">
            <text:p>96.244847656</text:p>
          </table:table-cell>
          <table:table-cell office:value-type="float" office:value="479" calcext:value-type="float">
            <text:p>479</text:p>
          </table:table-cell>
          <table:table-cell office:value-type="float" office:value="4.08282405918302" calcext:value-type="float">
            <text:p>4.08282405918302</text:p>
          </table:table-cell>
          <table:table-cell office:value-type="float" office:value="4.008" calcext:value-type="float">
            <text:p>4.00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0.435" calcext:value-type="float">
            <text:p>30.435</text:p>
          </table:table-cell>
          <table:table-cell office:value-type="float" office:value="4.08282405918302" calcext:value-type="float">
            <text:p>4.08282405918302</text:p>
          </table:table-cell>
          <table:table-cell office:value-type="float" office:value="4.008" calcext:value-type="float">
            <text:p>4.008</text:p>
          </table:table-cell>
        </table:table-row>
        <table:table-row table:style-name="ro1">
          <table:table-cell office:value-type="string" calcext:value-type="string">
            <text:p>Mon Jul <text:s/>6 01:25:56 2020</text:p>
          </table:table-cell>
          <table:table-cell office:value-type="float" office:value="6.221" calcext:value-type="float">
            <text:p>6.221</text:p>
          </table:table-cell>
          <table:table-cell office:value-type="float" office:value="30.422" calcext:value-type="float">
            <text:p>30.422</text:p>
          </table:table-cell>
          <table:table-cell office:value-type="float" office:value="40.193" calcext:value-type="float">
            <text:p>40.193</text:p>
          </table:table-cell>
          <table:table-cell office:value-type="float" office:value="407.36" calcext:value-type="float">
            <text:p>407.36</text:p>
          </table:table-cell>
          <table:table-cell office:value-type="float" office:value="96.242621093" calcext:value-type="float">
            <text:p>96.242621093</text:p>
          </table:table-cell>
          <table:table-cell office:value-type="float" office:value="499" calcext:value-type="float">
            <text:p>499</text:p>
          </table:table-cell>
          <table:table-cell office:value-type="float" office:value="4.25124578042115" calcext:value-type="float">
            <text:p>4.25124578042115</text:p>
          </table:table-cell>
          <table:table-cell office:value-type="float" office:value="4.079" calcext:value-type="float">
            <text:p>4.07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0.422" calcext:value-type="float">
            <text:p>30.422</text:p>
          </table:table-cell>
          <table:table-cell office:value-type="float" office:value="4.25124578042115" calcext:value-type="float">
            <text:p>4.25124578042115</text:p>
          </table:table-cell>
          <table:table-cell office:value-type="float" office:value="4.079" calcext:value-type="float">
            <text:p>4.079</text:p>
          </table:table-cell>
        </table:table-row>
        <table:table-row table:style-name="ro1">
          <table:table-cell office:value-type="string" calcext:value-type="string">
            <text:p>Mon Jul <text:s/>6 01:26:03 2020</text:p>
          </table:table-cell>
          <table:table-cell office:value-type="float" office:value="6.219" calcext:value-type="float">
            <text:p>6.219</text:p>
          </table:table-cell>
          <table:table-cell office:value-type="float" office:value="30.465" calcext:value-type="float">
            <text:p>30.465</text:p>
          </table:table-cell>
          <table:table-cell office:value-type="float" office:value="39.904" calcext:value-type="float">
            <text:p>39.904</text:p>
          </table:table-cell>
          <table:table-cell office:value-type="float" office:value="407.36" calcext:value-type="float">
            <text:p>407.36</text:p>
          </table:table-cell>
          <table:table-cell office:value-type="float" office:value="96.247761718" calcext:value-type="float">
            <text:p>96.247761718</text:p>
          </table:table-cell>
          <table:table-cell office:value-type="float" office:value="492" calcext:value-type="float">
            <text:p>492</text:p>
          </table:table-cell>
          <table:table-cell office:value-type="float" office:value="4.19295706705258" calcext:value-type="float">
            <text:p>4.19295706705258</text:p>
          </table:table-cell>
          <table:table-cell office:value-type="float" office:value="4.065" calcext:value-type="float">
            <text:p>4.06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0.465" calcext:value-type="float">
            <text:p>30.465</text:p>
          </table:table-cell>
          <table:table-cell office:value-type="float" office:value="4.19295706705258" calcext:value-type="float">
            <text:p>4.19295706705258</text:p>
          </table:table-cell>
          <table:table-cell office:value-type="float" office:value="4.065" calcext:value-type="float">
            <text:p>4.065</text:p>
          </table:table-cell>
        </table:table-row>
        <table:table-row table:style-name="ro1">
          <table:table-cell office:value-type="string" calcext:value-type="string">
            <text:p>Mon Jul <text:s/>6 01:26:10 2020</text:p>
          </table:table-cell>
          <table:table-cell office:value-type="float" office:value="6.22" calcext:value-type="float">
            <text:p>6.22</text:p>
          </table:table-cell>
          <table:table-cell office:value-type="float" office:value="30.472" calcext:value-type="float">
            <text:p>30.472</text:p>
          </table:table-cell>
          <table:table-cell office:value-type="float" office:value="40.122" calcext:value-type="float">
            <text:p>40.122</text:p>
          </table:table-cell>
          <table:table-cell office:value-type="float" office:value="407.36" calcext:value-type="float">
            <text:p>407.36</text:p>
          </table:table-cell>
          <table:table-cell office:value-type="float" office:value="96.247597656" calcext:value-type="float">
            <text:p>96.247597656</text:p>
          </table:table-cell>
          <table:table-cell office:value-type="float" office:value="481" calcext:value-type="float">
            <text:p>481</text:p>
          </table:table-cell>
          <table:table-cell office:value-type="float" office:value="4.09855305466238" calcext:value-type="float">
            <text:p>4.09855305466238</text:p>
          </table:table-cell>
          <table:table-cell office:value-type="float" office:value="4.238" calcext:value-type="float">
            <text:p>4.23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0.472" calcext:value-type="float">
            <text:p>30.472</text:p>
          </table:table-cell>
          <table:table-cell office:value-type="float" office:value="4.09855305466238" calcext:value-type="float">
            <text:p>4.09855305466238</text:p>
          </table:table-cell>
          <table:table-cell office:value-type="float" office:value="4.238" calcext:value-type="float">
            <text:p>4.238</text:p>
          </table:table-cell>
        </table:table-row>
        <table:table-row table:style-name="ro1">
          <table:table-cell office:value-type="string" calcext:value-type="string">
            <text:p>Mon Jul <text:s/>6 01:26:17 2020</text:p>
          </table:table-cell>
          <table:table-cell office:value-type="float" office:value="6.222" calcext:value-type="float">
            <text:p>6.222</text:p>
          </table:table-cell>
          <table:table-cell office:value-type="float" office:value="30.455" calcext:value-type="float">
            <text:p>30.455</text:p>
          </table:table-cell>
          <table:table-cell office:value-type="float" office:value="40.197" calcext:value-type="float">
            <text:p>40.197</text:p>
          </table:table-cell>
          <table:table-cell office:value-type="float" office:value="407.36" calcext:value-type="float">
            <text:p>407.36</text:p>
          </table:table-cell>
          <table:table-cell office:value-type="float" office:value="96.247597656" calcext:value-type="float">
            <text:p>96.247597656</text:p>
          </table:table-cell>
          <table:table-cell office:value-type="float" office:value="500" calcext:value-type="float">
            <text:p>500</text:p>
          </table:table-cell>
          <table:table-cell office:value-type="float" office:value="4.25908068145291" calcext:value-type="float">
            <text:p>4.25908068145291</text:p>
          </table:table-cell>
          <table:table-cell office:value-type="float" office:value="4.065" calcext:value-type="float">
            <text:p>4.06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0.455" calcext:value-type="float">
            <text:p>30.455</text:p>
          </table:table-cell>
          <table:table-cell office:value-type="float" office:value="4.25908068145291" calcext:value-type="float">
            <text:p>4.25908068145291</text:p>
          </table:table-cell>
          <table:table-cell office:value-type="float" office:value="4.065" calcext:value-type="float">
            <text:p>4.065</text:p>
          </table:table-cell>
        </table:table-row>
        <table:table-row table:style-name="ro1">
          <table:table-cell office:value-type="string" calcext:value-type="string">
            <text:p>Mon Jul <text:s/>6 01:26:24 2020</text:p>
          </table:table-cell>
          <table:table-cell office:value-type="float" office:value="6.222" calcext:value-type="float">
            <text:p>6.222</text:p>
          </table:table-cell>
          <table:table-cell office:value-type="float" office:value="30.442" calcext:value-type="float">
            <text:p>30.442</text:p>
          </table:table-cell>
          <table:table-cell office:value-type="float" office:value="40.211" calcext:value-type="float">
            <text:p>40.211</text:p>
          </table:table-cell>
          <table:table-cell office:value-type="float" office:value="406.08" calcext:value-type="float">
            <text:p>406.08</text:p>
          </table:table-cell>
          <table:table-cell office:value-type="float" office:value="96.249179687" calcext:value-type="float">
            <text:p>96.249179687</text:p>
          </table:table-cell>
          <table:table-cell office:value-type="float" office:value="493" calcext:value-type="float">
            <text:p>493</text:p>
          </table:table-cell>
          <table:table-cell office:value-type="float" office:value="4.19945355191257" calcext:value-type="float">
            <text:p>4.19945355191257</text:p>
          </table:table-cell>
          <table:table-cell office:value-type="float" office:value="4.009" calcext:value-type="float">
            <text:p>4.00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0.442" calcext:value-type="float">
            <text:p>30.442</text:p>
          </table:table-cell>
          <table:table-cell office:value-type="float" office:value="4.19945355191257" calcext:value-type="float">
            <text:p>4.19945355191257</text:p>
          </table:table-cell>
          <table:table-cell office:value-type="float" office:value="4.009" calcext:value-type="float">
            <text:p>4.009</text:p>
          </table:table-cell>
        </table:table-row>
        <table:table-row table:style-name="ro1">
          <table:table-cell office:value-type="string" calcext:value-type="string">
            <text:p>Mon Jul <text:s/>6 01:26:32 2020</text:p>
          </table:table-cell>
          <table:table-cell office:value-type="float" office:value="6.221" calcext:value-type="float">
            <text:p>6.221</text:p>
          </table:table-cell>
          <table:table-cell office:value-type="float" office:value="30.42" calcext:value-type="float">
            <text:p>30.42</text:p>
          </table:table-cell>
          <table:table-cell office:value-type="float" office:value="40.075" calcext:value-type="float">
            <text:p>40.075</text:p>
          </table:table-cell>
          <table:table-cell office:value-type="float" office:value="312" calcext:value-type="float">
            <text:p>312</text:p>
          </table:table-cell>
          <table:table-cell office:value-type="float" office:value="96.245636718" calcext:value-type="float">
            <text:p>96.245636718</text:p>
          </table:table-cell>
          <table:table-cell office:value-type="float" office:value="489" calcext:value-type="float">
            <text:p>489</text:p>
          </table:table-cell>
          <table:table-cell office:value-type="float" office:value="4.16605047420029" calcext:value-type="float">
            <text:p>4.16605047420029</text:p>
          </table:table-cell>
          <table:table-cell office:value-type="float" office:value="4.021" calcext:value-type="float">
            <text:p>4.02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0.42" calcext:value-type="float">
            <text:p>30.42</text:p>
          </table:table-cell>
          <table:table-cell office:value-type="float" office:value="4.16605047420029" calcext:value-type="float">
            <text:p>4.16605047420029</text:p>
          </table:table-cell>
          <table:table-cell office:value-type="float" office:value="4.021" calcext:value-type="float">
            <text:p>4.021</text:p>
          </table:table-cell>
        </table:table-row>
        <table:table-row table:style-name="ro1">
          <table:table-cell office:value-type="string" calcext:value-type="string">
            <text:p>Mon Jul <text:s/>6 01:26:39 2020</text:p>
          </table:table-cell>
          <table:table-cell office:value-type="float" office:value="6.223" calcext:value-type="float">
            <text:p>6.223</text:p>
          </table:table-cell>
          <table:table-cell office:value-type="float" office:value="30.467" calcext:value-type="float">
            <text:p>30.467</text:p>
          </table:table-cell>
          <table:table-cell office:value-type="float" office:value="40.257" calcext:value-type="float">
            <text:p>40.257</text:p>
          </table:table-cell>
          <table:table-cell office:value-type="float" office:value="359.04" calcext:value-type="float">
            <text:p>359.04</text:p>
          </table:table-cell>
          <table:table-cell office:value-type="float" office:value="96.246363281" calcext:value-type="float">
            <text:p>96.246363281</text:p>
          </table:table-cell>
          <table:table-cell office:value-type="float" office:value="489" calcext:value-type="float">
            <text:p>489</text:p>
          </table:table-cell>
          <table:table-cell office:value-type="float" office:value="4.1647115539129" calcext:value-type="float">
            <text:p>4.1647115539129</text:p>
          </table:table-cell>
          <table:table-cell office:value-type="float" office:value="4.031" calcext:value-type="float">
            <text:p>4.03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0.467" calcext:value-type="float">
            <text:p>30.467</text:p>
          </table:table-cell>
          <table:table-cell office:value-type="float" office:value="4.1647115539129" calcext:value-type="float">
            <text:p>4.1647115539129</text:p>
          </table:table-cell>
          <table:table-cell office:value-type="float" office:value="4.031" calcext:value-type="float">
            <text:p>4.031</text:p>
          </table:table-cell>
        </table:table-row>
        <table:table-row table:style-name="ro1">
          <table:table-cell office:value-type="string" calcext:value-type="string">
            <text:p>Mon Jul <text:s/>6 01:26:46 2020</text:p>
          </table:table-cell>
          <table:table-cell office:value-type="float" office:value="6.221" calcext:value-type="float">
            <text:p>6.221</text:p>
          </table:table-cell>
          <table:table-cell office:value-type="float" office:value="30.44" calcext:value-type="float">
            <text:p>30.44</text:p>
          </table:table-cell>
          <table:table-cell office:value-type="float" office:value="40.655" calcext:value-type="float">
            <text:p>40.655</text:p>
          </table:table-cell>
          <table:table-cell office:value-type="float" office:value="353.28" calcext:value-type="float">
            <text:p>353.28</text:p>
          </table:table-cell>
          <table:table-cell office:value-type="float" office:value="96.244140625" calcext:value-type="float">
            <text:p>96.244140625</text:p>
          </table:table-cell>
          <table:table-cell office:value-type="float" office:value="486" calcext:value-type="float">
            <text:p>486</text:p>
          </table:table-cell>
          <table:table-cell office:value-type="float" office:value="4.14049188233403" calcext:value-type="float">
            <text:p>4.14049188233403</text:p>
          </table:table-cell>
          <table:table-cell office:value-type="float" office:value="4.106" calcext:value-type="float">
            <text:p>4.10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0.44" calcext:value-type="float">
            <text:p>30.44</text:p>
          </table:table-cell>
          <table:table-cell office:value-type="float" office:value="4.14049188233403" calcext:value-type="float">
            <text:p>4.14049188233403</text:p>
          </table:table-cell>
          <table:table-cell office:value-type="float" office:value="4.106" calcext:value-type="float">
            <text:p>4.106</text:p>
          </table:table-cell>
        </table:table-row>
        <table:table-row table:style-name="ro1">
          <table:table-cell office:value-type="string" calcext:value-type="string">
            <text:p>Mon Jul <text:s/>6 01:26:53 2020</text:p>
          </table:table-cell>
          <table:table-cell office:value-type="float" office:value="6.221" calcext:value-type="float">
            <text:p>6.221</text:p>
          </table:table-cell>
          <table:table-cell office:value-type="float" office:value="30.472" calcext:value-type="float">
            <text:p>30.472</text:p>
          </table:table-cell>
          <table:table-cell office:value-type="float" office:value="40.296" calcext:value-type="float">
            <text:p>40.296</text:p>
          </table:table-cell>
          <table:table-cell office:value-type="float" office:value="354.88" calcext:value-type="float">
            <text:p>354.88</text:p>
          </table:table-cell>
          <table:table-cell office:value-type="float" office:value="96.242953125" calcext:value-type="float">
            <text:p>96.242953125</text:p>
          </table:table-cell>
          <table:table-cell office:value-type="float" office:value="494" calcext:value-type="float">
            <text:p>494</text:p>
          </table:table-cell>
          <table:table-cell office:value-type="float" office:value="4.20864812731072" calcext:value-type="float">
            <text:p>4.20864812731072</text:p>
          </table:table-cell>
          <table:table-cell office:value-type="float" office:value="4.09" calcext:value-type="float">
            <text:p>4.0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0.472" calcext:value-type="float">
            <text:p>30.472</text:p>
          </table:table-cell>
          <table:table-cell office:value-type="float" office:value="4.20864812731072" calcext:value-type="float">
            <text:p>4.20864812731072</text:p>
          </table:table-cell>
          <table:table-cell office:value-type="float" office:value="4.09" calcext:value-type="float">
            <text:p>4.09</text:p>
          </table:table-cell>
        </table:table-row>
        <table:table-row table:style-name="ro1">
          <table:table-cell office:value-type="string" calcext:value-type="string">
            <text:p>Mon Jul <text:s/>6 01:27:00 2020</text:p>
          </table:table-cell>
          <table:table-cell office:value-type="float" office:value="6.22" calcext:value-type="float">
            <text:p>6.22</text:p>
          </table:table-cell>
          <table:table-cell office:value-type="float" office:value="30.435" calcext:value-type="float">
            <text:p>30.435</text:p>
          </table:table-cell>
          <table:table-cell office:value-type="float" office:value="40.46" calcext:value-type="float">
            <text:p>40.46</text:p>
          </table:table-cell>
          <table:table-cell office:value-type="float" office:value="313.28" calcext:value-type="float">
            <text:p>313.28</text:p>
          </table:table-cell>
          <table:table-cell office:value-type="float" office:value="96.245675781" calcext:value-type="float">
            <text:p>96.245675781</text:p>
          </table:table-cell>
          <table:table-cell office:value-type="float" office:value="502" calcext:value-type="float">
            <text:p>502</text:p>
          </table:table-cell>
          <table:table-cell office:value-type="float" office:value="4.27749196141479" calcext:value-type="float">
            <text:p>4.27749196141479</text:p>
          </table:table-cell>
          <table:table-cell office:value-type="float" office:value="4.045" calcext:value-type="float">
            <text:p>4.04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0.435" calcext:value-type="float">
            <text:p>30.435</text:p>
          </table:table-cell>
          <table:table-cell office:value-type="float" office:value="4.27749196141479" calcext:value-type="float">
            <text:p>4.27749196141479</text:p>
          </table:table-cell>
          <table:table-cell office:value-type="float" office:value="4.045" calcext:value-type="float">
            <text:p>4.045</text:p>
          </table:table-cell>
        </table:table-row>
        <table:table-row table:style-name="ro1">
          <table:table-cell office:value-type="string" calcext:value-type="string">
            <text:p>Mon Jul <text:s/>6 01:27:07 2020</text:p>
          </table:table-cell>
          <table:table-cell office:value-type="float" office:value="6.221" calcext:value-type="float">
            <text:p>6.221</text:p>
          </table:table-cell>
          <table:table-cell office:value-type="float" office:value="30.483" calcext:value-type="float">
            <text:p>30.483</text:p>
          </table:table-cell>
          <table:table-cell office:value-type="float" office:value="40.171" calcext:value-type="float">
            <text:p>40.171</text:p>
          </table:table-cell>
          <table:table-cell office:value-type="float" office:value="311.04" calcext:value-type="float">
            <text:p>311.04</text:p>
          </table:table-cell>
          <table:table-cell office:value-type="float" office:value="96.244464843" calcext:value-type="float">
            <text:p>96.244464843</text:p>
          </table:table-cell>
          <table:table-cell office:value-type="float" office:value="490" calcext:value-type="float">
            <text:p>490</text:p>
          </table:table-cell>
          <table:table-cell office:value-type="float" office:value="4.17457000482238" calcext:value-type="float">
            <text:p>4.17457000482238</text:p>
          </table:table-cell>
          <table:table-cell office:value-type="float" office:value="4.021" calcext:value-type="float">
            <text:p>4.02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0.483" calcext:value-type="float">
            <text:p>30.483</text:p>
          </table:table-cell>
          <table:table-cell office:value-type="float" office:value="4.17457000482238" calcext:value-type="float">
            <text:p>4.17457000482238</text:p>
          </table:table-cell>
          <table:table-cell office:value-type="float" office:value="4.021" calcext:value-type="float">
            <text:p>4.021</text:p>
          </table:table-cell>
        </table:table-row>
        <table:table-row table:style-name="ro1">
          <table:table-cell office:value-type="string" calcext:value-type="string">
            <text:p>Mon Jul <text:s/>6 01:27:14 2020</text:p>
          </table:table-cell>
          <table:table-cell office:value-type="float" office:value="6.222" calcext:value-type="float">
            <text:p>6.222</text:p>
          </table:table-cell>
          <table:table-cell office:value-type="float" office:value="30.43" calcext:value-type="float">
            <text:p>30.43</text:p>
          </table:table-cell>
          <table:table-cell office:value-type="float" office:value="39.929" calcext:value-type="float">
            <text:p>39.929</text:p>
          </table:table-cell>
          <table:table-cell office:value-type="float" office:value="347.52" calcext:value-type="float">
            <text:p>347.52</text:p>
          </table:table-cell>
          <table:table-cell office:value-type="float" office:value="96.24528125" calcext:value-type="float">
            <text:p>96.24528125</text:p>
          </table:table-cell>
          <table:table-cell office:value-type="float" office:value="474" calcext:value-type="float">
            <text:p>474</text:p>
          </table:table-cell>
          <table:table-cell office:value-type="float" office:value="4.03760848601736" calcext:value-type="float">
            <text:p>4.03760848601736</text:p>
          </table:table-cell>
          <table:table-cell office:value-type="float" office:value="3.896" calcext:value-type="float">
            <text:p>3.89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0.43" calcext:value-type="float">
            <text:p>30.43</text:p>
          </table:table-cell>
          <table:table-cell office:value-type="float" office:value="4.03760848601736" calcext:value-type="float">
            <text:p>4.03760848601736</text:p>
          </table:table-cell>
          <table:table-cell office:value-type="float" office:value="3.896" calcext:value-type="float">
            <text:p>3.896</text:p>
          </table:table-cell>
        </table:table-row>
        <table:table-row table:style-name="ro1">
          <table:table-cell office:value-type="string" calcext:value-type="string">
            <text:p>Mon Jul <text:s/>6 01:27:21 2020</text:p>
          </table:table-cell>
          <table:table-cell office:value-type="float" office:value="6.217" calcext:value-type="float">
            <text:p>6.217</text:p>
          </table:table-cell>
          <table:table-cell office:value-type="float" office:value="30.493" calcext:value-type="float">
            <text:p>30.493</text:p>
          </table:table-cell>
          <table:table-cell office:value-type="float" office:value="39.71" calcext:value-type="float">
            <text:p>39.71</text:p>
          </table:table-cell>
          <table:table-cell office:value-type="float" office:value="346.56" calcext:value-type="float">
            <text:p>346.56</text:p>
          </table:table-cell>
          <table:table-cell office:value-type="float" office:value="96.244585937" calcext:value-type="float">
            <text:p>96.244585937</text:p>
          </table:table-cell>
          <table:table-cell office:value-type="float" office:value="475" calcext:value-type="float">
            <text:p>475</text:p>
          </table:table-cell>
          <table:table-cell office:value-type="float" office:value="4.04938073025575" calcext:value-type="float">
            <text:p>4.04938073025575</text:p>
          </table:table-cell>
          <table:table-cell office:value-type="float" office:value="3.9" calcext:value-type="float">
            <text:p>3.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0.493" calcext:value-type="float">
            <text:p>30.493</text:p>
          </table:table-cell>
          <table:table-cell office:value-type="float" office:value="4.04938073025575" calcext:value-type="float">
            <text:p>4.04938073025575</text:p>
          </table:table-cell>
          <table:table-cell office:value-type="float" office:value="3.9" calcext:value-type="float">
            <text:p>3.9</text:p>
          </table:table-cell>
        </table:table-row>
        <table:table-row table:style-name="ro1">
          <table:table-cell office:value-type="string" calcext:value-type="string">
            <text:p>Mon Jul <text:s/>6 01:27:28 2020</text:p>
          </table:table-cell>
          <table:table-cell office:value-type="float" office:value="6.217" calcext:value-type="float">
            <text:p>6.217</text:p>
          </table:table-cell>
          <table:table-cell office:value-type="float" office:value="30.495" calcext:value-type="float">
            <text:p>30.495</text:p>
          </table:table-cell>
          <table:table-cell office:value-type="float" office:value="39.92" calcext:value-type="float">
            <text:p>39.92</text:p>
          </table:table-cell>
          <table:table-cell office:value-type="float" office:value="347.2" calcext:value-type="float">
            <text:p>347.2</text:p>
          </table:table-cell>
          <table:table-cell office:value-type="float" office:value="96.241769531" calcext:value-type="float">
            <text:p>96.241769531</text:p>
          </table:table-cell>
          <table:table-cell office:value-type="float" office:value="496" calcext:value-type="float">
            <text:p>496</text:p>
          </table:table-cell>
          <table:table-cell office:value-type="float" office:value="4.22840598359337" calcext:value-type="float">
            <text:p>4.22840598359337</text:p>
          </table:table-cell>
          <table:table-cell office:value-type="float" office:value="4.023" calcext:value-type="float">
            <text:p>4.02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0.495" calcext:value-type="float">
            <text:p>30.495</text:p>
          </table:table-cell>
          <table:table-cell office:value-type="float" office:value="4.22840598359337" calcext:value-type="float">
            <text:p>4.22840598359337</text:p>
          </table:table-cell>
          <table:table-cell office:value-type="float" office:value="4.023" calcext:value-type="float">
            <text:p>4.023</text:p>
          </table:table-cell>
        </table:table-row>
        <table:table-row table:style-name="ro1">
          <table:table-cell office:value-type="string" calcext:value-type="string">
            <text:p>Mon Jul <text:s/>6 01:27:35 2020</text:p>
          </table:table-cell>
          <table:table-cell office:value-type="float" office:value="6.218" calcext:value-type="float">
            <text:p>6.218</text:p>
          </table:table-cell>
          <table:table-cell office:value-type="float" office:value="30.523" calcext:value-type="float">
            <text:p>30.523</text:p>
          </table:table-cell>
          <table:table-cell office:value-type="float" office:value="40.235" calcext:value-type="float">
            <text:p>40.235</text:p>
          </table:table-cell>
          <table:table-cell office:value-type="float" office:value="350.4" calcext:value-type="float">
            <text:p>350.4</text:p>
          </table:table-cell>
          <table:table-cell office:value-type="float" office:value="96.242355468" calcext:value-type="float">
            <text:p>96.242355468</text:p>
          </table:table-cell>
          <table:table-cell office:value-type="float" office:value="479" calcext:value-type="float">
            <text:p>479</text:p>
          </table:table-cell>
          <table:table-cell office:value-type="float" office:value="4.08282405918302" calcext:value-type="float">
            <text:p>4.08282405918302</text:p>
          </table:table-cell>
          <table:table-cell office:value-type="float" office:value="3.934" calcext:value-type="float">
            <text:p>3.93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0.523" calcext:value-type="float">
            <text:p>30.523</text:p>
          </table:table-cell>
          <table:table-cell office:value-type="float" office:value="4.08282405918302" calcext:value-type="float">
            <text:p>4.08282405918302</text:p>
          </table:table-cell>
          <table:table-cell office:value-type="float" office:value="3.934" calcext:value-type="float">
            <text:p>3.934</text:p>
          </table:table-cell>
        </table:table-row>
        <table:table-row table:style-name="ro1">
          <table:table-cell office:value-type="string" calcext:value-type="string">
            <text:p>Mon Jul <text:s/>6 01:27:42 2020</text:p>
          </table:table-cell>
          <table:table-cell office:value-type="float" office:value="6.217" calcext:value-type="float">
            <text:p>6.217</text:p>
          </table:table-cell>
          <table:table-cell office:value-type="float" office:value="30.5" calcext:value-type="float">
            <text:p>30.5</text:p>
          </table:table-cell>
          <table:table-cell office:value-type="float" office:value="40.307" calcext:value-type="float">
            <text:p>40.307</text:p>
          </table:table-cell>
          <table:table-cell office:value-type="float" office:value="400.32" calcext:value-type="float">
            <text:p>400.32</text:p>
          </table:table-cell>
          <table:table-cell office:value-type="float" office:value="96.243875" calcext:value-type="float">
            <text:p>96.243875</text:p>
          </table:table-cell>
          <table:table-cell office:value-type="float" office:value="478" calcext:value-type="float">
            <text:p>478</text:p>
          </table:table-cell>
          <table:table-cell office:value-type="float" office:value="4.07495576644684" calcext:value-type="float">
            <text:p>4.07495576644684</text:p>
          </table:table-cell>
          <table:table-cell office:value-type="float" office:value="3.893" calcext:value-type="float">
            <text:p>3.89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0.5" calcext:value-type="float">
            <text:p>30.5</text:p>
          </table:table-cell>
          <table:table-cell office:value-type="float" office:value="4.07495576644684" calcext:value-type="float">
            <text:p>4.07495576644684</text:p>
          </table:table-cell>
          <table:table-cell office:value-type="float" office:value="3.893" calcext:value-type="float">
            <text:p>3.893</text:p>
          </table:table-cell>
        </table:table-row>
        <table:table-row table:style-name="ro1">
          <table:table-cell office:value-type="string" calcext:value-type="string">
            <text:p>Mon Jul <text:s/>6 01:27:49 2020</text:p>
          </table:table-cell>
          <table:table-cell office:value-type="float" office:value="6.219" calcext:value-type="float">
            <text:p>6.219</text:p>
          </table:table-cell>
          <table:table-cell office:value-type="float" office:value="30.538" calcext:value-type="float">
            <text:p>30.538</text:p>
          </table:table-cell>
          <table:table-cell office:value-type="float" office:value="40.376" calcext:value-type="float">
            <text:p>40.376</text:p>
          </table:table-cell>
          <table:table-cell office:value-type="float" office:value="420.8" calcext:value-type="float">
            <text:p>420.8</text:p>
          </table:table-cell>
          <table:table-cell office:value-type="float" office:value="96.244335937" calcext:value-type="float">
            <text:p>96.244335937</text:p>
          </table:table-cell>
          <table:table-cell office:value-type="float" office:value="495" calcext:value-type="float">
            <text:p>495</text:p>
          </table:table-cell>
          <table:table-cell office:value-type="float" office:value="4.21852387843705" calcext:value-type="float">
            <text:p>4.21852387843705</text:p>
          </table:table-cell>
          <table:table-cell office:value-type="float" office:value="4.068" calcext:value-type="float">
            <text:p>4.06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0.538" calcext:value-type="float">
            <text:p>30.538</text:p>
          </table:table-cell>
          <table:table-cell office:value-type="float" office:value="4.21852387843705" calcext:value-type="float">
            <text:p>4.21852387843705</text:p>
          </table:table-cell>
          <table:table-cell office:value-type="float" office:value="4.068" calcext:value-type="float">
            <text:p>4.068</text:p>
          </table:table-cell>
        </table:table-row>
        <table:table-row table:style-name="ro1">
          <table:table-cell office:value-type="string" calcext:value-type="string">
            <text:p>Mon Jul <text:s/>6 01:27:56 2020</text:p>
          </table:table-cell>
          <table:table-cell office:value-type="float" office:value="6.221" calcext:value-type="float">
            <text:p>6.221</text:p>
          </table:table-cell>
          <table:table-cell office:value-type="float" office:value="30.535" calcext:value-type="float">
            <text:p>30.535</text:p>
          </table:table-cell>
          <table:table-cell office:value-type="float" office:value="39.877" calcext:value-type="float">
            <text:p>39.877</text:p>
          </table:table-cell>
          <table:table-cell office:value-type="float" office:value="425.28" calcext:value-type="float">
            <text:p>425.28</text:p>
          </table:table-cell>
          <table:table-cell office:value-type="float" office:value="96.241113281" calcext:value-type="float">
            <text:p>96.241113281</text:p>
          </table:table-cell>
          <table:table-cell office:value-type="float" office:value="484" calcext:value-type="float">
            <text:p>484</text:p>
          </table:table-cell>
          <table:table-cell office:value-type="float" office:value="4.12345282108986" calcext:value-type="float">
            <text:p>4.12345282108986</text:p>
          </table:table-cell>
          <table:table-cell office:value-type="float" office:value="3.95" calcext:value-type="float">
            <text:p>3.9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0.535" calcext:value-type="float">
            <text:p>30.535</text:p>
          </table:table-cell>
          <table:table-cell office:value-type="float" office:value="4.12345282108986" calcext:value-type="float">
            <text:p>4.12345282108986</text:p>
          </table:table-cell>
          <table:table-cell office:value-type="float" office:value="3.95" calcext:value-type="float">
            <text:p>3.95</text:p>
          </table:table-cell>
        </table:table-row>
        <table:table-row table:style-name="ro1">
          <table:table-cell office:value-type="string" calcext:value-type="string">
            <text:p>Mon Jul <text:s/>6 01:28:03 2020</text:p>
          </table:table-cell>
          <table:table-cell office:value-type="float" office:value="6.218" calcext:value-type="float">
            <text:p>6.218</text:p>
          </table:table-cell>
          <table:table-cell office:value-type="float" office:value="30.518" calcext:value-type="float">
            <text:p>30.518</text:p>
          </table:table-cell>
          <table:table-cell office:value-type="float" office:value="40.876" calcext:value-type="float">
            <text:p>40.876</text:p>
          </table:table-cell>
          <table:table-cell office:value-type="float" office:value="275.52" calcext:value-type="float">
            <text:p>275.52</text:p>
          </table:table-cell>
          <table:table-cell office:value-type="float" office:value="96.241128906" calcext:value-type="float">
            <text:p>96.241128906</text:p>
          </table:table-cell>
          <table:table-cell office:value-type="float" office:value="410" calcext:value-type="float">
            <text:p>410</text:p>
          </table:table-cell>
          <table:table-cell office:value-type="float" office:value="3.49469282727565" calcext:value-type="float">
            <text:p>3.49469282727565</text:p>
          </table:table-cell>
          <table:table-cell office:value-type="float" office:value="3.969" calcext:value-type="float">
            <text:p>3.96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0.518" calcext:value-type="float">
            <text:p>30.518</text:p>
          </table:table-cell>
          <table:table-cell office:value-type="float" office:value="3.49469282727565" calcext:value-type="float">
            <text:p>3.49469282727565</text:p>
          </table:table-cell>
          <table:table-cell office:value-type="float" office:value="3.969" calcext:value-type="float">
            <text:p>3.969</text:p>
          </table:table-cell>
        </table:table-row>
        <table:table-row table:style-name="ro1">
          <table:table-cell office:value-type="string" calcext:value-type="string">
            <text:p>Mon Jul <text:s/>6 01:28:10 2020</text:p>
          </table:table-cell>
          <table:table-cell office:value-type="float" office:value="6.228" calcext:value-type="float">
            <text:p>6.228</text:p>
          </table:table-cell>
          <table:table-cell office:value-type="float" office:value="30.54" calcext:value-type="float">
            <text:p>30.54</text:p>
          </table:table-cell>
          <table:table-cell office:value-type="float" office:value="39.749" calcext:value-type="float">
            <text:p>39.749</text:p>
          </table:table-cell>
          <table:table-cell office:value-type="float" office:value="415.36" calcext:value-type="float">
            <text:p>415.36</text:p>
          </table:table-cell>
          <table:table-cell office:value-type="float" office:value="96.235851562" calcext:value-type="float">
            <text:p>96.235851562</text:p>
          </table:table-cell>
          <table:table-cell office:value-type="float" office:value="484" calcext:value-type="float">
            <text:p>484</text:p>
          </table:table-cell>
          <table:table-cell office:value-type="float" office:value="4.11881824020552" calcext:value-type="float">
            <text:p>4.11881824020552</text:p>
          </table:table-cell>
          <table:table-cell office:value-type="float" office:value="4.003" calcext:value-type="float">
            <text:p>4.00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0.54" calcext:value-type="float">
            <text:p>30.54</text:p>
          </table:table-cell>
          <table:table-cell office:value-type="float" office:value="4.11881824020552" calcext:value-type="float">
            <text:p>4.11881824020552</text:p>
          </table:table-cell>
          <table:table-cell office:value-type="float" office:value="4.003" calcext:value-type="float">
            <text:p>4.003</text:p>
          </table:table-cell>
        </table:table-row>
        <table:table-row table:style-name="ro1">
          <table:table-cell office:value-type="string" calcext:value-type="string">
            <text:p>Mon Jul <text:s/>6 01:28:17 2020</text:p>
          </table:table-cell>
          <table:table-cell office:value-type="float" office:value="6.22" calcext:value-type="float">
            <text:p>6.22</text:p>
          </table:table-cell>
          <table:table-cell office:value-type="float" office:value="30.568" calcext:value-type="float">
            <text:p>30.568</text:p>
          </table:table-cell>
          <table:table-cell office:value-type="float" office:value="40.269" calcext:value-type="float">
            <text:p>40.269</text:p>
          </table:table-cell>
          <table:table-cell office:value-type="float" office:value="413.76" calcext:value-type="float">
            <text:p>413.76</text:p>
          </table:table-cell>
          <table:table-cell office:value-type="float" office:value="96.235425781" calcext:value-type="float">
            <text:p>96.235425781</text:p>
          </table:table-cell>
          <table:table-cell office:value-type="float" office:value="502" calcext:value-type="float">
            <text:p>502</text:p>
          </table:table-cell>
          <table:table-cell office:value-type="float" office:value="4.27749196141479" calcext:value-type="float">
            <text:p>4.27749196141479</text:p>
          </table:table-cell>
          <table:table-cell office:value-type="float" office:value="4.214" calcext:value-type="float">
            <text:p>4.21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0.568" calcext:value-type="float">
            <text:p>30.568</text:p>
          </table:table-cell>
          <table:table-cell office:value-type="float" office:value="4.27749196141479" calcext:value-type="float">
            <text:p>4.27749196141479</text:p>
          </table:table-cell>
          <table:table-cell office:value-type="float" office:value="4.214" calcext:value-type="float">
            <text:p>4.214</text:p>
          </table:table-cell>
        </table:table-row>
        <table:table-row table:style-name="ro1">
          <table:table-cell office:value-type="string" calcext:value-type="string">
            <text:p>Mon Jul <text:s/>6 01:28:24 2020</text:p>
          </table:table-cell>
          <table:table-cell office:value-type="float" office:value="6.221" calcext:value-type="float">
            <text:p>6.221</text:p>
          </table:table-cell>
          <table:table-cell office:value-type="float" office:value="30.535" calcext:value-type="float">
            <text:p>30.535</text:p>
          </table:table-cell>
          <table:table-cell office:value-type="float" office:value="39.727" calcext:value-type="float">
            <text:p>39.727</text:p>
          </table:table-cell>
          <table:table-cell office:value-type="float" office:value="415.04" calcext:value-type="float">
            <text:p>415.04</text:p>
          </table:table-cell>
          <table:table-cell office:value-type="float" office:value="96.23675" calcext:value-type="float">
            <text:p>96.23675</text:p>
          </table:table-cell>
          <table:table-cell office:value-type="float" office:value="489" calcext:value-type="float">
            <text:p>489</text:p>
          </table:table-cell>
          <table:table-cell office:value-type="float" office:value="4.16605047420029" calcext:value-type="float">
            <text:p>4.16605047420029</text:p>
          </table:table-cell>
          <table:table-cell office:value-type="float" office:value="3.969" calcext:value-type="float">
            <text:p>3.96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0.535" calcext:value-type="float">
            <text:p>30.535</text:p>
          </table:table-cell>
          <table:table-cell office:value-type="float" office:value="4.16605047420029" calcext:value-type="float">
            <text:p>4.16605047420029</text:p>
          </table:table-cell>
          <table:table-cell office:value-type="float" office:value="3.969" calcext:value-type="float">
            <text:p>3.969</text:p>
          </table:table-cell>
        </table:table-row>
        <table:table-row table:style-name="ro1">
          <table:table-cell office:value-type="string" calcext:value-type="string">
            <text:p>Mon Jul <text:s/>6 01:28:31 2020</text:p>
          </table:table-cell>
          <table:table-cell office:value-type="float" office:value="6.221" calcext:value-type="float">
            <text:p>6.221</text:p>
          </table:table-cell>
          <table:table-cell office:value-type="float" office:value="30.563" calcext:value-type="float">
            <text:p>30.563</text:p>
          </table:table-cell>
          <table:table-cell office:value-type="float" office:value="40.248" calcext:value-type="float">
            <text:p>40.248</text:p>
          </table:table-cell>
          <table:table-cell office:value-type="float" office:value="415.04" calcext:value-type="float">
            <text:p>415.04</text:p>
          </table:table-cell>
          <table:table-cell office:value-type="float" office:value="96.238121093" calcext:value-type="float">
            <text:p>96.238121093</text:p>
          </table:table-cell>
          <table:table-cell office:value-type="float" office:value="480" calcext:value-type="float">
            <text:p>480</text:p>
          </table:table-cell>
          <table:table-cell office:value-type="float" office:value="4.08937469860151" calcext:value-type="float">
            <text:p>4.08937469860151</text:p>
          </table:table-cell>
          <table:table-cell office:value-type="float" office:value="3.928" calcext:value-type="float">
            <text:p>3.92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0.563" calcext:value-type="float">
            <text:p>30.563</text:p>
          </table:table-cell>
          <table:table-cell office:value-type="float" office:value="4.08937469860151" calcext:value-type="float">
            <text:p>4.08937469860151</text:p>
          </table:table-cell>
          <table:table-cell office:value-type="float" office:value="3.928" calcext:value-type="float">
            <text:p>3.928</text:p>
          </table:table-cell>
        </table:table-row>
        <table:table-row table:style-name="ro1">
          <table:table-cell office:value-type="string" calcext:value-type="string">
            <text:p>Mon Jul <text:s/>6 01:28:38 2020</text:p>
          </table:table-cell>
          <table:table-cell office:value-type="float" office:value="6.22" calcext:value-type="float">
            <text:p>6.22</text:p>
          </table:table-cell>
          <table:table-cell office:value-type="float" office:value="30.576" calcext:value-type="float">
            <text:p>30.576</text:p>
          </table:table-cell>
          <table:table-cell office:value-type="float" office:value="40.31" calcext:value-type="float">
            <text:p>40.31</text:p>
          </table:table-cell>
          <table:table-cell office:value-type="float" office:value="415.04" calcext:value-type="float">
            <text:p>415.04</text:p>
          </table:table-cell>
          <table:table-cell office:value-type="float" office:value="96.238710937" calcext:value-type="float">
            <text:p>96.238710937</text:p>
          </table:table-cell>
          <table:table-cell office:value-type="float" office:value="486" calcext:value-type="float">
            <text:p>486</text:p>
          </table:table-cell>
          <table:table-cell office:value-type="float" office:value="4.1411575562701" calcext:value-type="float">
            <text:p>4.1411575562701</text:p>
          </table:table-cell>
          <table:table-cell office:value-type="float" office:value="3.954" calcext:value-type="float">
            <text:p>3.95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0.576" calcext:value-type="float">
            <text:p>30.576</text:p>
          </table:table-cell>
          <table:table-cell office:value-type="float" office:value="4.1411575562701" calcext:value-type="float">
            <text:p>4.1411575562701</text:p>
          </table:table-cell>
          <table:table-cell office:value-type="float" office:value="3.954" calcext:value-type="float">
            <text:p>3.954</text:p>
          </table:table-cell>
        </table:table-row>
        <table:table-row table:style-name="ro1">
          <table:table-cell office:value-type="string" calcext:value-type="string">
            <text:p>Mon Jul <text:s/>6 01:28:45 2020</text:p>
          </table:table-cell>
          <table:table-cell office:value-type="float" office:value="6.269" calcext:value-type="float">
            <text:p>6.269</text:p>
          </table:table-cell>
          <table:table-cell office:value-type="float" office:value="30.573" calcext:value-type="float">
            <text:p>30.573</text:p>
          </table:table-cell>
          <table:table-cell office:value-type="float" office:value="39.653" calcext:value-type="float">
            <text:p>39.653</text:p>
          </table:table-cell>
          <table:table-cell office:value-type="float" office:value="415.04" calcext:value-type="float">
            <text:p>415.04</text:p>
          </table:table-cell>
          <table:table-cell office:value-type="float" office:value="96.241925781" calcext:value-type="float">
            <text:p>96.241925781</text:p>
          </table:table-cell>
          <table:table-cell office:value-type="float" office:value="483" calcext:value-type="float">
            <text:p>483</text:p>
          </table:table-cell>
          <table:table-cell office:value-type="float" office:value="4.08342638379327" calcext:value-type="float">
            <text:p>4.08342638379327</text:p>
          </table:table-cell>
          <table:table-cell office:value-type="float" office:value="4.005" calcext:value-type="float">
            <text:p>4.00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0.573" calcext:value-type="float">
            <text:p>30.573</text:p>
          </table:table-cell>
          <table:table-cell office:value-type="float" office:value="4.08342638379327" calcext:value-type="float">
            <text:p>4.08342638379327</text:p>
          </table:table-cell>
          <table:table-cell office:value-type="float" office:value="4.005" calcext:value-type="float">
            <text:p>4.005</text:p>
          </table:table-cell>
        </table:table-row>
        <table:table-row table:style-name="ro1">
          <table:table-cell office:value-type="string" calcext:value-type="string">
            <text:p>Mon Jul <text:s/>6 01:28:52 2020</text:p>
          </table:table-cell>
          <table:table-cell office:value-type="float" office:value="6.217" calcext:value-type="float">
            <text:p>6.217</text:p>
          </table:table-cell>
          <table:table-cell office:value-type="float" office:value="30.576" calcext:value-type="float">
            <text:p>30.576</text:p>
          </table:table-cell>
          <table:table-cell office:value-type="float" office:value="40.588" calcext:value-type="float">
            <text:p>40.588</text:p>
          </table:table-cell>
          <table:table-cell office:value-type="float" office:value="415.04" calcext:value-type="float">
            <text:p>415.04</text:p>
          </table:table-cell>
          <table:table-cell office:value-type="float" office:value="96.240742187" calcext:value-type="float">
            <text:p>96.240742187</text:p>
          </table:table-cell>
          <table:table-cell office:value-type="float" office:value="500" calcext:value-type="float">
            <text:p>500</text:p>
          </table:table-cell>
          <table:table-cell office:value-type="float" office:value="4.26250603184816" calcext:value-type="float">
            <text:p>4.26250603184816</text:p>
          </table:table-cell>
          <table:table-cell office:value-type="float" office:value="4.067" calcext:value-type="float">
            <text:p>4.06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0.576" calcext:value-type="float">
            <text:p>30.576</text:p>
          </table:table-cell>
          <table:table-cell office:value-type="float" office:value="4.26250603184816" calcext:value-type="float">
            <text:p>4.26250603184816</text:p>
          </table:table-cell>
          <table:table-cell office:value-type="float" office:value="4.067" calcext:value-type="float">
            <text:p>4.067</text:p>
          </table:table-cell>
        </table:table-row>
        <table:table-row table:style-name="ro1">
          <table:table-cell office:value-type="string" calcext:value-type="string">
            <text:p>Mon Jul <text:s/>6 01:29:00 2020</text:p>
          </table:table-cell>
          <table:table-cell office:value-type="float" office:value="6.221" calcext:value-type="float">
            <text:p>6.221</text:p>
          </table:table-cell>
          <table:table-cell office:value-type="float" office:value="30.593" calcext:value-type="float">
            <text:p>30.593</text:p>
          </table:table-cell>
          <table:table-cell office:value-type="float" office:value="39.903" calcext:value-type="float">
            <text:p>39.903</text:p>
          </table:table-cell>
          <table:table-cell office:value-type="float" office:value="414.72" calcext:value-type="float">
            <text:p>414.72</text:p>
          </table:table-cell>
          <table:table-cell office:value-type="float" office:value="96.240261718" calcext:value-type="float">
            <text:p>96.240261718</text:p>
          </table:table-cell>
          <table:table-cell office:value-type="float" office:value="482" calcext:value-type="float">
            <text:p>482</text:p>
          </table:table-cell>
          <table:table-cell office:value-type="float" office:value="4.10641375984568" calcext:value-type="float">
            <text:p>4.10641375984568</text:p>
          </table:table-cell>
          <table:table-cell office:value-type="float" office:value="3.908" calcext:value-type="float">
            <text:p>3.90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0.593" calcext:value-type="float">
            <text:p>30.593</text:p>
          </table:table-cell>
          <table:table-cell office:value-type="float" office:value="4.10641375984568" calcext:value-type="float">
            <text:p>4.10641375984568</text:p>
          </table:table-cell>
          <table:table-cell office:value-type="float" office:value="3.908" calcext:value-type="float">
            <text:p>3.908</text:p>
          </table:table-cell>
        </table:table-row>
        <table:table-row table:style-name="ro1">
          <table:table-cell office:value-type="string" calcext:value-type="string">
            <text:p>Mon Jul <text:s/>6 01:29:07 2020</text:p>
          </table:table-cell>
          <table:table-cell office:value-type="float" office:value="6.219" calcext:value-type="float">
            <text:p>6.219</text:p>
          </table:table-cell>
          <table:table-cell office:value-type="float" office:value="30.561" calcext:value-type="float">
            <text:p>30.561</text:p>
          </table:table-cell>
          <table:table-cell office:value-type="float" office:value="39.996" calcext:value-type="float">
            <text:p>39.996</text:p>
          </table:table-cell>
          <table:table-cell office:value-type="float" office:value="413.44" calcext:value-type="float">
            <text:p>413.44</text:p>
          </table:table-cell>
          <table:table-cell office:value-type="float" office:value="96.239757812" calcext:value-type="float">
            <text:p>96.239757812</text:p>
          </table:table-cell>
          <table:table-cell office:value-type="float" office:value="508" calcext:value-type="float">
            <text:p>508</text:p>
          </table:table-cell>
          <table:table-cell office:value-type="float" office:value="4.3293133944364" calcext:value-type="float">
            <text:p>4.3293133944364</text:p>
          </table:table-cell>
          <table:table-cell office:value-type="float" office:value="4.147" calcext:value-type="float">
            <text:p>4.14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0.561" calcext:value-type="float">
            <text:p>30.561</text:p>
          </table:table-cell>
          <table:table-cell office:value-type="float" office:value="4.3293133944364" calcext:value-type="float">
            <text:p>4.3293133944364</text:p>
          </table:table-cell>
          <table:table-cell office:value-type="float" office:value="4.147" calcext:value-type="float">
            <text:p>4.147</text:p>
          </table:table-cell>
        </table:table-row>
        <table:table-row table:style-name="ro1">
          <table:table-cell office:value-type="string" calcext:value-type="string">
            <text:p>Mon Jul <text:s/>6 01:29:14 2020</text:p>
          </table:table-cell>
          <table:table-cell office:value-type="float" office:value="6.219" calcext:value-type="float">
            <text:p>6.219</text:p>
          </table:table-cell>
          <table:table-cell office:value-type="float" office:value="30.593" calcext:value-type="float">
            <text:p>30.593</text:p>
          </table:table-cell>
          <table:table-cell office:value-type="float" office:value="39.799" calcext:value-type="float">
            <text:p>39.799</text:p>
          </table:table-cell>
          <table:table-cell office:value-type="float" office:value="413.76" calcext:value-type="float">
            <text:p>413.76</text:p>
          </table:table-cell>
          <table:table-cell office:value-type="float" office:value="96.239484375" calcext:value-type="float">
            <text:p>96.239484375</text:p>
          </table:table-cell>
          <table:table-cell office:value-type="float" office:value="472" calcext:value-type="float">
            <text:p>472</text:p>
          </table:table-cell>
          <table:table-cell office:value-type="float" office:value="4.0225116578228" calcext:value-type="float">
            <text:p>4.0225116578228</text:p>
          </table:table-cell>
          <table:table-cell office:value-type="float" office:value="3.991" calcext:value-type="float">
            <text:p>3.99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0.593" calcext:value-type="float">
            <text:p>30.593</text:p>
          </table:table-cell>
          <table:table-cell office:value-type="float" office:value="4.0225116578228" calcext:value-type="float">
            <text:p>4.0225116578228</text:p>
          </table:table-cell>
          <table:table-cell office:value-type="float" office:value="3.991" calcext:value-type="float">
            <text:p>3.991</text:p>
          </table:table-cell>
        </table:table-row>
        <table:table-row table:style-name="ro1">
          <table:table-cell office:value-type="string" calcext:value-type="string">
            <text:p>Mon Jul <text:s/>6 01:29:21 2020</text:p>
          </table:table-cell>
          <table:table-cell office:value-type="float" office:value="6.222" calcext:value-type="float">
            <text:p>6.222</text:p>
          </table:table-cell>
          <table:table-cell office:value-type="float" office:value="30.621" calcext:value-type="float">
            <text:p>30.621</text:p>
          </table:table-cell>
          <table:table-cell office:value-type="float" office:value="40.222" calcext:value-type="float">
            <text:p>40.222</text:p>
          </table:table-cell>
          <table:table-cell office:value-type="float" office:value="414.4" calcext:value-type="float">
            <text:p>414.4</text:p>
          </table:table-cell>
          <table:table-cell office:value-type="float" office:value="96.23775" calcext:value-type="float">
            <text:p>96.23775</text:p>
          </table:table-cell>
          <table:table-cell office:value-type="float" office:value="491" calcext:value-type="float">
            <text:p>491</text:p>
          </table:table-cell>
          <table:table-cell office:value-type="float" office:value="4.18241722918676" calcext:value-type="float">
            <text:p>4.18241722918676</text:p>
          </table:table-cell>
          <table:table-cell office:value-type="float" office:value="4.039" calcext:value-type="float">
            <text:p>4.03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0.621" calcext:value-type="float">
            <text:p>30.621</text:p>
          </table:table-cell>
          <table:table-cell office:value-type="float" office:value="4.18241722918676" calcext:value-type="float">
            <text:p>4.18241722918676</text:p>
          </table:table-cell>
          <table:table-cell office:value-type="float" office:value="4.039" calcext:value-type="float">
            <text:p>4.039</text:p>
          </table:table-cell>
        </table:table-row>
        <table:table-row table:style-name="ro1">
          <table:table-cell office:value-type="string" calcext:value-type="string">
            <text:p>Mon Jul <text:s/>6 01:29:28 2020</text:p>
          </table:table-cell>
          <table:table-cell office:value-type="float" office:value="6.222" calcext:value-type="float">
            <text:p>6.222</text:p>
          </table:table-cell>
          <table:table-cell office:value-type="float" office:value="30.664" calcext:value-type="float">
            <text:p>30.664</text:p>
          </table:table-cell>
          <table:table-cell office:value-type="float" office:value="40.226" calcext:value-type="float">
            <text:p>40.226</text:p>
          </table:table-cell>
          <table:table-cell office:value-type="float" office:value="414.08" calcext:value-type="float">
            <text:p>414.08</text:p>
          </table:table-cell>
          <table:table-cell office:value-type="float" office:value="96.237082031" calcext:value-type="float">
            <text:p>96.237082031</text:p>
          </table:table-cell>
          <table:table-cell office:value-type="float" office:value="495" calcext:value-type="float">
            <text:p>495</text:p>
          </table:table-cell>
          <table:table-cell office:value-type="float" office:value="4.21648987463838" calcext:value-type="float">
            <text:p>4.21648987463838</text:p>
          </table:table-cell>
          <table:table-cell office:value-type="float" office:value="4.038" calcext:value-type="float">
            <text:p>4.03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0.664" calcext:value-type="float">
            <text:p>30.664</text:p>
          </table:table-cell>
          <table:table-cell office:value-type="float" office:value="4.21648987463838" calcext:value-type="float">
            <text:p>4.21648987463838</text:p>
          </table:table-cell>
          <table:table-cell office:value-type="float" office:value="4.038" calcext:value-type="float">
            <text:p>4.038</text:p>
          </table:table-cell>
        </table:table-row>
        <table:table-row table:style-name="ro1">
          <table:table-cell office:value-type="string" calcext:value-type="string">
            <text:p>Mon Jul <text:s/>6 01:29:35 2020</text:p>
          </table:table-cell>
          <table:table-cell office:value-type="float" office:value="6.22" calcext:value-type="float">
            <text:p>6.22</text:p>
          </table:table-cell>
          <table:table-cell office:value-type="float" office:value="30.676" calcext:value-type="float">
            <text:p>30.676</text:p>
          </table:table-cell>
          <table:table-cell office:value-type="float" office:value="39.965" calcext:value-type="float">
            <text:p>39.965</text:p>
          </table:table-cell>
          <table:table-cell office:value-type="float" office:value="414.4" calcext:value-type="float">
            <text:p>414.4</text:p>
          </table:table-cell>
          <table:table-cell office:value-type="float" office:value="96.234382812" calcext:value-type="float">
            <text:p>96.234382812</text:p>
          </table:table-cell>
          <table:table-cell office:value-type="float" office:value="497" calcext:value-type="float">
            <text:p>497</text:p>
          </table:table-cell>
          <table:table-cell office:value-type="float" office:value="4.23488745980707" calcext:value-type="float">
            <text:p>4.23488745980707</text:p>
          </table:table-cell>
          <table:table-cell office:value-type="float" office:value="4.144" calcext:value-type="float">
            <text:p>4.14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0.676" calcext:value-type="float">
            <text:p>30.676</text:p>
          </table:table-cell>
          <table:table-cell office:value-type="float" office:value="4.23488745980707" calcext:value-type="float">
            <text:p>4.23488745980707</text:p>
          </table:table-cell>
          <table:table-cell office:value-type="float" office:value="4.144" calcext:value-type="float">
            <text:p>4.144</text:p>
          </table:table-cell>
        </table:table-row>
        <table:table-row table:style-name="ro1">
          <table:table-cell office:value-type="string" calcext:value-type="string">
            <text:p>Mon Jul <text:s/>6 01:29:42 2020</text:p>
          </table:table-cell>
          <table:table-cell office:value-type="float" office:value="6.22" calcext:value-type="float">
            <text:p>6.22</text:p>
          </table:table-cell>
          <table:table-cell office:value-type="float" office:value="30.659" calcext:value-type="float">
            <text:p>30.659</text:p>
          </table:table-cell>
          <table:table-cell office:value-type="float" office:value="39.781" calcext:value-type="float">
            <text:p>39.781</text:p>
          </table:table-cell>
          <table:table-cell office:value-type="float" office:value="413.76" calcext:value-type="float">
            <text:p>413.76</text:p>
          </table:table-cell>
          <table:table-cell office:value-type="float" office:value="96.23571875" calcext:value-type="float">
            <text:p>96.23571875</text:p>
          </table:table-cell>
          <table:table-cell office:value-type="float" office:value="474" calcext:value-type="float">
            <text:p>474</text:p>
          </table:table-cell>
          <table:table-cell office:value-type="float" office:value="4.03890675241158" calcext:value-type="float">
            <text:p>4.03890675241158</text:p>
          </table:table-cell>
          <table:table-cell office:value-type="float" office:value="3.814" calcext:value-type="float">
            <text:p>3.81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0.659" calcext:value-type="float">
            <text:p>30.659</text:p>
          </table:table-cell>
          <table:table-cell office:value-type="float" office:value="4.03890675241158" calcext:value-type="float">
            <text:p>4.03890675241158</text:p>
          </table:table-cell>
          <table:table-cell office:value-type="float" office:value="3.814" calcext:value-type="float">
            <text:p>3.814</text:p>
          </table:table-cell>
        </table:table-row>
        <table:table-row table:style-name="ro1">
          <table:table-cell office:value-type="string" calcext:value-type="string">
            <text:p>Mon Jul <text:s/>6 01:29:49 2020</text:p>
          </table:table-cell>
          <table:table-cell office:value-type="float" office:value="6.219" calcext:value-type="float">
            <text:p>6.219</text:p>
          </table:table-cell>
          <table:table-cell office:value-type="float" office:value="30.661" calcext:value-type="float">
            <text:p>30.661</text:p>
          </table:table-cell>
          <table:table-cell office:value-type="float" office:value="39.794" calcext:value-type="float">
            <text:p>39.794</text:p>
          </table:table-cell>
          <table:table-cell office:value-type="float" office:value="413.76" calcext:value-type="float">
            <text:p>413.76</text:p>
          </table:table-cell>
          <table:table-cell office:value-type="float" office:value="96.23540625" calcext:value-type="float">
            <text:p>96.23540625</text:p>
          </table:table-cell>
          <table:table-cell office:value-type="float" office:value="481" calcext:value-type="float">
            <text:p>481</text:p>
          </table:table-cell>
          <table:table-cell office:value-type="float" office:value="4.0992120919762" calcext:value-type="float">
            <text:p>4.0992120919762</text:p>
          </table:table-cell>
          <table:table-cell office:value-type="float" office:value="3.944" calcext:value-type="float">
            <text:p>3.94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0.661" calcext:value-type="float">
            <text:p>30.661</text:p>
          </table:table-cell>
          <table:table-cell office:value-type="float" office:value="4.0992120919762" calcext:value-type="float">
            <text:p>4.0992120919762</text:p>
          </table:table-cell>
          <table:table-cell office:value-type="float" office:value="3.944" calcext:value-type="float">
            <text:p>3.944</text:p>
          </table:table-cell>
        </table:table-row>
        <table:table-row table:style-name="ro1">
          <table:table-cell office:value-type="string" calcext:value-type="string">
            <text:p>Mon Jul <text:s/>6 01:29:56 2020</text:p>
          </table:table-cell>
          <table:table-cell office:value-type="float" office:value="6.219" calcext:value-type="float">
            <text:p>6.219</text:p>
          </table:table-cell>
          <table:table-cell office:value-type="float" office:value="30.669" calcext:value-type="float">
            <text:p>30.669</text:p>
          </table:table-cell>
          <table:table-cell office:value-type="float" office:value="39.436" calcext:value-type="float">
            <text:p>39.436</text:p>
          </table:table-cell>
          <table:table-cell office:value-type="float" office:value="414.08" calcext:value-type="float">
            <text:p>414.08</text:p>
          </table:table-cell>
          <table:table-cell office:value-type="float" office:value="96.234410156" calcext:value-type="float">
            <text:p>96.234410156</text:p>
          </table:table-cell>
          <table:table-cell office:value-type="float" office:value="474" calcext:value-type="float">
            <text:p>474</text:p>
          </table:table-cell>
          <table:table-cell office:value-type="float" office:value="4.03955619874578" calcext:value-type="float">
            <text:p>4.03955619874578</text:p>
          </table:table-cell>
          <table:table-cell office:value-type="float" office:value="3.878" calcext:value-type="float">
            <text:p>3.87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0.669" calcext:value-type="float">
            <text:p>30.669</text:p>
          </table:table-cell>
          <table:table-cell office:value-type="float" office:value="4.03955619874578" calcext:value-type="float">
            <text:p>4.03955619874578</text:p>
          </table:table-cell>
          <table:table-cell office:value-type="float" office:value="3.878" calcext:value-type="float">
            <text:p>3.878</text:p>
          </table:table-cell>
        </table:table-row>
        <table:table-row table:style-name="ro1">
          <table:table-cell office:value-type="string" calcext:value-type="string">
            <text:p>Mon Jul <text:s/>6 01:30:03 2020</text:p>
          </table:table-cell>
          <table:table-cell office:value-type="float" office:value="6.222" calcext:value-type="float">
            <text:p>6.222</text:p>
          </table:table-cell>
          <table:table-cell office:value-type="float" office:value="30.651" calcext:value-type="float">
            <text:p>30.651</text:p>
          </table:table-cell>
          <table:table-cell office:value-type="float" office:value="40.158" calcext:value-type="float">
            <text:p>40.158</text:p>
          </table:table-cell>
          <table:table-cell office:value-type="float" office:value="413.76" calcext:value-type="float">
            <text:p>413.76</text:p>
          </table:table-cell>
          <table:table-cell office:value-type="float" office:value="96.233085937" calcext:value-type="float">
            <text:p>96.233085937</text:p>
          </table:table-cell>
          <table:table-cell office:value-type="float" office:value="484" calcext:value-type="float">
            <text:p>484</text:p>
          </table:table-cell>
          <table:table-cell office:value-type="float" office:value="4.12279009964642" calcext:value-type="float">
            <text:p>4.12279009964642</text:p>
          </table:table-cell>
          <table:table-cell office:value-type="float" office:value="3.971" calcext:value-type="float">
            <text:p>3.9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0.651" calcext:value-type="float">
            <text:p>30.651</text:p>
          </table:table-cell>
          <table:table-cell office:value-type="float" office:value="4.12279009964642" calcext:value-type="float">
            <text:p>4.12279009964642</text:p>
          </table:table-cell>
          <table:table-cell office:value-type="float" office:value="3.971" calcext:value-type="float">
            <text:p>3.971</text:p>
          </table:table-cell>
        </table:table-row>
        <table:table-row table:style-name="ro1">
          <table:table-cell office:value-type="string" calcext:value-type="string">
            <text:p>Mon Jul <text:s/>6 01:30:10 2020</text:p>
          </table:table-cell>
          <table:table-cell office:value-type="float" office:value="6.22" calcext:value-type="float">
            <text:p>6.22</text:p>
          </table:table-cell>
          <table:table-cell office:value-type="float" office:value="30.699" calcext:value-type="float">
            <text:p>30.699</text:p>
          </table:table-cell>
          <table:table-cell office:value-type="float" office:value="40.098" calcext:value-type="float">
            <text:p>40.098</text:p>
          </table:table-cell>
          <table:table-cell office:value-type="float" office:value="414.08" calcext:value-type="float">
            <text:p>414.08</text:p>
          </table:table-cell>
          <table:table-cell office:value-type="float" office:value="96.232371093" calcext:value-type="float">
            <text:p>96.232371093</text:p>
          </table:table-cell>
          <table:table-cell office:value-type="float" office:value="478" calcext:value-type="float">
            <text:p>478</text:p>
          </table:table-cell>
          <table:table-cell office:value-type="float" office:value="4.07299035369775" calcext:value-type="float">
            <text:p>4.07299035369775</text:p>
          </table:table-cell>
          <table:table-cell office:value-type="float" office:value="3.814" calcext:value-type="float">
            <text:p>3.81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0.699" calcext:value-type="float">
            <text:p>30.699</text:p>
          </table:table-cell>
          <table:table-cell office:value-type="float" office:value="4.07299035369775" calcext:value-type="float">
            <text:p>4.07299035369775</text:p>
          </table:table-cell>
          <table:table-cell office:value-type="float" office:value="3.814" calcext:value-type="float">
            <text:p>3.814</text:p>
          </table:table-cell>
        </table:table-row>
        <table:table-row table:style-name="ro1">
          <table:table-cell office:value-type="string" calcext:value-type="string">
            <text:p>Mon Jul <text:s/>6 01:30:17 2020</text:p>
          </table:table-cell>
          <table:table-cell office:value-type="float" office:value="6.222" calcext:value-type="float">
            <text:p>6.222</text:p>
          </table:table-cell>
          <table:table-cell office:value-type="float" office:value="30.661" calcext:value-type="float">
            <text:p>30.661</text:p>
          </table:table-cell>
          <table:table-cell office:value-type="float" office:value="40.518" calcext:value-type="float">
            <text:p>40.518</text:p>
          </table:table-cell>
          <table:table-cell office:value-type="float" office:value="413.76" calcext:value-type="float">
            <text:p>413.76</text:p>
          </table:table-cell>
          <table:table-cell office:value-type="float" office:value="96.231632812" calcext:value-type="float">
            <text:p>96.231632812</text:p>
          </table:table-cell>
          <table:table-cell office:value-type="float" office:value="476" calcext:value-type="float">
            <text:p>476</text:p>
          </table:table-cell>
          <table:table-cell office:value-type="float" office:value="4.05464480874317" calcext:value-type="float">
            <text:p>4.05464480874317</text:p>
          </table:table-cell>
          <table:table-cell office:value-type="float" office:value="3.912" calcext:value-type="float">
            <text:p>3.91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0.661" calcext:value-type="float">
            <text:p>30.661</text:p>
          </table:table-cell>
          <table:table-cell office:value-type="float" office:value="4.05464480874317" calcext:value-type="float">
            <text:p>4.05464480874317</text:p>
          </table:table-cell>
          <table:table-cell office:value-type="float" office:value="3.912" calcext:value-type="float">
            <text:p>3.912</text:p>
          </table:table-cell>
        </table:table-row>
        <table:table-row table:style-name="ro1">
          <table:table-cell office:value-type="string" calcext:value-type="string">
            <text:p>Mon Jul <text:s/>6 01:30:24 2020</text:p>
          </table:table-cell>
          <table:table-cell office:value-type="float" office:value="6.222" calcext:value-type="float">
            <text:p>6.222</text:p>
          </table:table-cell>
          <table:table-cell office:value-type="float" office:value="30.674" calcext:value-type="float">
            <text:p>30.674</text:p>
          </table:table-cell>
          <table:table-cell office:value-type="float" office:value="39.488" calcext:value-type="float">
            <text:p>39.488</text:p>
          </table:table-cell>
          <table:table-cell office:value-type="float" office:value="413.76" calcext:value-type="float">
            <text:p>413.76</text:p>
          </table:table-cell>
          <table:table-cell office:value-type="float" office:value="96.23296875" calcext:value-type="float">
            <text:p>96.23296875</text:p>
          </table:table-cell>
          <table:table-cell office:value-type="float" office:value="484" calcext:value-type="float">
            <text:p>484</text:p>
          </table:table-cell>
          <table:table-cell office:value-type="float" office:value="4.12279009964642" calcext:value-type="float">
            <text:p>4.12279009964642</text:p>
          </table:table-cell>
          <table:table-cell office:value-type="float" office:value="3.988" calcext:value-type="float">
            <text:p>3.98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0.674" calcext:value-type="float">
            <text:p>30.674</text:p>
          </table:table-cell>
          <table:table-cell office:value-type="float" office:value="4.12279009964642" calcext:value-type="float">
            <text:p>4.12279009964642</text:p>
          </table:table-cell>
          <table:table-cell office:value-type="float" office:value="3.988" calcext:value-type="float">
            <text:p>3.988</text:p>
          </table:table-cell>
        </table:table-row>
        <table:table-row table:style-name="ro1">
          <table:table-cell office:value-type="string" calcext:value-type="string">
            <text:p>Mon Jul <text:s/>6 01:30:31 2020</text:p>
          </table:table-cell>
          <table:table-cell office:value-type="float" office:value="6.22" calcext:value-type="float">
            <text:p>6.22</text:p>
          </table:table-cell>
          <table:table-cell office:value-type="float" office:value="30.676" calcext:value-type="float">
            <text:p>30.676</text:p>
          </table:table-cell>
          <table:table-cell office:value-type="float" office:value="39.987" calcext:value-type="float">
            <text:p>39.987</text:p>
          </table:table-cell>
          <table:table-cell office:value-type="float" office:value="413.44" calcext:value-type="float">
            <text:p>413.44</text:p>
          </table:table-cell>
          <table:table-cell office:value-type="float" office:value="96.232816406" calcext:value-type="float">
            <text:p>96.232816406</text:p>
          </table:table-cell>
          <table:table-cell office:value-type="float" office:value="489" calcext:value-type="float">
            <text:p>489</text:p>
          </table:table-cell>
          <table:table-cell office:value-type="float" office:value="4.16672025723473" calcext:value-type="float">
            <text:p>4.16672025723473</text:p>
          </table:table-cell>
          <table:table-cell office:value-type="float" office:value="4.193" calcext:value-type="float">
            <text:p>4.19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0.676" calcext:value-type="float">
            <text:p>30.676</text:p>
          </table:table-cell>
          <table:table-cell office:value-type="float" office:value="4.16672025723473" calcext:value-type="float">
            <text:p>4.16672025723473</text:p>
          </table:table-cell>
          <table:table-cell office:value-type="float" office:value="4.193" calcext:value-type="float">
            <text:p>4.193</text:p>
          </table:table-cell>
        </table:table-row>
        <table:table-row table:style-name="ro1">
          <table:table-cell office:value-type="string" calcext:value-type="string">
            <text:p>Mon Jul <text:s/>6 01:30:38 2020</text:p>
          </table:table-cell>
          <table:table-cell office:value-type="float" office:value="6.222" calcext:value-type="float">
            <text:p>6.222</text:p>
          </table:table-cell>
          <table:table-cell office:value-type="float" office:value="30.729" calcext:value-type="float">
            <text:p>30.729</text:p>
          </table:table-cell>
          <table:table-cell office:value-type="float" office:value="39.5" calcext:value-type="float">
            <text:p>39.5</text:p>
          </table:table-cell>
          <table:table-cell office:value-type="float" office:value="413.12" calcext:value-type="float">
            <text:p>413.12</text:p>
          </table:table-cell>
          <table:table-cell office:value-type="float" office:value="96.233632812" calcext:value-type="float">
            <text:p>96.233632812</text:p>
          </table:table-cell>
          <table:table-cell office:value-type="float" office:value="484" calcext:value-type="float">
            <text:p>484</text:p>
          </table:table-cell>
          <table:table-cell office:value-type="float" office:value="4.12279009964642" calcext:value-type="float">
            <text:p>4.12279009964642</text:p>
          </table:table-cell>
          <table:table-cell office:value-type="float" office:value="4.068" calcext:value-type="float">
            <text:p>4.06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0.729" calcext:value-type="float">
            <text:p>30.729</text:p>
          </table:table-cell>
          <table:table-cell office:value-type="float" office:value="4.12279009964642" calcext:value-type="float">
            <text:p>4.12279009964642</text:p>
          </table:table-cell>
          <table:table-cell office:value-type="float" office:value="4.068" calcext:value-type="float">
            <text:p>4.068</text:p>
          </table:table-cell>
        </table:table-row>
        <table:table-row table:style-name="ro1">
          <table:table-cell office:value-type="string" calcext:value-type="string">
            <text:p>Mon Jul <text:s/>6 01:30:45 2020</text:p>
          </table:table-cell>
          <table:table-cell office:value-type="float" office:value="6.219" calcext:value-type="float">
            <text:p>6.219</text:p>
          </table:table-cell>
          <table:table-cell office:value-type="float" office:value="30.666" calcext:value-type="float">
            <text:p>30.666</text:p>
          </table:table-cell>
          <table:table-cell office:value-type="float" office:value="40.145" calcext:value-type="float">
            <text:p>40.145</text:p>
          </table:table-cell>
          <table:table-cell office:value-type="float" office:value="413.44" calcext:value-type="float">
            <text:p>413.44</text:p>
          </table:table-cell>
          <table:table-cell office:value-type="float" office:value="96.238316406" calcext:value-type="float">
            <text:p>96.238316406</text:p>
          </table:table-cell>
          <table:table-cell office:value-type="float" office:value="460" calcext:value-type="float">
            <text:p>460</text:p>
          </table:table-cell>
          <table:table-cell office:value-type="float" office:value="3.92024441228493" calcext:value-type="float">
            <text:p>3.92024441228493</text:p>
          </table:table-cell>
          <table:table-cell office:value-type="float" office:value="3.962" calcext:value-type="float">
            <text:p>3.96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0.666" calcext:value-type="float">
            <text:p>30.666</text:p>
          </table:table-cell>
          <table:table-cell office:value-type="float" office:value="3.92024441228493" calcext:value-type="float">
            <text:p>3.92024441228493</text:p>
          </table:table-cell>
          <table:table-cell office:value-type="float" office:value="3.962" calcext:value-type="float">
            <text:p>3.962</text:p>
          </table:table-cell>
        </table:table-row>
        <table:table-row table:style-name="ro1">
          <table:table-cell office:value-type="string" calcext:value-type="string">
            <text:p>Mon Jul <text:s/>6 01:30:52 2020</text:p>
          </table:table-cell>
          <table:table-cell office:value-type="float" office:value="6.222" calcext:value-type="float">
            <text:p>6.222</text:p>
          </table:table-cell>
          <table:table-cell office:value-type="float" office:value="30.679" calcext:value-type="float">
            <text:p>30.679</text:p>
          </table:table-cell>
          <table:table-cell office:value-type="float" office:value="40.04" calcext:value-type="float">
            <text:p>40.04</text:p>
          </table:table-cell>
          <table:table-cell office:value-type="float" office:value="413.76" calcext:value-type="float">
            <text:p>413.76</text:p>
          </table:table-cell>
          <table:table-cell office:value-type="float" office:value="96.234207031" calcext:value-type="float">
            <text:p>96.234207031</text:p>
          </table:table-cell>
          <table:table-cell office:value-type="float" office:value="489" calcext:value-type="float">
            <text:p>489</text:p>
          </table:table-cell>
          <table:table-cell office:value-type="float" office:value="4.16538090646094" calcext:value-type="float">
            <text:p>4.16538090646094</text:p>
          </table:table-cell>
          <table:table-cell office:value-type="float" office:value="4.154" calcext:value-type="float">
            <text:p>4.15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0.679" calcext:value-type="float">
            <text:p>30.679</text:p>
          </table:table-cell>
          <table:table-cell office:value-type="float" office:value="4.16538090646094" calcext:value-type="float">
            <text:p>4.16538090646094</text:p>
          </table:table-cell>
          <table:table-cell office:value-type="float" office:value="4.154" calcext:value-type="float">
            <text:p>4.154</text:p>
          </table:table-cell>
        </table:table-row>
        <table:table-row table:style-name="ro1">
          <table:table-cell office:value-type="string" calcext:value-type="string">
            <text:p>Mon Jul <text:s/>6 01:30:59 2020</text:p>
          </table:table-cell>
          <table:table-cell office:value-type="float" office:value="6.219" calcext:value-type="float">
            <text:p>6.219</text:p>
          </table:table-cell>
          <table:table-cell office:value-type="float" office:value="30.676" calcext:value-type="float">
            <text:p>30.676</text:p>
          </table:table-cell>
          <table:table-cell office:value-type="float" office:value="39.916" calcext:value-type="float">
            <text:p>39.916</text:p>
          </table:table-cell>
          <table:table-cell office:value-type="float" office:value="413.12" calcext:value-type="float">
            <text:p>413.12</text:p>
          </table:table-cell>
          <table:table-cell office:value-type="float" office:value="96.23096875" calcext:value-type="float">
            <text:p>96.23096875</text:p>
          </table:table-cell>
          <table:table-cell office:value-type="float" office:value="483" calcext:value-type="float">
            <text:p>483</text:p>
          </table:table-cell>
          <table:table-cell office:value-type="float" office:value="4.11625663289918" calcext:value-type="float">
            <text:p>4.11625663289918</text:p>
          </table:table-cell>
          <table:table-cell office:value-type="float" office:value="4.048" calcext:value-type="float">
            <text:p>4.04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0.676" calcext:value-type="float">
            <text:p>30.676</text:p>
          </table:table-cell>
          <table:table-cell office:value-type="float" office:value="4.11625663289918" calcext:value-type="float">
            <text:p>4.11625663289918</text:p>
          </table:table-cell>
          <table:table-cell office:value-type="float" office:value="4.048" calcext:value-type="float">
            <text:p>4.048</text:p>
          </table:table-cell>
        </table:table-row>
        <table:table-row table:style-name="ro1">
          <table:table-cell office:value-type="string" calcext:value-type="string">
            <text:p>Mon Jul <text:s/>6 01:31:06 2020</text:p>
          </table:table-cell>
          <table:table-cell office:value-type="float" office:value="6.22" calcext:value-type="float">
            <text:p>6.22</text:p>
          </table:table-cell>
          <table:table-cell office:value-type="float" office:value="30.679" calcext:value-type="float">
            <text:p>30.679</text:p>
          </table:table-cell>
          <table:table-cell office:value-type="float" office:value="40.211" calcext:value-type="float">
            <text:p>40.211</text:p>
          </table:table-cell>
          <table:table-cell office:value-type="float" office:value="411.52" calcext:value-type="float">
            <text:p>411.52</text:p>
          </table:table-cell>
          <table:table-cell office:value-type="float" office:value="96.231691406" calcext:value-type="float">
            <text:p>96.231691406</text:p>
          </table:table-cell>
          <table:table-cell office:value-type="float" office:value="487" calcext:value-type="float">
            <text:p>487</text:p>
          </table:table-cell>
          <table:table-cell office:value-type="float" office:value="4.14967845659164" calcext:value-type="float">
            <text:p>4.14967845659164</text:p>
          </table:table-cell>
          <table:table-cell office:value-type="float" office:value="4.02" calcext:value-type="float">
            <text:p>4.0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0.679" calcext:value-type="float">
            <text:p>30.679</text:p>
          </table:table-cell>
          <table:table-cell office:value-type="float" office:value="4.14967845659164" calcext:value-type="float">
            <text:p>4.14967845659164</text:p>
          </table:table-cell>
          <table:table-cell office:value-type="float" office:value="4.02" calcext:value-type="float">
            <text:p>4.02</text:p>
          </table:table-cell>
        </table:table-row>
        <table:table-row table:style-name="ro1">
          <table:table-cell office:value-type="string" calcext:value-type="string">
            <text:p>Mon Jul <text:s/>6 01:31:13 2020</text:p>
          </table:table-cell>
          <table:table-cell office:value-type="float" office:value="6.218" calcext:value-type="float">
            <text:p>6.218</text:p>
          </table:table-cell>
          <table:table-cell office:value-type="float" office:value="30.641" calcext:value-type="float">
            <text:p>30.641</text:p>
          </table:table-cell>
          <table:table-cell office:value-type="float" office:value="40.341" calcext:value-type="float">
            <text:p>40.341</text:p>
          </table:table-cell>
          <table:table-cell office:value-type="float" office:value="408.64" calcext:value-type="float">
            <text:p>408.64</text:p>
          </table:table-cell>
          <table:table-cell office:value-type="float" office:value="96.236082031" calcext:value-type="float">
            <text:p>96.236082031</text:p>
          </table:table-cell>
          <table:table-cell office:value-type="float" office:value="450" calcext:value-type="float">
            <text:p>450</text:p>
          </table:table-cell>
          <table:table-cell office:value-type="float" office:value="3.83563846896108" calcext:value-type="float">
            <text:p>3.83563846896108</text:p>
          </table:table-cell>
          <table:table-cell office:value-type="float" office:value="3.741" calcext:value-type="float">
            <text:p>3.74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0.641" calcext:value-type="float">
            <text:p>30.641</text:p>
          </table:table-cell>
          <table:table-cell office:value-type="float" office:value="3.83563846896108" calcext:value-type="float">
            <text:p>3.83563846896108</text:p>
          </table:table-cell>
          <table:table-cell office:value-type="float" office:value="3.741" calcext:value-type="float">
            <text:p>3.741</text:p>
          </table:table-cell>
        </table:table-row>
        <table:table-row table:style-name="ro1">
          <table:table-cell office:value-type="string" calcext:value-type="string">
            <text:p>Mon Jul <text:s/>6 01:31:20 2020</text:p>
          </table:table-cell>
          <table:table-cell office:value-type="float" office:value="6.22" calcext:value-type="float">
            <text:p>6.22</text:p>
          </table:table-cell>
          <table:table-cell office:value-type="float" office:value="30.684" calcext:value-type="float">
            <text:p>30.684</text:p>
          </table:table-cell>
          <table:table-cell office:value-type="float" office:value="39.784" calcext:value-type="float">
            <text:p>39.784</text:p>
          </table:table-cell>
          <table:table-cell office:value-type="float" office:value="413.44" calcext:value-type="float">
            <text:p>413.44</text:p>
          </table:table-cell>
          <table:table-cell office:value-type="float" office:value="96.23421875" calcext:value-type="float">
            <text:p>96.23421875</text:p>
          </table:table-cell>
          <table:table-cell office:value-type="float" office:value="472" calcext:value-type="float">
            <text:p>472</text:p>
          </table:table-cell>
          <table:table-cell office:value-type="float" office:value="4.02186495176849" calcext:value-type="float">
            <text:p>4.02186495176849</text:p>
          </table:table-cell>
          <table:table-cell office:value-type="float" office:value="3.717" calcext:value-type="float">
            <text:p>3.71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0.684" calcext:value-type="float">
            <text:p>30.684</text:p>
          </table:table-cell>
          <table:table-cell office:value-type="float" office:value="4.02186495176849" calcext:value-type="float">
            <text:p>4.02186495176849</text:p>
          </table:table-cell>
          <table:table-cell office:value-type="float" office:value="3.717" calcext:value-type="float">
            <text:p>3.717</text:p>
          </table:table-cell>
        </table:table-row>
        <table:table-row table:style-name="ro1">
          <table:table-cell office:value-type="string" calcext:value-type="string">
            <text:p>Mon Jul <text:s/>6 01:31:28 2020</text:p>
          </table:table-cell>
          <table:table-cell office:value-type="float" office:value="6.222" calcext:value-type="float">
            <text:p>6.222</text:p>
          </table:table-cell>
          <table:table-cell office:value-type="float" office:value="30.666" calcext:value-type="float">
            <text:p>30.666</text:p>
          </table:table-cell>
          <table:table-cell office:value-type="float" office:value="40.469" calcext:value-type="float">
            <text:p>40.469</text:p>
          </table:table-cell>
          <table:table-cell office:value-type="float" office:value="411.84" calcext:value-type="float">
            <text:p>411.84</text:p>
          </table:table-cell>
          <table:table-cell office:value-type="float" office:value="96.237027343" calcext:value-type="float">
            <text:p>96.237027343</text:p>
          </table:table-cell>
          <table:table-cell office:value-type="float" office:value="462" calcext:value-type="float">
            <text:p>462</text:p>
          </table:table-cell>
          <table:table-cell office:value-type="float" office:value="3.93539054966249" calcext:value-type="float">
            <text:p>3.93539054966249</text:p>
          </table:table-cell>
          <table:table-cell office:value-type="float" office:value="3.753" calcext:value-type="float">
            <text:p>3.75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0.666" calcext:value-type="float">
            <text:p>30.666</text:p>
          </table:table-cell>
          <table:table-cell office:value-type="float" office:value="3.93539054966249" calcext:value-type="float">
            <text:p>3.93539054966249</text:p>
          </table:table-cell>
          <table:table-cell office:value-type="float" office:value="3.753" calcext:value-type="float">
            <text:p>3.753</text:p>
          </table:table-cell>
        </table:table-row>
        <table:table-row table:style-name="ro1">
          <table:table-cell office:value-type="string" calcext:value-type="string">
            <text:p>Mon Jul <text:s/>6 01:31:35 2020</text:p>
          </table:table-cell>
          <table:table-cell office:value-type="float" office:value="6.22" calcext:value-type="float">
            <text:p>6.22</text:p>
          </table:table-cell>
          <table:table-cell office:value-type="float" office:value="30.704" calcext:value-type="float">
            <text:p>30.704</text:p>
          </table:table-cell>
          <table:table-cell office:value-type="float" office:value="39.854" calcext:value-type="float">
            <text:p>39.854</text:p>
          </table:table-cell>
          <table:table-cell office:value-type="float" office:value="412.8" calcext:value-type="float">
            <text:p>412.8</text:p>
          </table:table-cell>
          <table:table-cell office:value-type="float" office:value="96.235054687" calcext:value-type="float">
            <text:p>96.235054687</text:p>
          </table:table-cell>
          <table:table-cell office:value-type="float" office:value="451" calcext:value-type="float">
            <text:p>451</text:p>
          </table:table-cell>
          <table:table-cell office:value-type="float" office:value="3.84292604501608" calcext:value-type="float">
            <text:p>3.84292604501608</text:p>
          </table:table-cell>
          <table:table-cell office:value-type="float" office:value="3.753" calcext:value-type="float">
            <text:p>3.75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0.704" calcext:value-type="float">
            <text:p>30.704</text:p>
          </table:table-cell>
          <table:table-cell office:value-type="float" office:value="3.84292604501608" calcext:value-type="float">
            <text:p>3.84292604501608</text:p>
          </table:table-cell>
          <table:table-cell office:value-type="float" office:value="3.753" calcext:value-type="float">
            <text:p>3.753</text:p>
          </table:table-cell>
        </table:table-row>
        <table:table-row table:style-name="ro1">
          <table:table-cell office:value-type="string" calcext:value-type="string">
            <text:p>Mon Jul <text:s/>6 01:31:42 2020</text:p>
          </table:table-cell>
          <table:table-cell office:value-type="float" office:value="6.221" calcext:value-type="float">
            <text:p>6.221</text:p>
          </table:table-cell>
          <table:table-cell office:value-type="float" office:value="30.707" calcext:value-type="float">
            <text:p>30.707</text:p>
          </table:table-cell>
          <table:table-cell office:value-type="float" office:value="40.557" calcext:value-type="float">
            <text:p>40.557</text:p>
          </table:table-cell>
          <table:table-cell office:value-type="float" office:value="412.48" calcext:value-type="float">
            <text:p>412.48</text:p>
          </table:table-cell>
          <table:table-cell office:value-type="float" office:value="96.235085937" calcext:value-type="float">
            <text:p>96.235085937</text:p>
          </table:table-cell>
          <table:table-cell office:value-type="float" office:value="434" calcext:value-type="float">
            <text:p>434</text:p>
          </table:table-cell>
          <table:table-cell office:value-type="float" office:value="3.69747628998553" calcext:value-type="float">
            <text:p>3.69747628998553</text:p>
          </table:table-cell>
          <table:table-cell office:value-type="float" office:value="3.535" calcext:value-type="float">
            <text:p>3.53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0.707" calcext:value-type="float">
            <text:p>30.707</text:p>
          </table:table-cell>
          <table:table-cell office:value-type="float" office:value="3.69747628998553" calcext:value-type="float">
            <text:p>3.69747628998553</text:p>
          </table:table-cell>
          <table:table-cell office:value-type="float" office:value="3.535" calcext:value-type="float">
            <text:p>3.535</text:p>
          </table:table-cell>
        </table:table-row>
        <table:table-row table:style-name="ro1">
          <table:table-cell office:value-type="string" calcext:value-type="string">
            <text:p>Mon Jul <text:s/>6 01:31:49 2020</text:p>
          </table:table-cell>
          <table:table-cell office:value-type="float" office:value="6.22" calcext:value-type="float">
            <text:p>6.22</text:p>
          </table:table-cell>
          <table:table-cell office:value-type="float" office:value="30.719" calcext:value-type="float">
            <text:p>30.719</text:p>
          </table:table-cell>
          <table:table-cell office:value-type="float" office:value="39.897" calcext:value-type="float">
            <text:p>39.897</text:p>
          </table:table-cell>
          <table:table-cell office:value-type="float" office:value="414.08" calcext:value-type="float">
            <text:p>414.08</text:p>
          </table:table-cell>
          <table:table-cell office:value-type="float" office:value="96.23740625" calcext:value-type="float">
            <text:p>96.23740625</text:p>
          </table:table-cell>
          <table:table-cell office:value-type="float" office:value="452" calcext:value-type="float">
            <text:p>452</text:p>
          </table:table-cell>
          <table:table-cell office:value-type="float" office:value="3.85144694533762" calcext:value-type="float">
            <text:p>3.85144694533762</text:p>
          </table:table-cell>
          <table:table-cell office:value-type="float" office:value="3.749" calcext:value-type="float">
            <text:p>3.74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0.719" calcext:value-type="float">
            <text:p>30.719</text:p>
          </table:table-cell>
          <table:table-cell office:value-type="float" office:value="3.85144694533762" calcext:value-type="float">
            <text:p>3.85144694533762</text:p>
          </table:table-cell>
          <table:table-cell office:value-type="float" office:value="3.749" calcext:value-type="float">
            <text:p>3.749</text:p>
          </table:table-cell>
        </table:table-row>
        <table:table-row table:style-name="ro1">
          <table:table-cell office:value-type="string" calcext:value-type="string">
            <text:p>Mon Jul <text:s/>6 01:31:56 2020</text:p>
          </table:table-cell>
          <table:table-cell office:value-type="float" office:value="6.218" calcext:value-type="float">
            <text:p>6.218</text:p>
          </table:table-cell>
          <table:table-cell office:value-type="float" office:value="30.722" calcext:value-type="float">
            <text:p>30.722</text:p>
          </table:table-cell>
          <table:table-cell office:value-type="float" office:value="40.469" calcext:value-type="float">
            <text:p>40.469</text:p>
          </table:table-cell>
          <table:table-cell office:value-type="float" office:value="413.76" calcext:value-type="float">
            <text:p>413.76</text:p>
          </table:table-cell>
          <table:table-cell office:value-type="float" office:value="96.235378906" calcext:value-type="float">
            <text:p>96.235378906</text:p>
          </table:table-cell>
          <table:table-cell office:value-type="float" office:value="437" calcext:value-type="float">
            <text:p>437</text:p>
          </table:table-cell>
          <table:table-cell office:value-type="float" office:value="3.72483113541332" calcext:value-type="float">
            <text:p>3.72483113541332</text:p>
          </table:table-cell>
          <table:table-cell office:value-type="float" office:value="3.703" calcext:value-type="float">
            <text:p>3.70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0.722" calcext:value-type="float">
            <text:p>30.722</text:p>
          </table:table-cell>
          <table:table-cell office:value-type="float" office:value="3.72483113541332" calcext:value-type="float">
            <text:p>3.72483113541332</text:p>
          </table:table-cell>
          <table:table-cell office:value-type="float" office:value="3.703" calcext:value-type="float">
            <text:p>3.703</text:p>
          </table:table-cell>
        </table:table-row>
        <table:table-row table:style-name="ro1">
          <table:table-cell office:value-type="string" calcext:value-type="string">
            <text:p>Mon Jul <text:s/>6 01:32:03 2020</text:p>
          </table:table-cell>
          <table:table-cell office:value-type="float" office:value="6.219" calcext:value-type="float">
            <text:p>6.219</text:p>
          </table:table-cell>
          <table:table-cell office:value-type="float" office:value="30.724" calcext:value-type="float">
            <text:p>30.724</text:p>
          </table:table-cell>
          <table:table-cell office:value-type="float" office:value="39.369" calcext:value-type="float">
            <text:p>39.369</text:p>
          </table:table-cell>
          <table:table-cell office:value-type="float" office:value="153.36" calcext:value-type="float">
            <text:p>153.36</text:p>
          </table:table-cell>
          <table:table-cell office:value-type="float" office:value="96.235203125" calcext:value-type="float">
            <text:p>96.235203125</text:p>
          </table:table-cell>
          <table:table-cell office:value-type="float" office:value="454" calcext:value-type="float">
            <text:p>454</text:p>
          </table:table-cell>
          <table:table-cell office:value-type="float" office:value="3.869110789516" calcext:value-type="float">
            <text:p>3.869110789516</text:p>
          </table:table-cell>
          <table:table-cell office:value-type="float" office:value="3.573" calcext:value-type="float">
            <text:p>3.57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0.724" calcext:value-type="float">
            <text:p>30.724</text:p>
          </table:table-cell>
          <table:table-cell office:value-type="float" office:value="3.869110789516" calcext:value-type="float">
            <text:p>3.869110789516</text:p>
          </table:table-cell>
          <table:table-cell office:value-type="float" office:value="3.573" calcext:value-type="float">
            <text:p>3.573</text:p>
          </table:table-cell>
        </table:table-row>
        <table:table-row table:style-name="ro1">
          <table:table-cell office:value-type="string" calcext:value-type="string">
            <text:p>Mon Jul <text:s/>6 01:32:10 2020</text:p>
          </table:table-cell>
          <table:table-cell office:value-type="float" office:value="6.219" calcext:value-type="float">
            <text:p>6.219</text:p>
          </table:table-cell>
          <table:table-cell office:value-type="float" office:value="30.697" calcext:value-type="float">
            <text:p>30.697</text:p>
          </table:table-cell>
          <table:table-cell office:value-type="float" office:value="39.92" calcext:value-type="float">
            <text:p>39.92</text:p>
          </table:table-cell>
          <table:table-cell office:value-type="float" office:value="152" calcext:value-type="float">
            <text:p>152</text:p>
          </table:table-cell>
          <table:table-cell office:value-type="float" office:value="96.235574218" calcext:value-type="float">
            <text:p>96.235574218</text:p>
          </table:table-cell>
          <table:table-cell office:value-type="float" office:value="465" calcext:value-type="float">
            <text:p>465</text:p>
          </table:table-cell>
          <table:table-cell office:value-type="float" office:value="3.96285576459238" calcext:value-type="float">
            <text:p>3.96285576459238</text:p>
          </table:table-cell>
          <table:table-cell office:value-type="float" office:value="3.793" calcext:value-type="float">
            <text:p>3.79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0.697" calcext:value-type="float">
            <text:p>30.697</text:p>
          </table:table-cell>
          <table:table-cell office:value-type="float" office:value="3.96285576459238" calcext:value-type="float">
            <text:p>3.96285576459238</text:p>
          </table:table-cell>
          <table:table-cell office:value-type="float" office:value="3.793" calcext:value-type="float">
            <text:p>3.793</text:p>
          </table:table-cell>
        </table:table-row>
        <table:table-row table:style-name="ro1">
          <table:table-cell office:value-type="string" calcext:value-type="string">
            <text:p>Mon Jul <text:s/>6 01:32:17 2020</text:p>
          </table:table-cell>
          <table:table-cell office:value-type="float" office:value="6.22" calcext:value-type="float">
            <text:p>6.22</text:p>
          </table:table-cell>
          <table:table-cell office:value-type="float" office:value="30.694" calcext:value-type="float">
            <text:p>30.694</text:p>
          </table:table-cell>
          <table:table-cell office:value-type="float" office:value="39.72" calcext:value-type="float">
            <text:p>39.72</text:p>
          </table:table-cell>
          <table:table-cell office:value-type="float" office:value="139.6" calcext:value-type="float">
            <text:p>139.6</text:p>
          </table:table-cell>
          <table:table-cell office:value-type="float" office:value="96.234320312" calcext:value-type="float">
            <text:p>96.234320312</text:p>
          </table:table-cell>
          <table:table-cell office:value-type="float" office:value="420" calcext:value-type="float">
            <text:p>420</text:p>
          </table:table-cell>
          <table:table-cell office:value-type="float" office:value="3.57877813504823" calcext:value-type="float">
            <text:p>3.57877813504823</text:p>
          </table:table-cell>
          <table:table-cell office:value-type="float" office:value="3.699" calcext:value-type="float">
            <text:p>3.69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0.694" calcext:value-type="float">
            <text:p>30.694</text:p>
          </table:table-cell>
          <table:table-cell office:value-type="float" office:value="3.57877813504823" calcext:value-type="float">
            <text:p>3.57877813504823</text:p>
          </table:table-cell>
          <table:table-cell office:value-type="float" office:value="3.699" calcext:value-type="float">
            <text:p>3.699</text:p>
          </table:table-cell>
        </table:table-row>
        <table:table-row table:style-name="ro1">
          <table:table-cell office:value-type="string" calcext:value-type="string">
            <text:p>Mon Jul <text:s/>6 01:32:24 2020</text:p>
          </table:table-cell>
          <table:table-cell office:value-type="float" office:value="6.221" calcext:value-type="float">
            <text:p>6.221</text:p>
          </table:table-cell>
          <table:table-cell office:value-type="float" office:value="30.697" calcext:value-type="float">
            <text:p>30.697</text:p>
          </table:table-cell>
          <table:table-cell office:value-type="float" office:value="39.865" calcext:value-type="float">
            <text:p>39.865</text:p>
          </table:table-cell>
          <table:table-cell office:value-type="float" office:value="138.08" calcext:value-type="float">
            <text:p>138.08</text:p>
          </table:table-cell>
          <table:table-cell office:value-type="float" office:value="96.23440625" calcext:value-type="float">
            <text:p>96.23440625</text:p>
          </table:table-cell>
          <table:table-cell office:value-type="float" office:value="435" calcext:value-type="float">
            <text:p>435</text:p>
          </table:table-cell>
          <table:table-cell office:value-type="float" office:value="3.70599582060762" calcext:value-type="float">
            <text:p>3.70599582060762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0.697" calcext:value-type="float">
            <text:p>30.697</text:p>
          </table:table-cell>
          <table:table-cell office:value-type="float" office:value="3.70599582060762" calcext:value-type="float">
            <text:p>3.70599582060762</text:p>
          </table:table-cell>
          <table:table-cell office:value-type="float" office:value="3.58" calcext:value-type="float">
            <text:p>3.58</text:p>
          </table:table-cell>
        </table:table-row>
        <table:table-row table:style-name="ro1">
          <table:table-cell office:value-type="string" calcext:value-type="string">
            <text:p>Mon Jul <text:s/>6 01:32:31 2020</text:p>
          </table:table-cell>
          <table:table-cell office:value-type="float" office:value="6.222" calcext:value-type="float">
            <text:p>6.222</text:p>
          </table:table-cell>
          <table:table-cell office:value-type="float" office:value="30.749" calcext:value-type="float">
            <text:p>30.749</text:p>
          </table:table-cell>
          <table:table-cell office:value-type="float" office:value="39.802" calcext:value-type="float">
            <text:p>39.802</text:p>
          </table:table-cell>
          <table:table-cell office:value-type="float" office:value="137.92" calcext:value-type="float">
            <text:p>137.92</text:p>
          </table:table-cell>
          <table:table-cell office:value-type="float" office:value="96.232917968" calcext:value-type="float">
            <text:p>96.232917968</text:p>
          </table:table-cell>
          <table:table-cell office:value-type="float" office:value="449" calcext:value-type="float">
            <text:p>449</text:p>
          </table:table-cell>
          <table:table-cell office:value-type="float" office:value="3.82465445194471" calcext:value-type="float">
            <text:p>3.82465445194471</text:p>
          </table:table-cell>
          <table:table-cell office:value-type="float" office:value="3.676" calcext:value-type="float">
            <text:p>3.67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0.749" calcext:value-type="float">
            <text:p>30.749</text:p>
          </table:table-cell>
          <table:table-cell office:value-type="float" office:value="3.82465445194471" calcext:value-type="float">
            <text:p>3.82465445194471</text:p>
          </table:table-cell>
          <table:table-cell office:value-type="float" office:value="3.676" calcext:value-type="float">
            <text:p>3.676</text:p>
          </table:table-cell>
        </table:table-row>
        <table:table-row table:style-name="ro1">
          <table:table-cell office:value-type="string" calcext:value-type="string">
            <text:p>Mon Jul <text:s/>6 01:32:38 2020</text:p>
          </table:table-cell>
          <table:table-cell office:value-type="float" office:value="6.22" calcext:value-type="float">
            <text:p>6.22</text:p>
          </table:table-cell>
          <table:table-cell office:value-type="float" office:value="30.752" calcext:value-type="float">
            <text:p>30.752</text:p>
          </table:table-cell>
          <table:table-cell office:value-type="float" office:value="40.502" calcext:value-type="float">
            <text:p>40.502</text:p>
          </table:table-cell>
          <table:table-cell office:value-type="float" office:value="356.48" calcext:value-type="float">
            <text:p>356.48</text:p>
          </table:table-cell>
          <table:table-cell office:value-type="float" office:value="96.232199218" calcext:value-type="float">
            <text:p>96.232199218</text:p>
          </table:table-cell>
          <table:table-cell office:value-type="float" office:value="454" calcext:value-type="float">
            <text:p>454</text:p>
          </table:table-cell>
          <table:table-cell office:value-type="float" office:value="3.86848874598071" calcext:value-type="float">
            <text:p>3.86848874598071</text:p>
          </table:table-cell>
          <table:table-cell office:value-type="float" office:value="3.599" calcext:value-type="float">
            <text:p>3.59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0.752" calcext:value-type="float">
            <text:p>30.752</text:p>
          </table:table-cell>
          <table:table-cell office:value-type="float" office:value="3.86848874598071" calcext:value-type="float">
            <text:p>3.86848874598071</text:p>
          </table:table-cell>
          <table:table-cell office:value-type="float" office:value="3.599" calcext:value-type="float">
            <text:p>3.599</text:p>
          </table:table-cell>
        </table:table-row>
        <table:table-row table:style-name="ro1">
          <table:table-cell office:value-type="string" calcext:value-type="string">
            <text:p>Mon Jul <text:s/>6 01:32:45 2020</text:p>
          </table:table-cell>
          <table:table-cell office:value-type="float" office:value="6.221" calcext:value-type="float">
            <text:p>6.221</text:p>
          </table:table-cell>
          <table:table-cell office:value-type="float" office:value="30.744" calcext:value-type="float">
            <text:p>30.744</text:p>
          </table:table-cell>
          <table:table-cell office:value-type="float" office:value="40.65" calcext:value-type="float">
            <text:p>40.65</text:p>
          </table:table-cell>
          <table:table-cell office:value-type="float" office:value="405.76" calcext:value-type="float">
            <text:p>405.76</text:p>
          </table:table-cell>
          <table:table-cell office:value-type="float" office:value="96.2335" calcext:value-type="float">
            <text:p>96.2335</text:p>
          </table:table-cell>
          <table:table-cell office:value-type="float" office:value="460" calcext:value-type="float">
            <text:p>460</text:p>
          </table:table-cell>
          <table:table-cell office:value-type="float" office:value="3.91898408615978" calcext:value-type="float">
            <text:p>3.91898408615978</text:p>
          </table:table-cell>
          <table:table-cell office:value-type="float" office:value="3.711" calcext:value-type="float">
            <text:p>3.71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0.744" calcext:value-type="float">
            <text:p>30.744</text:p>
          </table:table-cell>
          <table:table-cell office:value-type="float" office:value="3.91898408615978" calcext:value-type="float">
            <text:p>3.91898408615978</text:p>
          </table:table-cell>
          <table:table-cell office:value-type="float" office:value="3.711" calcext:value-type="float">
            <text:p>3.711</text:p>
          </table:table-cell>
        </table:table-row>
        <table:table-row table:style-name="ro1">
          <table:table-cell office:value-type="string" calcext:value-type="string">
            <text:p>Mon Jul <text:s/>6 01:32:52 2020</text:p>
          </table:table-cell>
          <table:table-cell office:value-type="float" office:value="6.22" calcext:value-type="float">
            <text:p>6.22</text:p>
          </table:table-cell>
          <table:table-cell office:value-type="float" office:value="30.752" calcext:value-type="float">
            <text:p>30.752</text:p>
          </table:table-cell>
          <table:table-cell office:value-type="float" office:value="40.066" calcext:value-type="float">
            <text:p>40.066</text:p>
          </table:table-cell>
          <table:table-cell office:value-type="float" office:value="405.76" calcext:value-type="float">
            <text:p>405.76</text:p>
          </table:table-cell>
          <table:table-cell office:value-type="float" office:value="96.235683593" calcext:value-type="float">
            <text:p>96.235683593</text:p>
          </table:table-cell>
          <table:table-cell office:value-type="float" office:value="456" calcext:value-type="float">
            <text:p>456</text:p>
          </table:table-cell>
          <table:table-cell office:value-type="float" office:value="3.88553054662379" calcext:value-type="float">
            <text:p>3.88553054662379</text:p>
          </table:table-cell>
          <table:table-cell office:value-type="float" office:value="3.5" calcext:value-type="float">
            <text:p>3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0.752" calcext:value-type="float">
            <text:p>30.752</text:p>
          </table:table-cell>
          <table:table-cell office:value-type="float" office:value="3.88553054662379" calcext:value-type="float">
            <text:p>3.88553054662379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string" calcext:value-type="string">
            <text:p>Mon Jul <text:s/>6 01:32:59 2020</text:p>
          </table:table-cell>
          <table:table-cell office:value-type="float" office:value="6.218" calcext:value-type="float">
            <text:p>6.218</text:p>
          </table:table-cell>
          <table:table-cell office:value-type="float" office:value="30.764" calcext:value-type="float">
            <text:p>30.764</text:p>
          </table:table-cell>
          <table:table-cell office:value-type="float" office:value="39.793" calcext:value-type="float">
            <text:p>39.793</text:p>
          </table:table-cell>
          <table:table-cell office:value-type="float" office:value="405.12" calcext:value-type="float">
            <text:p>405.12</text:p>
          </table:table-cell>
          <table:table-cell office:value-type="float" office:value="96.233421875" calcext:value-type="float">
            <text:p>96.233421875</text:p>
          </table:table-cell>
          <table:table-cell office:value-type="float" office:value="367" calcext:value-type="float">
            <text:p>367</text:p>
          </table:table-cell>
          <table:table-cell office:value-type="float" office:value="3.12817626246381" calcext:value-type="float">
            <text:p>3.12817626246381</text:p>
          </table:table-cell>
          <table:table-cell office:value-type="float" office:value="2.94" calcext:value-type="float">
            <text:p>2.9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0.764" calcext:value-type="float">
            <text:p>30.764</text:p>
          </table:table-cell>
          <table:table-cell office:value-type="float" office:value="3.12817626246381" calcext:value-type="float">
            <text:p>3.12817626246381</text:p>
          </table:table-cell>
          <table:table-cell office:value-type="float" office:value="2.94" calcext:value-type="float">
            <text:p>2.94</text:p>
          </table:table-cell>
        </table:table-row>
        <table:table-row table:style-name="ro1">
          <table:table-cell office:value-type="string" calcext:value-type="string">
            <text:p>Mon Jul <text:s/>6 01:33:06 2020</text:p>
          </table:table-cell>
          <table:table-cell office:value-type="float" office:value="6.22" calcext:value-type="float">
            <text:p>6.22</text:p>
          </table:table-cell>
          <table:table-cell office:value-type="float" office:value="30.777" calcext:value-type="float">
            <text:p>30.777</text:p>
          </table:table-cell>
          <table:table-cell office:value-type="float" office:value="39.898" calcext:value-type="float">
            <text:p>39.898</text:p>
          </table:table-cell>
          <table:table-cell office:value-type="float" office:value="407.68" calcext:value-type="float">
            <text:p>407.68</text:p>
          </table:table-cell>
          <table:table-cell office:value-type="float" office:value="96.234734375" calcext:value-type="float">
            <text:p>96.234734375</text:p>
          </table:table-cell>
          <table:table-cell office:value-type="float" office:value="373" calcext:value-type="float">
            <text:p>373</text:p>
          </table:table-cell>
          <table:table-cell office:value-type="float" office:value="3.17829581993569" calcext:value-type="float">
            <text:p>3.17829581993569</text:p>
          </table:table-cell>
          <table:table-cell office:value-type="float" office:value="3.201" calcext:value-type="float">
            <text:p>3.20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0.777" calcext:value-type="float">
            <text:p>30.777</text:p>
          </table:table-cell>
          <table:table-cell office:value-type="float" office:value="3.17829581993569" calcext:value-type="float">
            <text:p>3.17829581993569</text:p>
          </table:table-cell>
          <table:table-cell office:value-type="float" office:value="3.201" calcext:value-type="float">
            <text:p>3.201</text:p>
          </table:table-cell>
        </table:table-row>
        <table:table-row table:style-name="ro1">
          <table:table-cell office:value-type="string" calcext:value-type="string">
            <text:p>Mon Jul <text:s/>6 01:33:13 2020</text:p>
          </table:table-cell>
          <table:table-cell office:value-type="float" office:value="6.221" calcext:value-type="float">
            <text:p>6.221</text:p>
          </table:table-cell>
          <table:table-cell office:value-type="float" office:value="30.764" calcext:value-type="float">
            <text:p>30.764</text:p>
          </table:table-cell>
          <table:table-cell office:value-type="float" office:value="39.903" calcext:value-type="float">
            <text:p>39.903</text:p>
          </table:table-cell>
          <table:table-cell office:value-type="float" office:value="407.04" calcext:value-type="float">
            <text:p>407.04</text:p>
          </table:table-cell>
          <table:table-cell office:value-type="float" office:value="96.23565625" calcext:value-type="float">
            <text:p>96.23565625</text:p>
          </table:table-cell>
          <table:table-cell office:value-type="float" office:value="369" calcext:value-type="float">
            <text:p>369</text:p>
          </table:table-cell>
          <table:table-cell office:value-type="float" office:value="3.14370679954991" calcext:value-type="float">
            <text:p>3.14370679954991</text:p>
          </table:table-cell>
          <table:table-cell office:value-type="float" office:value="3.078" calcext:value-type="float">
            <text:p>3.07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0.764" calcext:value-type="float">
            <text:p>30.764</text:p>
          </table:table-cell>
          <table:table-cell office:value-type="float" office:value="3.14370679954991" calcext:value-type="float">
            <text:p>3.14370679954991</text:p>
          </table:table-cell>
          <table:table-cell office:value-type="float" office:value="3.078" calcext:value-type="float">
            <text:p>3.078</text:p>
          </table:table-cell>
        </table:table-row>
        <table:table-row table:style-name="ro1">
          <table:table-cell office:value-type="string" calcext:value-type="string">
            <text:p>Mon Jul <text:s/>6 01:33:20 2020</text:p>
          </table:table-cell>
          <table:table-cell office:value-type="float" office:value="6.219" calcext:value-type="float">
            <text:p>6.219</text:p>
          </table:table-cell>
          <table:table-cell office:value-type="float" office:value="30.787" calcext:value-type="float">
            <text:p>30.787</text:p>
          </table:table-cell>
          <table:table-cell office:value-type="float" office:value="39.672" calcext:value-type="float">
            <text:p>39.672</text:p>
          </table:table-cell>
          <table:table-cell office:value-type="float" office:value="408.96" calcext:value-type="float">
            <text:p>408.96</text:p>
          </table:table-cell>
          <table:table-cell office:value-type="float" office:value="96.236765625" calcext:value-type="float">
            <text:p>96.236765625</text:p>
          </table:table-cell>
          <table:table-cell office:value-type="float" office:value="353" calcext:value-type="float">
            <text:p>353</text:p>
          </table:table-cell>
          <table:table-cell office:value-type="float" office:value="3.00836147290561" calcext:value-type="float">
            <text:p>3.00836147290561</text:p>
          </table:table-cell>
          <table:table-cell office:value-type="float" office:value="3.075" calcext:value-type="float">
            <text:p>3.0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0.787" calcext:value-type="float">
            <text:p>30.787</text:p>
          </table:table-cell>
          <table:table-cell office:value-type="float" office:value="3.00836147290561" calcext:value-type="float">
            <text:p>3.00836147290561</text:p>
          </table:table-cell>
          <table:table-cell office:value-type="float" office:value="3.075" calcext:value-type="float">
            <text:p>3.075</text:p>
          </table:table-cell>
        </table:table-row>
        <table:table-row table:style-name="ro1">
          <table:table-cell office:value-type="string" calcext:value-type="string">
            <text:p>Mon Jul <text:s/>6 01:33:27 2020</text:p>
          </table:table-cell>
          <table:table-cell office:value-type="float" office:value="6.222" calcext:value-type="float">
            <text:p>6.222</text:p>
          </table:table-cell>
          <table:table-cell office:value-type="float" office:value="30.79" calcext:value-type="float">
            <text:p>30.79</text:p>
          </table:table-cell>
          <table:table-cell office:value-type="float" office:value="39.945" calcext:value-type="float">
            <text:p>39.945</text:p>
          </table:table-cell>
          <table:table-cell office:value-type="float" office:value="198.88" calcext:value-type="float">
            <text:p>198.88</text:p>
          </table:table-cell>
          <table:table-cell office:value-type="float" office:value="96.238105468" calcext:value-type="float">
            <text:p>96.238105468</text:p>
          </table:table-cell>
          <table:table-cell office:value-type="float" office:value="349" calcext:value-type="float">
            <text:p>349</text:p>
          </table:table-cell>
          <table:table-cell office:value-type="float" office:value="2.97283831565413" calcext:value-type="float">
            <text:p>2.97283831565413</text:p>
          </table:table-cell>
          <table:table-cell office:value-type="float" office:value="3.003" calcext:value-type="float">
            <text:p>3.00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0.79" calcext:value-type="float">
            <text:p>30.79</text:p>
          </table:table-cell>
          <table:table-cell office:value-type="float" office:value="2.97283831565413" calcext:value-type="float">
            <text:p>2.97283831565413</text:p>
          </table:table-cell>
          <table:table-cell office:value-type="float" office:value="3.003" calcext:value-type="float">
            <text:p>3.003</text:p>
          </table:table-cell>
        </table:table-row>
        <table:table-row table:style-name="ro1">
          <table:table-cell office:value-type="string" calcext:value-type="string">
            <text:p>Mon Jul <text:s/>6 01:33:34 2020</text:p>
          </table:table-cell>
          <table:table-cell office:value-type="float" office:value="6.217" calcext:value-type="float">
            <text:p>6.217</text:p>
          </table:table-cell>
          <table:table-cell office:value-type="float" office:value="30.782" calcext:value-type="float">
            <text:p>30.782</text:p>
          </table:table-cell>
          <table:table-cell office:value-type="float" office:value="39.581" calcext:value-type="float">
            <text:p>39.581</text:p>
          </table:table-cell>
          <table:table-cell office:value-type="float" office:value="393.28" calcext:value-type="float">
            <text:p>393.28</text:p>
          </table:table-cell>
          <table:table-cell office:value-type="float" office:value="96.236710937" calcext:value-type="float">
            <text:p>96.236710937</text:p>
          </table:table-cell>
          <table:table-cell office:value-type="float" office:value="354" calcext:value-type="float">
            <text:p>354</text:p>
          </table:table-cell>
          <table:table-cell office:value-type="float" office:value="3.0178542705485" calcext:value-type="float">
            <text:p>3.0178542705485</text:p>
          </table:table-cell>
          <table:table-cell office:value-type="float" office:value="2.996" calcext:value-type="float">
            <text:p>2.99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0.782" calcext:value-type="float">
            <text:p>30.782</text:p>
          </table:table-cell>
          <table:table-cell office:value-type="float" office:value="3.0178542705485" calcext:value-type="float">
            <text:p>3.0178542705485</text:p>
          </table:table-cell>
          <table:table-cell office:value-type="float" office:value="2.996" calcext:value-type="float">
            <text:p>2.996</text:p>
          </table:table-cell>
        </table:table-row>
        <table:table-row table:style-name="ro1">
          <table:table-cell office:value-type="string" calcext:value-type="string">
            <text:p>Mon Jul <text:s/>6 01:33:41 2020</text:p>
          </table:table-cell>
          <table:table-cell office:value-type="float" office:value="6.219" calcext:value-type="float">
            <text:p>6.219</text:p>
          </table:table-cell>
          <table:table-cell office:value-type="float" office:value="30.785" calcext:value-type="float">
            <text:p>30.785</text:p>
          </table:table-cell>
          <table:table-cell office:value-type="float" office:value="40.373" calcext:value-type="float">
            <text:p>40.373</text:p>
          </table:table-cell>
          <table:table-cell office:value-type="float" office:value="403.2" calcext:value-type="float">
            <text:p>403.2</text:p>
          </table:table-cell>
          <table:table-cell office:value-type="float" office:value="96.235789062" calcext:value-type="float">
            <text:p>96.235789062</text:p>
          </table:table-cell>
          <table:table-cell office:value-type="float" office:value="360" calcext:value-type="float">
            <text:p>360</text:p>
          </table:table-cell>
          <table:table-cell office:value-type="float" office:value="3.06801736613603" calcext:value-type="float">
            <text:p>3.06801736613603</text:p>
          </table:table-cell>
          <table:table-cell office:value-type="float" office:value="3.13" calcext:value-type="float">
            <text:p>3.1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0.785" calcext:value-type="float">
            <text:p>30.785</text:p>
          </table:table-cell>
          <table:table-cell office:value-type="float" office:value="3.06801736613603" calcext:value-type="float">
            <text:p>3.06801736613603</text:p>
          </table:table-cell>
          <table:table-cell office:value-type="float" office:value="3.13" calcext:value-type="float">
            <text:p>3.13</text:p>
          </table:table-cell>
        </table:table-row>
        <table:table-row table:style-name="ro1">
          <table:table-cell office:value-type="string" calcext:value-type="string">
            <text:p>Mon Jul <text:s/>6 01:33:48 2020</text:p>
          </table:table-cell>
          <table:table-cell office:value-type="float" office:value="6.22" calcext:value-type="float">
            <text:p>6.22</text:p>
          </table:table-cell>
          <table:table-cell office:value-type="float" office:value="30.782" calcext:value-type="float">
            <text:p>30.782</text:p>
          </table:table-cell>
          <table:table-cell office:value-type="float" office:value="39.068" calcext:value-type="float">
            <text:p>39.068</text:p>
          </table:table-cell>
          <table:table-cell office:value-type="float" office:value="149.12" calcext:value-type="float">
            <text:p>149.12</text:p>
          </table:table-cell>
          <table:table-cell office:value-type="float" office:value="96.236226562" calcext:value-type="float">
            <text:p>96.236226562</text:p>
          </table:table-cell>
          <table:table-cell office:value-type="float" office:value="372" calcext:value-type="float">
            <text:p>372</text:p>
          </table:table-cell>
          <table:table-cell office:value-type="float" office:value="3.16977491961415" calcext:value-type="float">
            <text:p>3.16977491961415</text:p>
          </table:table-cell>
          <table:table-cell office:value-type="float" office:value="3.116" calcext:value-type="float">
            <text:p>3.11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0.782" calcext:value-type="float">
            <text:p>30.782</text:p>
          </table:table-cell>
          <table:table-cell office:value-type="float" office:value="3.16977491961415" calcext:value-type="float">
            <text:p>3.16977491961415</text:p>
          </table:table-cell>
          <table:table-cell office:value-type="float" office:value="3.116" calcext:value-type="float">
            <text:p>3.116</text:p>
          </table:table-cell>
        </table:table-row>
        <table:table-row table:style-name="ro1">
          <table:table-cell office:value-type="string" calcext:value-type="string">
            <text:p>Mon Jul <text:s/>6 01:33:55 2020</text:p>
          </table:table-cell>
          <table:table-cell office:value-type="float" office:value="6.222" calcext:value-type="float">
            <text:p>6.222</text:p>
          </table:table-cell>
          <table:table-cell office:value-type="float" office:value="30.77" calcext:value-type="float">
            <text:p>30.77</text:p>
          </table:table-cell>
          <table:table-cell office:value-type="float" office:value="40.193" calcext:value-type="float">
            <text:p>40.193</text:p>
          </table:table-cell>
          <table:table-cell office:value-type="float" office:value="144.16" calcext:value-type="float">
            <text:p>144.16</text:p>
          </table:table-cell>
          <table:table-cell office:value-type="float" office:value="96.237332031" calcext:value-type="float">
            <text:p>96.237332031</text:p>
          </table:table-cell>
          <table:table-cell office:value-type="float" office:value="368" calcext:value-type="float">
            <text:p>368</text:p>
          </table:table-cell>
          <table:table-cell office:value-type="float" office:value="3.13468338154934" calcext:value-type="float">
            <text:p>3.13468338154934</text:p>
          </table:table-cell>
          <table:table-cell office:value-type="float" office:value="3.014" calcext:value-type="float">
            <text:p>3.01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0.77" calcext:value-type="float">
            <text:p>30.77</text:p>
          </table:table-cell>
          <table:table-cell office:value-type="float" office:value="3.13468338154934" calcext:value-type="float">
            <text:p>3.13468338154934</text:p>
          </table:table-cell>
          <table:table-cell office:value-type="float" office:value="3.014" calcext:value-type="float">
            <text:p>3.014</text:p>
          </table:table-cell>
        </table:table-row>
        <table:table-row table:style-name="ro1">
          <table:table-cell office:value-type="string" calcext:value-type="string">
            <text:p>Mon Jul <text:s/>6 01:34:03 2020</text:p>
          </table:table-cell>
          <table:table-cell office:value-type="float" office:value="6.221" calcext:value-type="float">
            <text:p>6.221</text:p>
          </table:table-cell>
          <table:table-cell office:value-type="float" office:value="30.757" calcext:value-type="float">
            <text:p>30.757</text:p>
          </table:table-cell>
          <table:table-cell office:value-type="float" office:value="39.724" calcext:value-type="float">
            <text:p>39.724</text:p>
          </table:table-cell>
          <table:table-cell office:value-type="float" office:value="134.48" calcext:value-type="float">
            <text:p>134.48</text:p>
          </table:table-cell>
          <table:table-cell office:value-type="float" office:value="96.232246093" calcext:value-type="float">
            <text:p>96.232246093</text:p>
          </table:table-cell>
          <table:table-cell office:value-type="float" office:value="382" calcext:value-type="float">
            <text:p>382</text:p>
          </table:table-cell>
          <table:table-cell office:value-type="float" office:value="3.25446069763704" calcext:value-type="float">
            <text:p>3.25446069763704</text:p>
          </table:table-cell>
          <table:table-cell office:value-type="float" office:value="3.049" calcext:value-type="float">
            <text:p>3.04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0.757" calcext:value-type="float">
            <text:p>30.757</text:p>
          </table:table-cell>
          <table:table-cell office:value-type="float" office:value="3.25446069763704" calcext:value-type="float">
            <text:p>3.25446069763704</text:p>
          </table:table-cell>
          <table:table-cell office:value-type="float" office:value="3.049" calcext:value-type="float">
            <text:p>3.049</text:p>
          </table:table-cell>
        </table:table-row>
        <table:table-row table:style-name="ro1">
          <table:table-cell office:value-type="string" calcext:value-type="string">
            <text:p>Mon Jul <text:s/>6 01:34:10 2020</text:p>
          </table:table-cell>
          <table:table-cell office:value-type="float" office:value="6.221" calcext:value-type="float">
            <text:p>6.221</text:p>
          </table:table-cell>
          <table:table-cell office:value-type="float" office:value="30.729" calcext:value-type="float">
            <text:p>30.729</text:p>
          </table:table-cell>
          <table:table-cell office:value-type="float" office:value="40.55" calcext:value-type="float">
            <text:p>40.55</text:p>
          </table:table-cell>
          <table:table-cell office:value-type="float" office:value="136.16" calcext:value-type="float">
            <text:p>136.16</text:p>
          </table:table-cell>
          <table:table-cell office:value-type="float" office:value="96.237175781" calcext:value-type="float">
            <text:p>96.237175781</text:p>
          </table:table-cell>
          <table:table-cell office:value-type="float" office:value="379" calcext:value-type="float">
            <text:p>379</text:p>
          </table:table-cell>
          <table:table-cell office:value-type="float" office:value="3.22890210577078" calcext:value-type="float">
            <text:p>3.22890210577078</text:p>
          </table:table-cell>
          <table:table-cell office:value-type="float" office:value="3.128" calcext:value-type="float">
            <text:p>3.12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0.729" calcext:value-type="float">
            <text:p>30.729</text:p>
          </table:table-cell>
          <table:table-cell office:value-type="float" office:value="3.22890210577078" calcext:value-type="float">
            <text:p>3.22890210577078</text:p>
          </table:table-cell>
          <table:table-cell office:value-type="float" office:value="3.128" calcext:value-type="float">
            <text:p>3.128</text:p>
          </table:table-cell>
        </table:table-row>
        <table:table-row table:style-name="ro1">
          <table:table-cell office:value-type="string" calcext:value-type="string">
            <text:p>Mon Jul <text:s/>6 01:34:17 2020</text:p>
          </table:table-cell>
          <table:table-cell office:value-type="float" office:value="6.22" calcext:value-type="float">
            <text:p>6.22</text:p>
          </table:table-cell>
          <table:table-cell office:value-type="float" office:value="30.737" calcext:value-type="float">
            <text:p>30.737</text:p>
          </table:table-cell>
          <table:table-cell office:value-type="float" office:value="39.578" calcext:value-type="float">
            <text:p>39.578</text:p>
          </table:table-cell>
          <table:table-cell office:value-type="float" office:value="340.16" calcext:value-type="float">
            <text:p>340.16</text:p>
          </table:table-cell>
          <table:table-cell office:value-type="float" office:value="96.23615625" calcext:value-type="float">
            <text:p>96.23615625</text:p>
          </table:table-cell>
          <table:table-cell office:value-type="float" office:value="379" calcext:value-type="float">
            <text:p>379</text:p>
          </table:table-cell>
          <table:table-cell office:value-type="float" office:value="3.22942122186495" calcext:value-type="float">
            <text:p>3.22942122186495</text:p>
          </table:table-cell>
          <table:table-cell office:value-type="float" office:value="3.17" calcext:value-type="float">
            <text:p>3.1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0.737" calcext:value-type="float">
            <text:p>30.737</text:p>
          </table:table-cell>
          <table:table-cell office:value-type="float" office:value="3.22942122186495" calcext:value-type="float">
            <text:p>3.22942122186495</text:p>
          </table:table-cell>
          <table:table-cell office:value-type="float" office:value="3.17" calcext:value-type="float">
            <text:p>3.17</text:p>
          </table:table-cell>
        </table:table-row>
        <table:table-row table:style-name="ro1">
          <table:table-cell office:value-type="string" calcext:value-type="string">
            <text:p>Mon Jul <text:s/>6 01:34:24 2020</text:p>
          </table:table-cell>
          <table:table-cell office:value-type="float" office:value="6.221" calcext:value-type="float">
            <text:p>6.221</text:p>
          </table:table-cell>
          <table:table-cell office:value-type="float" office:value="30.679" calcext:value-type="float">
            <text:p>30.679</text:p>
          </table:table-cell>
          <table:table-cell office:value-type="float" office:value="40.187" calcext:value-type="float">
            <text:p>40.187</text:p>
          </table:table-cell>
          <table:table-cell office:value-type="float" office:value="405.76" calcext:value-type="float">
            <text:p>405.76</text:p>
          </table:table-cell>
          <table:table-cell office:value-type="float" office:value="96.237855468" calcext:value-type="float">
            <text:p>96.237855468</text:p>
          </table:table-cell>
          <table:table-cell office:value-type="float" office:value="452" calcext:value-type="float">
            <text:p>452</text:p>
          </table:table-cell>
          <table:table-cell office:value-type="float" office:value="3.85082784118309" calcext:value-type="float">
            <text:p>3.85082784118309</text:p>
          </table:table-cell>
          <table:table-cell office:value-type="float" office:value="4.007" calcext:value-type="float">
            <text:p>4.00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0.679" calcext:value-type="float">
            <text:p>30.679</text:p>
          </table:table-cell>
          <table:table-cell office:value-type="float" office:value="3.85082784118309" calcext:value-type="float">
            <text:p>3.85082784118309</text:p>
          </table:table-cell>
          <table:table-cell office:value-type="float" office:value="4.007" calcext:value-type="float">
            <text:p>4.007</text:p>
          </table:table-cell>
        </table:table-row>
        <table:table-row table:style-name="ro1">
          <table:table-cell office:value-type="string" calcext:value-type="string">
            <text:p>Mon Jul <text:s/>6 01:34:31 2020</text:p>
          </table:table-cell>
          <table:table-cell office:value-type="float" office:value="6.22" calcext:value-type="float">
            <text:p>6.22</text:p>
          </table:table-cell>
          <table:table-cell office:value-type="float" office:value="30.666" calcext:value-type="float">
            <text:p>30.666</text:p>
          </table:table-cell>
          <table:table-cell office:value-type="float" office:value="39.758" calcext:value-type="float">
            <text:p>39.758</text:p>
          </table:table-cell>
          <table:table-cell office:value-type="float" office:value="405.12" calcext:value-type="float">
            <text:p>405.12</text:p>
          </table:table-cell>
          <table:table-cell office:value-type="float" office:value="96.235078125" calcext:value-type="float">
            <text:p>96.235078125</text:p>
          </table:table-cell>
          <table:table-cell office:value-type="float" office:value="477" calcext:value-type="float">
            <text:p>477</text:p>
          </table:table-cell>
          <table:table-cell office:value-type="float" office:value="4.06446945337621" calcext:value-type="float">
            <text:p>4.06446945337621</text:p>
          </table:table-cell>
          <table:table-cell office:value-type="float" office:value="3.962" calcext:value-type="float">
            <text:p>3.96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0.666" calcext:value-type="float">
            <text:p>30.666</text:p>
          </table:table-cell>
          <table:table-cell office:value-type="float" office:value="4.06446945337621" calcext:value-type="float">
            <text:p>4.06446945337621</text:p>
          </table:table-cell>
          <table:table-cell office:value-type="float" office:value="3.962" calcext:value-type="float">
            <text:p>3.962</text:p>
          </table:table-cell>
        </table:table-row>
        <table:table-row table:style-name="ro1">
          <table:table-cell office:value-type="string" calcext:value-type="string">
            <text:p>Mon Jul <text:s/>6 01:34:38 2020</text:p>
          </table:table-cell>
          <table:table-cell office:value-type="float" office:value="6.22" calcext:value-type="float">
            <text:p>6.22</text:p>
          </table:table-cell>
          <table:table-cell office:value-type="float" office:value="30.659" calcext:value-type="float">
            <text:p>30.659</text:p>
          </table:table-cell>
          <table:table-cell office:value-type="float" office:value="40.516" calcext:value-type="float">
            <text:p>40.516</text:p>
          </table:table-cell>
          <table:table-cell office:value-type="float" office:value="407.36" calcext:value-type="float">
            <text:p>407.36</text:p>
          </table:table-cell>
          <table:table-cell office:value-type="float" office:value="96.234359375" calcext:value-type="float">
            <text:p>96.234359375</text:p>
          </table:table-cell>
          <table:table-cell office:value-type="float" office:value="493" calcext:value-type="float">
            <text:p>493</text:p>
          </table:table-cell>
          <table:table-cell office:value-type="float" office:value="4.2008038585209" calcext:value-type="float">
            <text:p>4.2008038585209</text:p>
          </table:table-cell>
          <table:table-cell office:value-type="float" office:value="4.081" calcext:value-type="float">
            <text:p>4.08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0.659" calcext:value-type="float">
            <text:p>30.659</text:p>
          </table:table-cell>
          <table:table-cell office:value-type="float" office:value="4.2008038585209" calcext:value-type="float">
            <text:p>4.2008038585209</text:p>
          </table:table-cell>
          <table:table-cell office:value-type="float" office:value="4.081" calcext:value-type="float">
            <text:p>4.081</text:p>
          </table:table-cell>
        </table:table-row>
        <table:table-row table:style-name="ro1">
          <table:table-cell office:value-type="string" calcext:value-type="string">
            <text:p>Mon Jul <text:s/>6 01:34:45 2020</text:p>
          </table:table-cell>
          <table:table-cell office:value-type="float" office:value="6.218" calcext:value-type="float">
            <text:p>6.218</text:p>
          </table:table-cell>
          <table:table-cell office:value-type="float" office:value="30.596" calcext:value-type="float">
            <text:p>30.596</text:p>
          </table:table-cell>
          <table:table-cell office:value-type="float" office:value="40.802" calcext:value-type="float">
            <text:p>40.802</text:p>
          </table:table-cell>
          <table:table-cell office:value-type="float" office:value="404.8" calcext:value-type="float">
            <text:p>404.8</text:p>
          </table:table-cell>
          <table:table-cell office:value-type="float" office:value="96.235625" calcext:value-type="float">
            <text:p>96.235625</text:p>
          </table:table-cell>
          <table:table-cell office:value-type="float" office:value="496" calcext:value-type="float">
            <text:p>496</text:p>
          </table:table-cell>
          <table:table-cell office:value-type="float" office:value="4.22772595689932" calcext:value-type="float">
            <text:p>4.22772595689932</text:p>
          </table:table-cell>
          <table:table-cell office:value-type="float" office:value="4.196" calcext:value-type="float">
            <text:p>4.19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0.596" calcext:value-type="float">
            <text:p>30.596</text:p>
          </table:table-cell>
          <table:table-cell office:value-type="float" office:value="4.22772595689932" calcext:value-type="float">
            <text:p>4.22772595689932</text:p>
          </table:table-cell>
          <table:table-cell office:value-type="float" office:value="4.196" calcext:value-type="float">
            <text:p>4.196</text:p>
          </table:table-cell>
        </table:table-row>
        <table:table-row table:style-name="ro1">
          <table:table-cell office:value-type="string" calcext:value-type="string">
            <text:p>Mon Jul <text:s/>6 01:34:52 2020</text:p>
          </table:table-cell>
          <table:table-cell office:value-type="float" office:value="6.221" calcext:value-type="float">
            <text:p>6.221</text:p>
          </table:table-cell>
          <table:table-cell office:value-type="float" office:value="30.598" calcext:value-type="float">
            <text:p>30.598</text:p>
          </table:table-cell>
          <table:table-cell office:value-type="float" office:value="40.577" calcext:value-type="float">
            <text:p>40.577</text:p>
          </table:table-cell>
          <table:table-cell office:value-type="float" office:value="414.72" calcext:value-type="float">
            <text:p>414.72</text:p>
          </table:table-cell>
          <table:table-cell office:value-type="float" office:value="96.236976562" calcext:value-type="float">
            <text:p>96.236976562</text:p>
          </table:table-cell>
          <table:table-cell office:value-type="float" office:value="506" calcext:value-type="float">
            <text:p>506</text:p>
          </table:table-cell>
          <table:table-cell office:value-type="float" office:value="4.31088249477576" calcext:value-type="float">
            <text:p>4.31088249477576</text:p>
          </table:table-cell>
          <table:table-cell office:value-type="float" office:value="4.209" calcext:value-type="float">
            <text:p>4.20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0.598" calcext:value-type="float">
            <text:p>30.598</text:p>
          </table:table-cell>
          <table:table-cell office:value-type="float" office:value="4.31088249477576" calcext:value-type="float">
            <text:p>4.31088249477576</text:p>
          </table:table-cell>
          <table:table-cell office:value-type="float" office:value="4.209" calcext:value-type="float">
            <text:p>4.209</text:p>
          </table:table-cell>
        </table:table-row>
        <table:table-row table:style-name="ro1">
          <table:table-cell office:value-type="string" calcext:value-type="string">
            <text:p>Mon Jul <text:s/>6 01:34:59 2020</text:p>
          </table:table-cell>
          <table:table-cell office:value-type="float" office:value="6.216" calcext:value-type="float">
            <text:p>6.216</text:p>
          </table:table-cell>
          <table:table-cell office:value-type="float" office:value="30.5" calcext:value-type="float">
            <text:p>30.5</text:p>
          </table:table-cell>
          <table:table-cell office:value-type="float" office:value="40.069" calcext:value-type="float">
            <text:p>40.069</text:p>
          </table:table-cell>
          <table:table-cell office:value-type="float" office:value="282.56" calcext:value-type="float">
            <text:p>282.56</text:p>
          </table:table-cell>
          <table:table-cell office:value-type="float" office:value="96.238449218" calcext:value-type="float">
            <text:p>96.238449218</text:p>
          </table:table-cell>
          <table:table-cell office:value-type="float" office:value="54" calcext:value-type="float">
            <text:p>54</text:p>
          </table:table-cell>
          <table:table-cell office:value-type="float" office:value="0.46042471042471" calcext:value-type="float">
            <text:p>0.46042471042471</text:p>
          </table:table-cell>
          <table:table-cell office:value-type="float" office:value="0.225" calcext:value-type="float">
            <text:p>0.2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0.5" calcext:value-type="float">
            <text:p>30.5</text:p>
          </table:table-cell>
          <table:table-cell office:value-type="float" office:value="0.46042471042471" calcext:value-type="float">
            <text:p>0.46042471042471</text:p>
          </table:table-cell>
          <table:table-cell office:value-type="float" office:value="0.225" calcext:value-type="float">
            <text:p>0.225</text:p>
          </table:table-cell>
        </table:table-row>
        <table:table-row table:style-name="ro1">
          <table:table-cell office:value-type="string" calcext:value-type="string">
            <text:p>Mon Jul <text:s/>6 01:35:06 2020</text:p>
          </table:table-cell>
          <table:table-cell office:value-type="float" office:value="6.215" calcext:value-type="float">
            <text:p>6.215</text:p>
          </table:table-cell>
          <table:table-cell office:value-type="float" office:value="30.608" calcext:value-type="float">
            <text:p>30.608</text:p>
          </table:table-cell>
          <table:table-cell office:value-type="float" office:value="42.127" calcext:value-type="float">
            <text:p>42.127</text:p>
          </table:table-cell>
          <table:table-cell office:value-type="float" office:value="51.12" calcext:value-type="float">
            <text:p>51.12</text:p>
          </table:table-cell>
          <table:table-cell office:value-type="float" office:value="96.236046875" calcext:value-type="float">
            <text:p>96.2360468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76" calcext:value-type="float">
            <text:p>0.37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0.608" calcext:value-type="float">
            <text:p>30.608</text:p>
          </table:table-cell>
          <table:table-cell office:value-type="float" office:value="0" calcext:value-type="float">
            <text:p>0</text:p>
          </table:table-cell>
          <table:table-cell office:value-type="float" office:value="0.376" calcext:value-type="float">
            <text:p>0.376</text:p>
          </table:table-cell>
        </table:table-row>
        <table:table-row table:style-name="ro1">
          <table:table-cell office:value-type="string" calcext:value-type="string">
            <text:p>Mon Jul <text:s/>6 01:35:13 2020</text:p>
          </table:table-cell>
          <table:table-cell office:value-type="float" office:value="6.215" calcext:value-type="float">
            <text:p>6.215</text:p>
          </table:table-cell>
          <table:table-cell office:value-type="float" office:value="30.611" calcext:value-type="float">
            <text:p>30.611</text:p>
          </table:table-cell>
          <table:table-cell office:value-type="float" office:value="40.988" calcext:value-type="float">
            <text:p>40.988</text:p>
          </table:table-cell>
          <table:table-cell office:value-type="float" office:value="101.04" calcext:value-type="float">
            <text:p>101.04</text:p>
          </table:table-cell>
          <table:table-cell office:value-type="float" office:value="96.236945312" calcext:value-type="float">
            <text:p>96.236945312</text:p>
          </table:table-cell>
          <table:table-cell office:value-type="float" office:value="3" calcext:value-type="float">
            <text:p>3</text:p>
          </table:table-cell>
          <table:table-cell office:value-type="float" office:value="0.0255832662912309" calcext:value-type="float">
            <text:p>0.025583266291231</text:p>
          </table:table-cell>
          <table:table-cell office:value-type="float" office:value="0.116" calcext:value-type="float">
            <text:p>0.11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0.611" calcext:value-type="float">
            <text:p>30.611</text:p>
          </table:table-cell>
          <table:table-cell office:value-type="float" office:value="0.0255832662912309" calcext:value-type="float">
            <text:p>0.025583266291231</text:p>
          </table:table-cell>
          <table:table-cell office:value-type="float" office:value="0.116" calcext:value-type="float">
            <text:p>0.116</text:p>
          </table:table-cell>
        </table:table-row>
        <table:table-row table:style-name="ro1">
          <table:table-cell office:value-type="string" calcext:value-type="string">
            <text:p>Mon Jul <text:s/>6 01:35:20 2020</text:p>
          </table:table-cell>
          <table:table-cell office:value-type="float" office:value="6.216" calcext:value-type="float">
            <text:p>6.216</text:p>
          </table:table-cell>
          <table:table-cell office:value-type="float" office:value="30.775" calcext:value-type="float">
            <text:p>30.775</text:p>
          </table:table-cell>
          <table:table-cell office:value-type="float" office:value="39.158" calcext:value-type="float">
            <text:p>39.158</text:p>
          </table:table-cell>
          <table:table-cell office:value-type="float" office:value="17.28" calcext:value-type="float">
            <text:p>17.28</text:p>
          </table:table-cell>
          <table:table-cell office:value-type="float" office:value="96.239726562" calcext:value-type="float">
            <text:p>96.239726562</text:p>
          </table:table-cell>
          <table:table-cell office:value-type="float" office:value="5" calcext:value-type="float">
            <text:p>5</text:p>
          </table:table-cell>
          <table:table-cell office:value-type="float" office:value="0.0426319176319176" calcext:value-type="float">
            <text:p>0.042631917631918</text:p>
          </table:table-cell>
          <table:table-cell office:value-type="float" office:value="0.141" calcext:value-type="float">
            <text:p>0.14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0.775" calcext:value-type="float">
            <text:p>30.775</text:p>
          </table:table-cell>
          <table:table-cell office:value-type="float" office:value="0.0426319176319176" calcext:value-type="float">
            <text:p>0.042631917631918</text:p>
          </table:table-cell>
          <table:table-cell office:value-type="float" office:value="0.141" calcext:value-type="float">
            <text:p>0.141</text:p>
          </table:table-cell>
        </table:table-row>
        <table:table-row table:style-name="ro1">
          <table:table-cell office:value-type="string" calcext:value-type="string">
            <text:p>Mon Jul <text:s/>6 01:35:27 2020</text:p>
          </table:table-cell>
          <table:table-cell office:value-type="float" office:value="6.215" calcext:value-type="float">
            <text:p>6.215</text:p>
          </table:table-cell>
          <table:table-cell office:value-type="float" office:value="31.487" calcext:value-type="float">
            <text:p>31.487</text:p>
          </table:table-cell>
          <table:table-cell office:value-type="float" office:value="38.345" calcext:value-type="float">
            <text:p>38.345</text:p>
          </table:table-cell>
          <table:table-cell office:value-type="float" office:value="47.04" calcext:value-type="float">
            <text:p>47.04</text:p>
          </table:table-cell>
          <table:table-cell office:value-type="float" office:value="96.238871093" calcext:value-type="float">
            <text:p>96.238871093</text:p>
          </table:table-cell>
          <table:table-cell office:value-type="float" office:value="2" calcext:value-type="float">
            <text:p>2</text:p>
          </table:table-cell>
          <table:table-cell office:value-type="float" office:value="0.0170555108608206" calcext:value-type="float">
            <text:p>0.017055510860821</text:p>
          </table:table-cell>
          <table:table-cell office:value-type="float" office:value="0.408" calcext:value-type="float">
            <text:p>0.40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1.487" calcext:value-type="float">
            <text:p>31.487</text:p>
          </table:table-cell>
          <table:table-cell office:value-type="float" office:value="0.0170555108608206" calcext:value-type="float">
            <text:p>0.017055510860821</text:p>
          </table:table-cell>
          <table:table-cell office:value-type="float" office:value="0.408" calcext:value-type="float">
            <text:p>0.408</text:p>
          </table:table-cell>
        </table:table-row>
        <table:table-row table:style-name="ro1">
          <table:table-cell office:value-type="string" calcext:value-type="string">
            <text:p>Mon Jul <text:s/>6 01:35:34 2020</text:p>
          </table:table-cell>
          <table:table-cell office:value-type="float" office:value="6.214" calcext:value-type="float">
            <text:p>6.214</text:p>
          </table:table-cell>
          <table:table-cell office:value-type="float" office:value="31.746" calcext:value-type="float">
            <text:p>31.746</text:p>
          </table:table-cell>
          <table:table-cell office:value-type="float" office:value="37.974" calcext:value-type="float">
            <text:p>37.974</text:p>
          </table:table-cell>
          <table:table-cell office:value-type="float" office:value="51.6" calcext:value-type="float">
            <text:p>51.6</text:p>
          </table:table-cell>
          <table:table-cell office:value-type="float" office:value="96.240933593" calcext:value-type="float">
            <text:p>96.240933593</text:p>
          </table:table-cell>
          <table:table-cell office:value-type="float" office:value="45" calcext:value-type="float">
            <text:p>45</text:p>
          </table:table-cell>
          <table:table-cell office:value-type="float" office:value="0.383810749919536" calcext:value-type="float">
            <text:p>0.383810749919536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1.746" calcext:value-type="float">
            <text:p>31.746</text:p>
          </table:table-cell>
          <table:table-cell office:value-type="float" office:value="0.383810749919536" calcext:value-type="float">
            <text:p>0.383810749919536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Mon Jul <text:s/>6 01:35:41 2020</text:p>
          </table:table-cell>
          <table:table-cell office:value-type="float" office:value="6.215" calcext:value-type="float">
            <text:p>6.215</text:p>
          </table:table-cell>
          <table:table-cell office:value-type="float" office:value="32.046" calcext:value-type="float">
            <text:p>32.046</text:p>
          </table:table-cell>
          <table:table-cell office:value-type="float" office:value="37.582" calcext:value-type="float">
            <text:p>37.582</text:p>
          </table:table-cell>
          <table:table-cell office:value-type="float" office:value="22.16" calcext:value-type="float">
            <text:p>22.16</text:p>
          </table:table-cell>
          <table:table-cell office:value-type="float" office:value="96.240371093" calcext:value-type="float">
            <text:p>96.240371093</text:p>
          </table:table-cell>
          <table:table-cell office:value-type="float" office:value="88" calcext:value-type="float">
            <text:p>88</text:p>
          </table:table-cell>
          <table:table-cell office:value-type="float" office:value="0.750442477876106" calcext:value-type="float">
            <text:p>0.750442477876106</text:p>
          </table:table-cell>
          <table:table-cell office:value-type="float" office:value="0.713" calcext:value-type="float">
            <text:p>0.71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2.046" calcext:value-type="float">
            <text:p>32.046</text:p>
          </table:table-cell>
          <table:table-cell office:value-type="float" office:value="0.750442477876106" calcext:value-type="float">
            <text:p>0.750442477876106</text:p>
          </table:table-cell>
          <table:table-cell office:value-type="float" office:value="0.713" calcext:value-type="float">
            <text:p>0.713</text:p>
          </table:table-cell>
        </table:table-row>
        <table:table-row table:style-name="ro1">
          <table:table-cell office:value-type="string" calcext:value-type="string">
            <text:p>Mon Jul <text:s/>6 01:35:48 2020</text:p>
          </table:table-cell>
          <table:table-cell office:value-type="float" office:value="6.216" calcext:value-type="float">
            <text:p>6.216</text:p>
          </table:table-cell>
          <table:table-cell office:value-type="float" office:value="32.673" calcext:value-type="float">
            <text:p>32.673</text:p>
          </table:table-cell>
          <table:table-cell office:value-type="float" office:value="36.595" calcext:value-type="float">
            <text:p>36.595</text:p>
          </table:table-cell>
          <table:table-cell office:value-type="float" office:value="22.86" calcext:value-type="float">
            <text:p>22.86</text:p>
          </table:table-cell>
          <table:table-cell office:value-type="float" office:value="96.236703125" calcext:value-type="float">
            <text:p>96.236703125</text:p>
          </table:table-cell>
          <table:table-cell office:value-type="float" office:value="116" calcext:value-type="float">
            <text:p>116</text:p>
          </table:table-cell>
          <table:table-cell office:value-type="float" office:value="0.989060489060489" calcext:value-type="float">
            <text:p>0.989060489060489</text:p>
          </table:table-cell>
          <table:table-cell office:value-type="float" office:value="1.309" calcext:value-type="float">
            <text:p>1.30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2.673" calcext:value-type="float">
            <text:p>32.673</text:p>
          </table:table-cell>
          <table:table-cell office:value-type="float" office:value="0.989060489060489" calcext:value-type="float">
            <text:p>0.989060489060489</text:p>
          </table:table-cell>
          <table:table-cell office:value-type="float" office:value="1.309" calcext:value-type="float">
            <text:p>1.309</text:p>
          </table:table-cell>
        </table:table-row>
        <table:table-row table:style-name="ro1">
          <table:table-cell office:value-type="string" calcext:value-type="string">
            <text:p>Mon Jul <text:s/>6 01:35:55 2020</text:p>
          </table:table-cell>
          <table:table-cell office:value-type="float" office:value="6.215" calcext:value-type="float">
            <text:p>6.215</text:p>
          </table:table-cell>
          <table:table-cell office:value-type="float" office:value="33.239" calcext:value-type="float">
            <text:p>33.239</text:p>
          </table:table-cell>
          <table:table-cell office:value-type="float" office:value="35.095" calcext:value-type="float">
            <text:p>35.095</text:p>
          </table:table-cell>
          <table:table-cell office:value-type="float" office:value="16.74" calcext:value-type="float">
            <text:p>16.74</text:p>
          </table:table-cell>
          <table:table-cell office:value-type="float" office:value="96.234050781" calcext:value-type="float">
            <text:p>96.234050781</text:p>
          </table:table-cell>
          <table:table-cell office:value-type="float" office:value="118" calcext:value-type="float">
            <text:p>118</text:p>
          </table:table-cell>
          <table:table-cell office:value-type="float" office:value="1.00627514078842" calcext:value-type="float">
            <text:p>1.00627514078842</text:p>
          </table:table-cell>
          <table:table-cell office:value-type="float" office:value="1.074" calcext:value-type="float">
            <text:p>1.07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3.239" calcext:value-type="float">
            <text:p>33.239</text:p>
          </table:table-cell>
          <table:table-cell office:value-type="float" office:value="1.00627514078842" calcext:value-type="float">
            <text:p>1.00627514078842</text:p>
          </table:table-cell>
          <table:table-cell office:value-type="float" office:value="1.074" calcext:value-type="float">
            <text:p>1.074</text:p>
          </table:table-cell>
        </table:table-row>
        <table:table-row table:style-name="ro1">
          <table:table-cell office:value-type="string" calcext:value-type="string">
            <text:p>Mon Jul <text:s/>6 01:36:02 2020</text:p>
          </table:table-cell>
          <table:table-cell office:value-type="float" office:value="6.217" calcext:value-type="float">
            <text:p>6.217</text:p>
          </table:table-cell>
          <table:table-cell office:value-type="float" office:value="33.745" calcext:value-type="float">
            <text:p>33.745</text:p>
          </table:table-cell>
          <table:table-cell office:value-type="float" office:value="34.489" calcext:value-type="float">
            <text:p>34.489</text:p>
          </table:table-cell>
          <table:table-cell office:value-type="float" office:value="16.98" calcext:value-type="float">
            <text:p>16.98</text:p>
          </table:table-cell>
          <table:table-cell office:value-type="float" office:value="96.234410156" calcext:value-type="float">
            <text:p>96.234410156</text:p>
          </table:table-cell>
          <table:table-cell office:value-type="float" office:value="93" calcext:value-type="float">
            <text:p>93</text:p>
          </table:table-cell>
          <table:table-cell office:value-type="float" office:value="0.792826121923757" calcext:value-type="float">
            <text:p>0.792826121923757</text:p>
          </table:table-cell>
          <table:table-cell office:value-type="float" office:value="1.04" calcext:value-type="float">
            <text:p>1.0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3.745" calcext:value-type="float">
            <text:p>33.745</text:p>
          </table:table-cell>
          <table:table-cell office:value-type="float" office:value="0.792826121923757" calcext:value-type="float">
            <text:p>0.792826121923757</text:p>
          </table:table-cell>
          <table:table-cell office:value-type="float" office:value="1.04" calcext:value-type="float">
            <text:p>1.04</text:p>
          </table:table-cell>
        </table:table-row>
        <table:table-row table:style-name="ro1">
          <table:table-cell office:value-type="string" calcext:value-type="string">
            <text:p>Mon Jul <text:s/>6 01:36:09 2020</text:p>
          </table:table-cell>
          <table:table-cell office:value-type="float" office:value="6.215" calcext:value-type="float">
            <text:p>6.215</text:p>
          </table:table-cell>
          <table:table-cell office:value-type="float" office:value="34.136" calcext:value-type="float">
            <text:p>34.136</text:p>
          </table:table-cell>
          <table:table-cell office:value-type="float" office:value="34.954" calcext:value-type="float">
            <text:p>34.954</text:p>
          </table:table-cell>
          <table:table-cell office:value-type="float" office:value="16.46" calcext:value-type="float">
            <text:p>16.46</text:p>
          </table:table-cell>
          <table:table-cell office:value-type="float" office:value="96.233476562" calcext:value-type="float">
            <text:p>96.233476562</text:p>
          </table:table-cell>
          <table:table-cell office:value-type="float" office:value="93" calcext:value-type="float">
            <text:p>93</text:p>
          </table:table-cell>
          <table:table-cell office:value-type="float" office:value="0.793081255028158" calcext:value-type="float">
            <text:p>0.793081255028158</text:p>
          </table:table-cell>
          <table:table-cell office:value-type="float" office:value="1.068" calcext:value-type="float">
            <text:p>1.06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4.136" calcext:value-type="float">
            <text:p>34.136</text:p>
          </table:table-cell>
          <table:table-cell office:value-type="float" office:value="0.793081255028158" calcext:value-type="float">
            <text:p>0.793081255028158</text:p>
          </table:table-cell>
          <table:table-cell office:value-type="float" office:value="1.068" calcext:value-type="float">
            <text:p>1.068</text:p>
          </table:table-cell>
        </table:table-row>
        <table:table-row table:style-name="ro1">
          <table:table-cell office:value-type="string" calcext:value-type="string">
            <text:p>Mon Jul <text:s/>6 01:36:16 2020</text:p>
          </table:table-cell>
          <table:table-cell office:value-type="float" office:value="6.217" calcext:value-type="float">
            <text:p>6.217</text:p>
          </table:table-cell>
          <table:table-cell office:value-type="float" office:value="34.435" calcext:value-type="float">
            <text:p>34.435</text:p>
          </table:table-cell>
          <table:table-cell office:value-type="float" office:value="34.138" calcext:value-type="float">
            <text:p>34.138</text:p>
          </table:table-cell>
          <table:table-cell office:value-type="float" office:value="12.36" calcext:value-type="float">
            <text:p>12.36</text:p>
          </table:table-cell>
          <table:table-cell office:value-type="float" office:value="96.239628906" calcext:value-type="float">
            <text:p>96.239628906</text:p>
          </table:table-cell>
          <table:table-cell office:value-type="float" office:value="134" calcext:value-type="float">
            <text:p>134</text:p>
          </table:table-cell>
          <table:table-cell office:value-type="float" office:value="1.14235161653531" calcext:value-type="float">
            <text:p>1.14235161653531</text:p>
          </table:table-cell>
          <table:table-cell office:value-type="float" office:value="1.426" calcext:value-type="float">
            <text:p>1.42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4.435" calcext:value-type="float">
            <text:p>34.435</text:p>
          </table:table-cell>
          <table:table-cell office:value-type="float" office:value="1.14235161653531" calcext:value-type="float">
            <text:p>1.14235161653531</text:p>
          </table:table-cell>
          <table:table-cell office:value-type="float" office:value="1.426" calcext:value-type="float">
            <text:p>1.426</text:p>
          </table:table-cell>
        </table:table-row>
        <table:table-row table:style-name="ro1">
          <table:table-cell office:value-type="string" calcext:value-type="string">
            <text:p>Mon Jul <text:s/>6 01:36:23 2020</text:p>
          </table:table-cell>
          <table:table-cell office:value-type="float" office:value="6.215" calcext:value-type="float">
            <text:p>6.215</text:p>
          </table:table-cell>
          <table:table-cell office:value-type="float" office:value="34.715" calcext:value-type="float">
            <text:p>34.715</text:p>
          </table:table-cell>
          <table:table-cell office:value-type="float" office:value="33.129" calcext:value-type="float">
            <text:p>33.129</text:p>
          </table:table-cell>
          <table:table-cell office:value-type="float" office:value="16.98" calcext:value-type="float">
            <text:p>16.98</text:p>
          </table:table-cell>
          <table:table-cell office:value-type="float" office:value="96.234421875" calcext:value-type="float">
            <text:p>96.234421875</text:p>
          </table:table-cell>
          <table:table-cell office:value-type="float" office:value="162" calcext:value-type="float">
            <text:p>162</text:p>
          </table:table-cell>
          <table:table-cell office:value-type="float" office:value="1.38149637972647" calcext:value-type="float">
            <text:p>1.38149637972647</text:p>
          </table:table-cell>
          <table:table-cell office:value-type="float" office:value="1.117" calcext:value-type="float">
            <text:p>1.11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4.715" calcext:value-type="float">
            <text:p>34.715</text:p>
          </table:table-cell>
          <table:table-cell office:value-type="float" office:value="1.38149637972647" calcext:value-type="float">
            <text:p>1.38149637972647</text:p>
          </table:table-cell>
          <table:table-cell office:value-type="float" office:value="1.117" calcext:value-type="float">
            <text:p>1.117</text:p>
          </table:table-cell>
        </table:table-row>
        <table:table-row table:style-name="ro1">
          <table:table-cell office:value-type="string" calcext:value-type="string">
            <text:p>Mon Jul <text:s/>6 01:36:30 2020</text:p>
          </table:table-cell>
          <table:table-cell office:value-type="float" office:value="6.219" calcext:value-type="float">
            <text:p>6.219</text:p>
          </table:table-cell>
          <table:table-cell office:value-type="float" office:value="34.919" calcext:value-type="float">
            <text:p>34.919</text:p>
          </table:table-cell>
          <table:table-cell office:value-type="float" office:value="32.792" calcext:value-type="float">
            <text:p>32.792</text:p>
          </table:table-cell>
          <table:table-cell office:value-type="float" office:value="15.34" calcext:value-type="float">
            <text:p>15.34</text:p>
          </table:table-cell>
          <table:table-cell office:value-type="float" office:value="96.230070312" calcext:value-type="float">
            <text:p>96.230070312</text:p>
          </table:table-cell>
          <table:table-cell office:value-type="float" office:value="139" calcext:value-type="float">
            <text:p>139</text:p>
          </table:table-cell>
          <table:table-cell office:value-type="float" office:value="1.18459559414697" calcext:value-type="float">
            <text:p>1.18459559414697</text:p>
          </table:table-cell>
          <table:table-cell office:value-type="float" office:value="0.944" calcext:value-type="float">
            <text:p>0.94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4.919" calcext:value-type="float">
            <text:p>34.919</text:p>
          </table:table-cell>
          <table:table-cell office:value-type="float" office:value="1.18459559414697" calcext:value-type="float">
            <text:p>1.18459559414697</text:p>
          </table:table-cell>
          <table:table-cell office:value-type="float" office:value="0.944" calcext:value-type="float">
            <text:p>0.944</text:p>
          </table:table-cell>
        </table:table-row>
        <table:table-row table:style-name="ro1">
          <table:table-cell office:value-type="string" calcext:value-type="string">
            <text:p>Mon Jul <text:s/>6 01:36:37 2020</text:p>
          </table:table-cell>
          <table:table-cell office:value-type="float" office:value="6.216" calcext:value-type="float">
            <text:p>6.216</text:p>
          </table:table-cell>
          <table:table-cell office:value-type="float" office:value="35.097" calcext:value-type="float">
            <text:p>35.097</text:p>
          </table:table-cell>
          <table:table-cell office:value-type="float" office:value="32.955" calcext:value-type="float">
            <text:p>32.955</text:p>
          </table:table-cell>
          <table:table-cell office:value-type="float" office:value="13.86" calcext:value-type="float">
            <text:p>13.86</text:p>
          </table:table-cell>
          <table:table-cell office:value-type="float" office:value="96.234121093" calcext:value-type="float">
            <text:p>96.234121093</text:p>
          </table:table-cell>
          <table:table-cell office:value-type="float" office:value="154" calcext:value-type="float">
            <text:p>154</text:p>
          </table:table-cell>
          <table:table-cell office:value-type="float" office:value="1.31306306306306" calcext:value-type="float">
            <text:p>1.31306306306306</text:p>
          </table:table-cell>
          <table:table-cell office:value-type="float" office:value="1.044" calcext:value-type="float">
            <text:p>1.04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5.097" calcext:value-type="float">
            <text:p>35.097</text:p>
          </table:table-cell>
          <table:table-cell office:value-type="float" office:value="1.31306306306306" calcext:value-type="float">
            <text:p>1.31306306306306</text:p>
          </table:table-cell>
          <table:table-cell office:value-type="float" office:value="1.044" calcext:value-type="float">
            <text:p>1.044</text:p>
          </table:table-cell>
        </table:table-row>
        <table:table-row table:style-name="ro1">
          <table:table-cell office:value-type="string" calcext:value-type="string">
            <text:p>Mon Jul <text:s/>6 01:36:45 2020</text:p>
          </table:table-cell>
          <table:table-cell office:value-type="float" office:value="6.218" calcext:value-type="float">
            <text:p>6.218</text:p>
          </table:table-cell>
          <table:table-cell office:value-type="float" office:value="35.266" calcext:value-type="float">
            <text:p>35.266</text:p>
          </table:table-cell>
          <table:table-cell office:value-type="float" office:value="32.701" calcext:value-type="float">
            <text:p>32.701</text:p>
          </table:table-cell>
          <table:table-cell office:value-type="float" office:value="61.8" calcext:value-type="float">
            <text:p>61.8</text:p>
          </table:table-cell>
          <table:table-cell office:value-type="float" office:value="96.229023437" calcext:value-type="float">
            <text:p>96.229023437</text:p>
          </table:table-cell>
          <table:table-cell office:value-type="float" office:value="141" calcext:value-type="float">
            <text:p>141</text:p>
          </table:table-cell>
          <table:table-cell office:value-type="float" office:value="1.20183338694114" calcext:value-type="float">
            <text:p>1.20183338694114</text:p>
          </table:table-cell>
          <table:table-cell office:value-type="float" office:value="0.875" calcext:value-type="float">
            <text:p>0.8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5.266" calcext:value-type="float">
            <text:p>35.266</text:p>
          </table:table-cell>
          <table:table-cell office:value-type="float" office:value="1.20183338694114" calcext:value-type="float">
            <text:p>1.20183338694114</text:p>
          </table:table-cell>
          <table:table-cell office:value-type="float" office:value="0.875" calcext:value-type="float">
            <text:p>0.875</text:p>
          </table:table-cell>
        </table:table-row>
        <table:table-row table:style-name="ro1">
          <table:table-cell office:value-type="string" calcext:value-type="string">
            <text:p>Mon Jul <text:s/>6 01:36:52 2020</text:p>
          </table:table-cell>
          <table:table-cell office:value-type="float" office:value="6.216" calcext:value-type="float">
            <text:p>6.216</text:p>
          </table:table-cell>
          <table:table-cell office:value-type="float" office:value="35.294" calcext:value-type="float">
            <text:p>35.294</text:p>
          </table:table-cell>
          <table:table-cell office:value-type="float" office:value="33.245" calcext:value-type="float">
            <text:p>33.245</text:p>
          </table:table-cell>
          <table:table-cell office:value-type="float" office:value="55.16" calcext:value-type="float">
            <text:p>55.16</text:p>
          </table:table-cell>
          <table:table-cell office:value-type="float" office:value="96.230289062" calcext:value-type="float">
            <text:p>96.2302890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5.294" calcext:value-type="float">
            <text:p>35.294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7-05T17:46:28.335760976</dc:date>
    <meta:editing-duration>PT9M26S</meta:editing-duration>
    <meta:editing-cycles>1</meta:editing-cycles>
    <meta:document-statistic meta:table-count="1" meta:cell-count="3395" meta:object-count="1"/>
    <meta:generator>LibreOffice/6.4.4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3.908cm" svg:y="0.316cm" chart:style-name="ch2">
          <text:p>Anemometer vs. Thermal Airflow Sensor</text:p>
        </chart:title>
        <chart:legend chart:legend-position="end" svg:x="12.169cm" svg:y="3.703cm" style:legend-expansion="high" chart:style-name="ch3"/>
        <chart:plot-area chart:style-name="ch4" table:cell-range-address="'Log_Mon_Jul__6_01-06-24_2020'.L4:'Log_Mon_Jul__6_01-06-24_2020'.N4 'Log_Mon_Jul__6_01-06-24_2020'.L200:'Log_Mon_Jul__6_01-06-24_2020'.N264" chart:data-source-has-labels="row" svg:x="1.331cm" svg:y="1.275cm" svg:width="9.637cm" svg:height="6.564cm">
          <chartooo:coordinate-region svg:x="2.058cm" svg:y="1.474cm" svg:width="8.288cm" svg:height="5.573cm"/>
          <chart:axis chart:dimension="x" chart:name="primary-x" chart:style-name="ch5">
            <chart:title svg:x="5.735cm" svg:y="8.019cm" chart:style-name="ch6">
              <text:p>Time</text:p>
            </chart:title>
          </chart:axis>
          <chart:axis chart:dimension="y" chart:name="primary-y" chart:style-name="ch5">
            <chart:title svg:x="0.451cm" svg:y="5.897cm" chart:style-name="ch7">
              <text:p>Wind Speed (m/s)</text:p>
            </chart:title>
            <chart:grid chart:style-name="ch8" chart:class="major"/>
          </chart:axis>
          <chart:axis chart:dimension="y" chart:name="secondary-y" chart:style-name="ch9">
            <chart:title svg:x="11.288cm" svg:y="5.805cm" chart:style-name="ch7">
              <text:p>Temperature (C)</text:p>
            </chart:title>
          </chart:axis>
          <chart:series chart:attached-axis="secondary-y" chart:style-name="ch10" chart:values-cell-range-address="'Log_Mon_Jul__6_01-06-24_2020'.L200:'Log_Mon_Jul__6_01-06-24_2020'.L264" chart:label-cell-address="'Log_Mon_Jul__6_01-06-24_2020'.L4:'Log_Mon_Jul__6_01-06-24_2020'.L4" chart:class="chart:line">
            <chart:data-point chart:repeated="65"/>
          </chart:series>
          <chart:series chart:attached-axis="primary-y" chart:style-name="ch11" chart:values-cell-range-address="'Log_Mon_Jul__6_01-06-24_2020'.M200:'Log_Mon_Jul__6_01-06-24_2020'.M264" chart:label-cell-address="'Log_Mon_Jul__6_01-06-24_2020'.M4:'Log_Mon_Jul__6_01-06-24_2020'.M4" chart:class="chart:line">
            <chart:data-point chart:repeated="65"/>
          </chart:series>
          <chart:series chart:attached-axis="primary-y" chart:style-name="ch12" chart:values-cell-range-address="'Log_Mon_Jul__6_01-06-24_2020'.N200:'Log_Mon_Jul__6_01-06-24_2020'.N264" chart:label-cell-address="'Log_Mon_Jul__6_01-06-24_2020'.N4:'Log_Mon_Jul__6_01-06-24_2020'.N4" chart:class="chart:line">
            <chart:data-point chart:repeated="6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mperature (C)</text:p>
                <draw:g>
                  <svg:desc>'Log_Mon_Jul__6_01-06-24_2020'.L4:'Log_Mon_Jul__6_01-06-24_2020'.L4</svg:desc>
                </draw:g>
              </table:table-cell>
              <table:table-cell office:value-type="string">
                <text:p>Wind (m/s)</text:p>
                <draw:g>
                  <svg:desc>'Log_Mon_Jul__6_01-06-24_2020'.M4:'Log_Mon_Jul__6_01-06-24_2020'.M4</svg:desc>
                </draw:g>
              </table:table-cell>
              <table:table-cell office:value-type="string">
                <text:p>Airflow (m/s)</text:p>
                <draw:g>
                  <svg:desc>'Log_Mon_Jul__6_01-06-24_2020'.N4:'Log_Mon_Jul__6_01-06-24_2020'.N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.621">
                <text:p>30.621</text:p>
                <draw:g>
                  <svg:desc>'Log_Mon_Jul__6_01-06-24_2020'.L200:'Log_Mon_Jul__6_01-06-24_2020'.L264</svg:desc>
                </draw:g>
              </table:table-cell>
              <table:table-cell office:value-type="float" office:value="4.18241722918676">
                <text:p>4.18241722918676</text:p>
                <draw:g>
                  <svg:desc>'Log_Mon_Jul__6_01-06-24_2020'.M200:'Log_Mon_Jul__6_01-06-24_2020'.M264</svg:desc>
                </draw:g>
              </table:table-cell>
              <table:table-cell office:value-type="float" office:value="4.039">
                <text:p>4.039</text:p>
                <draw:g>
                  <svg:desc>'Log_Mon_Jul__6_01-06-24_2020'.N200:'Log_Mon_Jul__6_01-06-24_2020'.N26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.664">
                <text:p>30.664</text:p>
              </table:table-cell>
              <table:table-cell office:value-type="float" office:value="4.21648987463838">
                <text:p>4.21648987463838</text:p>
              </table:table-cell>
              <table:table-cell office:value-type="float" office:value="4.038">
                <text:p>4.0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.676">
                <text:p>30.676</text:p>
              </table:table-cell>
              <table:table-cell office:value-type="float" office:value="4.23488745980707">
                <text:p>4.23488745980707</text:p>
              </table:table-cell>
              <table:table-cell office:value-type="float" office:value="4.144">
                <text:p>4.1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.659">
                <text:p>30.659</text:p>
              </table:table-cell>
              <table:table-cell office:value-type="float" office:value="4.03890675241158">
                <text:p>4.03890675241158</text:p>
              </table:table-cell>
              <table:table-cell office:value-type="float" office:value="3.814">
                <text:p>3.8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.661">
                <text:p>30.661</text:p>
              </table:table-cell>
              <table:table-cell office:value-type="float" office:value="4.0992120919762">
                <text:p>4.0992120919762</text:p>
              </table:table-cell>
              <table:table-cell office:value-type="float" office:value="3.944">
                <text:p>3.94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.669">
                <text:p>30.669</text:p>
              </table:table-cell>
              <table:table-cell office:value-type="float" office:value="4.03955619874578">
                <text:p>4.03955619874578</text:p>
              </table:table-cell>
              <table:table-cell office:value-type="float" office:value="3.878">
                <text:p>3.87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.651">
                <text:p>30.651</text:p>
              </table:table-cell>
              <table:table-cell office:value-type="float" office:value="4.12279009964642">
                <text:p>4.12279009964642</text:p>
              </table:table-cell>
              <table:table-cell office:value-type="float" office:value="3.971">
                <text:p>3.97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.699">
                <text:p>30.699</text:p>
              </table:table-cell>
              <table:table-cell office:value-type="float" office:value="4.07299035369775">
                <text:p>4.07299035369775</text:p>
              </table:table-cell>
              <table:table-cell office:value-type="float" office:value="3.814">
                <text:p>3.81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0.661">
                <text:p>30.661</text:p>
              </table:table-cell>
              <table:table-cell office:value-type="float" office:value="4.05464480874317">
                <text:p>4.05464480874317</text:p>
              </table:table-cell>
              <table:table-cell office:value-type="float" office:value="3.912">
                <text:p>3.91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.674">
                <text:p>30.674</text:p>
              </table:table-cell>
              <table:table-cell office:value-type="float" office:value="4.12279009964642">
                <text:p>4.12279009964642</text:p>
              </table:table-cell>
              <table:table-cell office:value-type="float" office:value="3.988">
                <text:p>3.98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.676">
                <text:p>30.676</text:p>
              </table:table-cell>
              <table:table-cell office:value-type="float" office:value="4.16672025723473">
                <text:p>4.16672025723473</text:p>
              </table:table-cell>
              <table:table-cell office:value-type="float" office:value="4.193">
                <text:p>4.19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.729">
                <text:p>30.729</text:p>
              </table:table-cell>
              <table:table-cell office:value-type="float" office:value="4.12279009964642">
                <text:p>4.12279009964642</text:p>
              </table:table-cell>
              <table:table-cell office:value-type="float" office:value="4.068">
                <text:p>4.06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0.666">
                <text:p>30.666</text:p>
              </table:table-cell>
              <table:table-cell office:value-type="float" office:value="3.92024441228493">
                <text:p>3.92024441228493</text:p>
              </table:table-cell>
              <table:table-cell office:value-type="float" office:value="3.962">
                <text:p>3.96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0.679">
                <text:p>30.679</text:p>
              </table:table-cell>
              <table:table-cell office:value-type="float" office:value="4.16538090646094">
                <text:p>4.16538090646094</text:p>
              </table:table-cell>
              <table:table-cell office:value-type="float" office:value="4.154">
                <text:p>4.15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0.676">
                <text:p>30.676</text:p>
              </table:table-cell>
              <table:table-cell office:value-type="float" office:value="4.11625663289918">
                <text:p>4.11625663289918</text:p>
              </table:table-cell>
              <table:table-cell office:value-type="float" office:value="4.048">
                <text:p>4.04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.679">
                <text:p>30.679</text:p>
              </table:table-cell>
              <table:table-cell office:value-type="float" office:value="4.14967845659164">
                <text:p>4.14967845659164</text:p>
              </table:table-cell>
              <table:table-cell office:value-type="float" office:value="4.02">
                <text:p>4.0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0.641">
                <text:p>30.641</text:p>
              </table:table-cell>
              <table:table-cell office:value-type="float" office:value="3.83563846896108">
                <text:p>3.83563846896108</text:p>
              </table:table-cell>
              <table:table-cell office:value-type="float" office:value="3.741">
                <text:p>3.74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0.684">
                <text:p>30.684</text:p>
              </table:table-cell>
              <table:table-cell office:value-type="float" office:value="4.02186495176849">
                <text:p>4.02186495176849</text:p>
              </table:table-cell>
              <table:table-cell office:value-type="float" office:value="3.717">
                <text:p>3.71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0.666">
                <text:p>30.666</text:p>
              </table:table-cell>
              <table:table-cell office:value-type="float" office:value="3.93539054966249">
                <text:p>3.93539054966249</text:p>
              </table:table-cell>
              <table:table-cell office:value-type="float" office:value="3.753">
                <text:p>3.75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0.704">
                <text:p>30.704</text:p>
              </table:table-cell>
              <table:table-cell office:value-type="float" office:value="3.84292604501608">
                <text:p>3.84292604501608</text:p>
              </table:table-cell>
              <table:table-cell office:value-type="float" office:value="3.753">
                <text:p>3.75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0.707">
                <text:p>30.707</text:p>
              </table:table-cell>
              <table:table-cell office:value-type="float" office:value="3.69747628998553">
                <text:p>3.69747628998553</text:p>
              </table:table-cell>
              <table:table-cell office:value-type="float" office:value="3.535">
                <text:p>3.53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0.719">
                <text:p>30.719</text:p>
              </table:table-cell>
              <table:table-cell office:value-type="float" office:value="3.85144694533762">
                <text:p>3.85144694533762</text:p>
              </table:table-cell>
              <table:table-cell office:value-type="float" office:value="3.749">
                <text:p>3.74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0.722">
                <text:p>30.722</text:p>
              </table:table-cell>
              <table:table-cell office:value-type="float" office:value="3.72483113541332">
                <text:p>3.72483113541332</text:p>
              </table:table-cell>
              <table:table-cell office:value-type="float" office:value="3.703">
                <text:p>3.70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0.724">
                <text:p>30.724</text:p>
              </table:table-cell>
              <table:table-cell office:value-type="float" office:value="3.869110789516">
                <text:p>3.869110789516</text:p>
              </table:table-cell>
              <table:table-cell office:value-type="float" office:value="3.573">
                <text:p>3.57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0.697">
                <text:p>30.697</text:p>
              </table:table-cell>
              <table:table-cell office:value-type="float" office:value="3.96285576459238">
                <text:p>3.96285576459238</text:p>
              </table:table-cell>
              <table:table-cell office:value-type="float" office:value="3.793">
                <text:p>3.79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0.694">
                <text:p>30.694</text:p>
              </table:table-cell>
              <table:table-cell office:value-type="float" office:value="3.57877813504823">
                <text:p>3.57877813504823</text:p>
              </table:table-cell>
              <table:table-cell office:value-type="float" office:value="3.699">
                <text:p>3.69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0.697">
                <text:p>30.697</text:p>
              </table:table-cell>
              <table:table-cell office:value-type="float" office:value="3.70599582060762">
                <text:p>3.70599582060762</text:p>
              </table:table-cell>
              <table:table-cell office:value-type="float" office:value="3.58">
                <text:p>3.5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0.749">
                <text:p>30.749</text:p>
              </table:table-cell>
              <table:table-cell office:value-type="float" office:value="3.82465445194471">
                <text:p>3.82465445194471</text:p>
              </table:table-cell>
              <table:table-cell office:value-type="float" office:value="3.676">
                <text:p>3.67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0.752">
                <text:p>30.752</text:p>
              </table:table-cell>
              <table:table-cell office:value-type="float" office:value="3.86848874598071">
                <text:p>3.86848874598071</text:p>
              </table:table-cell>
              <table:table-cell office:value-type="float" office:value="3.599">
                <text:p>3.59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.744">
                <text:p>30.744</text:p>
              </table:table-cell>
              <table:table-cell office:value-type="float" office:value="3.91898408615978">
                <text:p>3.91898408615978</text:p>
              </table:table-cell>
              <table:table-cell office:value-type="float" office:value="3.711">
                <text:p>3.71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.752">
                <text:p>30.752</text:p>
              </table:table-cell>
              <table:table-cell office:value-type="float" office:value="3.88553054662379">
                <text:p>3.88553054662379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0.764">
                <text:p>30.764</text:p>
              </table:table-cell>
              <table:table-cell office:value-type="float" office:value="3.12817626246381">
                <text:p>3.12817626246381</text:p>
              </table:table-cell>
              <table:table-cell office:value-type="float" office:value="2.94">
                <text:p>2.9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0.777">
                <text:p>30.777</text:p>
              </table:table-cell>
              <table:table-cell office:value-type="float" office:value="3.17829581993569">
                <text:p>3.17829581993569</text:p>
              </table:table-cell>
              <table:table-cell office:value-type="float" office:value="3.201">
                <text:p>3.20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0.764">
                <text:p>30.764</text:p>
              </table:table-cell>
              <table:table-cell office:value-type="float" office:value="3.14370679954991">
                <text:p>3.14370679954991</text:p>
              </table:table-cell>
              <table:table-cell office:value-type="float" office:value="3.078">
                <text:p>3.07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0.787">
                <text:p>30.787</text:p>
              </table:table-cell>
              <table:table-cell office:value-type="float" office:value="3.00836147290561">
                <text:p>3.00836147290561</text:p>
              </table:table-cell>
              <table:table-cell office:value-type="float" office:value="3.075">
                <text:p>3.07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0.79">
                <text:p>30.79</text:p>
              </table:table-cell>
              <table:table-cell office:value-type="float" office:value="2.97283831565413">
                <text:p>2.97283831565413</text:p>
              </table:table-cell>
              <table:table-cell office:value-type="float" office:value="3.003">
                <text:p>3.00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0.782">
                <text:p>30.782</text:p>
              </table:table-cell>
              <table:table-cell office:value-type="float" office:value="3.0178542705485">
                <text:p>3.0178542705485</text:p>
              </table:table-cell>
              <table:table-cell office:value-type="float" office:value="2.996">
                <text:p>2.99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0.785">
                <text:p>30.785</text:p>
              </table:table-cell>
              <table:table-cell office:value-type="float" office:value="3.06801736613603">
                <text:p>3.06801736613603</text:p>
              </table:table-cell>
              <table:table-cell office:value-type="float" office:value="3.13">
                <text:p>3.1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0.782">
                <text:p>30.782</text:p>
              </table:table-cell>
              <table:table-cell office:value-type="float" office:value="3.16977491961415">
                <text:p>3.16977491961415</text:p>
              </table:table-cell>
              <table:table-cell office:value-type="float" office:value="3.116">
                <text:p>3.11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0.77">
                <text:p>30.77</text:p>
              </table:table-cell>
              <table:table-cell office:value-type="float" office:value="3.13468338154934">
                <text:p>3.13468338154934</text:p>
              </table:table-cell>
              <table:table-cell office:value-type="float" office:value="3.014">
                <text:p>3.01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0.757">
                <text:p>30.757</text:p>
              </table:table-cell>
              <table:table-cell office:value-type="float" office:value="3.25446069763704">
                <text:p>3.25446069763704</text:p>
              </table:table-cell>
              <table:table-cell office:value-type="float" office:value="3.049">
                <text:p>3.04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0.729">
                <text:p>30.729</text:p>
              </table:table-cell>
              <table:table-cell office:value-type="float" office:value="3.22890210577078">
                <text:p>3.22890210577078</text:p>
              </table:table-cell>
              <table:table-cell office:value-type="float" office:value="3.128">
                <text:p>3.12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0.737">
                <text:p>30.737</text:p>
              </table:table-cell>
              <table:table-cell office:value-type="float" office:value="3.22942122186495">
                <text:p>3.22942122186495</text:p>
              </table:table-cell>
              <table:table-cell office:value-type="float" office:value="3.17">
                <text:p>3.1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0.679">
                <text:p>30.679</text:p>
              </table:table-cell>
              <table:table-cell office:value-type="float" office:value="3.85082784118309">
                <text:p>3.85082784118309</text:p>
              </table:table-cell>
              <table:table-cell office:value-type="float" office:value="4.007">
                <text:p>4.00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0.666">
                <text:p>30.666</text:p>
              </table:table-cell>
              <table:table-cell office:value-type="float" office:value="4.06446945337621">
                <text:p>4.06446945337621</text:p>
              </table:table-cell>
              <table:table-cell office:value-type="float" office:value="3.962">
                <text:p>3.96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0.659">
                <text:p>30.659</text:p>
              </table:table-cell>
              <table:table-cell office:value-type="float" office:value="4.2008038585209">
                <text:p>4.2008038585209</text:p>
              </table:table-cell>
              <table:table-cell office:value-type="float" office:value="4.081">
                <text:p>4.08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0.596">
                <text:p>30.596</text:p>
              </table:table-cell>
              <table:table-cell office:value-type="float" office:value="4.22772595689932">
                <text:p>4.22772595689932</text:p>
              </table:table-cell>
              <table:table-cell office:value-type="float" office:value="4.196">
                <text:p>4.19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0.598">
                <text:p>30.598</text:p>
              </table:table-cell>
              <table:table-cell office:value-type="float" office:value="4.31088249477576">
                <text:p>4.31088249477576</text:p>
              </table:table-cell>
              <table:table-cell office:value-type="float" office:value="4.209">
                <text:p>4.20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0.5">
                <text:p>30.5</text:p>
              </table:table-cell>
              <table:table-cell office:value-type="float" office:value="0.46042471042471">
                <text:p>0.46042471042471</text:p>
              </table:table-cell>
              <table:table-cell office:value-type="float" office:value="0.225">
                <text:p>0.22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0.608">
                <text:p>30.608</text:p>
              </table:table-cell>
              <table:table-cell office:value-type="float" office:value="0">
                <text:p>0</text:p>
              </table:table-cell>
              <table:table-cell office:value-type="float" office:value="0.376">
                <text:p>0.37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0.611">
                <text:p>30.611</text:p>
              </table:table-cell>
              <table:table-cell office:value-type="float" office:value="0.0255832662912309">
                <text:p>0.0255832662912309</text:p>
              </table:table-cell>
              <table:table-cell office:value-type="float" office:value="0.116">
                <text:p>0.11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0.775">
                <text:p>30.775</text:p>
              </table:table-cell>
              <table:table-cell office:value-type="float" office:value="0.0426319176319176">
                <text:p>0.0426319176319176</text:p>
              </table:table-cell>
              <table:table-cell office:value-type="float" office:value="0.141">
                <text:p>0.14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1.487">
                <text:p>31.487</text:p>
              </table:table-cell>
              <table:table-cell office:value-type="float" office:value="0.0170555108608206">
                <text:p>0.0170555108608206</text:p>
              </table:table-cell>
              <table:table-cell office:value-type="float" office:value="0.408">
                <text:p>0.40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1.746">
                <text:p>31.746</text:p>
              </table:table-cell>
              <table:table-cell office:value-type="float" office:value="0.383810749919536">
                <text:p>0.383810749919536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2.046">
                <text:p>32.046</text:p>
              </table:table-cell>
              <table:table-cell office:value-type="float" office:value="0.750442477876106">
                <text:p>0.750442477876106</text:p>
              </table:table-cell>
              <table:table-cell office:value-type="float" office:value="0.713">
                <text:p>0.71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2.673">
                <text:p>32.673</text:p>
              </table:table-cell>
              <table:table-cell office:value-type="float" office:value="0.989060489060489">
                <text:p>0.989060489060489</text:p>
              </table:table-cell>
              <table:table-cell office:value-type="float" office:value="1.309">
                <text:p>1.30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3.239">
                <text:p>33.239</text:p>
              </table:table-cell>
              <table:table-cell office:value-type="float" office:value="1.00627514078842">
                <text:p>1.00627514078842</text:p>
              </table:table-cell>
              <table:table-cell office:value-type="float" office:value="1.074">
                <text:p>1.07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3.745">
                <text:p>33.745</text:p>
              </table:table-cell>
              <table:table-cell office:value-type="float" office:value="0.792826121923757">
                <text:p>0.792826121923757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4.136">
                <text:p>34.136</text:p>
              </table:table-cell>
              <table:table-cell office:value-type="float" office:value="0.793081255028158">
                <text:p>0.793081255028158</text:p>
              </table:table-cell>
              <table:table-cell office:value-type="float" office:value="1.068">
                <text:p>1.06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4.435">
                <text:p>34.435</text:p>
              </table:table-cell>
              <table:table-cell office:value-type="float" office:value="1.14235161653531">
                <text:p>1.14235161653531</text:p>
              </table:table-cell>
              <table:table-cell office:value-type="float" office:value="1.426">
                <text:p>1.42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4.715">
                <text:p>34.715</text:p>
              </table:table-cell>
              <table:table-cell office:value-type="float" office:value="1.38149637972647">
                <text:p>1.38149637972647</text:p>
              </table:table-cell>
              <table:table-cell office:value-type="float" office:value="1.117">
                <text:p>1.11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4.919">
                <text:p>34.919</text:p>
              </table:table-cell>
              <table:table-cell office:value-type="float" office:value="1.18459559414697">
                <text:p>1.18459559414697</text:p>
              </table:table-cell>
              <table:table-cell office:value-type="float" office:value="0.944">
                <text:p>0.94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5.097">
                <text:p>35.097</text:p>
              </table:table-cell>
              <table:table-cell office:value-type="float" office:value="1.31306306306306">
                <text:p>1.31306306306306</text:p>
              </table:table-cell>
              <table:table-cell office:value-type="float" office:value="1.044">
                <text:p>1.04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5.266">
                <text:p>35.266</text:p>
              </table:table-cell>
              <table:table-cell office:value-type="float" office:value="1.20183338694114">
                <text:p>1.20183338694114</text:p>
              </table:table-cell>
              <table:table-cell office:value-type="float" office:value="0.875">
                <text:p>0.87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5.294">
                <text:p>35.294</text:p>
              </table:table-cell>
              <table:table-cell office:value-type="float" office:value="0">
                <text:p>0</text:p>
              </table:table-cell>
              <table:table-cell office:value-type="float" office:value="0.08">
                <text:p>0.0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